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2"/>
    <style:style style:name="ce9" style:family="table-cell" style:parent-style-name="Default" style:data-style-name="N124"/>
    <style:style style:name="ce10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 style:data-style-name="N60"/>
  </office:automatic-styles>
  <office:body>
    <office:spreadsheet>
      <table:table table:name="raw_cost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number-columns-repeated="3" table:default-cell-style-name="ce3"/>
        <table:table-column table:style-name="co3" table:number-columns-repeated="999" table:default-cell-style-name="ce3"/>
        <table:table-row table:style-name="ro1">
          <table:table-cell table:style-name="ce1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25A</text:p>
          </table:table-cell>
          <table:covered-table-cell table:number-columns-repeated="2" table:style-name="ce2"/>
          <table:table-cell table:style-name="ce1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2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2"/>
          <table:table-cell table:style-name="ce4" table:number-columns-repeated="99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1">
          <table:table-cell office:value-type="float" office:value="5753.994" calcext:value-type="float">
            <text:p>5753.994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247.948" calcext:value-type="float">
            <text:p>4247.948</text:p>
          </table:table-cell>
          <table:table-cell office:value-type="float" office:value="11656.897" calcext:value-type="float">
            <text:p>11656.897</text:p>
          </table:table-cell>
          <table:table-cell office:value-type="float" office:value="6249.908" calcext:value-type="float">
            <text:p>6249.908</text:p>
          </table:table-cell>
          <table:table-cell office:value-type="float" office:value="8999.857" calcext:value-type="float">
            <text:p>8999.857</text:p>
          </table:table-cell>
          <table:table-cell office:value-type="float" office:value="7096.085" calcext:value-type="float">
            <text:p>7096.085</text:p>
          </table:table-cell>
          <table:table-cell office:value-type="float" office:value="5524.766" calcext:value-type="float">
            <text:p>5524.766</text:p>
          </table:table-cell>
          <table:table-cell office:value-type="float" office:value="5918.924" calcext:value-type="float">
            <text:p>5918.924</text:p>
          </table:table-cell>
          <table:table-cell office:value-type="float" office:value="20543.48" calcext:value-type="float">
            <text:p>20543.480</text:p>
          </table:table-cell>
          <table:table-cell office:value-type="float" office:value="18173.003" calcext:value-type="float">
            <text:p>18173.003</text:p>
          </table:table-cell>
          <table:table-cell office:value-type="float" office:value="32410.32" calcext:value-type="float">
            <text:p>32410.320</text:p>
          </table:table-cell>
          <table:table-cell table:number-columns-repeated="999"/>
        </table:table-row>
        <table:table-row table:style-name="ro1">
          <table:table-cell office:value-type="float" office:value="4399.365" calcext:value-type="float">
            <text:p>4399.365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749.804" calcext:value-type="float">
            <text:p>4749.804</text:p>
          </table:table-cell>
          <table:table-cell office:value-type="float" office:value="7356.096" calcext:value-type="float">
            <text:p>7356.096</text:p>
          </table:table-cell>
          <table:table-cell office:value-type="float" office:value="6657.216" calcext:value-type="float">
            <text:p>6657.216</text:p>
          </table:table-cell>
          <table:table-cell office:value-type="float" office:value="7426.17" calcext:value-type="float">
            <text:p>7426.170</text:p>
          </table:table-cell>
          <table:table-cell office:value-type="float" office:value="6083.019" calcext:value-type="float">
            <text:p>6083.019</text:p>
          </table:table-cell>
          <table:table-cell office:value-type="float" office:value="5417.595" calcext:value-type="float">
            <text:p>5417.595</text:p>
          </table:table-cell>
          <table:table-cell office:value-type="float" office:value="6357.523" calcext:value-type="float">
            <text:p>6357.523</text:p>
          </table:table-cell>
          <table:table-cell office:value-type="float" office:value="20005.904" calcext:value-type="float">
            <text:p>20005.904</text:p>
          </table:table-cell>
          <table:table-cell office:value-type="float" office:value="18155.177" calcext:value-type="float">
            <text:p>18155.177</text:p>
          </table:table-cell>
          <table:table-cell office:value-type="float" office:value="30991.508" calcext:value-type="float">
            <text:p>30991.508</text:p>
          </table:table-cell>
          <table:table-cell table:number-columns-repeated="999"/>
        </table:table-row>
        <table:table-row table:style-name="ro1">
          <table:table-cell office:value-type="float" office:value="5063.557" calcext:value-type="float">
            <text:p>5063.557</text:p>
          </table:table-cell>
          <table:table-cell office:value-type="float" office:value="4588.156" calcext:value-type="float">
            <text:p>4588.156</text:p>
          </table:table-cell>
          <table:table-cell office:value-type="float" office:value="4538.928" calcext:value-type="float">
            <text:p>4538.928</text:p>
          </table:table-cell>
          <table:table-cell office:value-type="float" office:value="6238.759" calcext:value-type="float">
            <text:p>6238.759</text:p>
          </table:table-cell>
          <table:table-cell office:value-type="float" office:value="6492.813" calcext:value-type="float">
            <text:p>6492.813</text:p>
          </table:table-cell>
          <table:table-cell office:value-type="float" office:value="7831.193" calcext:value-type="float">
            <text:p>7831.193</text:p>
          </table:table-cell>
          <table:table-cell office:value-type="float" office:value="5690.302" calcext:value-type="float">
            <text:p>5690.302</text:p>
          </table:table-cell>
          <table:table-cell office:value-type="float" office:value="5612.032" calcext:value-type="float">
            <text:p>5612.032</text:p>
          </table:table-cell>
          <table:table-cell office:value-type="float" office:value="5868.134" calcext:value-type="float">
            <text:p>5868.134</text:p>
          </table:table-cell>
          <table:table-cell office:value-type="float" office:value="19158.841" calcext:value-type="float">
            <text:p>19158.841</text:p>
          </table:table-cell>
          <table:table-cell office:value-type="float" office:value="17675.593" calcext:value-type="float">
            <text:p>17675.593</text:p>
          </table:table-cell>
          <table:table-cell office:value-type="float" office:value="31964.422" calcext:value-type="float">
            <text:p>31964.422</text:p>
          </table:table-cell>
          <table:table-cell table:number-columns-repeated="999"/>
        </table:table-row>
        <table:table-row table:style-name="ro1">
          <table:table-cell office:value-type="float" office:value="4998.127" calcext:value-type="float">
            <text:p>4998.127</text:p>
          </table:table-cell>
          <table:table-cell office:value-type="float" office:value="4607.509" calcext:value-type="float">
            <text:p>4607.509</text:p>
          </table:table-cell>
          <table:table-cell office:value-type="float" office:value="5318.172" calcext:value-type="float">
            <text:p>5318.172</text:p>
          </table:table-cell>
          <table:table-cell office:value-type="float" office:value="6500.667" calcext:value-type="float">
            <text:p>6500.667</text:p>
          </table:table-cell>
          <table:table-cell office:value-type="float" office:value="5201.84" calcext:value-type="float">
            <text:p>5201.840</text:p>
          </table:table-cell>
          <table:table-cell office:value-type="float" office:value="8959.799" calcext:value-type="float">
            <text:p>8959.799</text:p>
          </table:table-cell>
          <table:table-cell office:value-type="float" office:value="5879.438" calcext:value-type="float">
            <text:p>5879.438</text:p>
          </table:table-cell>
          <table:table-cell office:value-type="float" office:value="5875.494" calcext:value-type="float">
            <text:p>5875.494</text:p>
          </table:table-cell>
          <table:table-cell office:value-type="float" office:value="6661.034" calcext:value-type="float">
            <text:p>6661.034</text:p>
          </table:table-cell>
          <table:table-cell office:value-type="float" office:value="16447.909" calcext:value-type="float">
            <text:p>16447.909</text:p>
          </table:table-cell>
          <table:table-cell office:value-type="float" office:value="16926.964" calcext:value-type="float">
            <text:p>16926.964</text:p>
          </table:table-cell>
          <table:table-cell office:value-type="float" office:value="28725.854" calcext:value-type="float">
            <text:p>28725.854</text:p>
          </table:table-cell>
          <table:table-cell table:number-columns-repeated="999"/>
        </table:table-row>
        <table:table-row table:style-name="ro1">
          <table:table-cell office:value-type="float" office:value="5399.775" calcext:value-type="float">
            <text:p>5399.775</text:p>
          </table:table-cell>
          <table:table-cell office:value-type="float" office:value="4378.624" calcext:value-type="float">
            <text:p>4378.624</text:p>
          </table:table-cell>
          <table:table-cell office:value-type="float" office:value="4744.069" calcext:value-type="float">
            <text:p>4744.069</text:p>
          </table:table-cell>
          <table:table-cell office:value-type="float" office:value="6771.738" calcext:value-type="float">
            <text:p>6771.738</text:p>
          </table:table-cell>
          <table:table-cell office:value-type="float" office:value="6586.144" calcext:value-type="float">
            <text:p>6586.144</text:p>
          </table:table-cell>
          <table:table-cell office:value-type="float" office:value="9337.885" calcext:value-type="float">
            <text:p>9337.885</text:p>
          </table:table-cell>
          <table:table-cell office:value-type="float" office:value="6432.178" calcext:value-type="float">
            <text:p>6432.178</text:p>
          </table:table-cell>
          <table:table-cell office:value-type="float" office:value="6384.864" calcext:value-type="float">
            <text:p>6384.864</text:p>
          </table:table-cell>
          <table:table-cell office:value-type="float" office:value="6226.87" calcext:value-type="float">
            <text:p>6226.870</text:p>
          </table:table-cell>
          <table:table-cell office:value-type="float" office:value="20840.363" calcext:value-type="float">
            <text:p>20840.363</text:p>
          </table:table-cell>
          <table:table-cell office:value-type="float" office:value="16969.446" calcext:value-type="float">
            <text:p>16969.446</text:p>
          </table:table-cell>
          <table:table-cell office:value-type="float" office:value="30453.403" calcext:value-type="float">
            <text:p>30453.403</text:p>
          </table:table-cell>
          <table:table-cell table:number-columns-repeated="999"/>
        </table:table-row>
        <table:table-row table:style-name="ro1">
          <table:table-cell office:value-type="float" office:value="5446.44" calcext:value-type="float">
            <text:p>5446.440</text:p>
          </table:table-cell>
          <table:table-cell office:value-type="float" office:value="4946.563" calcext:value-type="float">
            <text:p>4946.563</text:p>
          </table:table-cell>
          <table:table-cell office:value-type="float" office:value="4257.464" calcext:value-type="float">
            <text:p>4257.464</text:p>
          </table:table-cell>
          <table:table-cell office:value-type="float" office:value="8685.551" calcext:value-type="float">
            <text:p>8685.551</text:p>
          </table:table-cell>
          <table:table-cell office:value-type="float" office:value="6383.086" calcext:value-type="float">
            <text:p>6383.086</text:p>
          </table:table-cell>
          <table:table-cell office:value-type="float" office:value="8810.657" calcext:value-type="float">
            <text:p>8810.657</text:p>
          </table:table-cell>
          <table:table-cell office:value-type="float" office:value="7233.651" calcext:value-type="float">
            <text:p>7233.651</text:p>
          </table:table-cell>
          <table:table-cell office:value-type="float" office:value="6292.257" calcext:value-type="float">
            <text:p>6292.257</text:p>
          </table:table-cell>
          <table:table-cell office:value-type="float" office:value="6709.853" calcext:value-type="float">
            <text:p>6709.853</text:p>
          </table:table-cell>
          <table:table-cell office:value-type="float" office:value="19828.223" calcext:value-type="float">
            <text:p>19828.223</text:p>
          </table:table-cell>
          <table:table-cell office:value-type="float" office:value="16502.622" calcext:value-type="float">
            <text:p>16502.622</text:p>
          </table:table-cell>
          <table:table-cell office:value-type="float" office:value="30814.37" calcext:value-type="float">
            <text:p>30814.370</text:p>
          </table:table-cell>
          <table:table-cell table:number-columns-repeated="999"/>
        </table:table-row>
        <table:table-row table:style-name="ro1">
          <table:table-cell office:value-type="float" office:value="5264.975" calcext:value-type="float">
            <text:p>5264.975</text:p>
          </table:table-cell>
          <table:table-cell office:value-type="float" office:value="5496.559" calcext:value-type="float">
            <text:p>5496.559</text:p>
          </table:table-cell>
          <table:table-cell office:value-type="float" office:value="5026.68" calcext:value-type="float">
            <text:p>5026.680</text:p>
          </table:table-cell>
          <table:table-cell office:value-type="float" office:value="5869.617" calcext:value-type="float">
            <text:p>5869.617</text:p>
          </table:table-cell>
          <table:table-cell office:value-type="float" office:value="5553.161" calcext:value-type="float">
            <text:p>5553.161</text:p>
          </table:table-cell>
          <table:table-cell office:value-type="float" office:value="6678.729" calcext:value-type="float">
            <text:p>6678.729</text:p>
          </table:table-cell>
          <table:table-cell office:value-type="float" office:value="5850.642" calcext:value-type="float">
            <text:p>5850.642</text:p>
          </table:table-cell>
          <table:table-cell office:value-type="float" office:value="5583.781" calcext:value-type="float">
            <text:p>5583.781</text:p>
          </table:table-cell>
          <table:table-cell office:value-type="float" office:value="6225.401" calcext:value-type="float">
            <text:p>6225.401</text:p>
          </table:table-cell>
          <table:table-cell office:value-type="float" office:value="21318.813" calcext:value-type="float">
            <text:p>21318.813</text:p>
          </table:table-cell>
          <table:table-cell office:value-type="float" office:value="21347.977" calcext:value-type="float">
            <text:p>21347.977</text:p>
          </table:table-cell>
          <table:table-cell office:value-type="float" office:value="31744.335" calcext:value-type="float">
            <text:p>31744.335</text:p>
          </table:table-cell>
          <table:table-cell table:number-columns-repeated="999"/>
        </table:table-row>
        <table:table-row table:style-name="ro1">
          <table:table-cell office:value-type="float" office:value="4838.893" calcext:value-type="float">
            <text:p>4838.89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944.591" calcext:value-type="float">
            <text:p>4944.591</text:p>
          </table:table-cell>
          <table:table-cell office:value-type="float" office:value="6606.611" calcext:value-type="float">
            <text:p>6606.611</text:p>
          </table:table-cell>
          <table:table-cell office:value-type="float" office:value="6947.048" calcext:value-type="float">
            <text:p>6947.048</text:p>
          </table:table-cell>
          <table:table-cell office:value-type="float" office:value="7466.964" calcext:value-type="float">
            <text:p>7466.964</text:p>
          </table:table-cell>
          <table:table-cell office:value-type="float" office:value="6152.734" calcext:value-type="float">
            <text:p>6152.734</text:p>
          </table:table-cell>
          <table:table-cell office:value-type="float" office:value="5352.47" calcext:value-type="float">
            <text:p>5352.470</text:p>
          </table:table-cell>
          <table:table-cell office:value-type="float" office:value="6997.638" calcext:value-type="float">
            <text:p>6997.638</text:p>
          </table:table-cell>
          <table:table-cell office:value-type="float" office:value="19660.258" calcext:value-type="float">
            <text:p>19660.258</text:p>
          </table:table-cell>
          <table:table-cell office:value-type="float" office:value="17538.216" calcext:value-type="float">
            <text:p>17538.216</text:p>
          </table:table-cell>
          <table:table-cell office:value-type="float" office:value="32043.838" calcext:value-type="float">
            <text:p>32043.838</text:p>
          </table:table-cell>
          <table:table-cell table:number-columns-repeated="999"/>
        </table:table-row>
        <table:table-row table:style-name="ro1">
          <table:table-cell office:value-type="float" office:value="4008.747" calcext:value-type="float">
            <text:p>4008.747</text:p>
          </table:table-cell>
          <table:table-cell office:value-type="float" office:value="4318.239" calcext:value-type="float">
            <text:p>4318.239</text:p>
          </table:table-cell>
          <table:table-cell office:value-type="float" office:value="4904.337" calcext:value-type="float">
            <text:p>4904.337</text:p>
          </table:table-cell>
          <table:table-cell office:value-type="float" office:value="6322.325" calcext:value-type="float">
            <text:p>6322.325</text:p>
          </table:table-cell>
          <table:table-cell office:value-type="float" office:value="8418.063" calcext:value-type="float">
            <text:p>8418.063</text:p>
          </table:table-cell>
          <table:table-cell office:value-type="float" office:value="8213.718" calcext:value-type="float">
            <text:p>8213.718</text:p>
          </table:table-cell>
          <table:table-cell office:value-type="float" office:value="5803.907" calcext:value-type="float">
            <text:p>5803.907</text:p>
          </table:table-cell>
          <table:table-cell office:value-type="float" office:value="5255.847" calcext:value-type="float">
            <text:p>5255.847</text:p>
          </table:table-cell>
          <table:table-cell office:value-type="float" office:value="6719.041" calcext:value-type="float">
            <text:p>6719.041</text:p>
          </table:table-cell>
          <table:table-cell office:value-type="float" office:value="19889.207" calcext:value-type="float">
            <text:p>19889.207</text:p>
          </table:table-cell>
          <table:table-cell office:value-type="float" office:value="20622.265" calcext:value-type="float">
            <text:p>20622.265</text:p>
          </table:table-cell>
          <table:table-cell office:value-type="float" office:value="29913.58" calcext:value-type="float">
            <text:p>29913.580</text:p>
          </table:table-cell>
          <table:table-cell table:number-columns-repeated="999"/>
        </table:table-row>
        <table:table-row table:style-name="ro1">
          <table:table-cell office:value-type="float" office:value="4911.035" calcext:value-type="float">
            <text:p>4911.035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216.134" calcext:value-type="float">
            <text:p>4216.134</text:p>
          </table:table-cell>
          <table:table-cell office:value-type="float" office:value="5800.675" calcext:value-type="float">
            <text:p>5800.675</text:p>
          </table:table-cell>
          <table:table-cell office:value-type="float" office:value="6730.934" calcext:value-type="float">
            <text:p>6730.934</text:p>
          </table:table-cell>
          <table:table-cell office:value-type="float" office:value="7080.976" calcext:value-type="float">
            <text:p>7080.976</text:p>
          </table:table-cell>
          <table:table-cell office:value-type="float" office:value="5853.021" calcext:value-type="float">
            <text:p>5853.021</text:p>
          </table:table-cell>
          <table:table-cell office:value-type="float" office:value="5718.486" calcext:value-type="float">
            <text:p>5718.486</text:p>
          </table:table-cell>
          <table:table-cell office:value-type="float" office:value="6282.863" calcext:value-type="float">
            <text:p>6282.863</text:p>
          </table:table-cell>
          <table:table-cell office:value-type="float" office:value="18108.476" calcext:value-type="float">
            <text:p>18108.476</text:p>
          </table:table-cell>
          <table:table-cell office:value-type="float" office:value="18761.595" calcext:value-type="float">
            <text:p>18761.595</text:p>
          </table:table-cell>
          <table:table-cell office:value-type="float" office:value="30062.559" calcext:value-type="float">
            <text:p>30062.559</text:p>
          </table:table-cell>
          <table:table-cell table:number-columns-repeated="999"/>
        </table:table-row>
        <table:table-row table:style-name="ro1">
          <table:table-cell office:value-type="float" office:value="5136.877" calcext:value-type="float">
            <text:p>5136.877</text:p>
          </table:table-cell>
          <table:table-cell office:value-type="float" office:value="4607.509" calcext:value-type="float">
            <text:p>4607.509</text:p>
          </table:table-cell>
          <table:table-cell office:value-type="float" office:value="4572.812" calcext:value-type="float">
            <text:p>4572.812</text:p>
          </table:table-cell>
          <table:table-cell office:value-type="float" office:value="8090.48" calcext:value-type="float">
            <text:p>8090.480</text:p>
          </table:table-cell>
          <table:table-cell office:value-type="float" office:value="8364.069" calcext:value-type="float">
            <text:p>8364.069</text:p>
          </table:table-cell>
          <table:table-cell office:value-type="float" office:value="8507.046" calcext:value-type="float">
            <text:p>8507.046</text:p>
          </table:table-cell>
          <table:table-cell office:value-type="float" office:value="7058.271" calcext:value-type="float">
            <text:p>7058.271</text:p>
          </table:table-cell>
          <table:table-cell office:value-type="float" office:value="6060.532" calcext:value-type="float">
            <text:p>6060.532</text:p>
          </table:table-cell>
          <table:table-cell office:value-type="float" office:value="6564.167" calcext:value-type="float">
            <text:p>6564.167</text:p>
          </table:table-cell>
          <table:table-cell office:value-type="float" office:value="15581.794" calcext:value-type="float">
            <text:p>15581.794</text:p>
          </table:table-cell>
          <table:table-cell office:value-type="float" office:value="20249.389" calcext:value-type="float">
            <text:p>20249.389</text:p>
          </table:table-cell>
          <table:table-cell office:value-type="float" office:value="30652.391" calcext:value-type="float">
            <text:p>30652.391</text:p>
          </table:table-cell>
          <table:table-cell table:number-columns-repeated="999"/>
        </table:table-row>
        <table:table-row table:style-name="ro1">
          <table:table-cell office:value-type="float" office:value="5064.559" calcext:value-type="float">
            <text:p>5064.559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062.549" calcext:value-type="float">
            <text:p>4062.549</text:p>
          </table:table-cell>
          <table:table-cell office:value-type="float" office:value="6688.337" calcext:value-type="float">
            <text:p>6688.337</text:p>
          </table:table-cell>
          <table:table-cell office:value-type="float" office:value="6465.298" calcext:value-type="float">
            <text:p>6465.298</text:p>
          </table:table-cell>
          <table:table-cell office:value-type="float" office:value="7096.811" calcext:value-type="float">
            <text:p>7096.811</text:p>
          </table:table-cell>
          <table:table-cell office:value-type="float" office:value="6294.614" calcext:value-type="float">
            <text:p>6294.614</text:p>
          </table:table-cell>
          <table:table-cell office:value-type="float" office:value="5682.866" calcext:value-type="float">
            <text:p>5682.866</text:p>
          </table:table-cell>
          <table:table-cell office:value-type="float" office:value="6830.017" calcext:value-type="float">
            <text:p>6830.017</text:p>
          </table:table-cell>
          <table:table-cell office:value-type="float" office:value="18891.782" calcext:value-type="float">
            <text:p>18891.782</text:p>
          </table:table-cell>
          <table:table-cell office:value-type="float" office:value="17747.278" calcext:value-type="float">
            <text:p>17747.278</text:p>
          </table:table-cell>
          <table:table-cell office:value-type="float" office:value="32679.507" calcext:value-type="float">
            <text:p>32679.507</text:p>
          </table:table-cell>
          <table:table-cell table:number-columns-repeated="999"/>
        </table:table-row>
        <table:table-row table:style-name="ro1">
          <table:table-cell office:value-type="float" office:value="4893.172" calcext:value-type="float">
            <text:p>4893.172</text:p>
          </table:table-cell>
          <table:table-cell office:value-type="float" office:value="5266.952" calcext:value-type="float">
            <text:p>5266.952</text:p>
          </table:table-cell>
          <table:table-cell office:value-type="float" office:value="4131.828" calcext:value-type="float">
            <text:p>4131.828</text:p>
          </table:table-cell>
          <table:table-cell table:number-columns-repeated="2" office:value-type="float" office:value="4695.028" calcext:value-type="float">
            <text:p>4695.028</text:p>
          </table:table-cell>
          <table:table-cell office:value-type="float" office:value="8136.085" calcext:value-type="float">
            <text:p>8136.085</text:p>
          </table:table-cell>
          <table:table-cell office:value-type="float" office:value="6833.803" calcext:value-type="float">
            <text:p>6833.803</text:p>
          </table:table-cell>
          <table:table-cell office:value-type="float" office:value="6539.455" calcext:value-type="float">
            <text:p>6539.455</text:p>
          </table:table-cell>
          <table:table-cell office:value-type="float" office:value="6784.291" calcext:value-type="float">
            <text:p>6784.291</text:p>
          </table:table-cell>
          <table:table-cell office:value-type="float" office:value="19674.402" calcext:value-type="float">
            <text:p>19674.402</text:p>
          </table:table-cell>
          <table:table-cell office:value-type="float" office:value="19320.211" calcext:value-type="float">
            <text:p>19320.211</text:p>
          </table:table-cell>
          <table:table-cell office:value-type="float" office:value="29685.24" calcext:value-type="float">
            <text:p>29685.240</text:p>
          </table:table-cell>
          <table:table-cell table:number-columns-repeated="999"/>
        </table:table-row>
        <table:table-row table:style-name="ro1">
          <table:table-cell office:value-type="float" office:value="4564.876" calcext:value-type="float">
            <text:p>4564.876</text:p>
          </table:table-cell>
          <table:table-cell office:value-type="float" office:value="4879.494" calcext:value-type="float">
            <text:p>4879.494</text:p>
          </table:table-cell>
          <table:table-cell office:value-type="float" office:value="4447.6" calcext:value-type="float">
            <text:p>4447.600</text:p>
          </table:table-cell>
          <table:table-cell office:value-type="float" office:value="7662.523" calcext:value-type="float">
            <text:p>7662.523</text:p>
          </table:table-cell>
          <table:table-cell office:value-type="float" office:value="5683.419" calcext:value-type="float">
            <text:p>5683.419</text:p>
          </table:table-cell>
          <table:table-cell office:value-type="float" office:value="7020.345" calcext:value-type="float">
            <text:p>7020.345</text:p>
          </table:table-cell>
          <table:table-cell office:value-type="float" office:value="7488.672" calcext:value-type="float">
            <text:p>7488.672</text:p>
          </table:table-cell>
          <table:table-cell office:value-type="float" office:value="5639.15" calcext:value-type="float">
            <text:p>5639.150</text:p>
          </table:table-cell>
          <table:table-cell office:value-type="float" office:value="7047.784" calcext:value-type="float">
            <text:p>7047.784</text:p>
          </table:table-cell>
          <table:table-cell office:value-type="float" office:value="18704.088" calcext:value-type="float">
            <text:p>18704.088</text:p>
          </table:table-cell>
          <table:table-cell office:value-type="float" office:value="16704.067" calcext:value-type="float">
            <text:p>16704.067</text:p>
          </table:table-cell>
          <table:table-cell office:value-type="float" office:value="29686.603" calcext:value-type="float">
            <text:p>29686.603</text:p>
          </table:table-cell>
          <table:table-cell table:number-columns-repeated="999"/>
        </table:table-row>
        <table:table-row table:style-name="ro1">
          <table:table-cell office:value-type="float" office:value="4607.509" calcext:value-type="float">
            <text:p>4607.509</text:p>
          </table:table-cell>
          <table:table-cell office:value-type="float" office:value="5113.485" calcext:value-type="float">
            <text:p>5113.485</text:p>
          </table:table-cell>
          <table:table-cell office:value-type="float" office:value="4201.806" calcext:value-type="float">
            <text:p>4201.806</text:p>
          </table:table-cell>
          <table:table-cell office:value-type="float" office:value="6897.825" calcext:value-type="float">
            <text:p>6897.825</text:p>
          </table:table-cell>
          <table:table-cell office:value-type="float" office:value="5363.923" calcext:value-type="float">
            <text:p>5363.923</text:p>
          </table:table-cell>
          <table:table-cell office:value-type="float" office:value="7658.67" calcext:value-type="float">
            <text:p>7658.670</text:p>
          </table:table-cell>
          <table:table-cell office:value-type="float" office:value="6055.072" calcext:value-type="float">
            <text:p>6055.072</text:p>
          </table:table-cell>
          <table:table-cell office:value-type="float" office:value="5400.207" calcext:value-type="float">
            <text:p>5400.207</text:p>
          </table:table-cell>
          <table:table-cell office:value-type="float" office:value="7349.71" calcext:value-type="float">
            <text:p>7349.710</text:p>
          </table:table-cell>
          <table:table-cell office:value-type="float" office:value="20655.751" calcext:value-type="float">
            <text:p>20655.751</text:p>
          </table:table-cell>
          <table:table-cell office:value-type="float" office:value="17090.57" calcext:value-type="float">
            <text:p>17090.570</text:p>
          </table:table-cell>
          <table:table-cell office:value-type="float" office:value="30127.126" calcext:value-type="float">
            <text:p>30127.126</text:p>
          </table:table-cell>
          <table:table-cell table:number-columns-repeated="999"/>
        </table:table-row>
        <table:table-row table:style-name="ro1">
          <table:table-cell office:value-type="float" office:value="4481.672" calcext:value-type="float">
            <text:p>4481.672</text:p>
          </table:table-cell>
          <table:table-cell office:value-type="float" office:value="4607.509" calcext:value-type="float">
            <text:p>4607.509</text:p>
          </table:table-cell>
          <table:table-cell office:value-type="float" office:value="4743.489" calcext:value-type="float">
            <text:p>4743.489</text:p>
          </table:table-cell>
          <table:table-cell office:value-type="float" office:value="9815.875" calcext:value-type="float">
            <text:p>9815.875</text:p>
          </table:table-cell>
          <table:table-cell office:value-type="float" office:value="6669.403" calcext:value-type="float">
            <text:p>6669.403</text:p>
          </table:table-cell>
          <table:table-cell office:value-type="float" office:value="8468.855" calcext:value-type="float">
            <text:p>8468.855</text:p>
          </table:table-cell>
          <table:table-cell office:value-type="float" office:value="6619.739" calcext:value-type="float">
            <text:p>6619.739</text:p>
          </table:table-cell>
          <table:table-cell office:value-type="float" office:value="5598.362" calcext:value-type="float">
            <text:p>5598.362</text:p>
          </table:table-cell>
          <table:table-cell office:value-type="float" office:value="6366.205" calcext:value-type="float">
            <text:p>6366.205</text:p>
          </table:table-cell>
          <table:table-cell office:value-type="float" office:value="19828.223" calcext:value-type="float">
            <text:p>19828.223</text:p>
          </table:table-cell>
          <table:table-cell office:value-type="float" office:value="19174.978" calcext:value-type="float">
            <text:p>19174.978</text:p>
          </table:table-cell>
          <table:table-cell office:value-type="float" office:value="29554.326" calcext:value-type="float">
            <text:p>29554.326</text:p>
          </table:table-cell>
          <table:table-cell table:number-columns-repeated="999"/>
        </table:table-row>
        <table:table-row table:style-name="ro1">
          <table:table-cell office:value-type="float" office:value="5068.936" calcext:value-type="float">
            <text:p>5068.936</text:p>
          </table:table-cell>
          <table:table-cell office:value-type="float" office:value="4564.876" calcext:value-type="float">
            <text:p>4564.876</text:p>
          </table:table-cell>
          <table:table-cell office:value-type="float" office:value="4201.806" calcext:value-type="float">
            <text:p>4201.806</text:p>
          </table:table-cell>
          <table:table-cell office:value-type="float" office:value="5807.048" calcext:value-type="float">
            <text:p>5807.048</text:p>
          </table:table-cell>
          <table:table-cell office:value-type="float" office:value="6042.815" calcext:value-type="float">
            <text:p>6042.815</text:p>
          </table:table-cell>
          <table:table-cell office:value-type="float" office:value="8282.977" calcext:value-type="float">
            <text:p>8282.977</text:p>
          </table:table-cell>
          <table:table-cell office:value-type="float" office:value="7720.23" calcext:value-type="float">
            <text:p>7720.230</text:p>
          </table:table-cell>
          <table:table-cell office:value-type="float" office:value="6183.26" calcext:value-type="float">
            <text:p>6183.260</text:p>
          </table:table-cell>
          <table:table-cell office:value-type="float" office:value="6336.257" calcext:value-type="float">
            <text:p>6336.257</text:p>
          </table:table-cell>
          <table:table-cell office:value-type="float" office:value="19671.223" calcext:value-type="float">
            <text:p>19671.223</text:p>
          </table:table-cell>
          <table:table-cell office:value-type="float" office:value="20542.553" calcext:value-type="float">
            <text:p>20542.553</text:p>
          </table:table-cell>
          <table:table-cell office:value-type="float" office:value="32135.047" calcext:value-type="float">
            <text:p>32135.047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4900.151" calcext:value-type="float">
            <text:p>4900.151</text:p>
          </table:table-cell>
          <table:table-cell office:value-type="float" office:value="4265.056" calcext:value-type="float">
            <text:p>4265.056</text:p>
          </table:table-cell>
          <table:table-cell office:value-type="float" office:value="5376.342" calcext:value-type="float">
            <text:p>5376.342</text:p>
          </table:table-cell>
          <table:table-cell office:value-type="float" office:value="6380.233" calcext:value-type="float">
            <text:p>6380.233</text:p>
          </table:table-cell>
          <table:table-cell office:value-type="float" office:value="8082.418" calcext:value-type="float">
            <text:p>8082.418</text:p>
          </table:table-cell>
          <table:table-cell office:value-type="float" office:value="6389.953" calcext:value-type="float">
            <text:p>6389.953</text:p>
          </table:table-cell>
          <table:table-cell office:value-type="float" office:value="5769.98" calcext:value-type="float">
            <text:p>5769.980</text:p>
          </table:table-cell>
          <table:table-cell office:value-type="float" office:value="6864.457" calcext:value-type="float">
            <text:p>6864.457</text:p>
          </table:table-cell>
          <table:table-cell office:value-type="float" office:value="19573.568" calcext:value-type="float">
            <text:p>19573.568</text:p>
          </table:table-cell>
          <table:table-cell office:value-type="float" office:value="17685.632" calcext:value-type="float">
            <text:p>17685.632</text:p>
          </table:table-cell>
          <table:table-cell office:value-type="float" office:value="29171.036" calcext:value-type="float">
            <text:p>29171.036</text:p>
          </table:table-cell>
          <table:table-cell table:number-columns-repeated="999"/>
        </table:table-row>
        <table:table-row table:style-name="ro1">
          <table:table-cell office:value-type="float" office:value="5277.738" calcext:value-type="float">
            <text:p>5277.738</text:p>
          </table:table-cell>
          <table:table-cell office:value-type="float" office:value="5260.263" calcext:value-type="float">
            <text:p>5260.263</text:p>
          </table:table-cell>
          <table:table-cell office:value-type="float" office:value="4157.121" calcext:value-type="float">
            <text:p>4157.121</text:p>
          </table:table-cell>
          <table:table-cell office:value-type="float" office:value="6541.532" calcext:value-type="float">
            <text:p>6541.532</text:p>
          </table:table-cell>
          <table:table-cell office:value-type="float" office:value="5532.183" calcext:value-type="float">
            <text:p>5532.183</text:p>
          </table:table-cell>
          <table:table-cell office:value-type="float" office:value="7998.137" calcext:value-type="float">
            <text:p>7998.137</text:p>
          </table:table-cell>
          <table:table-cell office:value-type="float" office:value="7720.23" calcext:value-type="float">
            <text:p>7720.230</text:p>
          </table:table-cell>
          <table:table-cell office:value-type="float" office:value="6479.461" calcext:value-type="float">
            <text:p>6479.461</text:p>
          </table:table-cell>
          <table:table-cell office:value-type="float" office:value="7243.554" calcext:value-type="float">
            <text:p>7243.554</text:p>
          </table:table-cell>
          <table:table-cell office:value-type="float" office:value="22013.082" calcext:value-type="float">
            <text:p>22013.082</text:p>
          </table:table-cell>
          <table:table-cell office:value-type="float" office:value="17445.121" calcext:value-type="float">
            <text:p>17445.121</text:p>
          </table:table-cell>
          <table:table-cell office:value-type="float" office:value="33331.343" calcext:value-type="float">
            <text:p>33331.343</text:p>
          </table:table-cell>
          <table:table-cell table:number-columns-repeated="999"/>
        </table:table-row>
        <table:table-row table:style-name="ro1">
          <table:table-cell office:value-type="float" office:value="5275.521" calcext:value-type="float">
            <text:p>5275.521</text:p>
          </table:table-cell>
          <table:table-cell office:value-type="float" office:value="4789.922" calcext:value-type="float">
            <text:p>4789.922</text:p>
          </table:table-cell>
          <table:table-cell office:value-type="float" office:value="4217.515" calcext:value-type="float">
            <text:p>4217.515</text:p>
          </table:table-cell>
          <table:table-cell office:value-type="float" office:value="6477.06" calcext:value-type="float">
            <text:p>6477.060</text:p>
          </table:table-cell>
          <table:table-cell office:value-type="float" office:value="5294.738" calcext:value-type="float">
            <text:p>5294.738</text:p>
          </table:table-cell>
          <table:table-cell office:value-type="float" office:value="6652.985" calcext:value-type="float">
            <text:p>6652.985</text:p>
          </table:table-cell>
          <table:table-cell office:value-type="float" office:value="5782.217" calcext:value-type="float">
            <text:p>5782.217</text:p>
          </table:table-cell>
          <table:table-cell office:value-type="float" office:value="5780.097" calcext:value-type="float">
            <text:p>5780.097</text:p>
          </table:table-cell>
          <table:table-cell office:value-type="float" office:value="7203.461" calcext:value-type="float">
            <text:p>7203.461</text:p>
          </table:table-cell>
          <table:table-cell office:value-type="float" office:value="17884.566" calcext:value-type="float">
            <text:p>17884.566</text:p>
          </table:table-cell>
          <table:table-cell office:value-type="float" office:value="19039.85" calcext:value-type="float">
            <text:p>19039.850</text:p>
          </table:table-cell>
          <table:table-cell office:value-type="float" office:value="33925.935" calcext:value-type="float">
            <text:p>33925.935</text:p>
          </table:table-cell>
          <table:table-cell table:number-columns-repeated="999"/>
        </table:table-row>
        <table:table-row table:style-name="ro1">
          <table:table-cell office:value-type="float" office:value="6302.147" calcext:value-type="float">
            <text:p>6302.147</text:p>
          </table:table-cell>
          <table:table-cell office:value-type="float" office:value="5037.427" calcext:value-type="float">
            <text:p>5037.427</text:p>
          </table:table-cell>
          <table:table-cell office:value-type="float" office:value="4397.13" calcext:value-type="float">
            <text:p>4397.130</text:p>
          </table:table-cell>
          <table:table-cell office:value-type="float" office:value="9355.282" calcext:value-type="float">
            <text:p>9355.282</text:p>
          </table:table-cell>
          <table:table-cell office:value-type="float" office:value="4609.455" calcext:value-type="float">
            <text:p>4609.455</text:p>
          </table:table-cell>
          <table:table-cell office:value-type="float" office:value="9009.299" calcext:value-type="float">
            <text:p>9009.299</text:p>
          </table:table-cell>
          <table:table-cell office:value-type="float" office:value="5366.293" calcext:value-type="float">
            <text:p>5366.293</text:p>
          </table:table-cell>
          <table:table-cell office:value-type="float" office:value="5580.45" calcext:value-type="float">
            <text:p>5580.450</text:p>
          </table:table-cell>
          <table:table-cell office:value-type="float" office:value="6910.877" calcext:value-type="float">
            <text:p>6910.877</text:p>
          </table:table-cell>
          <table:table-cell office:value-type="float" office:value="19126.176" calcext:value-type="float">
            <text:p>19126.176</text:p>
          </table:table-cell>
          <table:table-cell office:value-type="float" office:value="18740.879" calcext:value-type="float">
            <text:p>18740.879</text:p>
          </table:table-cell>
          <table:table-cell office:value-type="float" office:value="31398.224" calcext:value-type="float">
            <text:p>31398.224</text:p>
          </table:table-cell>
          <table:table-cell table:number-columns-repeated="999"/>
        </table:table-row>
        <table:table-row table:style-name="ro1">
          <table:table-cell office:value-type="float" office:value="4816.702" calcext:value-type="float">
            <text:p>4816.702</text:p>
          </table:table-cell>
          <table:table-cell office:value-type="float" office:value="4911.035" calcext:value-type="float">
            <text:p>4911.035</text:p>
          </table:table-cell>
          <table:table-cell office:value-type="float" office:value="4514.046" calcext:value-type="float">
            <text:p>4514.046</text:p>
          </table:table-cell>
          <table:table-cell office:value-type="float" office:value="7733.583" calcext:value-type="float">
            <text:p>7733.583</text:p>
          </table:table-cell>
          <table:table-cell office:value-type="float" office:value="7225.859" calcext:value-type="float">
            <text:p>7225.859</text:p>
          </table:table-cell>
          <table:table-cell office:value-type="float" office:value="8230.758" calcext:value-type="float">
            <text:p>8230.758</text:p>
          </table:table-cell>
          <table:table-cell office:value-type="float" office:value="6442.791" calcext:value-type="float">
            <text:p>6442.791</text:p>
          </table:table-cell>
          <table:table-cell office:value-type="float" office:value="5480.977" calcext:value-type="float">
            <text:p>5480.977</text:p>
          </table:table-cell>
          <table:table-cell office:value-type="float" office:value="6351.571" calcext:value-type="float">
            <text:p>6351.571</text:p>
          </table:table-cell>
          <table:table-cell office:value-type="float" office:value="21325.252" calcext:value-type="float">
            <text:p>21325.252</text:p>
          </table:table-cell>
          <table:table-cell office:value-type="float" office:value="18427.722" calcext:value-type="float">
            <text:p>18427.722</text:p>
          </table:table-cell>
          <table:table-cell office:value-type="float" office:value="31923.857" calcext:value-type="float">
            <text:p>31923.857</text:p>
          </table:table-cell>
          <table:table-cell table:number-columns-repeated="999"/>
        </table:table-row>
        <table:table-row table:style-name="ro1">
          <table:table-cell office:value-type="float" office:value="4016.483" calcext:value-type="float">
            <text:p>4016.483</text:p>
          </table:table-cell>
          <table:table-cell office:value-type="float" office:value="4848.723" calcext:value-type="float">
            <text:p>4848.72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7956.676" calcext:value-type="float">
            <text:p>7956.676</text:p>
          </table:table-cell>
          <table:table-cell office:value-type="float" office:value="6423.589" calcext:value-type="float">
            <text:p>6423.589</text:p>
          </table:table-cell>
          <table:table-cell office:value-type="float" office:value="8468.855" calcext:value-type="float">
            <text:p>8468.855</text:p>
          </table:table-cell>
          <table:table-cell office:value-type="float" office:value="7233.651" calcext:value-type="float">
            <text:p>7233.651</text:p>
          </table:table-cell>
          <table:table-cell office:value-type="float" office:value="5718.196" calcext:value-type="float">
            <text:p>5718.196</text:p>
          </table:table-cell>
          <table:table-cell office:value-type="float" office:value="7880.214" calcext:value-type="float">
            <text:p>7880.214</text:p>
          </table:table-cell>
          <table:table-cell office:value-type="float" office:value="20168.758" calcext:value-type="float">
            <text:p>20168.758</text:p>
          </table:table-cell>
          <table:table-cell office:value-type="float" office:value="16422.228" calcext:value-type="float">
            <text:p>16422.228</text:p>
          </table:table-cell>
          <table:table-cell office:value-type="float" office:value="30684.928" calcext:value-type="float">
            <text:p>30684.928</text:p>
          </table:table-cell>
          <table:table-cell table:number-columns-repeated="999"/>
        </table:table-row>
        <table:table-row table:style-name="ro1">
          <table:table-cell office:value-type="float" office:value="5739.598" calcext:value-type="float">
            <text:p>5739.598</text:p>
          </table:table-cell>
          <table:table-cell office:value-type="float" office:value="4588.156" calcext:value-type="float">
            <text:p>4588.156</text:p>
          </table:table-cell>
          <table:table-cell office:value-type="float" office:value="4787.683" calcext:value-type="float">
            <text:p>4787.683</text:p>
          </table:table-cell>
          <table:table-cell office:value-type="float" office:value="6874.424" calcext:value-type="float">
            <text:p>6874.424</text:p>
          </table:table-cell>
          <table:table-cell office:value-type="float" office:value="7829.748" calcext:value-type="float">
            <text:p>7829.748</text:p>
          </table:table-cell>
          <table:table-cell office:value-type="float" office:value="8204.493" calcext:value-type="float">
            <text:p>8204.493</text:p>
          </table:table-cell>
          <table:table-cell office:value-type="float" office:value="5918.609" calcext:value-type="float">
            <text:p>5918.609</text:p>
          </table:table-cell>
          <table:table-cell office:value-type="float" office:value="5618.198" calcext:value-type="float">
            <text:p>5618.198</text:p>
          </table:table-cell>
          <table:table-cell office:value-type="float" office:value="6371.583" calcext:value-type="float">
            <text:p>6371.583</text:p>
          </table:table-cell>
          <table:table-cell office:value-type="float" office:value="18590.422" calcext:value-type="float">
            <text:p>18590.422</text:p>
          </table:table-cell>
          <table:table-cell office:value-type="float" office:value="16661.193" calcext:value-type="float">
            <text:p>16661.193</text:p>
          </table:table-cell>
          <table:table-cell office:value-type="float" office:value="30378.28" calcext:value-type="float">
            <text:p>30378.280</text:p>
          </table:table-cell>
          <table:table-cell table:number-columns-repeated="999"/>
        </table:table-row>
        <table:table-row table:style-name="ro1">
          <table:table-cell office:value-type="float" office:value="6279.328" calcext:value-type="float">
            <text:p>6279.328</text:p>
          </table:table-cell>
          <table:table-cell office:value-type="float" office:value="4607.509" calcext:value-type="float">
            <text:p>4607.509</text:p>
          </table:table-cell>
          <table:table-cell office:value-type="float" office:value="4715.226" calcext:value-type="float">
            <text:p>4715.226</text:p>
          </table:table-cell>
          <table:table-cell office:value-type="float" office:value="5778.942" calcext:value-type="float">
            <text:p>5778.942</text:p>
          </table:table-cell>
          <table:table-cell office:value-type="float" office:value="6908.87" calcext:value-type="float">
            <text:p>6908.870</text:p>
          </table:table-cell>
          <table:table-cell office:value-type="float" office:value="8121.234" calcext:value-type="float">
            <text:p>8121.234</text:p>
          </table:table-cell>
          <table:table-cell office:value-type="float" office:value="6780.055" calcext:value-type="float">
            <text:p>6780.055</text:p>
          </table:table-cell>
          <table:table-cell office:value-type="float" office:value="5253.034" calcext:value-type="float">
            <text:p>5253.034</text:p>
          </table:table-cell>
          <table:table-cell office:value-type="float" office:value="7231.497" calcext:value-type="float">
            <text:p>7231.497</text:p>
          </table:table-cell>
          <table:table-cell office:value-type="float" office:value="20115.239" calcext:value-type="float">
            <text:p>20115.239</text:p>
          </table:table-cell>
          <table:table-cell office:value-type="float" office:value="18377.492" calcext:value-type="float">
            <text:p>18377.492</text:p>
          </table:table-cell>
          <table:table-cell office:value-type="float" office:value="32697.849" calcext:value-type="float">
            <text:p>32697.849</text:p>
          </table:table-cell>
          <table:table-cell table:number-columns-repeated="999"/>
        </table:table-row>
        <table:table-row table:style-name="ro1">
          <table:table-cell office:value-type="float" office:value="5256.996" calcext:value-type="float">
            <text:p>5256.996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259.528" calcext:value-type="float">
            <text:p>4259.528</text:p>
          </table:table-cell>
          <table:table-cell office:value-type="float" office:value="6240.479" calcext:value-type="float">
            <text:p>6240.479</text:p>
          </table:table-cell>
          <table:table-cell office:value-type="float" office:value="5272.756" calcext:value-type="float">
            <text:p>5272.756</text:p>
          </table:table-cell>
          <table:table-cell office:value-type="float" office:value="6936.54" calcext:value-type="float">
            <text:p>6936.540</text:p>
          </table:table-cell>
          <table:table-cell office:value-type="float" office:value="6900.148" calcext:value-type="float">
            <text:p>6900.148</text:p>
          </table:table-cell>
          <table:table-cell office:value-type="float" office:value="5928.575" calcext:value-type="float">
            <text:p>5928.575</text:p>
          </table:table-cell>
          <table:table-cell office:value-type="float" office:value="6413.002" calcext:value-type="float">
            <text:p>6413.002</text:p>
          </table:table-cell>
          <table:table-cell office:value-type="float" office:value="19790.751" calcext:value-type="float">
            <text:p>19790.751</text:p>
          </table:table-cell>
          <table:table-cell office:value-type="float" office:value="17451.367" calcext:value-type="float">
            <text:p>17451.367</text:p>
          </table:table-cell>
          <table:table-cell office:value-type="float" office:value="29145.459" calcext:value-type="float">
            <text:p>29145.459</text:p>
          </table:table-cell>
          <table:table-cell table:number-columns-repeated="999"/>
        </table:table-row>
        <table:table-row table:style-name="ro1">
          <table:table-cell office:value-type="float" office:value="4399.365" calcext:value-type="float">
            <text:p>4399.365</text:p>
          </table:table-cell>
          <table:table-cell office:value-type="float" office:value="5145.135" calcext:value-type="float">
            <text:p>5145.135</text:p>
          </table:table-cell>
          <table:table-cell office:value-type="float" office:value="4131.828" calcext:value-type="float">
            <text:p>4131.828</text:p>
          </table:table-cell>
          <table:table-cell office:value-type="float" office:value="5532.183" calcext:value-type="float">
            <text:p>5532.183</text:p>
          </table:table-cell>
          <table:table-cell office:value-type="float" office:value="7083.064" calcext:value-type="float">
            <text:p>7083.064</text:p>
          </table:table-cell>
          <table:table-cell office:value-type="float" office:value="7503.635" calcext:value-type="float">
            <text:p>7503.635</text:p>
          </table:table-cell>
          <table:table-cell office:value-type="float" office:value="6498.145" calcext:value-type="float">
            <text:p>6498.145</text:p>
          </table:table-cell>
          <table:table-cell office:value-type="float" office:value="5528.752" calcext:value-type="float">
            <text:p>5528.752</text:p>
          </table:table-cell>
          <table:table-cell office:value-type="float" office:value="6429.968" calcext:value-type="float">
            <text:p>6429.968</text:p>
          </table:table-cell>
          <table:table-cell office:value-type="float" office:value="19737.373" calcext:value-type="float">
            <text:p>19737.373</text:p>
          </table:table-cell>
          <table:table-cell office:value-type="float" office:value="19938.754" calcext:value-type="float">
            <text:p>19938.754</text:p>
          </table:table-cell>
          <table:table-cell office:value-type="float" office:value="31207.421" calcext:value-type="float">
            <text:p>31207.421</text:p>
          </table:table-cell>
          <table:table-cell table:number-columns-repeated="999"/>
        </table:table-row>
        <table:table-row table:style-name="ro1">
          <table:table-cell office:value-type="float" office:value="4766.693" calcext:value-type="float">
            <text:p>4766.693</text:p>
          </table:table-cell>
          <table:table-cell office:value-type="float" office:value="4318.239" calcext:value-type="float">
            <text:p>4318.239</text:p>
          </table:table-cell>
          <table:table-cell office:value-type="float" office:value="4409.79" calcext:value-type="float">
            <text:p>4409.790</text:p>
          </table:table-cell>
          <table:table-cell office:value-type="float" office:value="7032.424" calcext:value-type="float">
            <text:p>7032.424</text:p>
          </table:table-cell>
          <table:table-cell office:value-type="float" office:value="6016.672" calcext:value-type="float">
            <text:p>6016.672</text:p>
          </table:table-cell>
          <table:table-cell office:value-type="float" office:value="8499.112" calcext:value-type="float">
            <text:p>8499.112</text:p>
          </table:table-cell>
          <table:table-cell office:value-type="float" office:value="5771.234" calcext:value-type="float">
            <text:p>5771.234</text:p>
          </table:table-cell>
          <table:table-cell office:value-type="float" office:value="5606.249" calcext:value-type="float">
            <text:p>5606.249</text:p>
          </table:table-cell>
          <table:table-cell office:value-type="float" office:value="5985.53" calcext:value-type="float">
            <text:p>5985.530</text:p>
          </table:table-cell>
          <table:table-cell office:value-type="float" office:value="18335.167" calcext:value-type="float">
            <text:p>18335.167</text:p>
          </table:table-cell>
          <table:table-cell office:value-type="float" office:value="17538.257" calcext:value-type="float">
            <text:p>17538.257</text:p>
          </table:table-cell>
          <table:table-cell office:value-type="float" office:value="30373.743" calcext:value-type="float">
            <text:p>30373.743</text:p>
          </table:table-cell>
          <table:table-cell table:number-columns-repeated="999"/>
        </table:table-row>
        <table:table-row table:style-name="ro1">
          <table:table-cell office:value-type="float" office:value="6037.889" calcext:value-type="float">
            <text:p>6037.889</text:p>
          </table:table-cell>
          <table:table-cell office:value-type="float" office:value="4677.963" calcext:value-type="float">
            <text:p>4677.963</text:p>
          </table:table-cell>
          <table:table-cell office:value-type="float" office:value="4810.588" calcext:value-type="float">
            <text:p>4810.588</text:p>
          </table:table-cell>
          <table:table-cell office:value-type="float" office:value="5792.458" calcext:value-type="float">
            <text:p>5792.458</text:p>
          </table:table-cell>
          <table:table-cell office:value-type="float" office:value="4703.241" calcext:value-type="float">
            <text:p>4703.241</text:p>
          </table:table-cell>
          <table:table-cell office:value-type="float" office:value="8931.15" calcext:value-type="float">
            <text:p>8931.150</text:p>
          </table:table-cell>
          <table:table-cell office:value-type="float" office:value="6191.296" calcext:value-type="float">
            <text:p>6191.296</text:p>
          </table:table-cell>
          <table:table-cell office:value-type="float" office:value="5643.515" calcext:value-type="float">
            <text:p>5643.515</text:p>
          </table:table-cell>
          <table:table-cell office:value-type="float" office:value="5995.247" calcext:value-type="float">
            <text:p>5995.247</text:p>
          </table:table-cell>
          <table:table-cell office:value-type="float" office:value="19757.951" calcext:value-type="float">
            <text:p>19757.951</text:p>
          </table:table-cell>
          <table:table-cell office:value-type="float" office:value="20429.493" calcext:value-type="float">
            <text:p>20429.493</text:p>
          </table:table-cell>
          <table:table-cell office:value-type="float" office:value="31508.965" calcext:value-type="float">
            <text:p>31508.965</text:p>
          </table:table-cell>
          <table:table-cell table:number-columns-repeated="999"/>
        </table:table-row>
        <table:table-row table:style-name="ro1">
          <table:table-cell office:value-type="float" office:value="4399.365" calcext:value-type="float">
            <text:p>4399.365</text:p>
          </table:table-cell>
          <table:table-cell office:value-type="float" office:value="4980.055" calcext:value-type="float">
            <text:p>4980.055</text:p>
          </table:table-cell>
          <table:table-cell office:value-type="float" office:value="4337.236" calcext:value-type="float">
            <text:p>4337.236</text:p>
          </table:table-cell>
          <table:table-cell office:value-type="float" office:value="5302.243" calcext:value-type="float">
            <text:p>5302.243</text:p>
          </table:table-cell>
          <table:table-cell office:value-type="float" office:value="8198.901" calcext:value-type="float">
            <text:p>8198.901</text:p>
          </table:table-cell>
          <table:table-cell office:value-type="float" office:value="8729.088" calcext:value-type="float">
            <text:p>8729.088</text:p>
          </table:table-cell>
          <table:table-cell office:value-type="float" office:value="7073.431" calcext:value-type="float">
            <text:p>7073.431</text:p>
          </table:table-cell>
          <table:table-cell office:value-type="float" office:value="5318.016" calcext:value-type="float">
            <text:p>5318.016</text:p>
          </table:table-cell>
          <table:table-cell office:value-type="float" office:value="6275.392" calcext:value-type="float">
            <text:p>6275.392</text:p>
          </table:table-cell>
          <table:table-cell office:value-type="float" office:value="20734.549" calcext:value-type="float">
            <text:p>20734.549</text:p>
          </table:table-cell>
          <table:table-cell office:value-type="float" office:value="17958.671" calcext:value-type="float">
            <text:p>17958.671</text:p>
          </table:table-cell>
          <table:table-cell office:value-type="float" office:value="30062.365" calcext:value-type="float">
            <text:p>30062.365</text:p>
          </table:table-cell>
          <table:table-cell table:number-columns-repeated="999"/>
        </table:table-row>
        <table:table-row table:style-name="ro1">
          <table:table-cell office:value-type="float" office:value="4016.483" calcext:value-type="float">
            <text:p>4016.48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532.958" calcext:value-type="float">
            <text:p>4532.958</text:p>
          </table:table-cell>
          <table:table-cell office:value-type="float" office:value="9814.601" calcext:value-type="float">
            <text:p>9814.601</text:p>
          </table:table-cell>
          <table:table-cell office:value-type="float" office:value="6142.951" calcext:value-type="float">
            <text:p>6142.951</text:p>
          </table:table-cell>
          <table:table-cell office:value-type="float" office:value="7500.636" calcext:value-type="float">
            <text:p>7500.636</text:p>
          </table:table-cell>
          <table:table-cell office:value-type="float" office:value="6126.926" calcext:value-type="float">
            <text:p>6126.926</text:p>
          </table:table-cell>
          <table:table-cell office:value-type="float" office:value="5818.405" calcext:value-type="float">
            <text:p>5818.405</text:p>
          </table:table-cell>
          <table:table-cell office:value-type="float" office:value="6235.452" calcext:value-type="float">
            <text:p>6235.452</text:p>
          </table:table-cell>
          <table:table-cell office:value-type="float" office:value="18160.015" calcext:value-type="float">
            <text:p>18160.015</text:p>
          </table:table-cell>
          <table:table-cell office:value-type="float" office:value="20314.742" calcext:value-type="float">
            <text:p>20314.742</text:p>
          </table:table-cell>
          <table:table-cell office:value-type="float" office:value="30991.508" calcext:value-type="float">
            <text:p>30991.508</text:p>
          </table:table-cell>
          <table:table-cell table:number-columns-repeated="999"/>
        </table:table-row>
        <table:table-row table:style-name="ro1">
          <table:table-cell office:value-type="float" office:value="5674.634" calcext:value-type="float">
            <text:p>5674.634</text:p>
          </table:table-cell>
          <table:table-cell office:value-type="float" office:value="4509.618" calcext:value-type="float">
            <text:p>4509.618</text:p>
          </table:table-cell>
          <table:table-cell office:value-type="float" office:value="4120.271" calcext:value-type="float">
            <text:p>4120.271</text:p>
          </table:table-cell>
          <table:table-cell office:value-type="float" office:value="4652.672" calcext:value-type="float">
            <text:p>4652.672</text:p>
          </table:table-cell>
          <table:table-cell office:value-type="float" office:value="7111.874" calcext:value-type="float">
            <text:p>7111.874</text:p>
          </table:table-cell>
          <table:table-cell office:value-type="float" office:value="9771.142" calcext:value-type="float">
            <text:p>9771.142</text:p>
          </table:table-cell>
          <table:table-cell office:value-type="float" office:value="6053.711" calcext:value-type="float">
            <text:p>6053.711</text:p>
          </table:table-cell>
          <table:table-cell office:value-type="float" office:value="5965.331" calcext:value-type="float">
            <text:p>5965.331</text:p>
          </table:table-cell>
          <table:table-cell office:value-type="float" office:value="6115.408" calcext:value-type="float">
            <text:p>6115.408</text:p>
          </table:table-cell>
          <table:table-cell office:value-type="float" office:value="22470.25" calcext:value-type="float">
            <text:p>22470.250</text:p>
          </table:table-cell>
          <table:table-cell office:value-type="float" office:value="19821.631" calcext:value-type="float">
            <text:p>19821.631</text:p>
          </table:table-cell>
          <table:table-cell office:value-type="float" office:value="32679.682" calcext:value-type="float">
            <text:p>32679.682</text:p>
          </table:table-cell>
          <table:table-cell table:number-columns-repeated="999"/>
        </table:table-row>
        <table:table-row table:style-name="ro1">
          <table:table-cell office:value-type="float" office:value="5068.936" calcext:value-type="float">
            <text:p>5068.936</text:p>
          </table:table-cell>
          <table:table-cell office:value-type="float" office:value="5268.179" calcext:value-type="float">
            <text:p>5268.179</text:p>
          </table:table-cell>
          <table:table-cell office:value-type="float" office:value="5137.911" calcext:value-type="float">
            <text:p>5137.911</text:p>
          </table:table-cell>
          <table:table-cell office:value-type="float" office:value="6305.646" calcext:value-type="float">
            <text:p>6305.646</text:p>
          </table:table-cell>
          <table:table-cell office:value-type="float" office:value="6085.021" calcext:value-type="float">
            <text:p>6085.021</text:p>
          </table:table-cell>
          <table:table-cell office:value-type="float" office:value="7601.897" calcext:value-type="float">
            <text:p>7601.897</text:p>
          </table:table-cell>
          <table:table-cell office:value-type="float" office:value="5917.393" calcext:value-type="float">
            <text:p>5917.393</text:p>
          </table:table-cell>
          <table:table-cell office:value-type="float" office:value="5707.57" calcext:value-type="float">
            <text:p>5707.570</text:p>
          </table:table-cell>
          <table:table-cell office:value-type="float" office:value="7192.048" calcext:value-type="float">
            <text:p>7192.048</text:p>
          </table:table-cell>
          <table:table-cell office:value-type="float" office:value="19307.91" calcext:value-type="float">
            <text:p>19307.910</text:p>
          </table:table-cell>
          <table:table-cell office:value-type="float" office:value="20331.965" calcext:value-type="float">
            <text:p>20331.965</text:p>
          </table:table-cell>
          <table:table-cell office:value-type="float" office:value="31259.658" calcext:value-type="float">
            <text:p>31259.658</text:p>
          </table:table-cell>
          <table:table-cell table:number-columns-repeated="999"/>
        </table:table-row>
        <table:table-row table:style-name="ro1">
          <table:table-cell office:value-type="float" office:value="4838.893" calcext:value-type="float">
            <text:p>4838.893</text:p>
          </table:table-cell>
          <table:table-cell office:value-type="float" office:value="4579.939" calcext:value-type="float">
            <text:p>4579.939</text:p>
          </table:table-cell>
          <table:table-cell office:value-type="float" office:value="4473.257" calcext:value-type="float">
            <text:p>4473.257</text:p>
          </table:table-cell>
          <table:table-cell office:value-type="float" office:value="6462.269" calcext:value-type="float">
            <text:p>6462.269</text:p>
          </table:table-cell>
          <table:table-cell office:value-type="float" office:value="5475.48" calcext:value-type="float">
            <text:p>5475.480</text:p>
          </table:table-cell>
          <table:table-cell office:value-type="float" office:value="8611.051" calcext:value-type="float">
            <text:p>8611.051</text:p>
          </table:table-cell>
          <table:table-cell office:value-type="float" office:value="5923.904" calcext:value-type="float">
            <text:p>5923.904</text:p>
          </table:table-cell>
          <table:table-cell office:value-type="float" office:value="5341.711" calcext:value-type="float">
            <text:p>5341.711</text:p>
          </table:table-cell>
          <table:table-cell office:value-type="float" office:value="6392.747" calcext:value-type="float">
            <text:p>6392.747</text:p>
          </table:table-cell>
          <table:table-cell office:value-type="float" office:value="18964.486" calcext:value-type="float">
            <text:p>18964.486</text:p>
          </table:table-cell>
          <table:table-cell office:value-type="float" office:value="19995.855" calcext:value-type="float">
            <text:p>19995.855</text:p>
          </table:table-cell>
          <table:table-cell office:value-type="float" office:value="33178.689" calcext:value-type="float">
            <text:p>33178.689</text:p>
          </table:table-cell>
          <table:table-cell table:number-columns-repeated="999"/>
        </table:table-row>
        <table:table-row table:style-name="ro1">
          <table:table-cell office:value-type="float" office:value="4900.151" calcext:value-type="float">
            <text:p>4900.151</text:p>
          </table:table-cell>
          <table:table-cell office:value-type="float" office:value="4399.365" calcext:value-type="float">
            <text:p>4399.365</text:p>
          </table:table-cell>
          <table:table-cell office:value-type="float" office:value="4861.578" calcext:value-type="float">
            <text:p>4861.578</text:p>
          </table:table-cell>
          <table:table-cell office:value-type="float" office:value="6164.404" calcext:value-type="float">
            <text:p>6164.404</text:p>
          </table:table-cell>
          <table:table-cell office:value-type="float" office:value="5513.15" calcext:value-type="float">
            <text:p>5513.150</text:p>
          </table:table-cell>
          <table:table-cell office:value-type="float" office:value="7430.122" calcext:value-type="float">
            <text:p>7430.122</text:p>
          </table:table-cell>
          <table:table-cell office:value-type="float" office:value="6086.224" calcext:value-type="float">
            <text:p>6086.224</text:p>
          </table:table-cell>
          <table:table-cell office:value-type="float" office:value="5855.985" calcext:value-type="float">
            <text:p>5855.985</text:p>
          </table:table-cell>
          <table:table-cell office:value-type="float" office:value="6931.385" calcext:value-type="float">
            <text:p>6931.385</text:p>
          </table:table-cell>
          <table:table-cell office:value-type="float" office:value="19126.176" calcext:value-type="float">
            <text:p>19126.176</text:p>
          </table:table-cell>
          <table:table-cell office:value-type="float" office:value="20622.265" calcext:value-type="float">
            <text:p>20622.265</text:p>
          </table:table-cell>
          <table:table-cell office:value-type="float" office:value="30146.593" calcext:value-type="float">
            <text:p>30146.593</text:p>
          </table:table-cell>
          <table:table-cell table:number-columns-repeated="999"/>
        </table:table-row>
        <table:table-row table:style-name="ro1">
          <table:table-cell office:value-type="float" office:value="4840.843" calcext:value-type="float">
            <text:p>4840.843</text:p>
          </table:table-cell>
          <table:table-cell office:value-type="float" office:value="5291.908" calcext:value-type="float">
            <text:p>5291.908</text:p>
          </table:table-cell>
          <table:table-cell office:value-type="float" office:value="4610.663" calcext:value-type="float">
            <text:p>4610.663</text:p>
          </table:table-cell>
          <table:table-cell office:value-type="float" office:value="7910.697" calcext:value-type="float">
            <text:p>7910.697</text:p>
          </table:table-cell>
          <table:table-cell office:value-type="float" office:value="6492.813" calcext:value-type="float">
            <text:p>6492.813</text:p>
          </table:table-cell>
          <table:table-cell office:value-type="float" office:value="6998.499" calcext:value-type="float">
            <text:p>6998.499</text:p>
          </table:table-cell>
          <table:table-cell office:value-type="float" office:value="5787.625" calcext:value-type="float">
            <text:p>5787.625</text:p>
          </table:table-cell>
          <table:table-cell office:value-type="float" office:value="5538.183" calcext:value-type="float">
            <text:p>5538.183</text:p>
          </table:table-cell>
          <table:table-cell office:value-type="float" office:value="6369.957" calcext:value-type="float">
            <text:p>6369.957</text:p>
          </table:table-cell>
          <table:table-cell office:value-type="float" office:value="17917.036" calcext:value-type="float">
            <text:p>17917.036</text:p>
          </table:table-cell>
          <table:table-cell office:value-type="float" office:value="19487.245" calcext:value-type="float">
            <text:p>19487.245</text:p>
          </table:table-cell>
          <table:table-cell office:value-type="float" office:value="30331.322" calcext:value-type="float">
            <text:p>30331.322</text:p>
          </table:table-cell>
          <table:table-cell table:number-columns-repeated="999"/>
        </table:table-row>
        <table:table-row table:style-name="ro1">
          <table:table-cell office:value-type="float" office:value="5739.598" calcext:value-type="float">
            <text:p>5739.598</text:p>
          </table:table-cell>
          <table:table-cell office:value-type="float" office:value="4318.239" calcext:value-type="float">
            <text:p>4318.239</text:p>
          </table:table-cell>
          <table:table-cell office:value-type="float" office:value="4149.386" calcext:value-type="float">
            <text:p>4149.386</text:p>
          </table:table-cell>
          <table:table-cell office:value-type="float" office:value="7312.774" calcext:value-type="float">
            <text:p>7312.774</text:p>
          </table:table-cell>
          <table:table-cell office:value-type="float" office:value="8292.246" calcext:value-type="float">
            <text:p>8292.246</text:p>
          </table:table-cell>
          <table:table-cell office:value-type="float" office:value="6398.17" calcext:value-type="float">
            <text:p>6398.170</text:p>
          </table:table-cell>
          <table:table-cell office:value-type="float" office:value="6950.338" calcext:value-type="float">
            <text:p>6950.338</text:p>
          </table:table-cell>
          <table:table-cell office:value-type="float" office:value="5821.564" calcext:value-type="float">
            <text:p>5821.564</text:p>
          </table:table-cell>
          <table:table-cell office:value-type="float" office:value="7185.19" calcext:value-type="float">
            <text:p>7185.190</text:p>
          </table:table-cell>
          <table:table-cell office:value-type="float" office:value="16562.494" calcext:value-type="float">
            <text:p>16562.494</text:p>
          </table:table-cell>
          <table:table-cell office:value-type="float" office:value="17614.085" calcext:value-type="float">
            <text:p>17614.085</text:p>
          </table:table-cell>
          <table:table-cell office:value-type="float" office:value="30144.481" calcext:value-type="float">
            <text:p>30144.481</text:p>
          </table:table-cell>
          <table:table-cell table:number-columns-repeated="999"/>
        </table:table-row>
        <table:table-row table:style-name="ro1">
          <table:table-cell office:value-type="float" office:value="5155.134" calcext:value-type="float">
            <text:p>5155.134</text:p>
          </table:table-cell>
          <table:table-cell office:value-type="float" office:value="4016.483" calcext:value-type="float">
            <text:p>4016.483</text:p>
          </table:table-cell>
          <table:table-cell office:value-type="float" office:value="4257.464" calcext:value-type="float">
            <text:p>4257.464</text:p>
          </table:table-cell>
          <table:table-cell office:value-type="float" office:value="6126.534" calcext:value-type="float">
            <text:p>6126.534</text:p>
          </table:table-cell>
          <table:table-cell office:value-type="float" office:value="6473.084" calcext:value-type="float">
            <text:p>6473.084</text:p>
          </table:table-cell>
          <table:table-cell office:value-type="float" office:value="9432.522" calcext:value-type="float">
            <text:p>9432.522</text:p>
          </table:table-cell>
          <table:table-cell office:value-type="float" office:value="5771.131" calcext:value-type="float">
            <text:p>5771.131</text:p>
          </table:table-cell>
          <table:table-cell office:value-type="float" office:value="6002.523" calcext:value-type="float">
            <text:p>6002.523</text:p>
          </table:table-cell>
          <table:table-cell office:value-type="float" office:value="6663.704" calcext:value-type="float">
            <text:p>6663.704</text:p>
          </table:table-cell>
          <table:table-cell office:value-type="float" office:value="20641.197" calcext:value-type="float">
            <text:p>20641.197</text:p>
          </table:table-cell>
          <table:table-cell office:value-type="float" office:value="20348.229" calcext:value-type="float">
            <text:p>20348.229</text:p>
          </table:table-cell>
          <table:table-cell office:value-type="float" office:value="29314.314" calcext:value-type="float">
            <text:p>29314.314</text:p>
          </table:table-cell>
          <table:table-cell table:number-columns-repeated="999"/>
        </table:table-row>
        <table:table-row table:style-name="ro1">
          <table:table-cell office:value-type="float" office:value="4778.272" calcext:value-type="float">
            <text:p>4778.272</text:p>
          </table:table-cell>
          <table:table-cell office:value-type="float" office:value="4906.071" calcext:value-type="float">
            <text:p>4906.071</text:p>
          </table:table-cell>
          <table:table-cell office:value-type="float" office:value="4360.006" calcext:value-type="float">
            <text:p>4360.006</text:p>
          </table:table-cell>
          <table:table-cell office:value-type="float" office:value="5997.974" calcext:value-type="float">
            <text:p>5997.974</text:p>
          </table:table-cell>
          <table:table-cell office:value-type="float" office:value="6813.484" calcext:value-type="float">
            <text:p>6813.484</text:p>
          </table:table-cell>
          <table:table-cell office:value-type="float" office:value="8560.919" calcext:value-type="float">
            <text:p>8560.919</text:p>
          </table:table-cell>
          <table:table-cell office:value-type="float" office:value="5582.232" calcext:value-type="float">
            <text:p>5582.232</text:p>
          </table:table-cell>
          <table:table-cell office:value-type="float" office:value="5855.22" calcext:value-type="float">
            <text:p>5855.220</text:p>
          </table:table-cell>
          <table:table-cell office:value-type="float" office:value="6005.735" calcext:value-type="float">
            <text:p>6005.735</text:p>
          </table:table-cell>
          <table:table-cell office:value-type="float" office:value="18914.996" calcext:value-type="float">
            <text:p>18914.996</text:p>
          </table:table-cell>
          <table:table-cell office:value-type="float" office:value="19233.463" calcext:value-type="float">
            <text:p>19233.463</text:p>
          </table:table-cell>
          <table:table-cell office:value-type="float" office:value="31285.404" calcext:value-type="float">
            <text:p>31285.404</text:p>
          </table:table-cell>
          <table:table-cell table:number-columns-repeated="999"/>
        </table:table-row>
        <table:table-row table:style-name="ro1">
          <table:table-cell office:value-type="float" office:value="4509.618" calcext:value-type="float">
            <text:p>4509.618</text:p>
          </table:table-cell>
          <table:table-cell office:value-type="float" office:value="4949.74" calcext:value-type="float">
            <text:p>4949.740</text:p>
          </table:table-cell>
          <table:table-cell office:value-type="float" office:value="4649.994" calcext:value-type="float">
            <text:p>4649.994</text:p>
          </table:table-cell>
          <table:table-cell office:value-type="float" office:value="7442.914" calcext:value-type="float">
            <text:p>7442.914</text:p>
          </table:table-cell>
          <table:table-cell office:value-type="float" office:value="8148.856" calcext:value-type="float">
            <text:p>8148.856</text:p>
          </table:table-cell>
          <table:table-cell office:value-type="float" office:value="8438.991" calcext:value-type="float">
            <text:p>8438.991</text:p>
          </table:table-cell>
          <table:table-cell office:value-type="float" office:value="8063.29" calcext:value-type="float">
            <text:p>8063.290</text:p>
          </table:table-cell>
          <table:table-cell office:value-type="float" office:value="5418.702" calcext:value-type="float">
            <text:p>5418.702</text:p>
          </table:table-cell>
          <table:table-cell office:value-type="float" office:value="7070.194" calcext:value-type="float">
            <text:p>7070.194</text:p>
          </table:table-cell>
          <table:table-cell office:value-type="float" office:value="17700.689" calcext:value-type="float">
            <text:p>17700.689</text:p>
          </table:table-cell>
          <table:table-cell office:value-type="float" office:value="16300.237" calcext:value-type="float">
            <text:p>16300.237</text:p>
          </table:table-cell>
          <table:table-cell office:value-type="float" office:value="30872.296" calcext:value-type="float">
            <text:p>30872.296</text:p>
          </table:table-cell>
          <table:table-cell table:number-columns-repeated="999"/>
        </table:table-row>
        <table:table-row table:style-name="ro1">
          <table:table-cell office:value-type="float" office:value="5245.048" calcext:value-type="float">
            <text:p>5245.048</text:p>
          </table:table-cell>
          <table:table-cell office:value-type="float" office:value="4318.239" calcext:value-type="float">
            <text:p>4318.239</text:p>
          </table:table-cell>
          <table:table-cell office:value-type="float" office:value="4339.214" calcext:value-type="float">
            <text:p>4339.214</text:p>
          </table:table-cell>
          <table:table-cell office:value-type="float" office:value="7997.037" calcext:value-type="float">
            <text:p>7997.037</text:p>
          </table:table-cell>
          <table:table-cell office:value-type="float" office:value="6732.287" calcext:value-type="float">
            <text:p>6732.287</text:p>
          </table:table-cell>
          <table:table-cell office:value-type="float" office:value="8358.779" calcext:value-type="float">
            <text:p>8358.779</text:p>
          </table:table-cell>
          <table:table-cell office:value-type="float" office:value="7096.085" calcext:value-type="float">
            <text:p>7096.085</text:p>
          </table:table-cell>
          <table:table-cell office:value-type="float" office:value="6266.18" calcext:value-type="float">
            <text:p>6266.180</text:p>
          </table:table-cell>
          <table:table-cell office:value-type="float" office:value="7262.554" calcext:value-type="float">
            <text:p>7262.554</text:p>
          </table:table-cell>
          <table:table-cell office:value-type="float" office:value="17223.34" calcext:value-type="float">
            <text:p>17223.340</text:p>
          </table:table-cell>
          <table:table-cell office:value-type="float" office:value="17097.282" calcext:value-type="float">
            <text:p>17097.282</text:p>
          </table:table-cell>
          <table:table-cell office:value-type="float" office:value="30380.378" calcext:value-type="float">
            <text:p>30380.378</text:p>
          </table:table-cell>
          <table:table-cell table:number-columns-repeated="999"/>
        </table:table-row>
        <table:table-row table:style-name="ro1">
          <table:table-cell office:value-type="float" office:value="4911.035" calcext:value-type="float">
            <text:p>4911.035</text:p>
          </table:table-cell>
          <table:table-cell office:value-type="float" office:value="4674.147" calcext:value-type="float">
            <text:p>4674.147</text:p>
          </table:table-cell>
          <table:table-cell office:value-type="float" office:value="4555.337" calcext:value-type="float">
            <text:p>4555.337</text:p>
          </table:table-cell>
          <table:table-cell office:value-type="float" office:value="6358.962" calcext:value-type="float">
            <text:p>6358.962</text:p>
          </table:table-cell>
          <table:table-cell office:value-type="float" office:value="4598.499" calcext:value-type="float">
            <text:p>4598.499</text:p>
          </table:table-cell>
          <table:table-cell office:value-type="float" office:value="8757.268" calcext:value-type="float">
            <text:p>8757.268</text:p>
          </table:table-cell>
          <table:table-cell office:value-type="float" office:value="8662.339" calcext:value-type="float">
            <text:p>8662.339</text:p>
          </table:table-cell>
          <table:table-cell office:value-type="float" office:value="5500.221" calcext:value-type="float">
            <text:p>5500.221</text:p>
          </table:table-cell>
          <table:table-cell office:value-type="float" office:value="6324.696" calcext:value-type="float">
            <text:p>6324.696</text:p>
          </table:table-cell>
          <table:table-cell office:value-type="float" office:value="20299.411" calcext:value-type="float">
            <text:p>20299.411</text:p>
          </table:table-cell>
          <table:table-cell office:value-type="float" office:value="18084.011" calcext:value-type="float">
            <text:p>18084.011</text:p>
          </table:table-cell>
          <table:table-cell office:value-type="float" office:value="32021.436" calcext:value-type="float">
            <text:p>32021.436</text:p>
          </table:table-cell>
          <table:table-cell table:number-columns-repeated="999"/>
        </table:table-row>
        <table:table-row table:style-name="ro1">
          <table:table-cell office:value-type="float" office:value="5446.44" calcext:value-type="float">
            <text:p>5446.440</text:p>
          </table:table-cell>
          <table:table-cell office:value-type="float" office:value="4895.741" calcext:value-type="float">
            <text:p>4895.741</text:p>
          </table:table-cell>
          <table:table-cell office:value-type="float" office:value="4452.633" calcext:value-type="float">
            <text:p>4452.633</text:p>
          </table:table-cell>
          <table:table-cell office:value-type="float" office:value="9442.703" calcext:value-type="float">
            <text:p>9442.703</text:p>
          </table:table-cell>
          <table:table-cell office:value-type="float" office:value="4695.028" calcext:value-type="float">
            <text:p>4695.028</text:p>
          </table:table-cell>
          <table:table-cell office:value-type="float" office:value="7368.378" calcext:value-type="float">
            <text:p>7368.378</text:p>
          </table:table-cell>
          <table:table-cell office:value-type="float" office:value="6854.687" calcext:value-type="float">
            <text:p>6854.687</text:p>
          </table:table-cell>
          <table:table-cell office:value-type="float" office:value="6292.257" calcext:value-type="float">
            <text:p>6292.257</text:p>
          </table:table-cell>
          <table:table-cell office:value-type="float" office:value="6865.981" calcext:value-type="float">
            <text:p>6865.981</text:p>
          </table:table-cell>
          <table:table-cell office:value-type="float" office:value="19719.057" calcext:value-type="float">
            <text:p>19719.057</text:p>
          </table:table-cell>
          <table:table-cell office:value-type="float" office:value="18510.182" calcext:value-type="float">
            <text:p>18510.182</text:p>
          </table:table-cell>
          <table:table-cell office:value-type="float" office:value="31609.315" calcext:value-type="float">
            <text:p>31609.315</text:p>
          </table:table-cell>
          <table:table-cell table:number-columns-repeated="999"/>
        </table:table-row>
        <table:table-row table:style-name="ro1">
          <table:table-cell office:value-type="float" office:value="4483.182" calcext:value-type="float">
            <text:p>4483.182</text:p>
          </table:table-cell>
          <table:table-cell office:value-type="float" office:value="4607.509" calcext:value-type="float">
            <text:p>4607.509</text:p>
          </table:table-cell>
          <table:table-cell office:value-type="float" office:value="4320.082" calcext:value-type="float">
            <text:p>4320.082</text:p>
          </table:table-cell>
          <table:table-cell office:value-type="float" office:value="4598.501" calcext:value-type="float">
            <text:p>4598.501</text:p>
          </table:table-cell>
          <table:table-cell office:value-type="float" office:value="6364.001" calcext:value-type="float">
            <text:p>6364.001</text:p>
          </table:table-cell>
          <table:table-cell office:value-type="float" office:value="8442.487" calcext:value-type="float">
            <text:p>8442.487</text:p>
          </table:table-cell>
          <table:table-cell office:value-type="float" office:value="5833.646" calcext:value-type="float">
            <text:p>5833.646</text:p>
          </table:table-cell>
          <table:table-cell office:value-type="float" office:value="5653.625" calcext:value-type="float">
            <text:p>5653.625</text:p>
          </table:table-cell>
          <table:table-cell office:value-type="float" office:value="6770.841" calcext:value-type="float">
            <text:p>6770.841</text:p>
          </table:table-cell>
          <table:table-cell office:value-type="float" office:value="18688.475" calcext:value-type="float">
            <text:p>18688.475</text:p>
          </table:table-cell>
          <table:table-cell office:value-type="float" office:value="19953.434" calcext:value-type="float">
            <text:p>19953.434</text:p>
          </table:table-cell>
          <table:table-cell office:value-type="float" office:value="29455.439" calcext:value-type="float">
            <text:p>29455.439</text:p>
          </table:table-cell>
          <table:table-cell table:number-columns-repeated="999"/>
        </table:table-row>
        <table:table-row table:style-name="ro1">
          <table:table-cell office:value-type="float" office:value="5068.936" calcext:value-type="float">
            <text:p>5068.936</text:p>
          </table:table-cell>
          <table:table-cell office:value-type="float" office:value="4778.272" calcext:value-type="float">
            <text:p>4778.272</text:p>
          </table:table-cell>
          <table:table-cell office:value-type="float" office:value="4218.426" calcext:value-type="float">
            <text:p>4218.426</text:p>
          </table:table-cell>
          <table:table-cell office:value-type="float" office:value="6897.825" calcext:value-type="float">
            <text:p>6897.825</text:p>
          </table:table-cell>
          <table:table-cell office:value-type="float" office:value="6945.256" calcext:value-type="float">
            <text:p>6945.256</text:p>
          </table:table-cell>
          <table:table-cell office:value-type="float" office:value="8780.103" calcext:value-type="float">
            <text:p>8780.103</text:p>
          </table:table-cell>
          <table:table-cell office:value-type="float" office:value="6087.303" calcext:value-type="float">
            <text:p>6087.303</text:p>
          </table:table-cell>
          <table:table-cell office:value-type="float" office:value="6057.924" calcext:value-type="float">
            <text:p>6057.924</text:p>
          </table:table-cell>
          <table:table-cell office:value-type="float" office:value="6700.704" calcext:value-type="float">
            <text:p>6700.704</text:p>
          </table:table-cell>
          <table:table-cell office:value-type="float" office:value="17442.716" calcext:value-type="float">
            <text:p>17442.716</text:p>
          </table:table-cell>
          <table:table-cell office:value-type="float" office:value="16613.352" calcext:value-type="float">
            <text:p>16613.352</text:p>
          </table:table-cell>
          <table:table-cell office:value-type="float" office:value="31347.865" calcext:value-type="float">
            <text:p>31347.865</text:p>
          </table:table-cell>
          <table:table-cell table:number-columns-repeated="999"/>
        </table:table-row>
        <table:table-row table:style-name="ro1">
          <table:table-cell office:value-type="float" office:value="4838.893" calcext:value-type="float">
            <text:p>4838.89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308.585" calcext:value-type="float">
            <text:p>4308.585</text:p>
          </table:table-cell>
          <table:table-cell office:value-type="float" office:value="6507.832" calcext:value-type="float">
            <text:p>6507.832</text:p>
          </table:table-cell>
          <table:table-cell office:value-type="float" office:value="6656.276" calcext:value-type="float">
            <text:p>6656.276</text:p>
          </table:table-cell>
          <table:table-cell office:value-type="float" office:value="9335.565" calcext:value-type="float">
            <text:p>9335.565</text:p>
          </table:table-cell>
          <table:table-cell office:value-type="float" office:value="6318.877" calcext:value-type="float">
            <text:p>6318.877</text:p>
          </table:table-cell>
          <table:table-cell office:value-type="float" office:value="5294.31" calcext:value-type="float">
            <text:p>5294.310</text:p>
          </table:table-cell>
          <table:table-cell office:value-type="float" office:value="6397.31" calcext:value-type="float">
            <text:p>6397.310</text:p>
          </table:table-cell>
          <table:table-cell office:value-type="float" office:value="19880.714" calcext:value-type="float">
            <text:p>19880.714</text:p>
          </table:table-cell>
          <table:table-cell office:value-type="float" office:value="19953.434" calcext:value-type="float">
            <text:p>19953.434</text:p>
          </table:table-cell>
          <table:table-cell office:value-type="float" office:value="30522.822" calcext:value-type="float">
            <text:p>30522.822</text:p>
          </table:table-cell>
          <table:table-cell table:number-columns-repeated="999"/>
        </table:table-row>
        <table:table-row table:style-name="ro1">
          <table:table-cell office:value-type="float" office:value="5851.622" calcext:value-type="float">
            <text:p>5851.622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469.654" calcext:value-type="float">
            <text:p>4469.654</text:p>
          </table:table-cell>
          <table:table-cell office:value-type="float" office:value="6322.325" calcext:value-type="float">
            <text:p>6322.325</text:p>
          </table:table-cell>
          <table:table-cell office:value-type="float" office:value="7363.718" calcext:value-type="float">
            <text:p>7363.718</text:p>
          </table:table-cell>
          <table:table-cell office:value-type="float" office:value="8404.575" calcext:value-type="float">
            <text:p>8404.575</text:p>
          </table:table-cell>
          <table:table-cell office:value-type="float" office:value="6089.293" calcext:value-type="float">
            <text:p>6089.293</text:p>
          </table:table-cell>
          <table:table-cell office:value-type="float" office:value="5647.243" calcext:value-type="float">
            <text:p>5647.243</text:p>
          </table:table-cell>
          <table:table-cell office:value-type="float" office:value="6240.145" calcext:value-type="float">
            <text:p>6240.145</text:p>
          </table:table-cell>
          <table:table-cell office:value-type="float" office:value="22517.994" calcext:value-type="float">
            <text:p>22517.994</text:p>
          </table:table-cell>
          <table:table-cell office:value-type="float" office:value="17099.249" calcext:value-type="float">
            <text:p>17099.249</text:p>
          </table:table-cell>
          <table:table-cell office:value-type="float" office:value="29909.059" calcext:value-type="float">
            <text:p>29909.059</text:p>
          </table:table-cell>
          <table:table-cell table:number-columns-repeated="999"/>
        </table:table-row>
        <table:table-row table:style-name="ro1">
          <table:table-cell office:value-type="float" office:value="4911.035" calcext:value-type="float">
            <text:p>4911.035</text:p>
          </table:table-cell>
          <table:table-cell office:value-type="float" office:value="5104.472" calcext:value-type="float">
            <text:p>5104.472</text:p>
          </table:table-cell>
          <table:table-cell office:value-type="float" office:value="4476.211" calcext:value-type="float">
            <text:p>4476.211</text:p>
          </table:table-cell>
          <table:table-cell office:value-type="float" office:value="8868.586" calcext:value-type="float">
            <text:p>8868.586</text:p>
          </table:table-cell>
          <table:table-cell office:value-type="float" office:value="6530.386" calcext:value-type="float">
            <text:p>6530.386</text:p>
          </table:table-cell>
          <table:table-cell office:value-type="float" office:value="9432.522" calcext:value-type="float">
            <text:p>9432.522</text:p>
          </table:table-cell>
          <table:table-cell office:value-type="float" office:value="5449.533" calcext:value-type="float">
            <text:p>5449.533</text:p>
          </table:table-cell>
          <table:table-cell office:value-type="float" office:value="5715.487" calcext:value-type="float">
            <text:p>5715.487</text:p>
          </table:table-cell>
          <table:table-cell office:value-type="float" office:value="6962.676" calcext:value-type="float">
            <text:p>6962.676</text:p>
          </table:table-cell>
          <table:table-cell office:value-type="float" office:value="20801.659" calcext:value-type="float">
            <text:p>20801.659</text:p>
          </table:table-cell>
          <table:table-cell office:value-type="float" office:value="18746.375" calcext:value-type="float">
            <text:p>18746.375</text:p>
          </table:table-cell>
          <table:table-cell office:value-type="float" office:value="33485.755" calcext:value-type="float">
            <text:p>33485.755</text:p>
          </table:table-cell>
          <table:table-cell table:number-columns-repeated="999"/>
        </table:table-row>
        <table:table-row table:style-name="ro1">
          <table:table-cell office:value-type="float" office:value="4016.483" calcext:value-type="float">
            <text:p>4016.483</text:p>
          </table:table-cell>
          <table:table-cell office:value-type="float" office:value="4674.147" calcext:value-type="float">
            <text:p>4674.147</text:p>
          </table:table-cell>
          <table:table-cell office:value-type="float" office:value="4599.333" calcext:value-type="float">
            <text:p>4599.333</text:p>
          </table:table-cell>
          <table:table-cell office:value-type="float" office:value="7562.609" calcext:value-type="float">
            <text:p>7562.609</text:p>
          </table:table-cell>
          <table:table-cell office:value-type="float" office:value="6295.992" calcext:value-type="float">
            <text:p>6295.992</text:p>
          </table:table-cell>
          <table:table-cell office:value-type="float" office:value="8561.132" calcext:value-type="float">
            <text:p>8561.132</text:p>
          </table:table-cell>
          <table:table-cell office:value-type="float" office:value="6865.329" calcext:value-type="float">
            <text:p>6865.329</text:p>
          </table:table-cell>
          <table:table-cell office:value-type="float" office:value="5832.444" calcext:value-type="float">
            <text:p>5832.444</text:p>
          </table:table-cell>
          <table:table-cell office:value-type="float" office:value="6678.629" calcext:value-type="float">
            <text:p>6678.629</text:p>
          </table:table-cell>
          <table:table-cell office:value-type="float" office:value="19800.401" calcext:value-type="float">
            <text:p>19800.401</text:p>
          </table:table-cell>
          <table:table-cell office:value-type="float" office:value="17771.308" calcext:value-type="float">
            <text:p>17771.308</text:p>
          </table:table-cell>
          <table:table-cell office:value-type="float" office:value="31255.695" calcext:value-type="float">
            <text:p>31255.695</text:p>
          </table:table-cell>
          <table:table-cell table:number-columns-repeated="999"/>
        </table:table-row>
        <table:table-row table:style-name="ro1">
          <table:table-cell office:value-type="float" office:value="4794.24" calcext:value-type="float">
            <text:p>4794.240</text:p>
          </table:table-cell>
          <table:table-cell office:value-type="float" office:value="5382.89" calcext:value-type="float">
            <text:p>5382.890</text:p>
          </table:table-cell>
          <table:table-cell office:value-type="float" office:value="4485.021" calcext:value-type="float">
            <text:p>4485.021</text:p>
          </table:table-cell>
          <table:table-cell office:value-type="float" office:value="6595.062" calcext:value-type="float">
            <text:p>6595.062</text:p>
          </table:table-cell>
          <table:table-cell office:value-type="float" office:value="4652.672" calcext:value-type="float">
            <text:p>4652.672</text:p>
          </table:table-cell>
          <table:table-cell office:value-type="float" office:value="7466.964" calcext:value-type="float">
            <text:p>7466.964</text:p>
          </table:table-cell>
          <table:table-cell office:value-type="float" office:value="6580.928" calcext:value-type="float">
            <text:p>6580.928</text:p>
          </table:table-cell>
          <table:table-cell office:value-type="float" office:value="5928.991" calcext:value-type="float">
            <text:p>5928.991</text:p>
          </table:table-cell>
          <table:table-cell office:value-type="float" office:value="6606.158" calcext:value-type="float">
            <text:p>6606.158</text:p>
          </table:table-cell>
          <table:table-cell office:value-type="float" office:value="20081.767" calcext:value-type="float">
            <text:p>20081.767</text:p>
          </table:table-cell>
          <table:table-cell office:value-type="float" office:value="20652.606" calcext:value-type="float">
            <text:p>20652.606</text:p>
          </table:table-cell>
          <table:table-cell office:value-type="float" office:value="31097.212" calcext:value-type="float">
            <text:p>31097.212</text:p>
          </table:table-cell>
          <table:table-cell table:number-columns-repeated="999"/>
        </table:table-row>
        <table:table-row table:style-name="ro1">
          <table:table-cell office:value-type="float" office:value="4564.876" calcext:value-type="float">
            <text:p>4564.876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111.471" calcext:value-type="float">
            <text:p>4111.471</text:p>
          </table:table-cell>
          <table:table-cell office:value-type="float" office:value="7053.242" calcext:value-type="float">
            <text:p>7053.242</text:p>
          </table:table-cell>
          <table:table-cell office:value-type="float" office:value="6805.395" calcext:value-type="float">
            <text:p>6805.395</text:p>
          </table:table-cell>
          <table:table-cell office:value-type="float" office:value="8182.755" calcext:value-type="float">
            <text:p>8182.755</text:p>
          </table:table-cell>
          <table:table-cell office:value-type="float" office:value="6382.563" calcext:value-type="float">
            <text:p>6382.563</text:p>
          </table:table-cell>
          <table:table-cell office:value-type="float" office:value="5671.458" calcext:value-type="float">
            <text:p>5671.458</text:p>
          </table:table-cell>
          <table:table-cell office:value-type="float" office:value="7067.93" calcext:value-type="float">
            <text:p>7067.930</text:p>
          </table:table-cell>
          <table:table-cell office:value-type="float" office:value="22970.336" calcext:value-type="float">
            <text:p>22970.336</text:p>
          </table:table-cell>
          <table:table-cell office:value-type="float" office:value="17294.965" calcext:value-type="float">
            <text:p>17294.965</text:p>
          </table:table-cell>
          <table:table-cell office:value-type="float" office:value="30899.392" calcext:value-type="float">
            <text:p>30899.392</text:p>
          </table:table-cell>
          <table:table-cell table:number-columns-repeated="999"/>
        </table:table-row>
        <table:table-row table:style-name="ro1">
          <table:table-cell office:value-type="float" office:value="5145.119" calcext:value-type="float">
            <text:p>5145.119</text:p>
          </table:table-cell>
          <table:table-cell office:value-type="float" office:value="4778.272" calcext:value-type="float">
            <text:p>4778.272</text:p>
          </table:table-cell>
          <table:table-cell office:value-type="float" office:value="4066.469" calcext:value-type="float">
            <text:p>4066.469</text:p>
          </table:table-cell>
          <table:table-cell office:value-type="float" office:value="6451.757" calcext:value-type="float">
            <text:p>6451.757</text:p>
          </table:table-cell>
          <table:table-cell office:value-type="float" office:value="8647.414" calcext:value-type="float">
            <text:p>8647.414</text:p>
          </table:table-cell>
          <table:table-cell office:value-type="float" office:value="6083.288" calcext:value-type="float">
            <text:p>6083.288</text:p>
          </table:table-cell>
          <table:table-cell office:value-type="float" office:value="5549.826" calcext:value-type="float">
            <text:p>5549.826</text:p>
          </table:table-cell>
          <table:table-cell office:value-type="float" office:value="5457.309" calcext:value-type="float">
            <text:p>5457.309</text:p>
          </table:table-cell>
          <table:table-cell office:value-type="float" office:value="6539.904" calcext:value-type="float">
            <text:p>6539.904</text:p>
          </table:table-cell>
          <table:table-cell office:value-type="float" office:value="19341.93" calcext:value-type="float">
            <text:p>19341.930</text:p>
          </table:table-cell>
          <table:table-cell office:value-type="float" office:value="16548.136" calcext:value-type="float">
            <text:p>16548.136</text:p>
          </table:table-cell>
          <table:table-cell office:value-type="float" office:value="29862.714" calcext:value-type="float">
            <text:p>29862.714</text:p>
          </table:table-cell>
          <table:table-cell table:number-columns-repeated="999"/>
        </table:table-row>
        <table:table-row table:style-name="ro1">
          <table:table-cell office:value-type="float" office:value="4949.74" calcext:value-type="float">
            <text:p>4949.740</text:p>
          </table:table-cell>
          <table:table-cell office:value-type="float" office:value="4579.939" calcext:value-type="float">
            <text:p>4579.939</text:p>
          </table:table-cell>
          <table:table-cell office:value-type="float" office:value="4361.294" calcext:value-type="float">
            <text:p>4361.294</text:p>
          </table:table-cell>
          <table:table-cell office:value-type="float" office:value="8211.461" calcext:value-type="float">
            <text:p>8211.461</text:p>
          </table:table-cell>
          <table:table-cell office:value-type="float" office:value="6650.351" calcext:value-type="float">
            <text:p>6650.351</text:p>
          </table:table-cell>
          <table:table-cell office:value-type="float" office:value="7573.535" calcext:value-type="float">
            <text:p>7573.535</text:p>
          </table:table-cell>
          <table:table-cell office:value-type="float" office:value="7665.337" calcext:value-type="float">
            <text:p>7665.337</text:p>
          </table:table-cell>
          <table:table-cell office:value-type="float" office:value="5822.184" calcext:value-type="float">
            <text:p>5822.184</text:p>
          </table:table-cell>
          <table:table-cell office:value-type="float" office:value="7070.278" calcext:value-type="float">
            <text:p>7070.278</text:p>
          </table:table-cell>
          <table:table-cell office:value-type="float" office:value="19284.146" calcext:value-type="float">
            <text:p>19284.146</text:p>
          </table:table-cell>
          <table:table-cell office:value-type="float" office:value="16080.391" calcext:value-type="float">
            <text:p>16080.391</text:p>
          </table:table-cell>
          <table:table-cell office:value-type="float" office:value="29498.869" calcext:value-type="float">
            <text:p>29498.869</text:p>
          </table:table-cell>
          <table:table-cell table:number-columns-repeated="999"/>
        </table:table-row>
        <table:table-row table:style-name="ro1">
          <table:table-cell office:value-type="float" office:value="5144.239" calcext:value-type="float">
            <text:p>5144.239</text:p>
          </table:table-cell>
          <table:table-cell office:value-type="float" office:value="5062.157" calcext:value-type="float">
            <text:p>5062.157</text:p>
          </table:table-cell>
          <table:table-cell office:value-type="float" office:value="5092.836" calcext:value-type="float">
            <text:p>5092.836</text:p>
          </table:table-cell>
          <table:table-cell office:value-type="float" office:value="6572.208" calcext:value-type="float">
            <text:p>6572.208</text:p>
          </table:table-cell>
          <table:table-cell office:value-type="float" office:value="6657.216" calcext:value-type="float">
            <text:p>6657.216</text:p>
          </table:table-cell>
          <table:table-cell office:value-type="float" office:value="7682.914" calcext:value-type="float">
            <text:p>7682.914</text:p>
          </table:table-cell>
          <table:table-cell office:value-type="float" office:value="5992.036" calcext:value-type="float">
            <text:p>5992.036</text:p>
          </table:table-cell>
          <table:table-cell office:value-type="float" office:value="5290.984" calcext:value-type="float">
            <text:p>5290.984</text:p>
          </table:table-cell>
          <table:table-cell office:value-type="float" office:value="7183.727" calcext:value-type="float">
            <text:p>7183.727</text:p>
          </table:table-cell>
          <table:table-cell office:value-type="float" office:value="18323.835" calcext:value-type="float">
            <text:p>18323.835</text:p>
          </table:table-cell>
          <table:table-cell office:value-type="float" office:value="17340.507" calcext:value-type="float">
            <text:p>17340.507</text:p>
          </table:table-cell>
          <table:table-cell office:value-type="float" office:value="30702.65" calcext:value-type="float">
            <text:p>30702.650</text:p>
          </table:table-cell>
          <table:table-cell table:number-columns-repeated="999"/>
        </table:table-row>
        <table:table-row table:style-name="ro1">
          <table:table-cell office:value-type="float" office:value="4960.643" calcext:value-type="float">
            <text:p>4960.64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750.136" calcext:value-type="float">
            <text:p>4750.136</text:p>
          </table:table-cell>
          <table:table-cell office:value-type="float" office:value="8384.499" calcext:value-type="float">
            <text:p>8384.499</text:p>
          </table:table-cell>
          <table:table-cell office:value-type="float" office:value="6591.381" calcext:value-type="float">
            <text:p>6591.381</text:p>
          </table:table-cell>
          <table:table-cell office:value-type="float" office:value="7652.882" calcext:value-type="float">
            <text:p>7652.882</text:p>
          </table:table-cell>
          <table:table-cell office:value-type="float" office:value="5697.313" calcext:value-type="float">
            <text:p>5697.313</text:p>
          </table:table-cell>
          <table:table-cell office:value-type="float" office:value="5404.663" calcext:value-type="float">
            <text:p>5404.663</text:p>
          </table:table-cell>
          <table:table-cell office:value-type="float" office:value="6790.459" calcext:value-type="float">
            <text:p>6790.459</text:p>
          </table:table-cell>
          <table:table-cell office:value-type="float" office:value="18480.095" calcext:value-type="float">
            <text:p>18480.095</text:p>
          </table:table-cell>
          <table:table-cell office:value-type="float" office:value="17789.685" calcext:value-type="float">
            <text:p>17789.685</text:p>
          </table:table-cell>
          <table:table-cell office:value-type="float" office:value="31066.744" calcext:value-type="float">
            <text:p>31066.744</text:p>
          </table:table-cell>
          <table:table-cell table:number-columns-repeated="999"/>
        </table:table-row>
        <table:table-row table:style-name="ro1">
          <table:table-cell office:value-type="float" office:value="5714.392" calcext:value-type="float">
            <text:p>5714.392</text:p>
          </table:table-cell>
          <table:table-cell office:value-type="float" office:value="4318.239" calcext:value-type="float">
            <text:p>4318.239</text:p>
          </table:table-cell>
          <table:table-cell office:value-type="float" office:value="4011.063" calcext:value-type="float">
            <text:p>4011.063</text:p>
          </table:table-cell>
          <table:table-cell office:value-type="float" office:value="8280.662" calcext:value-type="float">
            <text:p>8280.662</text:p>
          </table:table-cell>
          <table:table-cell office:value-type="float" office:value="6473.033" calcext:value-type="float">
            <text:p>6473.033</text:p>
          </table:table-cell>
          <table:table-cell office:value-type="float" office:value="8360.32" calcext:value-type="float">
            <text:p>8360.320</text:p>
          </table:table-cell>
          <table:table-cell office:value-type="float" office:value="6587.452" calcext:value-type="float">
            <text:p>6587.452</text:p>
          </table:table-cell>
          <table:table-cell office:value-type="float" office:value="5936.213" calcext:value-type="float">
            <text:p>5936.213</text:p>
          </table:table-cell>
          <table:table-cell office:value-type="float" office:value="6100.673" calcext:value-type="float">
            <text:p>6100.673</text:p>
          </table:table-cell>
          <table:table-cell office:value-type="float" office:value="19943.337" calcext:value-type="float">
            <text:p>19943.337</text:p>
          </table:table-cell>
          <table:table-cell office:value-type="float" office:value="18277.094" calcext:value-type="float">
            <text:p>18277.094</text:p>
          </table:table-cell>
          <table:table-cell office:value-type="float" office:value="31372.291" calcext:value-type="float">
            <text:p>31372.291</text:p>
          </table:table-cell>
          <table:table-cell table:number-columns-repeated="999"/>
        </table:table-row>
        <table:table-row table:style-name="ro1">
          <table:table-cell office:value-type="float" office:value="5234.146" calcext:value-type="float">
            <text:p>5234.146</text:p>
          </table:table-cell>
          <table:table-cell office:value-type="float" office:value="4723.556" calcext:value-type="float">
            <text:p>4723.556</text:p>
          </table:table-cell>
          <table:table-cell office:value-type="float" office:value="4640.839" calcext:value-type="float">
            <text:p>4640.839</text:p>
          </table:table-cell>
          <table:table-cell office:value-type="float" office:value="6587.428" calcext:value-type="float">
            <text:p>6587.428</text:p>
          </table:table-cell>
          <table:table-cell office:value-type="float" office:value="7041.085" calcext:value-type="float">
            <text:p>7041.085</text:p>
          </table:table-cell>
          <table:table-cell office:value-type="float" office:value="8287.037" calcext:value-type="float">
            <text:p>8287.037</text:p>
          </table:table-cell>
          <table:table-cell office:value-type="float" office:value="6075.816" calcext:value-type="float">
            <text:p>6075.816</text:p>
          </table:table-cell>
          <table:table-cell office:value-type="float" office:value="5861.641" calcext:value-type="float">
            <text:p>5861.641</text:p>
          </table:table-cell>
          <table:table-cell office:value-type="float" office:value="6407.751" calcext:value-type="float">
            <text:p>6407.751</text:p>
          </table:table-cell>
          <table:table-cell office:value-type="float" office:value="18285.313" calcext:value-type="float">
            <text:p>18285.313</text:p>
          </table:table-cell>
          <table:table-cell office:value-type="float" office:value="18138.48" calcext:value-type="float">
            <text:p>18138.480</text:p>
          </table:table-cell>
          <table:table-cell office:value-type="float" office:value="32043.838" calcext:value-type="float">
            <text:p>32043.838</text:p>
          </table:table-cell>
          <table:table-cell table:number-columns-repeated="999"/>
        </table:table-row>
        <table:table-row table:style-name="ro1">
          <table:table-cell office:value-type="float" office:value="5068.936" calcext:value-type="float">
            <text:p>5068.936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705.951" calcext:value-type="float">
            <text:p>4705.951</text:p>
          </table:table-cell>
          <table:table-cell office:value-type="float" office:value="8154.663" calcext:value-type="float">
            <text:p>8154.663</text:p>
          </table:table-cell>
          <table:table-cell office:value-type="float" office:value="7087.383" calcext:value-type="float">
            <text:p>7087.383</text:p>
          </table:table-cell>
          <table:table-cell office:value-type="float" office:value="9804.656" calcext:value-type="float">
            <text:p>9804.656</text:p>
          </table:table-cell>
          <table:table-cell office:value-type="float" office:value="6359.698" calcext:value-type="float">
            <text:p>6359.698</text:p>
          </table:table-cell>
          <table:table-cell office:value-type="float" office:value="6539.455" calcext:value-type="float">
            <text:p>6539.455</text:p>
          </table:table-cell>
          <table:table-cell office:value-type="float" office:value="6512.783" calcext:value-type="float">
            <text:p>6512.783</text:p>
          </table:table-cell>
          <table:table-cell office:value-type="float" office:value="19023.038" calcext:value-type="float">
            <text:p>19023.038</text:p>
          </table:table-cell>
          <table:table-cell office:value-type="float" office:value="17227.297" calcext:value-type="float">
            <text:p>17227.297</text:p>
          </table:table-cell>
          <table:table-cell office:value-type="float" office:value="31287.516" calcext:value-type="float">
            <text:p>31287.516</text:p>
          </table:table-cell>
          <table:table-cell table:number-columns-repeated="999"/>
        </table:table-row>
        <table:table-row table:style-name="ro1">
          <table:table-cell office:value-type="float" office:value="5286.353" calcext:value-type="float">
            <text:p>5286.35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339.214" calcext:value-type="float">
            <text:p>4339.214</text:p>
          </table:table-cell>
          <table:table-cell office:value-type="float" office:value="8513.356" calcext:value-type="float">
            <text:p>8513.356</text:p>
          </table:table-cell>
          <table:table-cell office:value-type="float" office:value="5128.158" calcext:value-type="float">
            <text:p>5128.158</text:p>
          </table:table-cell>
          <table:table-cell office:value-type="float" office:value="8163.931" calcext:value-type="float">
            <text:p>8163.931</text:p>
          </table:table-cell>
          <table:table-cell office:value-type="float" office:value="5393.077" calcext:value-type="float">
            <text:p>5393.077</text:p>
          </table:table-cell>
          <table:table-cell office:value-type="float" office:value="5559.795" calcext:value-type="float">
            <text:p>5559.795</text:p>
          </table:table-cell>
          <table:table-cell office:value-type="float" office:value="6179.434" calcext:value-type="float">
            <text:p>6179.434</text:p>
          </table:table-cell>
          <table:table-cell office:value-type="float" office:value="20893.114" calcext:value-type="float">
            <text:p>20893.114</text:p>
          </table:table-cell>
          <table:table-cell office:value-type="float" office:value="22153.229" calcext:value-type="float">
            <text:p>22153.229</text:p>
          </table:table-cell>
          <table:table-cell office:value-type="float" office:value="29484.765" calcext:value-type="float">
            <text:p>29484.765</text:p>
          </table:table-cell>
          <table:table-cell table:number-columns-repeated="999"/>
        </table:table-row>
        <table:table-row table:style-name="ro1">
          <table:table-cell office:value-type="float" office:value="4570.025" calcext:value-type="float">
            <text:p>4570.025</text:p>
          </table:table-cell>
          <table:table-cell office:value-type="float" office:value="4879.494" calcext:value-type="float">
            <text:p>4879.494</text:p>
          </table:table-cell>
          <table:table-cell office:value-type="float" office:value="4411.491" calcext:value-type="float">
            <text:p>4411.491</text:p>
          </table:table-cell>
          <table:table-cell office:value-type="float" office:value="6933.227" calcext:value-type="float">
            <text:p>6933.227</text:p>
          </table:table-cell>
          <table:table-cell office:value-type="float" office:value="6190.466" calcext:value-type="float">
            <text:p>6190.466</text:p>
          </table:table-cell>
          <table:table-cell office:value-type="float" office:value="8225.279" calcext:value-type="float">
            <text:p>8225.279</text:p>
          </table:table-cell>
          <table:table-cell office:value-type="float" office:value="6331.549" calcext:value-type="float">
            <text:p>6331.549</text:p>
          </table:table-cell>
          <table:table-cell office:value-type="float" office:value="5797.895" calcext:value-type="float">
            <text:p>5797.895</text:p>
          </table:table-cell>
          <table:table-cell office:value-type="float" office:value="6460.918" calcext:value-type="float">
            <text:p>6460.918</text:p>
          </table:table-cell>
          <table:table-cell office:value-type="float" office:value="22677.038" calcext:value-type="float">
            <text:p>22677.038</text:p>
          </table:table-cell>
          <table:table-cell office:value-type="float" office:value="18466.781" calcext:value-type="float">
            <text:p>18466.781</text:p>
          </table:table-cell>
          <table:table-cell office:value-type="float" office:value="30400.953" calcext:value-type="float">
            <text:p>30400.953</text:p>
          </table:table-cell>
          <table:table-cell table:number-columns-repeated="999"/>
        </table:table-row>
        <table:table-row table:style-name="ro1">
          <table:table-cell office:value-type="float" office:value="5137.383" calcext:value-type="float">
            <text:p>5137.383</text:p>
          </table:table-cell>
          <table:table-cell office:value-type="float" office:value="4955.552" calcext:value-type="float">
            <text:p>4955.552</text:p>
          </table:table-cell>
          <table:table-cell office:value-type="float" office:value="5153.648" calcext:value-type="float">
            <text:p>5153.648</text:p>
          </table:table-cell>
          <table:table-cell office:value-type="float" office:value="9035.683" calcext:value-type="float">
            <text:p>9035.683</text:p>
          </table:table-cell>
          <table:table-cell office:value-type="float" office:value="7764.812" calcext:value-type="float">
            <text:p>7764.812</text:p>
          </table:table-cell>
          <table:table-cell office:value-type="float" office:value="8329.902" calcext:value-type="float">
            <text:p>8329.902</text:p>
          </table:table-cell>
          <table:table-cell office:value-type="float" office:value="5823.916" calcext:value-type="float">
            <text:p>5823.916</text:p>
          </table:table-cell>
          <table:table-cell office:value-type="float" office:value="5563.661" calcext:value-type="float">
            <text:p>5563.661</text:p>
          </table:table-cell>
          <table:table-cell office:value-type="float" office:value="6212.939" calcext:value-type="float">
            <text:p>6212.939</text:p>
          </table:table-cell>
          <table:table-cell office:value-type="float" office:value="16520.404" calcext:value-type="float">
            <text:p>16520.404</text:p>
          </table:table-cell>
          <table:table-cell office:value-type="float" office:value="21720.415" calcext:value-type="float">
            <text:p>21720.415</text:p>
          </table:table-cell>
          <table:table-cell office:value-type="float" office:value="31238.746" calcext:value-type="float">
            <text:p>31238.746</text:p>
          </table:table-cell>
          <table:table-cell table:number-columns-repeated="999"/>
        </table:table-row>
        <table:table-row table:style-name="ro1">
          <table:table-cell office:value-type="float" office:value="5751.94" calcext:value-type="float">
            <text:p>5751.940</text:p>
          </table:table-cell>
          <table:table-cell office:value-type="float" office:value="4778.272" calcext:value-type="float">
            <text:p>4778.272</text:p>
          </table:table-cell>
          <table:table-cell office:value-type="float" office:value="4226.845" calcext:value-type="float">
            <text:p>4226.845</text:p>
          </table:table-cell>
          <table:table-cell office:value-type="float" office:value="6639.457" calcext:value-type="float">
            <text:p>6639.457</text:p>
          </table:table-cell>
          <table:table-cell office:value-type="float" office:value="5532.173" calcext:value-type="float">
            <text:p>5532.173</text:p>
          </table:table-cell>
          <table:table-cell office:value-type="float" office:value="9152.982" calcext:value-type="float">
            <text:p>9152.982</text:p>
          </table:table-cell>
          <table:table-cell office:value-type="float" office:value="6369.608" calcext:value-type="float">
            <text:p>6369.608</text:p>
          </table:table-cell>
          <table:table-cell office:value-type="float" office:value="5682.866" calcext:value-type="float">
            <text:p>5682.866</text:p>
          </table:table-cell>
          <table:table-cell office:value-type="float" office:value="6173.306" calcext:value-type="float">
            <text:p>6173.306</text:p>
          </table:table-cell>
          <table:table-cell office:value-type="float" office:value="19399.848" calcext:value-type="float">
            <text:p>19399.848</text:p>
          </table:table-cell>
          <table:table-cell office:value-type="float" office:value="19406.556" calcext:value-type="float">
            <text:p>19406.556</text:p>
          </table:table-cell>
          <table:table-cell office:value-type="float" office:value="28909.502" calcext:value-type="float">
            <text:p>28909.502</text:p>
          </table:table-cell>
          <table:table-cell table:number-columns-repeated="999"/>
        </table:table-row>
        <table:table-row table:style-name="ro1">
          <table:table-cell office:value-type="float" office:value="4911.035" calcext:value-type="float">
            <text:p>4911.035</text:p>
          </table:table-cell>
          <table:table-cell office:value-type="float" office:value="4674.147" calcext:value-type="float">
            <text:p>4674.147</text:p>
          </table:table-cell>
          <table:table-cell office:value-type="float" office:value="4673.032" calcext:value-type="float">
            <text:p>4673.032</text:p>
          </table:table-cell>
          <table:table-cell office:value-type="float" office:value="7035.293" calcext:value-type="float">
            <text:p>7035.293</text:p>
          </table:table-cell>
          <table:table-cell office:value-type="float" office:value="6619.894" calcext:value-type="float">
            <text:p>6619.894</text:p>
          </table:table-cell>
          <table:table-cell office:value-type="float" office:value="9012.753" calcext:value-type="float">
            <text:p>9012.753</text:p>
          </table:table-cell>
          <table:table-cell office:value-type="float" office:value="7792.151" calcext:value-type="float">
            <text:p>7792.151</text:p>
          </table:table-cell>
          <table:table-cell office:value-type="float" office:value="5948.64" calcext:value-type="float">
            <text:p>5948.640</text:p>
          </table:table-cell>
          <table:table-cell office:value-type="float" office:value="6512.783" calcext:value-type="float">
            <text:p>6512.783</text:p>
          </table:table-cell>
          <table:table-cell office:value-type="float" office:value="17672.559" calcext:value-type="float">
            <text:p>17672.559</text:p>
          </table:table-cell>
          <table:table-cell office:value-type="float" office:value="20215.765" calcext:value-type="float">
            <text:p>20215.765</text:p>
          </table:table-cell>
          <table:table-cell office:value-type="float" office:value="30082.213" calcext:value-type="float">
            <text:p>30082.213</text:p>
          </table:table-cell>
          <table:table-cell table:number-columns-repeated="999"/>
        </table:table-row>
        <table:table-row table:style-name="ro1">
          <table:table-cell office:value-type="float" office:value="4837.445" calcext:value-type="float">
            <text:p>4837.445</text:p>
          </table:table-cell>
          <table:table-cell office:value-type="float" office:value="4900.151" calcext:value-type="float">
            <text:p>4900.151</text:p>
          </table:table-cell>
          <table:table-cell office:value-type="float" office:value="4674.118" calcext:value-type="float">
            <text:p>4674.118</text:p>
          </table:table-cell>
          <table:table-cell office:value-type="float" office:value="5272.755" calcext:value-type="float">
            <text:p>5272.755</text:p>
          </table:table-cell>
          <table:table-cell office:value-type="float" office:value="4668.253" calcext:value-type="float">
            <text:p>4668.253</text:p>
          </table:table-cell>
          <table:table-cell office:value-type="float" office:value="8476.369" calcext:value-type="float">
            <text:p>8476.369</text:p>
          </table:table-cell>
          <table:table-cell office:value-type="float" office:value="6463.078" calcext:value-type="float">
            <text:p>6463.078</text:p>
          </table:table-cell>
          <table:table-cell office:value-type="float" office:value="5362.661" calcext:value-type="float">
            <text:p>5362.661</text:p>
          </table:table-cell>
          <table:table-cell office:value-type="float" office:value="6156.425" calcext:value-type="float">
            <text:p>6156.425</text:p>
          </table:table-cell>
          <table:table-cell office:value-type="float" office:value="18418.486" calcext:value-type="float">
            <text:p>18418.486</text:p>
          </table:table-cell>
          <table:table-cell office:value-type="float" office:value="20447.396" calcext:value-type="float">
            <text:p>20447.396</text:p>
          </table:table-cell>
          <table:table-cell office:value-type="float" office:value="30872.296" calcext:value-type="float">
            <text:p>30872.296</text:p>
          </table:table-cell>
          <table:table-cell table:number-columns-repeated="999"/>
        </table:table-row>
        <table:table-row table:style-name="ro1">
          <table:table-cell office:value-type="float" office:value="4628.292" calcext:value-type="float">
            <text:p>4628.292</text:p>
          </table:table-cell>
          <table:table-cell office:value-type="float" office:value="4902.88" calcext:value-type="float">
            <text:p>4902.880</text:p>
          </table:table-cell>
          <table:table-cell office:value-type="float" office:value="4226.816" calcext:value-type="float">
            <text:p>4226.816</text:p>
          </table:table-cell>
          <table:table-cell office:value-type="float" office:value="7418.734" calcext:value-type="float">
            <text:p>7418.734</text:p>
          </table:table-cell>
          <table:table-cell office:value-type="float" office:value="4682.839" calcext:value-type="float">
            <text:p>4682.839</text:p>
          </table:table-cell>
          <table:table-cell office:value-type="float" office:value="7975.395" calcext:value-type="float">
            <text:p>7975.395</text:p>
          </table:table-cell>
          <table:table-cell office:value-type="float" office:value="5883.051" calcext:value-type="float">
            <text:p>5883.051</text:p>
          </table:table-cell>
          <table:table-cell office:value-type="float" office:value="5348.312" calcext:value-type="float">
            <text:p>5348.312</text:p>
          </table:table-cell>
          <table:table-cell office:value-type="float" office:value="6346.189" calcext:value-type="float">
            <text:p>6346.189</text:p>
          </table:table-cell>
          <table:table-cell office:value-type="float" office:value="20006.227" calcext:value-type="float">
            <text:p>20006.227</text:p>
          </table:table-cell>
          <table:table-cell office:value-type="float" office:value="20032.707" calcext:value-type="float">
            <text:p>20032.707</text:p>
          </table:table-cell>
          <table:table-cell office:value-type="float" office:value="32542.896" calcext:value-type="float">
            <text:p>32542.896</text:p>
          </table:table-cell>
          <table:table-cell table:number-columns-repeated="999"/>
        </table:table-row>
        <table:table-row table:style-name="ro1">
          <table:table-cell office:value-type="float" office:value="4570.025" calcext:value-type="float">
            <text:p>4570.025</text:p>
          </table:table-cell>
          <table:table-cell office:value-type="float" office:value="4612.975" calcext:value-type="float">
            <text:p>4612.975</text:p>
          </table:table-cell>
          <table:table-cell office:value-type="float" office:value="4944.591" calcext:value-type="float">
            <text:p>4944.591</text:p>
          </table:table-cell>
          <table:table-cell office:value-type="float" office:value="6482.371" calcext:value-type="float">
            <text:p>6482.371</text:p>
          </table:table-cell>
          <table:table-cell office:value-type="float" office:value="6724.575" calcext:value-type="float">
            <text:p>6724.575</text:p>
          </table:table-cell>
          <table:table-cell office:value-type="float" office:value="7700.994" calcext:value-type="float">
            <text:p>7700.994</text:p>
          </table:table-cell>
          <table:table-cell office:value-type="float" office:value="6095.294" calcext:value-type="float">
            <text:p>6095.294</text:p>
          </table:table-cell>
          <table:table-cell office:value-type="float" office:value="5598.587" calcext:value-type="float">
            <text:p>5598.587</text:p>
          </table:table-cell>
          <table:table-cell office:value-type="float" office:value="7043.384" calcext:value-type="float">
            <text:p>7043.384</text:p>
          </table:table-cell>
          <table:table-cell office:value-type="float" office:value="16981.791" calcext:value-type="float">
            <text:p>16981.791</text:p>
          </table:table-cell>
          <table:table-cell office:value-type="float" office:value="19022.342" calcext:value-type="float">
            <text:p>19022.342</text:p>
          </table:table-cell>
          <table:table-cell office:value-type="float" office:value="30159.305" calcext:value-type="float">
            <text:p>30159.305</text:p>
          </table:table-cell>
          <table:table-cell table:number-columns-repeated="999"/>
        </table:table-row>
        <table:table-row table:style-name="ro1">
          <table:table-cell office:value-type="float" office:value="4803.572" calcext:value-type="float">
            <text:p>4803.572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380.501" calcext:value-type="float">
            <text:p>4380.501</text:p>
          </table:table-cell>
          <table:table-cell office:value-type="float" office:value="6873.981" calcext:value-type="float">
            <text:p>6873.981</text:p>
          </table:table-cell>
          <table:table-cell office:value-type="float" office:value="6908.692" calcext:value-type="float">
            <text:p>6908.692</text:p>
          </table:table-cell>
          <table:table-cell office:value-type="float" office:value="7832.709" calcext:value-type="float">
            <text:p>7832.709</text:p>
          </table:table-cell>
          <table:table-cell office:value-type="float" office:value="6352.686" calcext:value-type="float">
            <text:p>6352.686</text:p>
          </table:table-cell>
          <table:table-cell office:value-type="float" office:value="5689.945" calcext:value-type="float">
            <text:p>5689.945</text:p>
          </table:table-cell>
          <table:table-cell office:value-type="float" office:value="6906.171" calcext:value-type="float">
            <text:p>6906.171</text:p>
          </table:table-cell>
          <table:table-cell office:value-type="float" office:value="17047.504" calcext:value-type="float">
            <text:p>17047.504</text:p>
          </table:table-cell>
          <table:table-cell office:value-type="float" office:value="18482.962" calcext:value-type="float">
            <text:p>18482.962</text:p>
          </table:table-cell>
          <table:table-cell office:value-type="float" office:value="31879.793" calcext:value-type="float">
            <text:p>31879.793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4008.747" calcext:value-type="float">
            <text:p>4008.747</text:p>
          </table:table-cell>
          <table:table-cell office:value-type="float" office:value="4149.386" calcext:value-type="float">
            <text:p>4149.386</text:p>
          </table:table-cell>
          <table:table-cell office:value-type="float" office:value="5597.466" calcext:value-type="float">
            <text:p>5597.466</text:p>
          </table:table-cell>
          <table:table-cell office:value-type="float" office:value="6287.034" calcext:value-type="float">
            <text:p>6287.034</text:p>
          </table:table-cell>
          <table:table-cell office:value-type="float" office:value="6792.302" calcext:value-type="float">
            <text:p>6792.302</text:p>
          </table:table-cell>
          <table:table-cell office:value-type="float" office:value="5960.473" calcext:value-type="float">
            <text:p>5960.473</text:p>
          </table:table-cell>
          <table:table-cell office:value-type="float" office:value="5596.786" calcext:value-type="float">
            <text:p>5596.786</text:p>
          </table:table-cell>
          <table:table-cell office:value-type="float" office:value="5892.678" calcext:value-type="float">
            <text:p>5892.678</text:p>
          </table:table-cell>
          <table:table-cell office:value-type="float" office:value="18160.015" calcext:value-type="float">
            <text:p>18160.015</text:p>
          </table:table-cell>
          <table:table-cell office:value-type="float" office:value="19872.537" calcext:value-type="float">
            <text:p>19872.537</text:p>
          </table:table-cell>
          <table:table-cell office:value-type="float" office:value="31140.466" calcext:value-type="float">
            <text:p>31140.466</text:p>
          </table:table-cell>
          <table:table-cell table:number-columns-repeated="999"/>
        </table:table-row>
        <table:table-row table:style-name="ro1">
          <table:table-cell office:value-type="float" office:value="4902.88" calcext:value-type="float">
            <text:p>4902.880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513.333" calcext:value-type="float">
            <text:p>4513.333</text:p>
          </table:table-cell>
          <table:table-cell office:value-type="float" office:value="4652.672" calcext:value-type="float">
            <text:p>4652.672</text:p>
          </table:table-cell>
          <table:table-cell office:value-type="float" office:value="7829.748" calcext:value-type="float">
            <text:p>7829.748</text:p>
          </table:table-cell>
          <table:table-cell office:value-type="float" office:value="8110.814" calcext:value-type="float">
            <text:p>8110.814</text:p>
          </table:table-cell>
          <table:table-cell office:value-type="float" office:value="6759.061" calcext:value-type="float">
            <text:p>6759.061</text:p>
          </table:table-cell>
          <table:table-cell office:value-type="float" office:value="5563.661" calcext:value-type="float">
            <text:p>5563.661</text:p>
          </table:table-cell>
          <table:table-cell office:value-type="float" office:value="6205.155" calcext:value-type="float">
            <text:p>6205.155</text:p>
          </table:table-cell>
          <table:table-cell office:value-type="float" office:value="19555.094" calcext:value-type="float">
            <text:p>19555.094</text:p>
          </table:table-cell>
          <table:table-cell office:value-type="float" office:value="19982.433" calcext:value-type="float">
            <text:p>19982.433</text:p>
          </table:table-cell>
          <table:table-cell office:value-type="float" office:value="28176.265" calcext:value-type="float">
            <text:p>28176.265</text:p>
          </table:table-cell>
          <table:table-cell table:number-columns-repeated="999"/>
        </table:table-row>
        <table:table-row table:style-name="ro1">
          <table:table-cell office:value-type="float" office:value="5280.381" calcext:value-type="float">
            <text:p>5280.381</text:p>
          </table:table-cell>
          <table:table-cell office:value-type="float" office:value="4838.893" calcext:value-type="float">
            <text:p>4838.893</text:p>
          </table:table-cell>
          <table:table-cell office:value-type="float" office:value="4452.366" calcext:value-type="float">
            <text:p>4452.366</text:p>
          </table:table-cell>
          <table:table-cell office:value-type="float" office:value="7818.861" calcext:value-type="float">
            <text:p>7818.861</text:p>
          </table:table-cell>
          <table:table-cell office:value-type="float" office:value="6900.689" calcext:value-type="float">
            <text:p>6900.689</text:p>
          </table:table-cell>
          <table:table-cell office:value-type="float" office:value="8700.169" calcext:value-type="float">
            <text:p>8700.169</text:p>
          </table:table-cell>
          <table:table-cell office:value-type="float" office:value="6115.79" calcext:value-type="float">
            <text:p>6115.790</text:p>
          </table:table-cell>
          <table:table-cell office:value-type="float" office:value="5362.661" calcext:value-type="float">
            <text:p>5362.661</text:p>
          </table:table-cell>
          <table:table-cell office:value-type="float" office:value="6130.223" calcext:value-type="float">
            <text:p>6130.223</text:p>
          </table:table-cell>
          <table:table-cell office:value-type="float" office:value="16841.177" calcext:value-type="float">
            <text:p>16841.177</text:p>
          </table:table-cell>
          <table:table-cell office:value-type="float" office:value="18773.573" calcext:value-type="float">
            <text:p>18773.573</text:p>
          </table:table-cell>
          <table:table-cell office:value-type="float" office:value="32323.299" calcext:value-type="float">
            <text:p>32323.299</text:p>
          </table:table-cell>
          <table:table-cell table:number-columns-repeated="999"/>
        </table:table-row>
        <table:table-row table:style-name="ro1">
          <table:table-cell office:value-type="float" office:value="5154.032" calcext:value-type="float">
            <text:p>5154.032</text:p>
          </table:table-cell>
          <table:table-cell office:value-type="float" office:value="4998.127" calcext:value-type="float">
            <text:p>4998.127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8415.794" calcext:value-type="float">
            <text:p>8415.794</text:p>
          </table:table-cell>
          <table:table-cell office:value-type="float" office:value="4668.253" calcext:value-type="float">
            <text:p>4668.253</text:p>
          </table:table-cell>
          <table:table-cell office:value-type="float" office:value="7559.234" calcext:value-type="float">
            <text:p>7559.234</text:p>
          </table:table-cell>
          <table:table-cell office:value-type="float" office:value="5863.125" calcext:value-type="float">
            <text:p>5863.125</text:p>
          </table:table-cell>
          <table:table-cell office:value-type="float" office:value="5554.194" calcext:value-type="float">
            <text:p>5554.194</text:p>
          </table:table-cell>
          <table:table-cell office:value-type="float" office:value="6282.863" calcext:value-type="float">
            <text:p>6282.863</text:p>
          </table:table-cell>
          <table:table-cell office:value-type="float" office:value="18121.203" calcext:value-type="float">
            <text:p>18121.203</text:p>
          </table:table-cell>
          <table:table-cell office:value-type="float" office:value="18693.55" calcext:value-type="float">
            <text:p>18693.550</text:p>
          </table:table-cell>
          <table:table-cell office:value-type="float" office:value="30943.423" calcext:value-type="float">
            <text:p>30943.423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4008.747" calcext:value-type="float">
            <text:p>4008.747</text:p>
          </table:table-cell>
          <table:table-cell office:value-type="float" office:value="4776.991" calcext:value-type="float">
            <text:p>4776.991</text:p>
          </table:table-cell>
          <table:table-cell office:value-type="float" office:value="9539.335" calcext:value-type="float">
            <text:p>9539.335</text:p>
          </table:table-cell>
          <table:table-cell office:value-type="float" office:value="6246.067" calcext:value-type="float">
            <text:p>6246.067</text:p>
          </table:table-cell>
          <table:table-cell office:value-type="float" office:value="7735.221" calcext:value-type="float">
            <text:p>7735.221</text:p>
          </table:table-cell>
          <table:table-cell office:value-type="float" office:value="5373.075" calcext:value-type="float">
            <text:p>5373.075</text:p>
          </table:table-cell>
          <table:table-cell office:value-type="float" office:value="6099.753" calcext:value-type="float">
            <text:p>6099.753</text:p>
          </table:table-cell>
          <table:table-cell office:value-type="float" office:value="7019.856" calcext:value-type="float">
            <text:p>7019.856</text:p>
          </table:table-cell>
          <table:table-cell office:value-type="float" office:value="18136.035" calcext:value-type="float">
            <text:p>18136.035</text:p>
          </table:table-cell>
          <table:table-cell office:value-type="float" office:value="17818.238" calcext:value-type="float">
            <text:p>17818.238</text:p>
          </table:table-cell>
          <table:table-cell office:value-type="float" office:value="32117.249" calcext:value-type="float">
            <text:p>32117.249</text:p>
          </table:table-cell>
          <table:table-cell table:number-columns-repeated="999"/>
        </table:table-row>
        <table:table-row table:style-name="ro1">
          <table:table-cell office:value-type="float" office:value="4824.993" calcext:value-type="float">
            <text:p>4824.993</text:p>
          </table:table-cell>
          <table:table-cell office:value-type="float" office:value="4852.509" calcext:value-type="float">
            <text:p>4852.509</text:p>
          </table:table-cell>
          <table:table-cell office:value-type="float" office:value="4226.816" calcext:value-type="float">
            <text:p>4226.816</text:p>
          </table:table-cell>
          <table:table-cell office:value-type="float" office:value="9175.84" calcext:value-type="float">
            <text:p>9175.840</text:p>
          </table:table-cell>
          <table:table-cell office:value-type="float" office:value="6246.067" calcext:value-type="float">
            <text:p>6246.067</text:p>
          </table:table-cell>
          <table:table-cell office:value-type="float" office:value="8953.211" calcext:value-type="float">
            <text:p>8953.211</text:p>
          </table:table-cell>
          <table:table-cell office:value-type="float" office:value="7359.169" calcext:value-type="float">
            <text:p>7359.169</text:p>
          </table:table-cell>
          <table:table-cell office:value-type="float" office:value="5821.611" calcext:value-type="float">
            <text:p>5821.611</text:p>
          </table:table-cell>
          <table:table-cell office:value-type="float" office:value="6800.85" calcext:value-type="float">
            <text:p>6800.850</text:p>
          </table:table-cell>
          <table:table-cell office:value-type="float" office:value="18413.495" calcext:value-type="float">
            <text:p>18413.495</text:p>
          </table:table-cell>
          <table:table-cell office:value-type="float" office:value="21317.741" calcext:value-type="float">
            <text:p>21317.741</text:p>
          </table:table-cell>
          <table:table-cell office:value-type="float" office:value="27671.203" calcext:value-type="float">
            <text:p>27671.203</text:p>
          </table:table-cell>
          <table:table-cell table:number-columns-repeated="999"/>
        </table:table-row>
        <table:table-row table:style-name="ro1">
          <table:table-cell office:value-type="float" office:value="5062.157" calcext:value-type="float">
            <text:p>5062.157</text:p>
          </table:table-cell>
          <table:table-cell office:value-type="float" office:value="4838.893" calcext:value-type="float">
            <text:p>4838.893</text:p>
          </table:table-cell>
          <table:table-cell office:value-type="float" office:value="4789.036" calcext:value-type="float">
            <text:p>4789.036</text:p>
          </table:table-cell>
          <table:table-cell office:value-type="float" office:value="8100.419" calcext:value-type="float">
            <text:p>8100.419</text:p>
          </table:table-cell>
          <table:table-cell office:value-type="float" office:value="4668.259" calcext:value-type="float">
            <text:p>4668.259</text:p>
          </table:table-cell>
          <table:table-cell office:value-type="float" office:value="9254.006" calcext:value-type="float">
            <text:p>9254.006</text:p>
          </table:table-cell>
          <table:table-cell office:value-type="float" office:value="6338.505" calcext:value-type="float">
            <text:p>6338.505</text:p>
          </table:table-cell>
          <table:table-cell office:value-type="float" office:value="6053.752" calcext:value-type="float">
            <text:p>6053.752</text:p>
          </table:table-cell>
          <table:table-cell office:value-type="float" office:value="6341.25" calcext:value-type="float">
            <text:p>6341.250</text:p>
          </table:table-cell>
          <table:table-cell office:value-type="float" office:value="20177.382" calcext:value-type="float">
            <text:p>20177.382</text:p>
          </table:table-cell>
          <table:table-cell office:value-type="float" office:value="18698.291" calcext:value-type="float">
            <text:p>18698.291</text:p>
          </table:table-cell>
          <table:table-cell office:value-type="float" office:value="29311.939" calcext:value-type="float">
            <text:p>29311.939</text:p>
          </table:table-cell>
          <table:table-cell table:number-columns-repeated="999"/>
        </table:table-row>
        <table:table-row table:style-name="ro1">
          <table:table-cell office:value-type="float" office:value="5238.692" calcext:value-type="float">
            <text:p>5238.692</text:p>
          </table:table-cell>
          <table:table-cell office:value-type="float" office:value="5120.491" calcext:value-type="float">
            <text:p>5120.491</text:p>
          </table:table-cell>
          <table:table-cell office:value-type="float" office:value="4016.483" calcext:value-type="float">
            <text:p>4016.483</text:p>
          </table:table-cell>
          <table:table-cell office:value-type="float" office:value="7411.089" calcext:value-type="float">
            <text:p>7411.089</text:p>
          </table:table-cell>
          <table:table-cell office:value-type="float" office:value="4609.455" calcext:value-type="float">
            <text:p>4609.455</text:p>
          </table:table-cell>
          <table:table-cell office:value-type="float" office:value="7246.752" calcext:value-type="float">
            <text:p>7246.752</text:p>
          </table:table-cell>
          <table:table-cell office:value-type="float" office:value="6231.808" calcext:value-type="float">
            <text:p>6231.808</text:p>
          </table:table-cell>
          <table:table-cell office:value-type="float" office:value="5418.509" calcext:value-type="float">
            <text:p>5418.509</text:p>
          </table:table-cell>
          <table:table-cell office:value-type="float" office:value="6561.957" calcext:value-type="float">
            <text:p>6561.957</text:p>
          </table:table-cell>
          <table:table-cell office:value-type="float" office:value="19790.921" calcext:value-type="float">
            <text:p>19790.921</text:p>
          </table:table-cell>
          <table:table-cell office:value-type="float" office:value="17359.406" calcext:value-type="float">
            <text:p>17359.406</text:p>
          </table:table-cell>
          <table:table-cell office:value-type="float" office:value="30449.233" calcext:value-type="float">
            <text:p>30449.233</text:p>
          </table:table-cell>
          <table:table-cell table:number-columns-repeated="999"/>
        </table:table-row>
        <table:table-row table:style-name="ro1">
          <table:table-cell office:value-type="float" office:value="4998.127" calcext:value-type="float">
            <text:p>4998.127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337.236" calcext:value-type="float">
            <text:p>4337.236</text:p>
          </table:table-cell>
          <table:table-cell office:value-type="float" office:value="9855.874" calcext:value-type="float">
            <text:p>9855.874</text:p>
          </table:table-cell>
          <table:table-cell office:value-type="float" office:value="7829.748" calcext:value-type="float">
            <text:p>7829.748</text:p>
          </table:table-cell>
          <table:table-cell office:value-type="float" office:value="7853.524" calcext:value-type="float">
            <text:p>7853.524</text:p>
          </table:table-cell>
          <table:table-cell office:value-type="float" office:value="6901.554" calcext:value-type="float">
            <text:p>6901.554</text:p>
          </table:table-cell>
          <table:table-cell office:value-type="float" office:value="6070.939" calcext:value-type="float">
            <text:p>6070.939</text:p>
          </table:table-cell>
          <table:table-cell office:value-type="float" office:value="7043.173" calcext:value-type="float">
            <text:p>7043.173</text:p>
          </table:table-cell>
          <table:table-cell office:value-type="float" office:value="18582.343" calcext:value-type="float">
            <text:p>18582.343</text:p>
          </table:table-cell>
          <table:table-cell office:value-type="float" office:value="20652.606" calcext:value-type="float">
            <text:p>20652.606</text:p>
          </table:table-cell>
          <table:table-cell office:value-type="float" office:value="28924.971" calcext:value-type="float">
            <text:p>28924.971</text:p>
          </table:table-cell>
          <table:table-cell table:number-columns-repeated="999"/>
        </table:table-row>
        <table:table-row table:style-name="ro1">
          <table:table-cell office:value-type="float" office:value="5615.375" calcext:value-type="float">
            <text:p>5615.375</text:p>
          </table:table-cell>
          <table:table-cell office:value-type="float" office:value="4879.494" calcext:value-type="float">
            <text:p>4879.494</text:p>
          </table:table-cell>
          <table:table-cell office:value-type="float" office:value="4731.41" calcext:value-type="float">
            <text:p>4731.410</text:p>
          </table:table-cell>
          <table:table-cell office:value-type="float" office:value="8164.374" calcext:value-type="float">
            <text:p>8164.374</text:p>
          </table:table-cell>
          <table:table-cell office:value-type="float" office:value="7782.074" calcext:value-type="float">
            <text:p>7782.074</text:p>
          </table:table-cell>
          <table:table-cell office:value-type="float" office:value="8962.29" calcext:value-type="float">
            <text:p>8962.290</text:p>
          </table:table-cell>
          <table:table-cell office:value-type="float" office:value="6447.611" calcext:value-type="float">
            <text:p>6447.611</text:p>
          </table:table-cell>
          <table:table-cell office:value-type="float" office:value="6129.407" calcext:value-type="float">
            <text:p>6129.407</text:p>
          </table:table-cell>
          <table:table-cell office:value-type="float" office:value="6770.841" calcext:value-type="float">
            <text:p>6770.841</text:p>
          </table:table-cell>
          <table:table-cell office:value-type="float" office:value="20154.005" calcext:value-type="float">
            <text:p>20154.005</text:p>
          </table:table-cell>
          <table:table-cell office:value-type="float" office:value="16040.624" calcext:value-type="float">
            <text:p>16040.624</text:p>
          </table:table-cell>
          <table:table-cell office:value-type="float" office:value="32864.857" calcext:value-type="float">
            <text:p>32864.857</text:p>
          </table:table-cell>
          <table:table-cell table:number-columns-repeated="999"/>
        </table:table-row>
        <table:table-row table:style-name="ro1">
          <table:table-cell office:value-type="float" office:value="5030.966" calcext:value-type="float">
            <text:p>5030.966</text:p>
          </table:table-cell>
          <table:table-cell office:value-type="float" office:value="4778.272" calcext:value-type="float">
            <text:p>4778.272</text:p>
          </table:table-cell>
          <table:table-cell office:value-type="float" office:value="4380.544" calcext:value-type="float">
            <text:p>4380.544</text:p>
          </table:table-cell>
          <table:table-cell office:value-type="float" office:value="7662.928" calcext:value-type="float">
            <text:p>7662.928</text:p>
          </table:table-cell>
          <table:table-cell office:value-type="float" office:value="5700.207" calcext:value-type="float">
            <text:p>5700.207</text:p>
          </table:table-cell>
          <table:table-cell office:value-type="float" office:value="7728.668" calcext:value-type="float">
            <text:p>7728.668</text:p>
          </table:table-cell>
          <table:table-cell office:value-type="float" office:value="5960.096" calcext:value-type="float">
            <text:p>5960.096</text:p>
          </table:table-cell>
          <table:table-cell office:value-type="float" office:value="5841.674" calcext:value-type="float">
            <text:p>5841.674</text:p>
          </table:table-cell>
          <table:table-cell office:value-type="float" office:value="6869.673" calcext:value-type="float">
            <text:p>6869.673</text:p>
          </table:table-cell>
          <table:table-cell office:value-type="float" office:value="20159.726" calcext:value-type="float">
            <text:p>20159.726</text:p>
          </table:table-cell>
          <table:table-cell office:value-type="float" office:value="19429.209" calcext:value-type="float">
            <text:p>19429.209</text:p>
          </table:table-cell>
          <table:table-cell office:value-type="float" office:value="30943.423" calcext:value-type="float">
            <text:p>30943.423</text:p>
          </table:table-cell>
          <table:table-cell table:number-columns-repeated="999"/>
        </table:table-row>
        <table:table-row table:style-name="ro1">
          <table:table-cell office:value-type="float" office:value="5741.409" calcext:value-type="float">
            <text:p>5741.409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868.527" calcext:value-type="float">
            <text:p>4868.527</text:p>
          </table:table-cell>
          <table:table-cell office:value-type="float" office:value="8148.745" calcext:value-type="float">
            <text:p>8148.745</text:p>
          </table:table-cell>
          <table:table-cell office:value-type="float" office:value="6732.287" calcext:value-type="float">
            <text:p>6732.287</text:p>
          </table:table-cell>
          <table:table-cell office:value-type="float" office:value="9813.922" calcext:value-type="float">
            <text:p>9813.922</text:p>
          </table:table-cell>
          <table:table-cell office:value-type="float" office:value="5834.863" calcext:value-type="float">
            <text:p>5834.863</text:p>
          </table:table-cell>
          <table:table-cell office:value-type="float" office:value="5467.893" calcext:value-type="float">
            <text:p>5467.893</text:p>
          </table:table-cell>
          <table:table-cell office:value-type="float" office:value="6593.528" calcext:value-type="float">
            <text:p>6593.528</text:p>
          </table:table-cell>
          <table:table-cell office:value-type="float" office:value="17890.715" calcext:value-type="float">
            <text:p>17890.715</text:p>
          </table:table-cell>
          <table:table-cell office:value-type="float" office:value="21273.153" calcext:value-type="float">
            <text:p>21273.153</text:p>
          </table:table-cell>
          <table:table-cell office:value-type="float" office:value="29730.567" calcext:value-type="float">
            <text:p>29730.567</text:p>
          </table:table-cell>
          <table:table-cell table:number-columns-repeated="999"/>
        </table:table-row>
        <table:table-row table:style-name="ro1">
          <table:table-cell office:value-type="float" office:value="4674.147" calcext:value-type="float">
            <text:p>4674.147</text:p>
          </table:table-cell>
          <table:table-cell office:value-type="float" office:value="4397.13" calcext:value-type="float">
            <text:p>4397.130</text:p>
          </table:table-cell>
          <table:table-cell office:value-type="float" office:value="4959.682" calcext:value-type="float">
            <text:p>4959.682</text:p>
          </table:table-cell>
          <table:table-cell office:value-type="float" office:value="6439.612" calcext:value-type="float">
            <text:p>6439.612</text:p>
          </table:table-cell>
          <table:table-cell office:value-type="float" office:value="6612.968" calcext:value-type="float">
            <text:p>6612.968</text:p>
          </table:table-cell>
          <table:table-cell office:value-type="float" office:value="8974.243" calcext:value-type="float">
            <text:p>8974.243</text:p>
          </table:table-cell>
          <table:table-cell office:value-type="float" office:value="6640.236" calcext:value-type="float">
            <text:p>6640.236</text:p>
          </table:table-cell>
          <table:table-cell office:value-type="float" office:value="5280.384" calcext:value-type="float">
            <text:p>5280.384</text:p>
          </table:table-cell>
          <table:table-cell office:value-type="float" office:value="5892.678" calcext:value-type="float">
            <text:p>5892.678</text:p>
          </table:table-cell>
          <table:table-cell office:value-type="float" office:value="21534.208" calcext:value-type="float">
            <text:p>21534.208</text:p>
          </table:table-cell>
          <table:table-cell office:value-type="float" office:value="17169.45" calcext:value-type="float">
            <text:p>17169.450</text:p>
          </table:table-cell>
          <table:table-cell office:value-type="float" office:value="30794.335" calcext:value-type="float">
            <text:p>30794.335</text:p>
          </table:table-cell>
          <table:table-cell table:number-columns-repeated="999"/>
        </table:table-row>
        <table:table-row table:style-name="ro1">
          <table:table-cell office:value-type="float" office:value="5491.679" calcext:value-type="float">
            <text:p>5491.679</text:p>
          </table:table-cell>
          <table:table-cell office:value-type="float" office:value="5104.472" calcext:value-type="float">
            <text:p>5104.472</text:p>
          </table:table-cell>
          <table:table-cell office:value-type="float" office:value="4596.278" calcext:value-type="float">
            <text:p>4596.278</text:p>
          </table:table-cell>
          <table:table-cell office:value-type="float" office:value="4703.251" calcext:value-type="float">
            <text:p>4703.251</text:p>
          </table:table-cell>
          <table:table-cell office:value-type="float" office:value="8020.679" calcext:value-type="float">
            <text:p>8020.679</text:p>
          </table:table-cell>
          <table:table-cell office:value-type="float" office:value="8039.598" calcext:value-type="float">
            <text:p>8039.598</text:p>
          </table:table-cell>
          <table:table-cell office:value-type="float" office:value="7690.821" calcext:value-type="float">
            <text:p>7690.821</text:p>
          </table:table-cell>
          <table:table-cell office:value-type="float" office:value="6074.141" calcext:value-type="float">
            <text:p>6074.141</text:p>
          </table:table-cell>
          <table:table-cell office:value-type="float" office:value="6261.532" calcext:value-type="float">
            <text:p>6261.532</text:p>
          </table:table-cell>
          <table:table-cell office:value-type="float" office:value="18572.918" calcext:value-type="float">
            <text:p>18572.918</text:p>
          </table:table-cell>
          <table:table-cell office:value-type="float" office:value="18871.82" calcext:value-type="float">
            <text:p>18871.820</text:p>
          </table:table-cell>
          <table:table-cell office:value-type="float" office:value="30344.207" calcext:value-type="float">
            <text:p>30344.207</text:p>
          </table:table-cell>
          <table:table-cell table:number-columns-repeated="999"/>
        </table:table-row>
        <table:table-row table:style-name="ro1">
          <table:table-cell office:value-type="float" office:value="5319.347" calcext:value-type="float">
            <text:p>5319.347</text:p>
          </table:table-cell>
          <table:table-cell office:value-type="float" office:value="4564.876" calcext:value-type="float">
            <text:p>4564.876</text:p>
          </table:table-cell>
          <table:table-cell office:value-type="float" office:value="4399.365" calcext:value-type="float">
            <text:p>4399.365</text:p>
          </table:table-cell>
          <table:table-cell office:value-type="float" office:value="6296.403" calcext:value-type="float">
            <text:p>6296.403</text:p>
          </table:table-cell>
          <table:table-cell office:value-type="float" office:value="9484.024" calcext:value-type="float">
            <text:p>9484.024</text:p>
          </table:table-cell>
          <table:table-cell office:value-type="float" office:value="7307.947" calcext:value-type="float">
            <text:p>7307.947</text:p>
          </table:table-cell>
          <table:table-cell office:value-type="float" office:value="7446.572" calcext:value-type="float">
            <text:p>7446.572</text:p>
          </table:table-cell>
          <table:table-cell office:value-type="float" office:value="5523.166" calcext:value-type="float">
            <text:p>5523.166</text:p>
          </table:table-cell>
          <table:table-cell office:value-type="float" office:value="6199.561" calcext:value-type="float">
            <text:p>6199.561</text:p>
          </table:table-cell>
          <table:table-cell office:value-type="float" office:value="19370.73" calcext:value-type="float">
            <text:p>19370.730</text:p>
          </table:table-cell>
          <table:table-cell office:value-type="float" office:value="18631.967" calcext:value-type="float">
            <text:p>18631.967</text:p>
          </table:table-cell>
          <table:table-cell office:value-type="float" office:value="30481.957" calcext:value-type="float">
            <text:p>30481.957</text:p>
          </table:table-cell>
          <table:table-cell table:number-columns-repeated="999"/>
        </table:table-row>
        <table:table-row table:style-name="ro1">
          <table:table-cell office:value-type="float" office:value="4852.509" calcext:value-type="float">
            <text:p>4852.509</text:p>
          </table:table-cell>
          <table:table-cell office:value-type="float" office:value="5093.061" calcext:value-type="float">
            <text:p>5093.061</text:p>
          </table:table-cell>
          <table:table-cell office:value-type="float" office:value="4900.938" calcext:value-type="float">
            <text:p>4900.938</text:p>
          </table:table-cell>
          <table:table-cell office:value-type="float" office:value="6439.484" calcext:value-type="float">
            <text:p>6439.484</text:p>
          </table:table-cell>
          <table:table-cell office:value-type="float" office:value="7225.859" calcext:value-type="float">
            <text:p>7225.859</text:p>
          </table:table-cell>
          <table:table-cell office:value-type="float" office:value="7264.593" calcext:value-type="float">
            <text:p>7264.593</text:p>
          </table:table-cell>
          <table:table-cell office:value-type="float" office:value="6507.272" calcext:value-type="float">
            <text:p>6507.272</text:p>
          </table:table-cell>
          <table:table-cell office:value-type="float" office:value="6326.236" calcext:value-type="float">
            <text:p>6326.236</text:p>
          </table:table-cell>
          <table:table-cell office:value-type="float" office:value="6488.363" calcext:value-type="float">
            <text:p>6488.363</text:p>
          </table:table-cell>
          <table:table-cell office:value-type="float" office:value="18264.415" calcext:value-type="float">
            <text:p>18264.415</text:p>
          </table:table-cell>
          <table:table-cell office:value-type="float" office:value="17963.032" calcext:value-type="float">
            <text:p>17963.032</text:p>
          </table:table-cell>
          <table:table-cell office:value-type="float" office:value="29603.389" calcext:value-type="float">
            <text:p>29603.389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4800.966" calcext:value-type="float">
            <text:p>4800.966</text:p>
          </table:table-cell>
          <table:table-cell office:value-type="float" office:value="4334.785" calcext:value-type="float">
            <text:p>4334.785</text:p>
          </table:table-cell>
          <table:table-cell office:value-type="float" office:value="7044.264" calcext:value-type="float">
            <text:p>7044.264</text:p>
          </table:table-cell>
          <table:table-cell office:value-type="float" office:value="6813.484" calcext:value-type="float">
            <text:p>6813.484</text:p>
          </table:table-cell>
          <table:table-cell office:value-type="float" office:value="8138.419" calcext:value-type="float">
            <text:p>8138.419</text:p>
          </table:table-cell>
          <table:table-cell office:value-type="float" office:value="6813.309" calcext:value-type="float">
            <text:p>6813.309</text:p>
          </table:table-cell>
          <table:table-cell office:value-type="float" office:value="5476.12" calcext:value-type="float">
            <text:p>5476.120</text:p>
          </table:table-cell>
          <table:table-cell office:value-type="float" office:value="6126.866" calcext:value-type="float">
            <text:p>6126.866</text:p>
          </table:table-cell>
          <table:table-cell office:value-type="float" office:value="18965.713" calcext:value-type="float">
            <text:p>18965.713</text:p>
          </table:table-cell>
          <table:table-cell office:value-type="float" office:value="18918.399" calcext:value-type="float">
            <text:p>18918.399</text:p>
          </table:table-cell>
          <table:table-cell office:value-type="float" office:value="31196.566" calcext:value-type="float">
            <text:p>31196.566</text:p>
          </table:table-cell>
          <table:table-cell table:number-columns-repeated="999"/>
        </table:table-row>
        <table:table-row table:style-name="ro1">
          <table:table-cell office:value-type="float" office:value="5385.443" calcext:value-type="float">
            <text:p>5385.443</text:p>
          </table:table-cell>
          <table:table-cell office:value-type="float" office:value="4851.785" calcext:value-type="float">
            <text:p>4851.785</text:p>
          </table:table-cell>
          <table:table-cell office:value-type="float" office:value="4753.683" calcext:value-type="float">
            <text:p>4753.683</text:p>
          </table:table-cell>
          <table:table-cell office:value-type="float" office:value="6796.885" calcext:value-type="float">
            <text:p>6796.885</text:p>
          </table:table-cell>
          <table:table-cell office:value-type="float" office:value="6411.821" calcext:value-type="float">
            <text:p>6411.821</text:p>
          </table:table-cell>
          <table:table-cell office:value-type="float" office:value="9016.517" calcext:value-type="float">
            <text:p>9016.517</text:p>
          </table:table-cell>
          <table:table-cell office:value-type="float" office:value="6596.654" calcext:value-type="float">
            <text:p>6596.654</text:p>
          </table:table-cell>
          <table:table-cell office:value-type="float" office:value="6603.414" calcext:value-type="float">
            <text:p>6603.414</text:p>
          </table:table-cell>
          <table:table-cell office:value-type="float" office:value="6040.993" calcext:value-type="float">
            <text:p>6040.993</text:p>
          </table:table-cell>
          <table:table-cell office:value-type="float" office:value="20283.507" calcext:value-type="float">
            <text:p>20283.507</text:p>
          </table:table-cell>
          <table:table-cell office:value-type="float" office:value="17291.825" calcext:value-type="float">
            <text:p>17291.825</text:p>
          </table:table-cell>
          <table:table-cell office:value-type="float" office:value="31206.45" calcext:value-type="float">
            <text:p>31206.450</text:p>
          </table:table-cell>
          <table:table-cell table:number-columns-repeated="999"/>
        </table:table-row>
        <table:table-row table:style-name="ro1">
          <table:table-cell office:value-type="float" office:value="4887.12" calcext:value-type="float">
            <text:p>4887.120</text:p>
          </table:table-cell>
          <table:table-cell office:value-type="float" office:value="4579.939" calcext:value-type="float">
            <text:p>4579.939</text:p>
          </table:table-cell>
          <table:table-cell office:value-type="float" office:value="5014.269" calcext:value-type="float">
            <text:p>5014.269</text:p>
          </table:table-cell>
          <table:table-cell office:value-type="float" office:value="5807.048" calcext:value-type="float">
            <text:p>5807.048</text:p>
          </table:table-cell>
          <table:table-cell office:value-type="float" office:value="6765.243" calcext:value-type="float">
            <text:p>6765.243</text:p>
          </table:table-cell>
          <table:table-cell office:value-type="float" office:value="8953.211" calcext:value-type="float">
            <text:p>8953.211</text:p>
          </table:table-cell>
          <table:table-cell office:value-type="float" office:value="6359.698" calcext:value-type="float">
            <text:p>6359.698</text:p>
          </table:table-cell>
          <table:table-cell office:value-type="float" office:value="5387.419" calcext:value-type="float">
            <text:p>5387.419</text:p>
          </table:table-cell>
          <table:table-cell office:value-type="float" office:value="6582.581" calcext:value-type="float">
            <text:p>6582.581</text:p>
          </table:table-cell>
          <table:table-cell office:value-type="float" office:value="20107.954" calcext:value-type="float">
            <text:p>20107.954</text:p>
          </table:table-cell>
          <table:table-cell office:value-type="float" office:value="16393.935" calcext:value-type="float">
            <text:p>16393.935</text:p>
          </table:table-cell>
          <table:table-cell office:value-type="float" office:value="31761.678" calcext:value-type="float">
            <text:p>31761.678</text:p>
          </table:table-cell>
          <table:table-cell table:number-columns-repeated="999"/>
        </table:table-row>
        <table:table-row table:style-name="ro1">
          <table:table-cell office:value-type="float" office:value="4789.922" calcext:value-type="float">
            <text:p>4789.922</text:p>
          </table:table-cell>
          <table:table-cell office:value-type="float" office:value="4570.025" calcext:value-type="float">
            <text:p>4570.025</text:p>
          </table:table-cell>
          <table:table-cell office:value-type="float" office:value="4282.174" calcext:value-type="float">
            <text:p>4282.174</text:p>
          </table:table-cell>
          <table:table-cell office:value-type="float" office:value="10004.241" calcext:value-type="float">
            <text:p>10004.241</text:p>
          </table:table-cell>
          <table:table-cell office:value-type="float" office:value="4584.177" calcext:value-type="float">
            <text:p>4584.177</text:p>
          </table:table-cell>
          <table:table-cell office:value-type="float" office:value="9126.563" calcext:value-type="float">
            <text:p>9126.563</text:p>
          </table:table-cell>
          <table:table-cell office:value-type="float" office:value="6622.153" calcext:value-type="float">
            <text:p>6622.153</text:p>
          </table:table-cell>
          <table:table-cell office:value-type="float" office:value="6028.721" calcext:value-type="float">
            <text:p>6028.721</text:p>
          </table:table-cell>
          <table:table-cell office:value-type="float" office:value="6537.203" calcext:value-type="float">
            <text:p>6537.203</text:p>
          </table:table-cell>
          <table:table-cell office:value-type="float" office:value="20224.805" calcext:value-type="float">
            <text:p>20224.805</text:p>
          </table:table-cell>
          <table:table-cell office:value-type="float" office:value="20615.785" calcext:value-type="float">
            <text:p>20615.785</text:p>
          </table:table-cell>
          <table:table-cell office:value-type="float" office:value="32124.146" calcext:value-type="float">
            <text:p>32124.146</text:p>
          </table:table-cell>
          <table:table-cell table:number-columns-repeated="999"/>
        </table:table-row>
        <table:table-row table:style-name="ro1">
          <table:table-cell office:value-type="float" office:value="4008.747" calcext:value-type="float">
            <text:p>4008.747</text:p>
          </table:table-cell>
          <table:table-cell office:value-type="float" office:value="4947.758" calcext:value-type="float">
            <text:p>4947.758</text:p>
          </table:table-cell>
          <table:table-cell office:value-type="float" office:value="4374.356" calcext:value-type="float">
            <text:p>4374.356</text:p>
          </table:table-cell>
          <table:table-cell office:value-type="float" office:value="6127.194" calcext:value-type="float">
            <text:p>6127.194</text:p>
          </table:table-cell>
          <table:table-cell office:value-type="float" office:value="4609.455" calcext:value-type="float">
            <text:p>4609.455</text:p>
          </table:table-cell>
          <table:table-cell office:value-type="float" office:value="8523.744" calcext:value-type="float">
            <text:p>8523.744</text:p>
          </table:table-cell>
          <table:table-cell office:value-type="float" office:value="5977.209" calcext:value-type="float">
            <text:p>5977.209</text:p>
          </table:table-cell>
          <table:table-cell office:value-type="float" office:value="6317.462" calcext:value-type="float">
            <text:p>6317.462</text:p>
          </table:table-cell>
          <table:table-cell office:value-type="float" office:value="6303.008" calcext:value-type="float">
            <text:p>6303.008</text:p>
          </table:table-cell>
          <table:table-cell office:value-type="float" office:value="22416.571" calcext:value-type="float">
            <text:p>22416.571</text:p>
          </table:table-cell>
          <table:table-cell office:value-type="float" office:value="19101.389" calcext:value-type="float">
            <text:p>19101.389</text:p>
          </table:table-cell>
          <table:table-cell office:value-type="float" office:value="32713.784" calcext:value-type="float">
            <text:p>32713.784</text:p>
          </table:table-cell>
          <table:table-cell table:number-columns-repeated="999"/>
        </table:table-row>
        <table:table-row table:style-name="ro1">
          <table:table-cell office:value-type="float" office:value="6214.111" calcext:value-type="float">
            <text:p>6214.111</text:p>
          </table:table-cell>
          <table:table-cell office:value-type="float" office:value="4481.672" calcext:value-type="float">
            <text:p>4481.672</text:p>
          </table:table-cell>
          <table:table-cell office:value-type="float" office:value="4313.653" calcext:value-type="float">
            <text:p>4313.653</text:p>
          </table:table-cell>
          <table:table-cell office:value-type="float" office:value="6383.38" calcext:value-type="float">
            <text:p>6383.380</text:p>
          </table:table-cell>
          <table:table-cell office:value-type="float" office:value="5251.415" calcext:value-type="float">
            <text:p>5251.415</text:p>
          </table:table-cell>
          <table:table-cell office:value-type="float" office:value="7921.808" calcext:value-type="float">
            <text:p>7921.808</text:p>
          </table:table-cell>
          <table:table-cell office:value-type="float" office:value="7172.742" calcext:value-type="float">
            <text:p>7172.742</text:p>
          </table:table-cell>
          <table:table-cell office:value-type="float" office:value="5715.487" calcext:value-type="float">
            <text:p>5715.487</text:p>
          </table:table-cell>
          <table:table-cell office:value-type="float" office:value="7111.717" calcext:value-type="float">
            <text:p>7111.717</text:p>
          </table:table-cell>
          <table:table-cell office:value-type="float" office:value="18690.986" calcext:value-type="float">
            <text:p>18690.986</text:p>
          </table:table-cell>
          <table:table-cell office:value-type="float" office:value="16613.352" calcext:value-type="float">
            <text:p>16613.352</text:p>
          </table:table-cell>
          <table:table-cell office:value-type="float" office:value="31947.193" calcext:value-type="float">
            <text:p>31947.193</text:p>
          </table:table-cell>
          <table:table-cell table:number-columns-repeated="999"/>
        </table:table-row>
        <table:table-row table:style-name="ro1">
          <table:table-cell office:value-type="float" office:value="5327.349" calcext:value-type="float">
            <text:p>5327.349</text:p>
          </table:table-cell>
          <table:table-cell office:value-type="float" office:value="4848.723" calcext:value-type="float">
            <text:p>4848.723</text:p>
          </table:table-cell>
          <table:table-cell office:value-type="float" office:value="4637.254" calcext:value-type="float">
            <text:p>4637.254</text:p>
          </table:table-cell>
          <table:table-cell office:value-type="float" office:value="7135.293" calcext:value-type="float">
            <text:p>7135.293</text:p>
          </table:table-cell>
          <table:table-cell office:value-type="float" office:value="6805.395" calcext:value-type="float">
            <text:p>6805.395</text:p>
          </table:table-cell>
          <table:table-cell office:value-type="float" office:value="9432.522" calcext:value-type="float">
            <text:p>9432.522</text:p>
          </table:table-cell>
          <table:table-cell office:value-type="float" office:value="5782.217" calcext:value-type="float">
            <text:p>5782.217</text:p>
          </table:table-cell>
          <table:table-cell office:value-type="float" office:value="6099.753" calcext:value-type="float">
            <text:p>6099.753</text:p>
          </table:table-cell>
          <table:table-cell office:value-type="float" office:value="6447.178" calcext:value-type="float">
            <text:p>6447.178</text:p>
          </table:table-cell>
          <table:table-cell office:value-type="float" office:value="20546.991" calcext:value-type="float">
            <text:p>20546.991</text:p>
          </table:table-cell>
          <table:table-cell office:value-type="float" office:value="18160.171" calcext:value-type="float">
            <text:p>18160.171</text:p>
          </table:table-cell>
          <table:table-cell office:value-type="float" office:value="29320.492" calcext:value-type="float">
            <text:p>29320.492</text:p>
          </table:table-cell>
          <table:table-cell table:number-columns-repeated="999"/>
        </table:table-row>
        <table:table-row table:style-name="ro1">
          <table:table-cell office:value-type="float" office:value="5702.708" calcext:value-type="float">
            <text:p>5702.708</text:p>
          </table:table-cell>
          <table:table-cell office:value-type="float" office:value="4800.966" calcext:value-type="float">
            <text:p>4800.966</text:p>
          </table:table-cell>
          <table:table-cell office:value-type="float" office:value="4759.084" calcext:value-type="float">
            <text:p>4759.084</text:p>
          </table:table-cell>
          <table:table-cell office:value-type="float" office:value="5301.008" calcext:value-type="float">
            <text:p>5301.008</text:p>
          </table:table-cell>
          <table:table-cell office:value-type="float" office:value="7837.231" calcext:value-type="float">
            <text:p>7837.231</text:p>
          </table:table-cell>
          <table:table-cell office:value-type="float" office:value="8560.919" calcext:value-type="float">
            <text:p>8560.919</text:p>
          </table:table-cell>
          <table:table-cell office:value-type="float" office:value="6152.27" calcext:value-type="float">
            <text:p>6152.270</text:p>
          </table:table-cell>
          <table:table-cell office:value-type="float" office:value="5777.003" calcext:value-type="float">
            <text:p>5777.003</text:p>
          </table:table-cell>
          <table:table-cell office:value-type="float" office:value="5432.431" calcext:value-type="float">
            <text:p>5432.431</text:p>
          </table:table-cell>
          <table:table-cell office:value-type="float" office:value="17387.604" calcext:value-type="float">
            <text:p>17387.604</text:p>
          </table:table-cell>
          <table:table-cell office:value-type="float" office:value="17631.509" calcext:value-type="float">
            <text:p>17631.509</text:p>
          </table:table-cell>
          <table:table-cell office:value-type="float" office:value="32697.849" calcext:value-type="float">
            <text:p>32697.849</text:p>
          </table:table-cell>
          <table:table-cell table:number-columns-repeated="999"/>
        </table:table-row>
        <table:table-row table:style-name="ro1">
          <table:table-cell office:value-type="float" office:value="4674.147" calcext:value-type="float">
            <text:p>4674.147</text:p>
          </table:table-cell>
          <table:table-cell office:value-type="float" office:value="4838.893" calcext:value-type="float">
            <text:p>4838.89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8104.077" calcext:value-type="float">
            <text:p>8104.077</text:p>
          </table:table-cell>
          <table:table-cell office:value-type="float" office:value="6911.611" calcext:value-type="float">
            <text:p>6911.611</text:p>
          </table:table-cell>
          <table:table-cell office:value-type="float" office:value="9300.445" calcext:value-type="float">
            <text:p>9300.445</text:p>
          </table:table-cell>
          <table:table-cell office:value-type="float" office:value="6378.978" calcext:value-type="float">
            <text:p>6378.978</text:p>
          </table:table-cell>
          <table:table-cell office:value-type="float" office:value="5318.016" calcext:value-type="float">
            <text:p>5318.016</text:p>
          </table:table-cell>
          <table:table-cell office:value-type="float" office:value="5752.215" calcext:value-type="float">
            <text:p>5752.215</text:p>
          </table:table-cell>
          <table:table-cell office:value-type="float" office:value="20126.746" calcext:value-type="float">
            <text:p>20126.746</text:p>
          </table:table-cell>
          <table:table-cell office:value-type="float" office:value="19429.821" calcext:value-type="float">
            <text:p>19429.821</text:p>
          </table:table-cell>
          <table:table-cell office:value-type="float" office:value="32124.146" calcext:value-type="float">
            <text:p>32124.146</text:p>
          </table:table-cell>
          <table:table-cell table:number-columns-repeated="999"/>
        </table:table-row>
        <table:table-row table:style-name="ro1">
          <table:table-cell office:value-type="float" office:value="4793.803" calcext:value-type="float">
            <text:p>4793.803</text:p>
          </table:table-cell>
          <table:table-cell office:value-type="float" office:value="4794.24" calcext:value-type="float">
            <text:p>4794.240</text:p>
          </table:table-cell>
          <table:table-cell office:value-type="float" office:value="4776.991" calcext:value-type="float">
            <text:p>4776.991</text:p>
          </table:table-cell>
          <table:table-cell office:value-type="float" office:value="7012.173" calcext:value-type="float">
            <text:p>7012.173</text:p>
          </table:table-cell>
          <table:table-cell office:value-type="float" office:value="6724.575" calcext:value-type="float">
            <text:p>6724.575</text:p>
          </table:table-cell>
          <table:table-cell office:value-type="float" office:value="7468.201" calcext:value-type="float">
            <text:p>7468.201</text:p>
          </table:table-cell>
          <table:table-cell office:value-type="float" office:value="6764.65" calcext:value-type="float">
            <text:p>6764.650</text:p>
          </table:table-cell>
          <table:table-cell office:value-type="float" office:value="6062.417" calcext:value-type="float">
            <text:p>6062.417</text:p>
          </table:table-cell>
          <table:table-cell office:value-type="float" office:value="7437.028" calcext:value-type="float">
            <text:p>7437.028</text:p>
          </table:table-cell>
          <table:table-cell office:value-type="float" office:value="21472.03" calcext:value-type="float">
            <text:p>21472.030</text:p>
          </table:table-cell>
          <table:table-cell office:value-type="float" office:value="18624.925" calcext:value-type="float">
            <text:p>18624.925</text:p>
          </table:table-cell>
          <table:table-cell office:value-type="float" office:value="30826.129" calcext:value-type="float">
            <text:p>30826.129</text:p>
          </table:table-cell>
          <table:table-cell table:number-columns-repeated="999"/>
        </table:table-row>
        <table:table-row table:style-name="ro1">
          <table:table-cell office:value-type="float" office:value="4564.876" calcext:value-type="float">
            <text:p>4564.876</text:p>
          </table:table-cell>
          <table:table-cell office:value-type="float" office:value="4509.618" calcext:value-type="float">
            <text:p>4509.618</text:p>
          </table:table-cell>
          <table:table-cell office:value-type="float" office:value="4216.134" calcext:value-type="float">
            <text:p>4216.134</text:p>
          </table:table-cell>
          <table:table-cell office:value-type="float" office:value="6370.465" calcext:value-type="float">
            <text:p>6370.465</text:p>
          </table:table-cell>
          <table:table-cell office:value-type="float" office:value="7782.074" calcext:value-type="float">
            <text:p>7782.074</text:p>
          </table:table-cell>
          <table:table-cell office:value-type="float" office:value="7665.911" calcext:value-type="float">
            <text:p>7665.911</text:p>
          </table:table-cell>
          <table:table-cell office:value-type="float" office:value="7096.085" calcext:value-type="float">
            <text:p>7096.085</text:p>
          </table:table-cell>
          <table:table-cell office:value-type="float" office:value="5486.912" calcext:value-type="float">
            <text:p>5486.912</text:p>
          </table:table-cell>
          <table:table-cell office:value-type="float" office:value="5932.221" calcext:value-type="float">
            <text:p>5932.221</text:p>
          </table:table-cell>
          <table:table-cell office:value-type="float" office:value="18421.441" calcext:value-type="float">
            <text:p>18421.441</text:p>
          </table:table-cell>
          <table:table-cell office:value-type="float" office:value="19164.887" calcext:value-type="float">
            <text:p>19164.887</text:p>
          </table:table-cell>
          <table:table-cell office:value-type="float" office:value="31245.17" calcext:value-type="float">
            <text:p>31245.170</text:p>
          </table:table-cell>
          <table:table-cell table:number-columns-repeated="999"/>
        </table:table-row>
        <table:table-row table:style-name="ro1">
          <table:table-cell office:value-type="float" office:value="4564.876" calcext:value-type="float">
            <text:p>4564.876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615.949" calcext:value-type="float">
            <text:p>4615.949</text:p>
          </table:table-cell>
          <table:table-cell office:value-type="float" office:value="6194.805" calcext:value-type="float">
            <text:p>6194.805</text:p>
          </table:table-cell>
          <table:table-cell office:value-type="float" office:value="6627.523" calcext:value-type="float">
            <text:p>6627.523</text:p>
          </table:table-cell>
          <table:table-cell office:value-type="float" office:value="7484.93" calcext:value-type="float">
            <text:p>7484.930</text:p>
          </table:table-cell>
          <table:table-cell office:value-type="float" office:value="6353.156" calcext:value-type="float">
            <text:p>6353.156</text:p>
          </table:table-cell>
          <table:table-cell office:value-type="float" office:value="5606.249" calcext:value-type="float">
            <text:p>5606.249</text:p>
          </table:table-cell>
          <table:table-cell office:value-type="float" office:value="6225.921" calcext:value-type="float">
            <text:p>6225.921</text:p>
          </table:table-cell>
          <table:table-cell office:value-type="float" office:value="19657.561" calcext:value-type="float">
            <text:p>19657.561</text:p>
          </table:table-cell>
          <table:table-cell office:value-type="float" office:value="20014.969" calcext:value-type="float">
            <text:p>20014.969</text:p>
          </table:table-cell>
          <table:table-cell office:value-type="float" office:value="30447.182" calcext:value-type="float">
            <text:p>30447.182</text:p>
          </table:table-cell>
          <table:table-cell table:number-columns-repeated="999"/>
        </table:table-row>
        <table:table-row table:style-name="ro1">
          <table:table-cell office:value-type="float" office:value="4628.292" calcext:value-type="float">
            <text:p>4628.292</text:p>
          </table:table-cell>
          <table:table-cell office:value-type="float" office:value="4887.12" calcext:value-type="float">
            <text:p>4887.120</text:p>
          </table:table-cell>
          <table:table-cell office:value-type="float" office:value="4232.264" calcext:value-type="float">
            <text:p>4232.264</text:p>
          </table:table-cell>
          <table:table-cell office:value-type="float" office:value="6010.426" calcext:value-type="float">
            <text:p>6010.426</text:p>
          </table:table-cell>
          <table:table-cell office:value-type="float" office:value="4682.839" calcext:value-type="float">
            <text:p>4682.839</text:p>
          </table:table-cell>
          <table:table-cell office:value-type="float" office:value="7588.391" calcext:value-type="float">
            <text:p>7588.391</text:p>
          </table:table-cell>
          <table:table-cell office:value-type="float" office:value="6221.119" calcext:value-type="float">
            <text:p>6221.119</text:p>
          </table:table-cell>
          <table:table-cell office:value-type="float" office:value="7317.286" calcext:value-type="float">
            <text:p>7317.286</text:p>
          </table:table-cell>
          <table:table-cell office:value-type="float" office:value="5854.649" calcext:value-type="float">
            <text:p>5854.649</text:p>
          </table:table-cell>
          <table:table-cell office:value-type="float" office:value="18460.746" calcext:value-type="float">
            <text:p>18460.746</text:p>
          </table:table-cell>
          <table:table-cell office:value-type="float" office:value="16041.034" calcext:value-type="float">
            <text:p>16041.034</text:p>
          </table:table-cell>
          <table:table-cell office:value-type="float" office:value="31417.517" calcext:value-type="float">
            <text:p>31417.517</text:p>
          </table:table-cell>
          <table:table-cell table:number-columns-repeated="999"/>
        </table:table-row>
        <table:table-row table:style-name="ro1">
          <table:table-cell office:value-type="float" office:value="4830.585" calcext:value-type="float">
            <text:p>4830.585</text:p>
          </table:table-cell>
          <table:table-cell office:value-type="float" office:value="4789.616" calcext:value-type="float">
            <text:p>4789.616</text:p>
          </table:table-cell>
          <table:table-cell office:value-type="float" office:value="4174.173" calcext:value-type="float">
            <text:p>4174.173</text:p>
          </table:table-cell>
          <table:table-cell office:value-type="float" office:value="7468.447" calcext:value-type="float">
            <text:p>7468.447</text:p>
          </table:table-cell>
          <table:table-cell office:value-type="float" office:value="6372.743" calcext:value-type="float">
            <text:p>6372.743</text:p>
          </table:table-cell>
          <table:table-cell office:value-type="float" office:value="7565.509" calcext:value-type="float">
            <text:p>7565.509</text:p>
          </table:table-cell>
          <table:table-cell office:value-type="float" office:value="7078.082" calcext:value-type="float">
            <text:p>7078.082</text:p>
          </table:table-cell>
          <table:table-cell office:value-type="float" office:value="6396.648" calcext:value-type="float">
            <text:p>6396.648</text:p>
          </table:table-cell>
          <table:table-cell office:value-type="float" office:value="7166.745" calcext:value-type="float">
            <text:p>7166.745</text:p>
          </table:table-cell>
          <table:table-cell office:value-type="float" office:value="16967.109" calcext:value-type="float">
            <text:p>16967.109</text:p>
          </table:table-cell>
          <table:table-cell office:value-type="float" office:value="18826.365" calcext:value-type="float">
            <text:p>18826.365</text:p>
          </table:table-cell>
          <table:table-cell office:value-type="float" office:value="32110.524" calcext:value-type="float">
            <text:p>32110.524</text:p>
          </table:table-cell>
          <table:table-cell table:number-columns-repeated="999"/>
        </table:table-row>
        <table:table-row table:style-name="ro1">
          <table:table-cell office:value-type="float" office:value="5214.679" calcext:value-type="float">
            <text:p>5214.679</text:p>
          </table:table-cell>
          <table:table-cell office:value-type="float" office:value="4318.239" calcext:value-type="float">
            <text:p>4318.239</text:p>
          </table:table-cell>
          <table:table-cell office:value-type="float" office:value="4111.471" calcext:value-type="float">
            <text:p>4111.471</text:p>
          </table:table-cell>
          <table:table-cell office:value-type="float" office:value="6978.716" calcext:value-type="float">
            <text:p>6978.716</text:p>
          </table:table-cell>
          <table:table-cell office:value-type="float" office:value="6081.989" calcext:value-type="float">
            <text:p>6081.989</text:p>
          </table:table-cell>
          <table:table-cell office:value-type="float" office:value="8226.778" calcext:value-type="float">
            <text:p>8226.778</text:p>
          </table:table-cell>
          <table:table-cell office:value-type="float" office:value="6609.961" calcext:value-type="float">
            <text:p>6609.961</text:p>
          </table:table-cell>
          <table:table-cell office:value-type="float" office:value="6231.48" calcext:value-type="float">
            <text:p>6231.480</text:p>
          </table:table-cell>
          <table:table-cell office:value-type="float" office:value="6402.477" calcext:value-type="float">
            <text:p>6402.477</text:p>
          </table:table-cell>
          <table:table-cell office:value-type="float" office:value="19039.519" calcext:value-type="float">
            <text:p>19039.519</text:p>
          </table:table-cell>
          <table:table-cell office:value-type="float" office:value="18621.044" calcext:value-type="float">
            <text:p>18621.044</text:p>
          </table:table-cell>
          <table:table-cell office:value-type="float" office:value="30156.113" calcext:value-type="float">
            <text:p>30156.113</text:p>
          </table:table-cell>
          <table:table-cell table:number-columns-repeated="999"/>
        </table:table-row>
        <table:table-row table:style-name="ro1">
          <table:table-cell office:value-type="float" office:value="4873.8" calcext:value-type="float">
            <text:p>4873.800</text:p>
          </table:table-cell>
          <table:table-cell office:value-type="float" office:value="4837.445" calcext:value-type="float">
            <text:p>4837.445</text:p>
          </table:table-cell>
          <table:table-cell office:value-type="float" office:value="4135.103" calcext:value-type="float">
            <text:p>4135.103</text:p>
          </table:table-cell>
          <table:table-cell office:value-type="float" office:value="8237.124" calcext:value-type="float">
            <text:p>8237.124</text:p>
          </table:table-cell>
          <table:table-cell office:value-type="float" office:value="9014.764" calcext:value-type="float">
            <text:p>9014.764</text:p>
          </table:table-cell>
          <table:table-cell office:value-type="float" office:value="7539.361" calcext:value-type="float">
            <text:p>7539.361</text:p>
          </table:table-cell>
          <table:table-cell office:value-type="float" office:value="6360.917" calcext:value-type="float">
            <text:p>6360.917</text:p>
          </table:table-cell>
          <table:table-cell office:value-type="float" office:value="6340.121" calcext:value-type="float">
            <text:p>6340.121</text:p>
          </table:table-cell>
          <table:table-cell office:value-type="float" office:value="7194.968" calcext:value-type="float">
            <text:p>7194.968</text:p>
          </table:table-cell>
          <table:table-cell office:value-type="float" office:value="20532.541" calcext:value-type="float">
            <text:p>20532.541</text:p>
          </table:table-cell>
          <table:table-cell office:value-type="float" office:value="17585.421" calcext:value-type="float">
            <text:p>17585.421</text:p>
          </table:table-cell>
          <table:table-cell office:value-type="float" office:value="29453.927" calcext:value-type="float">
            <text:p>29453.927</text:p>
          </table:table-cell>
          <table:table-cell table:number-columns-repeated="999"/>
        </table:table-row>
        <table:table-row table:style-name="ro1">
          <table:table-cell office:value-type="float" office:value="5068.936" calcext:value-type="float">
            <text:p>5068.936</text:p>
          </table:table-cell>
          <table:table-cell office:value-type="float" office:value="4570.025" calcext:value-type="float">
            <text:p>4570.025</text:p>
          </table:table-cell>
          <table:table-cell office:value-type="float" office:value="4568.919" calcext:value-type="float">
            <text:p>4568.919</text:p>
          </table:table-cell>
          <table:table-cell office:value-type="float" office:value="6690.462" calcext:value-type="float">
            <text:p>6690.462</text:p>
          </table:table-cell>
          <table:table-cell office:value-type="float" office:value="5265.688" calcext:value-type="float">
            <text:p>5265.688</text:p>
          </table:table-cell>
          <table:table-cell office:value-type="float" office:value="7904.556" calcext:value-type="float">
            <text:p>7904.556</text:p>
          </table:table-cell>
          <table:table-cell office:value-type="float" office:value="5449.533" calcext:value-type="float">
            <text:p>5449.533</text:p>
          </table:table-cell>
          <table:table-cell office:value-type="float" office:value="5799.388" calcext:value-type="float">
            <text:p>5799.388</text:p>
          </table:table-cell>
          <table:table-cell office:value-type="float" office:value="7349.71" calcext:value-type="float">
            <text:p>7349.710</text:p>
          </table:table-cell>
          <table:table-cell office:value-type="float" office:value="20006.759" calcext:value-type="float">
            <text:p>20006.759</text:p>
          </table:table-cell>
          <table:table-cell office:value-type="float" office:value="19171.627" calcext:value-type="float">
            <text:p>19171.627</text:p>
          </table:table-cell>
          <table:table-cell office:value-type="float" office:value="30156.113" calcext:value-type="float">
            <text:p>30156.113</text:p>
          </table:table-cell>
          <table:table-cell table:number-columns-repeated="999"/>
        </table:table-row>
        <table:table-row table:style-name="ro1">
          <table:table-cell office:value-type="float" office:value="5787.518" calcext:value-type="float">
            <text:p>5787.518</text:p>
          </table:table-cell>
          <table:table-cell office:value-type="float" office:value="4397.13" calcext:value-type="float">
            <text:p>4397.130</text:p>
          </table:table-cell>
          <table:table-cell office:value-type="float" office:value="4243.181" calcext:value-type="float">
            <text:p>4243.181</text:p>
          </table:table-cell>
          <table:table-cell office:value-type="float" office:value="7955.244" calcext:value-type="float">
            <text:p>7955.244</text:p>
          </table:table-cell>
          <table:table-cell office:value-type="float" office:value="6162.811" calcext:value-type="float">
            <text:p>6162.811</text:p>
          </table:table-cell>
          <table:table-cell office:value-type="float" office:value="7419.631" calcext:value-type="float">
            <text:p>7419.631</text:p>
          </table:table-cell>
          <table:table-cell office:value-type="float" office:value="6299.818" calcext:value-type="float">
            <text:p>6299.818</text:p>
          </table:table-cell>
          <table:table-cell office:value-type="float" office:value="6699.837" calcext:value-type="float">
            <text:p>6699.837</text:p>
          </table:table-cell>
          <table:table-cell office:value-type="float" office:value="6151.828" calcext:value-type="float">
            <text:p>6151.828</text:p>
          </table:table-cell>
          <table:table-cell office:value-type="float" office:value="21455.087" calcext:value-type="float">
            <text:p>21455.087</text:p>
          </table:table-cell>
          <table:table-cell office:value-type="float" office:value="14644.156" calcext:value-type="float">
            <text:p>14644.156</text:p>
          </table:table-cell>
          <table:table-cell office:value-type="float" office:value="31705.163" calcext:value-type="float">
            <text:p>31705.163</text:p>
          </table:table-cell>
          <table:table-cell table:number-columns-repeated="999"/>
        </table:table-row>
        <table:table-row table:style-name="ro1">
          <table:table-cell office:value-type="float" office:value="5214.679" calcext:value-type="float">
            <text:p>5214.679</text:p>
          </table:table-cell>
          <table:table-cell office:value-type="float" office:value="4741.568" calcext:value-type="float">
            <text:p>4741.568</text:p>
          </table:table-cell>
          <table:table-cell office:value-type="float" office:value="4883.867" calcext:value-type="float">
            <text:p>4883.867</text:p>
          </table:table-cell>
          <table:table-cell office:value-type="float" office:value="4637.089" calcext:value-type="float">
            <text:p>4637.089</text:p>
          </table:table-cell>
          <table:table-cell office:value-type="float" office:value="6664.56" calcext:value-type="float">
            <text:p>6664.560</text:p>
          </table:table-cell>
          <table:table-cell office:value-type="float" office:value="8209.324" calcext:value-type="float">
            <text:p>8209.324</text:p>
          </table:table-cell>
          <table:table-cell office:value-type="float" office:value="5953.981" calcext:value-type="float">
            <text:p>5953.981</text:p>
          </table:table-cell>
          <table:table-cell office:value-type="float" office:value="5452.658" calcext:value-type="float">
            <text:p>5452.658</text:p>
          </table:table-cell>
          <table:table-cell office:value-type="float" office:value="6865.226" calcext:value-type="float">
            <text:p>6865.226</text:p>
          </table:table-cell>
          <table:table-cell office:value-type="float" office:value="21427.398" calcext:value-type="float">
            <text:p>21427.398</text:p>
          </table:table-cell>
          <table:table-cell office:value-type="float" office:value="17359.406" calcext:value-type="float">
            <text:p>17359.406</text:p>
          </table:table-cell>
          <table:table-cell office:value-type="float" office:value="30217.524" calcext:value-type="float">
            <text:p>30217.524</text:p>
          </table:table-cell>
          <table:table-cell table:number-columns-repeated="999"/>
        </table:table-row>
        <table:table-row table:style-name="ro1">
          <table:table-cell office:value-type="float" office:value="5172.753" calcext:value-type="float">
            <text:p>5172.753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677.59" calcext:value-type="float">
            <text:p>4677.590</text:p>
          </table:table-cell>
          <table:table-cell office:value-type="float" office:value="7327.174" calcext:value-type="float">
            <text:p>7327.174</text:p>
          </table:table-cell>
          <table:table-cell office:value-type="float" office:value="5732.535" calcext:value-type="float">
            <text:p>5732.535</text:p>
          </table:table-cell>
          <table:table-cell office:value-type="float" office:value="5465.53" calcext:value-type="float">
            <text:p>5465.530</text:p>
          </table:table-cell>
          <table:table-cell office:value-type="float" office:value="5385.827" calcext:value-type="float">
            <text:p>5385.827</text:p>
          </table:table-cell>
          <table:table-cell office:value-type="float" office:value="5448.261" calcext:value-type="float">
            <text:p>5448.261</text:p>
          </table:table-cell>
          <table:table-cell office:value-type="float" office:value="7186.059" calcext:value-type="float">
            <text:p>7186.059</text:p>
          </table:table-cell>
          <table:table-cell office:value-type="float" office:value="21318.813" calcext:value-type="float">
            <text:p>21318.813</text:p>
          </table:table-cell>
          <table:table-cell office:value-type="float" office:value="17049.208" calcext:value-type="float">
            <text:p>17049.208</text:p>
          </table:table-cell>
          <table:table-cell office:value-type="float" office:value="30757.668" calcext:value-type="float">
            <text:p>30757.668</text:p>
          </table:table-cell>
          <table:table-cell table:number-columns-repeated="999"/>
        </table:table-row>
        <table:table-row table:style-name="ro1">
          <table:table-cell office:value-type="float" office:value="4570.025" calcext:value-type="float">
            <text:p>4570.025</text:p>
          </table:table-cell>
          <table:table-cell office:value-type="float" office:value="4480.589" calcext:value-type="float">
            <text:p>4480.589</text:p>
          </table:table-cell>
          <table:table-cell office:value-type="float" office:value="4016.483" calcext:value-type="float">
            <text:p>4016.483</text:p>
          </table:table-cell>
          <table:table-cell office:value-type="float" office:value="6322.325" calcext:value-type="float">
            <text:p>6322.325</text:p>
          </table:table-cell>
          <table:table-cell office:value-type="float" office:value="4682.839" calcext:value-type="float">
            <text:p>4682.839</text:p>
          </table:table-cell>
          <table:table-cell office:value-type="float" office:value="8398.796" calcext:value-type="float">
            <text:p>8398.796</text:p>
          </table:table-cell>
          <table:table-cell office:value-type="float" office:value="7163.992" calcext:value-type="float">
            <text:p>7163.992</text:p>
          </table:table-cell>
          <table:table-cell office:value-type="float" office:value="6707.219" calcext:value-type="float">
            <text:p>6707.219</text:p>
          </table:table-cell>
          <table:table-cell office:value-type="float" office:value="6441.625" calcext:value-type="float">
            <text:p>6441.625</text:p>
          </table:table-cell>
          <table:table-cell office:value-type="float" office:value="17824.01" calcext:value-type="float">
            <text:p>17824.010</text:p>
          </table:table-cell>
          <table:table-cell office:value-type="float" office:value="17771.308" calcext:value-type="float">
            <text:p>17771.308</text:p>
          </table:table-cell>
          <table:table-cell office:value-type="float" office:value="29721.736" calcext:value-type="float">
            <text:p>29721.736</text:p>
          </table:table-cell>
          <table:table-cell table:number-columns-repeated="999"/>
        </table:table-row>
        <table:table-row table:style-name="ro1">
          <table:table-cell office:value-type="float" office:value="5932.736" calcext:value-type="float">
            <text:p>5932.736</text:p>
          </table:table-cell>
          <table:table-cell office:value-type="float" office:value="4838.893" calcext:value-type="float">
            <text:p>4838.893</text:p>
          </table:table-cell>
          <table:table-cell office:value-type="float" office:value="4764.39" calcext:value-type="float">
            <text:p>4764.390</text:p>
          </table:table-cell>
          <table:table-cell office:value-type="float" office:value="9088.305" calcext:value-type="float">
            <text:p>9088.305</text:p>
          </table:table-cell>
          <table:table-cell office:value-type="float" office:value="4622.43" calcext:value-type="float">
            <text:p>4622.430</text:p>
          </table:table-cell>
          <table:table-cell office:value-type="float" office:value="7890.239" calcext:value-type="float">
            <text:p>7890.239</text:p>
          </table:table-cell>
          <table:table-cell office:value-type="float" office:value="7087.945" calcext:value-type="float">
            <text:p>7087.945</text:p>
          </table:table-cell>
          <table:table-cell office:value-type="float" office:value="6401.444" calcext:value-type="float">
            <text:p>6401.444</text:p>
          </table:table-cell>
          <table:table-cell office:value-type="float" office:value="6468.27" calcext:value-type="float">
            <text:p>6468.270</text:p>
          </table:table-cell>
          <table:table-cell office:value-type="float" office:value="17780.694" calcext:value-type="float">
            <text:p>17780.694</text:p>
          </table:table-cell>
          <table:table-cell office:value-type="float" office:value="17608.872" calcext:value-type="float">
            <text:p>17608.872</text:p>
          </table:table-cell>
          <table:table-cell office:value-type="float" office:value="32193.362" calcext:value-type="float">
            <text:p>32193.362</text:p>
          </table:table-cell>
          <table:table-cell table:number-columns-repeated="999"/>
        </table:table-row>
        <table:table-row table:style-name="ro1">
          <table:table-cell office:value-type="float" office:value="5620.818" calcext:value-type="float">
            <text:p>5620.818</text:p>
          </table:table-cell>
          <table:table-cell office:value-type="float" office:value="4607.509" calcext:value-type="float">
            <text:p>4607.509</text:p>
          </table:table-cell>
          <table:table-cell office:value-type="float" office:value="4131.828" calcext:value-type="float">
            <text:p>4131.828</text:p>
          </table:table-cell>
          <table:table-cell office:value-type="float" office:value="6439.612" calcext:value-type="float">
            <text:p>6439.612</text:p>
          </table:table-cell>
          <table:table-cell office:value-type="float" office:value="6925.104" calcext:value-type="float">
            <text:p>6925.104</text:p>
          </table:table-cell>
          <table:table-cell office:value-type="float" office:value="8182.755" calcext:value-type="float">
            <text:p>8182.755</text:p>
          </table:table-cell>
          <table:table-cell office:value-type="float" office:value="6633.426" calcext:value-type="float">
            <text:p>6633.426</text:p>
          </table:table-cell>
          <table:table-cell office:value-type="float" office:value="6404.026" calcext:value-type="float">
            <text:p>6404.026</text:p>
          </table:table-cell>
          <table:table-cell office:value-type="float" office:value="6973.3" calcext:value-type="float">
            <text:p>6973.300</text:p>
          </table:table-cell>
          <table:table-cell office:value-type="float" office:value="18662.307" calcext:value-type="float">
            <text:p>18662.307</text:p>
          </table:table-cell>
          <table:table-cell office:value-type="float" office:value="19458.105" calcext:value-type="float">
            <text:p>19458.105</text:p>
          </table:table-cell>
          <table:table-cell office:value-type="float" office:value="31038.643" calcext:value-type="float">
            <text:p>31038.643</text:p>
          </table:table-cell>
          <table:table-cell table:number-columns-repeated="999"/>
        </table:table-row>
        <table:table-row table:style-name="ro1">
          <table:table-cell office:value-type="float" office:value="4599.638" calcext:value-type="float">
            <text:p>4599.638</text:p>
          </table:table-cell>
          <table:table-cell office:value-type="float" office:value="4789.616" calcext:value-type="float">
            <text:p>4789.616</text:p>
          </table:table-cell>
          <table:table-cell office:value-type="float" office:value="4280.646" calcext:value-type="float">
            <text:p>4280.646</text:p>
          </table:table-cell>
          <table:table-cell office:value-type="float" office:value="7981.891" calcext:value-type="float">
            <text:p>7981.891</text:p>
          </table:table-cell>
          <table:table-cell office:value-type="float" office:value="4609.457" calcext:value-type="float">
            <text:p>4609.457</text:p>
          </table:table-cell>
          <table:table-cell office:value-type="float" office:value="8820.868" calcext:value-type="float">
            <text:p>8820.868</text:p>
          </table:table-cell>
          <table:table-cell office:value-type="float" office:value="6292.016" calcext:value-type="float">
            <text:p>6292.016</text:p>
          </table:table-cell>
          <table:table-cell office:value-type="float" office:value="5657.822" calcext:value-type="float">
            <text:p>5657.822</text:p>
          </table:table-cell>
          <table:table-cell office:value-type="float" office:value="6619.655" calcext:value-type="float">
            <text:p>6619.655</text:p>
          </table:table-cell>
          <table:table-cell office:value-type="float" office:value="16064.909" calcext:value-type="float">
            <text:p>16064.909</text:p>
          </table:table-cell>
          <table:table-cell office:value-type="float" office:value="18169.291" calcext:value-type="float">
            <text:p>18169.291</text:p>
          </table:table-cell>
          <table:table-cell office:value-type="float" office:value="33443.542" calcext:value-type="float">
            <text:p>33443.542</text:p>
          </table:table-cell>
          <table:table-cell table:number-columns-repeated="999"/>
        </table:table-row>
        <table:table-row table:style-name="ro1">
          <table:table-cell office:value-type="float" office:value="5876.912" calcext:value-type="float">
            <text:p>5876.912</text:p>
          </table:table-cell>
          <table:table-cell office:value-type="float" office:value="4980.055" calcext:value-type="float">
            <text:p>4980.055</text:p>
          </table:table-cell>
          <table:table-cell office:value-type="float" office:value="4943.697" calcext:value-type="float">
            <text:p>4943.697</text:p>
          </table:table-cell>
          <table:table-cell office:value-type="float" office:value="8032.155" calcext:value-type="float">
            <text:p>8032.155</text:p>
          </table:table-cell>
          <table:table-cell office:value-type="float" office:value="6940.909" calcext:value-type="float">
            <text:p>6940.909</text:p>
          </table:table-cell>
          <table:table-cell office:value-type="float" office:value="7513.542" calcext:value-type="float">
            <text:p>7513.542</text:p>
          </table:table-cell>
          <table:table-cell office:value-type="float" office:value="7154.163" calcext:value-type="float">
            <text:p>7154.163</text:p>
          </table:table-cell>
          <table:table-cell office:value-type="float" office:value="5371.63" calcext:value-type="float">
            <text:p>5371.630</text:p>
          </table:table-cell>
          <table:table-cell office:value-type="float" office:value="6898.545" calcext:value-type="float">
            <text:p>6898.545</text:p>
          </table:table-cell>
          <table:table-cell office:value-type="float" office:value="19635.871" calcext:value-type="float">
            <text:p>19635.871</text:p>
          </table:table-cell>
          <table:table-cell office:value-type="float" office:value="17672.45" calcext:value-type="float">
            <text:p>17672.450</text:p>
          </table:table-cell>
          <table:table-cell office:value-type="float" office:value="30899.392" calcext:value-type="float">
            <text:p>30899.392</text:p>
          </table:table-cell>
          <table:table-cell table:number-columns-repeated="999"/>
        </table:table-row>
        <table:table-row table:style-name="ro1">
          <table:table-cell office:value-type="float" office:value="5214.679" calcext:value-type="float">
            <text:p>5214.679</text:p>
          </table:table-cell>
          <table:table-cell office:value-type="float" office:value="4629.351" calcext:value-type="float">
            <text:p>4629.351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6439.612" calcext:value-type="float">
            <text:p>6439.612</text:p>
          </table:table-cell>
          <table:table-cell office:value-type="float" office:value="5448.229" calcext:value-type="float">
            <text:p>5448.229</text:p>
          </table:table-cell>
          <table:table-cell office:value-type="float" office:value="9254.006" calcext:value-type="float">
            <text:p>9254.006</text:p>
          </table:table-cell>
          <table:table-cell office:value-type="float" office:value="5879.074" calcext:value-type="float">
            <text:p>5879.074</text:p>
          </table:table-cell>
          <table:table-cell office:value-type="float" office:value="5809.593" calcext:value-type="float">
            <text:p>5809.593</text:p>
          </table:table-cell>
          <table:table-cell office:value-type="float" office:value="6177.286" calcext:value-type="float">
            <text:p>6177.286</text:p>
          </table:table-cell>
          <table:table-cell office:value-type="float" office:value="22970.336" calcext:value-type="float">
            <text:p>22970.336</text:p>
          </table:table-cell>
          <table:table-cell office:value-type="float" office:value="18587.096" calcext:value-type="float">
            <text:p>18587.096</text:p>
          </table:table-cell>
          <table:table-cell office:value-type="float" office:value="33443.477" calcext:value-type="float">
            <text:p>33443.477</text:p>
          </table:table-cell>
          <table:table-cell table:number-columns-repeated="999"/>
        </table:table-row>
        <table:table-row table:style-name="ro1">
          <table:table-cell office:value-type="float" office:value="4947.758" calcext:value-type="float">
            <text:p>4947.758</text:p>
          </table:table-cell>
          <table:table-cell office:value-type="float" office:value="4830.585" calcext:value-type="float">
            <text:p>4830.585</text:p>
          </table:table-cell>
          <table:table-cell office:value-type="float" office:value="4581.207" calcext:value-type="float">
            <text:p>4581.207</text:p>
          </table:table-cell>
          <table:table-cell office:value-type="float" office:value="9654.109" calcext:value-type="float">
            <text:p>9654.109</text:p>
          </table:table-cell>
          <table:table-cell office:value-type="float" office:value="6812.363" calcext:value-type="float">
            <text:p>6812.363</text:p>
          </table:table-cell>
          <table:table-cell office:value-type="float" office:value="8136.085" calcext:value-type="float">
            <text:p>8136.085</text:p>
          </table:table-cell>
          <table:table-cell office:value-type="float" office:value="6152.27" calcext:value-type="float">
            <text:p>6152.270</text:p>
          </table:table-cell>
          <table:table-cell office:value-type="float" office:value="6095.699" calcext:value-type="float">
            <text:p>6095.699</text:p>
          </table:table-cell>
          <table:table-cell office:value-type="float" office:value="6385.415" calcext:value-type="float">
            <text:p>6385.415</text:p>
          </table:table-cell>
          <table:table-cell office:value-type="float" office:value="19698.215" calcext:value-type="float">
            <text:p>19698.215</text:p>
          </table:table-cell>
          <table:table-cell office:value-type="float" office:value="20447.396" calcext:value-type="float">
            <text:p>20447.396</text:p>
          </table:table-cell>
          <table:table-cell office:value-type="float" office:value="30773.4" calcext:value-type="float">
            <text:p>30773.400</text:p>
          </table:table-cell>
          <table:table-cell table:number-columns-repeated="999"/>
        </table:table-row>
        <table:table-row table:style-name="ro1">
          <table:table-cell office:value-type="float" office:value="5066.491" calcext:value-type="float">
            <text:p>5066.491</text:p>
          </table:table-cell>
          <table:table-cell office:value-type="float" office:value="4008.747" calcext:value-type="float">
            <text:p>4008.747</text:p>
          </table:table-cell>
          <table:table-cell office:value-type="float" office:value="4280.646" calcext:value-type="float">
            <text:p>4280.646</text:p>
          </table:table-cell>
          <table:table-cell office:value-type="float" office:value="6796.885" calcext:value-type="float">
            <text:p>6796.885</text:p>
          </table:table-cell>
          <table:table-cell office:value-type="float" office:value="6492.813" calcext:value-type="float">
            <text:p>6492.813</text:p>
          </table:table-cell>
          <table:table-cell office:value-type="float" office:value="7879.553" calcext:value-type="float">
            <text:p>7879.553</text:p>
          </table:table-cell>
          <table:table-cell office:value-type="float" office:value="6920.095" calcext:value-type="float">
            <text:p>6920.095</text:p>
          </table:table-cell>
          <table:table-cell office:value-type="float" office:value="5857.115" calcext:value-type="float">
            <text:p>5857.115</text:p>
          </table:table-cell>
          <table:table-cell office:value-type="float" office:value="6097.107" calcext:value-type="float">
            <text:p>6097.107</text:p>
          </table:table-cell>
          <table:table-cell office:value-type="float" office:value="18380.116" calcext:value-type="float">
            <text:p>18380.116</text:p>
          </table:table-cell>
          <table:table-cell office:value-type="float" office:value="17853.77" calcext:value-type="float">
            <text:p>17853.770</text:p>
          </table:table-cell>
          <table:table-cell office:value-type="float" office:value="33331.343" calcext:value-type="float">
            <text:p>33331.343</text:p>
          </table:table-cell>
          <table:table-cell table:number-columns-repeated="999"/>
        </table:table-row>
        <table:table-row table:style-name="ro1">
          <table:table-cell table:formula="of:=COUNT([.A$3:.A$113])" office:value-type="float" office:value="111" calcext:value-type="float">
            <text:p>111.000</text:p>
          </table:table-cell>
          <table:table-cell table:formula="of:=COUNT([.B$3:.B$113])" office:value-type="float" office:value="111" calcext:value-type="float">
            <text:p>111.000</text:p>
          </table:table-cell>
          <table:table-cell table:formula="of:=COUNT([.C$3:.C$113])" office:value-type="float" office:value="111" calcext:value-type="float">
            <text:p>111.000</text:p>
          </table:table-cell>
          <table:table-cell table:formula="of:=COUNT([.D$3:.D$113])" office:value-type="float" office:value="111" calcext:value-type="float">
            <text:p>111.000</text:p>
          </table:table-cell>
          <table:table-cell table:formula="of:=COUNT([.E$3:.E$113])" office:value-type="float" office:value="111" calcext:value-type="float">
            <text:p>111.000</text:p>
          </table:table-cell>
          <table:table-cell table:formula="of:=COUNT([.F$3:.F$113])" office:value-type="float" office:value="111" calcext:value-type="float">
            <text:p>111.000</text:p>
          </table:table-cell>
          <table:table-cell table:formula="of:=COUNT([.G$3:.G$113])" office:value-type="float" office:value="111" calcext:value-type="float">
            <text:p>111.000</text:p>
          </table:table-cell>
          <table:table-cell table:formula="of:=COUNT([.H$3:.H$113])" office:value-type="float" office:value="111" calcext:value-type="float">
            <text:p>111.000</text:p>
          </table:table-cell>
          <table:table-cell table:formula="of:=COUNT([.I$3:.I$113])" office:value-type="float" office:value="111" calcext:value-type="float">
            <text:p>111.000</text:p>
          </table:table-cell>
          <table:table-cell table:formula="of:=COUNT([.J$3:.J$113])" office:value-type="float" office:value="111" calcext:value-type="float">
            <text:p>111.000</text:p>
          </table:table-cell>
          <table:table-cell table:formula="of:=COUNT([.K$3:.K$113])" office:value-type="float" office:value="111" calcext:value-type="float">
            <text:p>111.000</text:p>
          </table:table-cell>
          <table:table-cell table:formula="of:=COUNT([.L$3:.L$113])" office:value-type="float" office:value="111" calcext:value-type="float">
            <text:p>111.000</text:p>
          </table:table-cell>
          <table:table-cell table:number-columns-repeated="999"/>
        </table:table-row>
        <table:table-row table:style-name="ro1">
          <table:table-cell table:formula="of:=AVERAGE([.A$3:.A$113])" office:value-type="float" office:value="5029.51961261261" calcext:value-type="float">
            <text:p>5029.520</text:p>
          </table:table-cell>
          <table:table-cell table:formula="of:=AVERAGE([.B$3:.B$113])" office:value-type="float" office:value="4618.57318918919" calcext:value-type="float">
            <text:p>4618.573</text:p>
          </table:table-cell>
          <table:table-cell table:formula="of:=AVERAGE([.C$3:.C$113])" office:value-type="float" office:value="4474.75890990991" calcext:value-type="float">
            <text:p>4474.759</text:p>
          </table:table-cell>
          <table:table-cell table:formula="of:=AVERAGE([.D$3:.D$113])" office:value-type="float" office:value="7094.27873873874" calcext:value-type="float">
            <text:p>7094.279</text:p>
          </table:table-cell>
          <table:table-cell table:formula="of:=AVERAGE([.E$3:.E$113])" office:value-type="float" office:value="6378.55104504505" calcext:value-type="float">
            <text:p>6378.551</text:p>
          </table:table-cell>
          <table:table-cell table:formula="of:=AVERAGE([.F$3:.F$113])" office:value-type="float" office:value="8138.54479279279" calcext:value-type="float">
            <text:p>8138.545</text:p>
          </table:table-cell>
          <table:table-cell table:formula="of:=AVERAGE([.G$3:.G$113])" office:value-type="float" office:value="6425.85627927928" calcext:value-type="float">
            <text:p>6425.856</text:p>
          </table:table-cell>
          <table:table-cell table:formula="of:=AVERAGE([.H$3:.H$113])" office:value-type="float" office:value="5801.18050450451" calcext:value-type="float">
            <text:p>5801.181</text:p>
          </table:table-cell>
          <table:table-cell table:formula="of:=AVERAGE([.I$3:.I$113])" office:value-type="float" office:value="6563.55892792793" calcext:value-type="float">
            <text:p>6563.559</text:p>
          </table:table-cell>
          <table:table-cell table:formula="of:=AVERAGE([.J$3:.J$113])" office:value-type="float" office:value="19366.6855495495" calcext:value-type="float">
            <text:p>19366.686</text:p>
          </table:table-cell>
          <table:table-cell table:formula="of:=AVERAGE([.K$3:.K$113])" office:value-type="float" office:value="18542.2465495495" calcext:value-type="float">
            <text:p>18542.247</text:p>
          </table:table-cell>
          <table:table-cell table:formula="of:=AVERAGE([.L$3:.L$113])" office:value-type="float" office:value="30966.6509189189" calcext:value-type="float">
            <text:p>30966.651</text:p>
          </table:table-cell>
          <table:table-cell table:number-columns-repeated="999"/>
        </table:table-row>
        <table:table-row table:style-name="ro1">
          <table:table-cell table:formula="of:=STDEV([.A$3:.A$113])" office:value-type="float" office:value="498.700695960106" calcext:value-type="float">
            <text:p>498.701</text:p>
          </table:table-cell>
          <table:table-cell table:formula="of:=STDEV([.B$3:.B$113])" office:value-type="float" office:value="389.732160981534" calcext:value-type="float">
            <text:p>389.732</text:p>
          </table:table-cell>
          <table:table-cell table:formula="of:=STDEV([.C$3:.C$113])" office:value-type="float" office:value="305.428504565086" calcext:value-type="float">
            <text:p>305.429</text:p>
          </table:table-cell>
          <table:table-cell table:formula="of:=STDEV([.D$3:.D$113])" office:value-type="float" office:value="1337.5683041326" calcext:value-type="float">
            <text:p>1337.568</text:p>
          </table:table-cell>
          <table:table-cell table:formula="of:=STDEV([.E$3:.E$113])" office:value-type="float" office:value="1097.50110172705" calcext:value-type="float">
            <text:p>1097.501</text:p>
          </table:table-cell>
          <table:table-cell table:formula="of:=STDEV([.F$3:.F$113])" office:value-type="float" office:value="805.988599032812" calcext:value-type="float">
            <text:p>805.989</text:p>
          </table:table-cell>
          <table:table-cell table:formula="of:=STDEV([.G$3:.G$113])" office:value-type="float" office:value="639.890387218242" calcext:value-type="float">
            <text:p>639.890</text:p>
          </table:table-cell>
          <table:table-cell table:formula="of:=STDEV([.H$3:.H$113])" office:value-type="float" office:value="385.550812672111" calcext:value-type="float">
            <text:p>385.551</text:p>
          </table:table-cell>
          <table:table-cell table:formula="of:=STDEV([.I$3:.I$113])" office:value-type="float" office:value="439.723300071982" calcext:value-type="float">
            <text:p>439.723</text:p>
          </table:table-cell>
          <table:table-cell table:formula="of:=STDEV([.J$3:.J$113])" office:value-type="float" office:value="1518.13105620662" calcext:value-type="float">
            <text:p>1518.131</text:p>
          </table:table-cell>
          <table:table-cell table:formula="of:=STDEV([.K$3:.K$113])" office:value-type="float" office:value="1458.5493584213" calcext:value-type="float">
            <text:p>1458.549</text:p>
          </table:table-cell>
          <table:table-cell table:formula="of:=STDEV([.L$3:.L$113])" office:value-type="float" office:value="1235.18371517464" calcext:value-type="float">
            <text:p>1235.184</text:p>
          </table:table-cell>
          <table:table-cell table:number-columns-repeated="999"/>
        </table:table-row>
        <table:table-row table:style-name="ro1">
          <table:table-cell table:formula="of:=CONFIDENCE(0.05;[.A$116];[.A$114])" office:value-type="float" office:value="92.7740628228416" calcext:value-type="float">
            <text:p>92.774</text:p>
          </table:table-cell>
          <table:table-cell table:formula="of:=CONFIDENCE(0.05;[.B$116];[.B$114])" office:value-type="float" office:value="72.5024774977958" calcext:value-type="float">
            <text:p>72.502</text:p>
          </table:table-cell>
          <table:table-cell table:formula="of:=CONFIDENCE(0.05;[.C$116];[.C$114])" office:value-type="float" office:value="56.8193377309315" calcext:value-type="float">
            <text:p>56.819</text:p>
          </table:table-cell>
          <table:table-cell table:formula="of:=CONFIDENCE(0.05;[.D$116];[.D$114])" office:value-type="float" office:value="248.829903151702" calcext:value-type="float">
            <text:p>248.830</text:p>
          </table:table-cell>
          <table:table-cell table:formula="of:=CONFIDENCE(0.05;[.E$116];[.E$114])" office:value-type="float" office:value="204.169829688603" calcext:value-type="float">
            <text:p>204.170</text:p>
          </table:table-cell>
          <table:table-cell table:formula="of:=CONFIDENCE(0.05;[.F$116];[.F$114])" office:value-type="float" office:value="149.939307337854" calcext:value-type="float">
            <text:p>149.939</text:p>
          </table:table-cell>
          <table:table-cell table:formula="of:=CONFIDENCE(0.05;[.G$116];[.G$114])" office:value-type="float" office:value="119.039799752489" calcext:value-type="float">
            <text:p>119.040</text:p>
          </table:table-cell>
          <table:table-cell table:formula="of:=CONFIDENCE(0.05;[.H$116];[.H$114])" office:value-type="float" office:value="71.7246147960087" calcext:value-type="float">
            <text:p>71.725</text:p>
          </table:table-cell>
          <table:table-cell table:formula="of:=CONFIDENCE(0.05;[.I$116];[.I$114])" office:value-type="float" office:value="81.8024065256343" calcext:value-type="float">
            <text:p>81.802</text:p>
          </table:table-cell>
          <table:table-cell table:formula="of:=CONFIDENCE(0.05;[.J$116];[.J$114])" office:value-type="float" office:value="282.420271563219" calcext:value-type="float">
            <text:p>282.420</text:p>
          </table:table-cell>
          <table:table-cell table:formula="of:=CONFIDENCE(0.05;[.K$116];[.K$114])" office:value-type="float" office:value="271.336196048175" calcext:value-type="float">
            <text:p>271.336</text:p>
          </table:table-cell>
          <table:table-cell table:formula="of:=CONFIDENCE(0.05;[.L$116];[.L$114])" office:value-type="float" office:value="229.783139501634" calcext:value-type="float">
            <text:p>229.783</text:p>
          </table:table-cell>
          <table:table-cell table:number-columns-repeated="999"/>
        </table:table-row>
        <table:table-row table:style-name="ro1" table:number-rows-repeated="104845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raw_time" table:style-name="ta1">
        <table:table-column table:style-name="co4" table:number-columns-repeated="12" table:default-cell-style-name="ce3"/>
        <table:table-column table:style-name="co3" table:number-columns-repeated="999" table:default-cell-style-name="ce3"/>
        <table:table-row table:style-name="ro1">
          <table:table-cell table:style-name="ce1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25A</text:p>
          </table:table-cell>
          <table:covered-table-cell table:number-columns-repeated="2" table:style-name="ce2"/>
          <table:table-cell table:style-name="ce1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2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2"/>
          <table:table-cell table:style-name="ce4" table:number-columns-repeated="99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1">
          <table:table-cell office:value-type="float" office:value="149.899" calcext:value-type="float">
            <text:p>149.899</text:p>
          </table:table-cell>
          <table:table-cell office:value-type="float" office:value="43.136" calcext:value-type="float">
            <text:p>43.136</text:p>
          </table:table-cell>
          <table:table-cell office:value-type="float" office:value="181.46" calcext:value-type="float">
            <text:p>181.460</text:p>
          </table:table-cell>
          <table:table-cell office:value-type="float" office:value="187.663" calcext:value-type="float">
            <text:p>187.663</text:p>
          </table:table-cell>
          <table:table-cell office:value-type="float" office:value="82.459" calcext:value-type="float">
            <text:p>82.459</text:p>
          </table:table-cell>
          <table:table-cell office:value-type="float" office:value="135.884" calcext:value-type="float">
            <text:p>135.884</text:p>
          </table:table-cell>
          <table:table-cell office:value-type="float" office:value="102.716" calcext:value-type="float">
            <text:p>102.716</text:p>
          </table:table-cell>
          <table:table-cell office:value-type="float" office:value="122.205" calcext:value-type="float">
            <text:p>122.205</text:p>
          </table:table-cell>
          <table:table-cell office:value-type="float" office:value="160.151" calcext:value-type="float">
            <text:p>160.151</text:p>
          </table:table-cell>
          <table:table-cell office:value-type="float" office:value="373.795" calcext:value-type="float">
            <text:p>373.795</text:p>
          </table:table-cell>
          <table:table-cell office:value-type="float" office:value="243.818" calcext:value-type="float">
            <text:p>243.818</text:p>
          </table:table-cell>
          <table:table-cell office:value-type="float" office:value="385.296" calcext:value-type="float">
            <text:p>385.296</text:p>
          </table:table-cell>
          <table:table-cell table:number-columns-repeated="999"/>
        </table:table-row>
        <table:table-row table:style-name="ro1">
          <table:table-cell office:value-type="float" office:value="72.883" calcext:value-type="float">
            <text:p>72.883</text:p>
          </table:table-cell>
          <table:table-cell office:value-type="float" office:value="42.831" calcext:value-type="float">
            <text:p>42.831</text:p>
          </table:table-cell>
          <table:table-cell office:value-type="float" office:value="163.484" calcext:value-type="float">
            <text:p>163.484</text:p>
          </table:table-cell>
          <table:table-cell office:value-type="float" office:value="176.52" calcext:value-type="float">
            <text:p>176.520</text:p>
          </table:table-cell>
          <table:table-cell office:value-type="float" office:value="55.886" calcext:value-type="float">
            <text:p>55.886</text:p>
          </table:table-cell>
          <table:table-cell office:value-type="float" office:value="120.099" calcext:value-type="float">
            <text:p>120.099</text:p>
          </table:table-cell>
          <table:table-cell office:value-type="float" office:value="99.7" calcext:value-type="float">
            <text:p>99.700</text:p>
          </table:table-cell>
          <table:table-cell office:value-type="float" office:value="54.795" calcext:value-type="float">
            <text:p>54.795</text:p>
          </table:table-cell>
          <table:table-cell office:value-type="float" office:value="150.031" calcext:value-type="float">
            <text:p>150.031</text:p>
          </table:table-cell>
          <table:table-cell office:value-type="float" office:value="353.952" calcext:value-type="float">
            <text:p>353.952</text:p>
          </table:table-cell>
          <table:table-cell office:value-type="float" office:value="155.25" calcext:value-type="float">
            <text:p>155.250</text:p>
          </table:table-cell>
          <table:table-cell office:value-type="float" office:value="298.221" calcext:value-type="float">
            <text:p>298.221</text:p>
          </table:table-cell>
          <table:table-cell table:number-columns-repeated="999"/>
        </table:table-row>
        <table:table-row table:style-name="ro1">
          <table:table-cell office:value-type="float" office:value="72.574" calcext:value-type="float">
            <text:p>72.574</text:p>
          </table:table-cell>
          <table:table-cell office:value-type="float" office:value="90.002" calcext:value-type="float">
            <text:p>90.002</text:p>
          </table:table-cell>
          <table:table-cell office:value-type="float" office:value="132.917" calcext:value-type="float">
            <text:p>132.917</text:p>
          </table:table-cell>
          <table:table-cell office:value-type="float" office:value="99.809" calcext:value-type="float">
            <text:p>99.809</text:p>
          </table:table-cell>
          <table:table-cell office:value-type="float" office:value="68.726" calcext:value-type="float">
            <text:p>68.726</text:p>
          </table:table-cell>
          <table:table-cell office:value-type="float" office:value="141.824" calcext:value-type="float">
            <text:p>141.824</text:p>
          </table:table-cell>
          <table:table-cell office:value-type="float" office:value="97.644" calcext:value-type="float">
            <text:p>97.644</text:p>
          </table:table-cell>
          <table:table-cell office:value-type="float" office:value="123.985" calcext:value-type="float">
            <text:p>123.985</text:p>
          </table:table-cell>
          <table:table-cell office:value-type="float" office:value="208.969" calcext:value-type="float">
            <text:p>208.969</text:p>
          </table:table-cell>
          <table:table-cell office:value-type="float" office:value="290.32" calcext:value-type="float">
            <text:p>290.320</text:p>
          </table:table-cell>
          <table:table-cell office:value-type="float" office:value="147.738" calcext:value-type="float">
            <text:p>147.738</text:p>
          </table:table-cell>
          <table:table-cell office:value-type="float" office:value="346.495" calcext:value-type="float">
            <text:p>346.495</text:p>
          </table:table-cell>
          <table:table-cell table:number-columns-repeated="999"/>
        </table:table-row>
        <table:table-row table:style-name="ro1">
          <table:table-cell office:value-type="float" office:value="74.081" calcext:value-type="float">
            <text:p>74.081</text:p>
          </table:table-cell>
          <table:table-cell office:value-type="float" office:value="42.134" calcext:value-type="float">
            <text:p>42.134</text:p>
          </table:table-cell>
          <table:table-cell office:value-type="float" office:value="97.036" calcext:value-type="float">
            <text:p>97.036</text:p>
          </table:table-cell>
          <table:table-cell office:value-type="float" office:value="188.995" calcext:value-type="float">
            <text:p>188.995</text:p>
          </table:table-cell>
          <table:table-cell office:value-type="float" office:value="56.358" calcext:value-type="float">
            <text:p>56.358</text:p>
          </table:table-cell>
          <table:table-cell office:value-type="float" office:value="117.922" calcext:value-type="float">
            <text:p>117.922</text:p>
          </table:table-cell>
          <table:table-cell office:value-type="float" office:value="101.728" calcext:value-type="float">
            <text:p>101.728</text:p>
          </table:table-cell>
          <table:table-cell office:value-type="float" office:value="58.208" calcext:value-type="float">
            <text:p>58.208</text:p>
          </table:table-cell>
          <table:table-cell office:value-type="float" office:value="159.936" calcext:value-type="float">
            <text:p>159.936</text:p>
          </table:table-cell>
          <table:table-cell office:value-type="float" office:value="368.448" calcext:value-type="float">
            <text:p>368.448</text:p>
          </table:table-cell>
          <table:table-cell office:value-type="float" office:value="161.021" calcext:value-type="float">
            <text:p>161.021</text:p>
          </table:table-cell>
          <table:table-cell office:value-type="float" office:value="427.358" calcext:value-type="float">
            <text:p>427.358</text:p>
          </table:table-cell>
          <table:table-cell table:number-columns-repeated="999"/>
        </table:table-row>
        <table:table-row table:style-name="ro1">
          <table:table-cell office:value-type="float" office:value="72.894" calcext:value-type="float">
            <text:p>72.894</text:p>
          </table:table-cell>
          <table:table-cell office:value-type="float" office:value="71.607" calcext:value-type="float">
            <text:p>71.607</text:p>
          </table:table-cell>
          <table:table-cell office:value-type="float" office:value="127.84" calcext:value-type="float">
            <text:p>127.840</text:p>
          </table:table-cell>
          <table:table-cell office:value-type="float" office:value="97.581" calcext:value-type="float">
            <text:p>97.581</text:p>
          </table:table-cell>
          <table:table-cell office:value-type="float" office:value="73.755" calcext:value-type="float">
            <text:p>73.755</text:p>
          </table:table-cell>
          <table:table-cell office:value-type="float" office:value="122.272" calcext:value-type="float">
            <text:p>122.272</text:p>
          </table:table-cell>
          <table:table-cell office:value-type="float" office:value="184.367" calcext:value-type="float">
            <text:p>184.367</text:p>
          </table:table-cell>
          <table:table-cell office:value-type="float" office:value="56.679" calcext:value-type="float">
            <text:p>56.679</text:p>
          </table:table-cell>
          <table:table-cell office:value-type="float" office:value="123.002" calcext:value-type="float">
            <text:p>123.002</text:p>
          </table:table-cell>
          <table:table-cell office:value-type="float" office:value="304.252" calcext:value-type="float">
            <text:p>304.252</text:p>
          </table:table-cell>
          <table:table-cell office:value-type="float" office:value="152.391" calcext:value-type="float">
            <text:p>152.391</text:p>
          </table:table-cell>
          <table:table-cell office:value-type="float" office:value="323.143" calcext:value-type="float">
            <text:p>323.143</text:p>
          </table:table-cell>
          <table:table-cell table:number-columns-repeated="999"/>
        </table:table-row>
        <table:table-row table:style-name="ro1">
          <table:table-cell office:value-type="float" office:value="155.96" calcext:value-type="float">
            <text:p>155.960</text:p>
          </table:table-cell>
          <table:table-cell office:value-type="float" office:value="94.773" calcext:value-type="float">
            <text:p>94.773</text:p>
          </table:table-cell>
          <table:table-cell office:value-type="float" office:value="95.039" calcext:value-type="float">
            <text:p>95.039</text:p>
          </table:table-cell>
          <table:table-cell office:value-type="float" office:value="105.137" calcext:value-type="float">
            <text:p>105.137</text:p>
          </table:table-cell>
          <table:table-cell office:value-type="float" office:value="89.848" calcext:value-type="float">
            <text:p>89.848</text:p>
          </table:table-cell>
          <table:table-cell office:value-type="float" office:value="209.593" calcext:value-type="float">
            <text:p>209.593</text:p>
          </table:table-cell>
          <table:table-cell office:value-type="float" office:value="156.215" calcext:value-type="float">
            <text:p>156.215</text:p>
          </table:table-cell>
          <table:table-cell office:value-type="float" office:value="107.262" calcext:value-type="float">
            <text:p>107.262</text:p>
          </table:table-cell>
          <table:table-cell office:value-type="float" office:value="152.433" calcext:value-type="float">
            <text:p>152.433</text:p>
          </table:table-cell>
          <table:table-cell office:value-type="float" office:value="392.33" calcext:value-type="float">
            <text:p>392.330</text:p>
          </table:table-cell>
          <table:table-cell office:value-type="float" office:value="159.207" calcext:value-type="float">
            <text:p>159.207</text:p>
          </table:table-cell>
          <table:table-cell office:value-type="float" office:value="345.154" calcext:value-type="float">
            <text:p>345.154</text:p>
          </table:table-cell>
          <table:table-cell table:number-columns-repeated="999"/>
        </table:table-row>
        <table:table-row table:style-name="ro1">
          <table:table-cell office:value-type="float" office:value="95.029" calcext:value-type="float">
            <text:p>95.029</text:p>
          </table:table-cell>
          <table:table-cell office:value-type="float" office:value="42.505" calcext:value-type="float">
            <text:p>42.505</text:p>
          </table:table-cell>
          <table:table-cell office:value-type="float" office:value="98.941" calcext:value-type="float">
            <text:p>98.941</text:p>
          </table:table-cell>
          <table:table-cell office:value-type="float" office:value="128.241" calcext:value-type="float">
            <text:p>128.241</text:p>
          </table:table-cell>
          <table:table-cell office:value-type="float" office:value="58.439" calcext:value-type="float">
            <text:p>58.439</text:p>
          </table:table-cell>
          <table:table-cell office:value-type="float" office:value="122.628" calcext:value-type="float">
            <text:p>122.628</text:p>
          </table:table-cell>
          <table:table-cell office:value-type="float" office:value="153.782" calcext:value-type="float">
            <text:p>153.782</text:p>
          </table:table-cell>
          <table:table-cell office:value-type="float" office:value="57.403" calcext:value-type="float">
            <text:p>57.403</text:p>
          </table:table-cell>
          <table:table-cell office:value-type="float" office:value="206.481" calcext:value-type="float">
            <text:p>206.481</text:p>
          </table:table-cell>
          <table:table-cell office:value-type="float" office:value="344.607" calcext:value-type="float">
            <text:p>344.607</text:p>
          </table:table-cell>
          <table:table-cell office:value-type="float" office:value="239.296" calcext:value-type="float">
            <text:p>239.296</text:p>
          </table:table-cell>
          <table:table-cell office:value-type="float" office:value="353.214" calcext:value-type="float">
            <text:p>353.214</text:p>
          </table:table-cell>
          <table:table-cell table:number-columns-repeated="999"/>
        </table:table-row>
        <table:table-row table:style-name="ro1">
          <table:table-cell office:value-type="float" office:value="107.861" calcext:value-type="float">
            <text:p>107.861</text:p>
          </table:table-cell>
          <table:table-cell office:value-type="float" office:value="70.388" calcext:value-type="float">
            <text:p>70.388</text:p>
          </table:table-cell>
          <table:table-cell office:value-type="float" office:value="91.158" calcext:value-type="float">
            <text:p>91.158</text:p>
          </table:table-cell>
          <table:table-cell office:value-type="float" office:value="115.856" calcext:value-type="float">
            <text:p>115.856</text:p>
          </table:table-cell>
          <table:table-cell office:value-type="float" office:value="60.146" calcext:value-type="float">
            <text:p>60.146</text:p>
          </table:table-cell>
          <table:table-cell office:value-type="float" office:value="115.102" calcext:value-type="float">
            <text:p>115.102</text:p>
          </table:table-cell>
          <table:table-cell office:value-type="float" office:value="189.177" calcext:value-type="float">
            <text:p>189.177</text:p>
          </table:table-cell>
          <table:table-cell office:value-type="float" office:value="57.156" calcext:value-type="float">
            <text:p>57.156</text:p>
          </table:table-cell>
          <table:table-cell office:value-type="float" office:value="116.593" calcext:value-type="float">
            <text:p>116.593</text:p>
          </table:table-cell>
          <table:table-cell office:value-type="float" office:value="386.396" calcext:value-type="float">
            <text:p>386.396</text:p>
          </table:table-cell>
          <table:table-cell office:value-type="float" office:value="171.009" calcext:value-type="float">
            <text:p>171.009</text:p>
          </table:table-cell>
          <table:table-cell office:value-type="float" office:value="318.1" calcext:value-type="float">
            <text:p>318.100</text:p>
          </table:table-cell>
          <table:table-cell table:number-columns-repeated="999"/>
        </table:table-row>
        <table:table-row table:style-name="ro1">
          <table:table-cell office:value-type="float" office:value="69.105" calcext:value-type="float">
            <text:p>69.105</text:p>
          </table:table-cell>
          <table:table-cell office:value-type="float" office:value="41.077" calcext:value-type="float">
            <text:p>41.077</text:p>
          </table:table-cell>
          <table:table-cell office:value-type="float" office:value="90.829" calcext:value-type="float">
            <text:p>90.829</text:p>
          </table:table-cell>
          <table:table-cell office:value-type="float" office:value="96.953" calcext:value-type="float">
            <text:p>96.953</text:p>
          </table:table-cell>
          <table:table-cell office:value-type="float" office:value="54.053" calcext:value-type="float">
            <text:p>54.053</text:p>
          </table:table-cell>
          <table:table-cell office:value-type="float" office:value="115.824" calcext:value-type="float">
            <text:p>115.824</text:p>
          </table:table-cell>
          <table:table-cell office:value-type="float" office:value="94.868" calcext:value-type="float">
            <text:p>94.868</text:p>
          </table:table-cell>
          <table:table-cell office:value-type="float" office:value="54.259" calcext:value-type="float">
            <text:p>54.259</text:p>
          </table:table-cell>
          <table:table-cell office:value-type="float" office:value="114.801" calcext:value-type="float">
            <text:p>114.801</text:p>
          </table:table-cell>
          <table:table-cell office:value-type="float" office:value="279.145" calcext:value-type="float">
            <text:p>279.145</text:p>
          </table:table-cell>
          <table:table-cell office:value-type="float" office:value="147.57" calcext:value-type="float">
            <text:p>147.570</text:p>
          </table:table-cell>
          <table:table-cell office:value-type="float" office:value="308.289" calcext:value-type="float">
            <text:p>308.289</text:p>
          </table:table-cell>
          <table:table-cell table:number-columns-repeated="999"/>
        </table:table-row>
        <table:table-row table:style-name="ro1">
          <table:table-cell office:value-type="float" office:value="70.086" calcext:value-type="float">
            <text:p>70.086</text:p>
          </table:table-cell>
          <table:table-cell office:value-type="float" office:value="41.918" calcext:value-type="float">
            <text:p>41.918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94.867" calcext:value-type="float">
            <text:p>94.867</text:p>
          </table:table-cell>
          <table:table-cell office:value-type="float" office:value="126.48" calcext:value-type="float">
            <text:p>126.480</text:p>
          </table:table-cell>
          <table:table-cell office:value-type="float" office:value="124.686" calcext:value-type="float">
            <text:p>124.686</text:p>
          </table:table-cell>
          <table:table-cell office:value-type="float" office:value="95.375" calcext:value-type="float">
            <text:p>95.375</text:p>
          </table:table-cell>
          <table:table-cell office:value-type="float" office:value="62.771" calcext:value-type="float">
            <text:p>62.771</text:p>
          </table:table-cell>
          <table:table-cell office:value-type="float" office:value="163.776" calcext:value-type="float">
            <text:p>163.776</text:p>
          </table:table-cell>
          <table:table-cell office:value-type="float" office:value="277.006" calcext:value-type="float">
            <text:p>277.006</text:p>
          </table:table-cell>
          <table:table-cell office:value-type="float" office:value="148.312" calcext:value-type="float">
            <text:p>148.312</text:p>
          </table:table-cell>
          <table:table-cell office:value-type="float" office:value="413.281" calcext:value-type="float">
            <text:p>413.281</text:p>
          </table:table-cell>
          <table:table-cell table:number-columns-repeated="999"/>
        </table:table-row>
        <table:table-row table:style-name="ro1">
          <table:table-cell office:value-type="float" office:value="133.902" calcext:value-type="float">
            <text:p>133.902</text:p>
          </table:table-cell>
          <table:table-cell office:value-type="float" office:value="42.798" calcext:value-type="float">
            <text:p>42.798</text:p>
          </table:table-cell>
          <table:table-cell office:value-type="float" office:value="121.661" calcext:value-type="float">
            <text:p>121.661</text:p>
          </table:table-cell>
          <table:table-cell office:value-type="float" office:value="119.105" calcext:value-type="float">
            <text:p>119.105</text:p>
          </table:table-cell>
          <table:table-cell office:value-type="float" office:value="62.265" calcext:value-type="float">
            <text:p>62.265</text:p>
          </table:table-cell>
          <table:table-cell office:value-type="float" office:value="121.836" calcext:value-type="float">
            <text:p>121.836</text:p>
          </table:table-cell>
          <table:table-cell office:value-type="float" office:value="182.431" calcext:value-type="float">
            <text:p>182.431</text:p>
          </table:table-cell>
          <table:table-cell office:value-type="float" office:value="76.962" calcext:value-type="float">
            <text:p>76.962</text:p>
          </table:table-cell>
          <table:table-cell office:value-type="float" office:value="121.826" calcext:value-type="float">
            <text:p>121.826</text:p>
          </table:table-cell>
          <table:table-cell office:value-type="float" office:value="386.74" calcext:value-type="float">
            <text:p>386.740</text:p>
          </table:table-cell>
          <table:table-cell office:value-type="float" office:value="167.365" calcext:value-type="float">
            <text:p>167.365</text:p>
          </table:table-cell>
          <table:table-cell office:value-type="float" office:value="402.758" calcext:value-type="float">
            <text:p>402.758</text:p>
          </table:table-cell>
          <table:table-cell table:number-columns-repeated="999"/>
        </table:table-row>
        <table:table-row table:style-name="ro1">
          <table:table-cell office:value-type="float" office:value="147.696" calcext:value-type="float">
            <text:p>147.696</text:p>
          </table:table-cell>
          <table:table-cell office:value-type="float" office:value="42.027" calcext:value-type="float">
            <text:p>42.027</text:p>
          </table:table-cell>
          <table:table-cell office:value-type="float" office:value="96.504" calcext:value-type="float">
            <text:p>96.504</text:p>
          </table:table-cell>
          <table:table-cell office:value-type="float" office:value="105.867" calcext:value-type="float">
            <text:p>105.867</text:p>
          </table:table-cell>
          <table:table-cell office:value-type="float" office:value="55.906" calcext:value-type="float">
            <text:p>55.906</text:p>
          </table:table-cell>
          <table:table-cell office:value-type="float" office:value="189.396" calcext:value-type="float">
            <text:p>189.396</text:p>
          </table:table-cell>
          <table:table-cell office:value-type="float" office:value="99.352" calcext:value-type="float">
            <text:p>99.352</text:p>
          </table:table-cell>
          <table:table-cell office:value-type="float" office:value="55.975" calcext:value-type="float">
            <text:p>55.975</text:p>
          </table:table-cell>
          <table:table-cell office:value-type="float" office:value="187.888" calcext:value-type="float">
            <text:p>187.888</text:p>
          </table:table-cell>
          <table:table-cell office:value-type="float" office:value="386.626" calcext:value-type="float">
            <text:p>386.626</text:p>
          </table:table-cell>
          <table:table-cell office:value-type="float" office:value="153.425" calcext:value-type="float">
            <text:p>153.425</text:p>
          </table:table-cell>
          <table:table-cell office:value-type="float" office:value="314.327" calcext:value-type="float">
            <text:p>314.327</text:p>
          </table:table-cell>
          <table:table-cell table:number-columns-repeated="999"/>
        </table:table-row>
        <table:table-row table:style-name="ro1">
          <table:table-cell office:value-type="float" office:value="143.501" calcext:value-type="float">
            <text:p>143.501</text:p>
          </table:table-cell>
          <table:table-cell office:value-type="float" office:value="65.708" calcext:value-type="float">
            <text:p>65.708</text:p>
          </table:table-cell>
          <table:table-cell office:value-type="float" office:value="95.699" calcext:value-type="float">
            <text:p>95.699</text:p>
          </table:table-cell>
          <table:table-cell office:value-type="float" office:value="123.288" calcext:value-type="float">
            <text:p>123.288</text:p>
          </table:table-cell>
          <table:table-cell office:value-type="float" office:value="56.252" calcext:value-type="float">
            <text:p>56.252</text:p>
          </table:table-cell>
          <table:table-cell office:value-type="float" office:value="120.226" calcext:value-type="float">
            <text:p>120.226</text:p>
          </table:table-cell>
          <table:table-cell office:value-type="float" office:value="148.7" calcext:value-type="float">
            <text:p>148.700</text:p>
          </table:table-cell>
          <table:table-cell office:value-type="float" office:value="56.336" calcext:value-type="float">
            <text:p>56.336</text:p>
          </table:table-cell>
          <table:table-cell office:value-type="float" office:value="157.471" calcext:value-type="float">
            <text:p>157.471</text:p>
          </table:table-cell>
          <table:table-cell office:value-type="float" office:value="377.727" calcext:value-type="float">
            <text:p>377.727</text:p>
          </table:table-cell>
          <table:table-cell office:value-type="float" office:value="254.104" calcext:value-type="float">
            <text:p>254.104</text:p>
          </table:table-cell>
          <table:table-cell office:value-type="float" office:value="358.178" calcext:value-type="float">
            <text:p>358.178</text:p>
          </table:table-cell>
          <table:table-cell table:number-columns-repeated="999"/>
        </table:table-row>
        <table:table-row table:style-name="ro1">
          <table:table-cell office:value-type="float" office:value="111.121" calcext:value-type="float">
            <text:p>111.121</text:p>
          </table:table-cell>
          <table:table-cell office:value-type="float" office:value="43.56" calcext:value-type="float">
            <text:p>43.560</text:p>
          </table:table-cell>
          <table:table-cell office:value-type="float" office:value="179.502" calcext:value-type="float">
            <text:p>179.502</text:p>
          </table:table-cell>
          <table:table-cell office:value-type="float" office:value="101.992" calcext:value-type="float">
            <text:p>101.992</text:p>
          </table:table-cell>
          <table:table-cell office:value-type="float" office:value="109.952" calcext:value-type="float">
            <text:p>109.952</text:p>
          </table:table-cell>
          <table:table-cell office:value-type="float" office:value="139" calcext:value-type="float">
            <text:p>139.000</text:p>
          </table:table-cell>
          <table:table-cell office:value-type="float" office:value="100.256" calcext:value-type="float">
            <text:p>100.256</text:p>
          </table:table-cell>
          <table:table-cell office:value-type="float" office:value="55.966" calcext:value-type="float">
            <text:p>55.966</text:p>
          </table:table-cell>
          <table:table-cell office:value-type="float" office:value="213.816" calcext:value-type="float">
            <text:p>213.816</text:p>
          </table:table-cell>
          <table:table-cell office:value-type="float" office:value="392.353" calcext:value-type="float">
            <text:p>392.353</text:p>
          </table:table-cell>
          <table:table-cell office:value-type="float" office:value="239.131" calcext:value-type="float">
            <text:p>239.131</text:p>
          </table:table-cell>
          <table:table-cell office:value-type="float" office:value="315.352" calcext:value-type="float">
            <text:p>315.352</text:p>
          </table:table-cell>
          <table:table-cell table:number-columns-repeated="999"/>
        </table:table-row>
        <table:table-row table:style-name="ro1">
          <table:table-cell office:value-type="float" office:value="73.777" calcext:value-type="float">
            <text:p>73.777</text:p>
          </table:table-cell>
          <table:table-cell office:value-type="float" office:value="85.923" calcext:value-type="float">
            <text:p>85.923</text:p>
          </table:table-cell>
          <table:table-cell office:value-type="float" office:value="93.476" calcext:value-type="float">
            <text:p>93.476</text:p>
          </table:table-cell>
          <table:table-cell office:value-type="float" office:value="100.397" calcext:value-type="float">
            <text:p>100.397</text:p>
          </table:table-cell>
          <table:table-cell office:value-type="float" office:value="122.764" calcext:value-type="float">
            <text:p>122.764</text:p>
          </table:table-cell>
          <table:table-cell office:value-type="float" office:value="120.179" calcext:value-type="float">
            <text:p>120.179</text:p>
          </table:table-cell>
          <table:table-cell office:value-type="float" office:value="99.336" calcext:value-type="float">
            <text:p>99.336</text:p>
          </table:table-cell>
          <table:table-cell office:value-type="float" office:value="109.415" calcext:value-type="float">
            <text:p>109.415</text:p>
          </table:table-cell>
          <table:table-cell office:value-type="float" office:value="121.868" calcext:value-type="float">
            <text:p>121.868</text:p>
          </table:table-cell>
          <table:table-cell office:value-type="float" office:value="296.643" calcext:value-type="float">
            <text:p>296.643</text:p>
          </table:table-cell>
          <table:table-cell office:value-type="float" office:value="154.068" calcext:value-type="float">
            <text:p>154.068</text:p>
          </table:table-cell>
          <table:table-cell office:value-type="float" office:value="393.987" calcext:value-type="float">
            <text:p>393.987</text:p>
          </table:table-cell>
          <table:table-cell table:number-columns-repeated="999"/>
        </table:table-row>
        <table:table-row table:style-name="ro1">
          <table:table-cell office:value-type="float" office:value="149.395" calcext:value-type="float">
            <text:p>149.395</text:p>
          </table:table-cell>
          <table:table-cell office:value-type="float" office:value="77.787" calcext:value-type="float">
            <text:p>77.787</text:p>
          </table:table-cell>
          <table:table-cell office:value-type="float" office:value="172.827" calcext:value-type="float">
            <text:p>172.827</text:p>
          </table:table-cell>
          <table:table-cell office:value-type="float" office:value="101.266" calcext:value-type="float">
            <text:p>101.266</text:p>
          </table:table-cell>
          <table:table-cell office:value-type="float" office:value="63.83" calcext:value-type="float">
            <text:p>63.830</text:p>
          </table:table-cell>
          <table:table-cell office:value-type="float" office:value="123.249" calcext:value-type="float">
            <text:p>123.249</text:p>
          </table:table-cell>
          <table:table-cell office:value-type="float" office:value="163.723" calcext:value-type="float">
            <text:p>163.723</text:p>
          </table:table-cell>
          <table:table-cell office:value-type="float" office:value="104.196" calcext:value-type="float">
            <text:p>104.196</text:p>
          </table:table-cell>
          <table:table-cell office:value-type="float" office:value="207.161" calcext:value-type="float">
            <text:p>207.161</text:p>
          </table:table-cell>
          <table:table-cell office:value-type="float" office:value="363.361" calcext:value-type="float">
            <text:p>363.361</text:p>
          </table:table-cell>
          <table:table-cell office:value-type="float" office:value="161.567" calcext:value-type="float">
            <text:p>161.567</text:p>
          </table:table-cell>
          <table:table-cell office:value-type="float" office:value="340.005" calcext:value-type="float">
            <text:p>340.005</text:p>
          </table:table-cell>
          <table:table-cell table:number-columns-repeated="999"/>
        </table:table-row>
        <table:table-row table:style-name="ro1">
          <table:table-cell office:value-type="float" office:value="82.884" calcext:value-type="float">
            <text:p>82.884</text:p>
          </table:table-cell>
          <table:table-cell office:value-type="float" office:value="60.137" calcext:value-type="float">
            <text:p>60.137</text:p>
          </table:table-cell>
          <table:table-cell office:value-type="float" office:value="179.026" calcext:value-type="float">
            <text:p>179.026</text:p>
          </table:table-cell>
          <table:table-cell office:value-type="float" office:value="100.036" calcext:value-type="float">
            <text:p>100.036</text:p>
          </table:table-cell>
          <table:table-cell office:value-type="float" office:value="70.924" calcext:value-type="float">
            <text:p>70.924</text:p>
          </table:table-cell>
          <table:table-cell office:value-type="float" office:value="214.92" calcext:value-type="float">
            <text:p>214.920</text:p>
          </table:table-cell>
          <table:table-cell office:value-type="float" office:value="180.083" calcext:value-type="float">
            <text:p>180.083</text:p>
          </table:table-cell>
          <table:table-cell office:value-type="float" office:value="58.224" calcext:value-type="float">
            <text:p>58.224</text:p>
          </table:table-cell>
          <table:table-cell office:value-type="float" office:value="123.269" calcext:value-type="float">
            <text:p>123.269</text:p>
          </table:table-cell>
          <table:table-cell office:value-type="float" office:value="317.105" calcext:value-type="float">
            <text:p>317.105</text:p>
          </table:table-cell>
          <table:table-cell office:value-type="float" office:value="252.537" calcext:value-type="float">
            <text:p>252.537</text:p>
          </table:table-cell>
          <table:table-cell office:value-type="float" office:value="304.461" calcext:value-type="float">
            <text:p>304.461</text:p>
          </table:table-cell>
          <table:table-cell table:number-columns-repeated="999"/>
        </table:table-row>
        <table:table-row table:style-name="ro1">
          <table:table-cell office:value-type="float" office:value="149.195" calcext:value-type="float">
            <text:p>149.195</text:p>
          </table:table-cell>
          <table:table-cell office:value-type="float" office:value="42.264" calcext:value-type="float">
            <text:p>42.264</text:p>
          </table:table-cell>
          <table:table-cell office:value-type="float" office:value="179.753" calcext:value-type="float">
            <text:p>179.753</text:p>
          </table:table-cell>
          <table:table-cell office:value-type="float" office:value="188.537" calcext:value-type="float">
            <text:p>188.537</text:p>
          </table:table-cell>
          <table:table-cell office:value-type="float" office:value="84.456" calcext:value-type="float">
            <text:p>84.456</text:p>
          </table:table-cell>
          <table:table-cell office:value-type="float" office:value="123.671" calcext:value-type="float">
            <text:p>123.671</text:p>
          </table:table-cell>
          <table:table-cell office:value-type="float" office:value="168.324" calcext:value-type="float">
            <text:p>168.324</text:p>
          </table:table-cell>
          <table:table-cell office:value-type="float" office:value="74.529" calcext:value-type="float">
            <text:p>74.529</text:p>
          </table:table-cell>
          <table:table-cell office:value-type="float" office:value="120.927" calcext:value-type="float">
            <text:p>120.927</text:p>
          </table:table-cell>
          <table:table-cell office:value-type="float" office:value="292.081" calcext:value-type="float">
            <text:p>292.081</text:p>
          </table:table-cell>
          <table:table-cell office:value-type="float" office:value="156.7" calcext:value-type="float">
            <text:p>156.700</text:p>
          </table:table-cell>
          <table:table-cell office:value-type="float" office:value="332.579" calcext:value-type="float">
            <text:p>332.579</text:p>
          </table:table-cell>
          <table:table-cell table:number-columns-repeated="999"/>
        </table:table-row>
        <table:table-row table:style-name="ro1">
          <table:table-cell office:value-type="float" office:value="70.361" calcext:value-type="float">
            <text:p>70.361</text:p>
          </table:table-cell>
          <table:table-cell office:value-type="float" office:value="41.807" calcext:value-type="float">
            <text:p>41.807</text:p>
          </table:table-cell>
          <table:table-cell office:value-type="float" office:value="178.889" calcext:value-type="float">
            <text:p>178.889</text:p>
          </table:table-cell>
          <table:table-cell office:value-type="float" office:value="96.713" calcext:value-type="float">
            <text:p>96.713</text:p>
          </table:table-cell>
          <table:table-cell office:value-type="float" office:value="55.186" calcext:value-type="float">
            <text:p>55.186</text:p>
          </table:table-cell>
          <table:table-cell office:value-type="float" office:value="119.861" calcext:value-type="float">
            <text:p>119.861</text:p>
          </table:table-cell>
          <table:table-cell office:value-type="float" office:value="187.178" calcext:value-type="float">
            <text:p>187.178</text:p>
          </table:table-cell>
          <table:table-cell office:value-type="float" office:value="54.951" calcext:value-type="float">
            <text:p>54.951</text:p>
          </table:table-cell>
          <table:table-cell office:value-type="float" office:value="215.366" calcext:value-type="float">
            <text:p>215.366</text:p>
          </table:table-cell>
          <table:table-cell office:value-type="float" office:value="284.72" calcext:value-type="float">
            <text:p>284.720</text:p>
          </table:table-cell>
          <table:table-cell office:value-type="float" office:value="197.737" calcext:value-type="float">
            <text:p>197.737</text:p>
          </table:table-cell>
          <table:table-cell office:value-type="float" office:value="320.741" calcext:value-type="float">
            <text:p>320.741</text:p>
          </table:table-cell>
          <table:table-cell table:number-columns-repeated="999"/>
        </table:table-row>
        <table:table-row table:style-name="ro1">
          <table:table-cell office:value-type="float" office:value="108.922" calcext:value-type="float">
            <text:p>108.922</text:p>
          </table:table-cell>
          <table:table-cell office:value-type="float" office:value="65.217" calcext:value-type="float">
            <text:p>65.217</text:p>
          </table:table-cell>
          <table:table-cell office:value-type="float" office:value="185.877" calcext:value-type="float">
            <text:p>185.877</text:p>
          </table:table-cell>
          <table:table-cell office:value-type="float" office:value="107.921" calcext:value-type="float">
            <text:p>107.921</text:p>
          </table:table-cell>
          <table:table-cell office:value-type="float" office:value="59.414" calcext:value-type="float">
            <text:p>59.414</text:p>
          </table:table-cell>
          <table:table-cell office:value-type="float" office:value="158.979" calcext:value-type="float">
            <text:p>158.979</text:p>
          </table:table-cell>
          <table:table-cell office:value-type="float" office:value="99.3" calcext:value-type="float">
            <text:p>99.300</text:p>
          </table:table-cell>
          <table:table-cell office:value-type="float" office:value="113.214" calcext:value-type="float">
            <text:p>113.214</text:p>
          </table:table-cell>
          <table:table-cell office:value-type="float" office:value="194.316" calcext:value-type="float">
            <text:p>194.316</text:p>
          </table:table-cell>
          <table:table-cell office:value-type="float" office:value="342.678" calcext:value-type="float">
            <text:p>342.678</text:p>
          </table:table-cell>
          <table:table-cell office:value-type="float" office:value="153.915" calcext:value-type="float">
            <text:p>153.915</text:p>
          </table:table-cell>
          <table:table-cell office:value-type="float" office:value="312.474" calcext:value-type="float">
            <text:p>312.474</text:p>
          </table:table-cell>
          <table:table-cell table:number-columns-repeated="999"/>
        </table:table-row>
        <table:table-row table:style-name="ro1">
          <table:table-cell office:value-type="float" office:value="74.457" calcext:value-type="float">
            <text:p>74.457</text:p>
          </table:table-cell>
          <table:table-cell office:value-type="float" office:value="43.133" calcext:value-type="float">
            <text:p>43.133</text:p>
          </table:table-cell>
          <table:table-cell office:value-type="float" office:value="172.01" calcext:value-type="float">
            <text:p>172.010</text:p>
          </table:table-cell>
          <table:table-cell office:value-type="float" office:value="99.343" calcext:value-type="float">
            <text:p>99.343</text:p>
          </table:table-cell>
          <table:table-cell office:value-type="float" office:value="56.901" calcext:value-type="float">
            <text:p>56.901</text:p>
          </table:table-cell>
          <table:table-cell office:value-type="float" office:value="200.03" calcext:value-type="float">
            <text:p>200.030</text:p>
          </table:table-cell>
          <table:table-cell office:value-type="float" office:value="185.104" calcext:value-type="float">
            <text:p>185.104</text:p>
          </table:table-cell>
          <table:table-cell office:value-type="float" office:value="88.291" calcext:value-type="float">
            <text:p>88.291</text:p>
          </table:table-cell>
          <table:table-cell office:value-type="float" office:value="205.67" calcext:value-type="float">
            <text:p>205.670</text:p>
          </table:table-cell>
          <table:table-cell office:value-type="float" office:value="302.951" calcext:value-type="float">
            <text:p>302.951</text:p>
          </table:table-cell>
          <table:table-cell office:value-type="float" office:value="155.244" calcext:value-type="float">
            <text:p>155.244</text:p>
          </table:table-cell>
          <table:table-cell office:value-type="float" office:value="331.549" calcext:value-type="float">
            <text:p>331.549</text:p>
          </table:table-cell>
          <table:table-cell table:number-columns-repeated="999"/>
        </table:table-row>
        <table:table-row table:style-name="ro1">
          <table:table-cell office:value-type="float" office:value="93.639" calcext:value-type="float">
            <text:p>93.639</text:p>
          </table:table-cell>
          <table:table-cell office:value-type="float" office:value="49.338" calcext:value-type="float">
            <text:p>49.338</text:p>
          </table:table-cell>
          <table:table-cell office:value-type="float" office:value="149.198" calcext:value-type="float">
            <text:p>149.198</text:p>
          </table:table-cell>
          <table:table-cell office:value-type="float" office:value="134.305" calcext:value-type="float">
            <text:p>134.305</text:p>
          </table:table-cell>
          <table:table-cell office:value-type="float" office:value="58.188" calcext:value-type="float">
            <text:p>58.188</text:p>
          </table:table-cell>
          <table:table-cell office:value-type="float" office:value="143.809" calcext:value-type="float">
            <text:p>143.809</text:p>
          </table:table-cell>
          <table:table-cell office:value-type="float" office:value="181.887" calcext:value-type="float">
            <text:p>181.887</text:p>
          </table:table-cell>
          <table:table-cell office:value-type="float" office:value="56.046" calcext:value-type="float">
            <text:p>56.046</text:p>
          </table:table-cell>
          <table:table-cell office:value-type="float" office:value="159.64" calcext:value-type="float">
            <text:p>159.640</text:p>
          </table:table-cell>
          <table:table-cell office:value-type="float" office:value="316.413" calcext:value-type="float">
            <text:p>316.413</text:p>
          </table:table-cell>
          <table:table-cell office:value-type="float" office:value="201.676" calcext:value-type="float">
            <text:p>201.676</text:p>
          </table:table-cell>
          <table:table-cell office:value-type="float" office:value="375.959" calcext:value-type="float">
            <text:p>375.959</text:p>
          </table:table-cell>
          <table:table-cell table:number-columns-repeated="999"/>
        </table:table-row>
        <table:table-row table:style-name="ro1">
          <table:table-cell office:value-type="float" office:value="72.216" calcext:value-type="float">
            <text:p>72.216</text:p>
          </table:table-cell>
          <table:table-cell office:value-type="float" office:value="42.285" calcext:value-type="float">
            <text:p>42.285</text:p>
          </table:table-cell>
          <table:table-cell office:value-type="float" office:value="145.077" calcext:value-type="float">
            <text:p>145.077</text:p>
          </table:table-cell>
          <table:table-cell office:value-type="float" office:value="169.881" calcext:value-type="float">
            <text:p>169.881</text:p>
          </table:table-cell>
          <table:table-cell office:value-type="float" office:value="56.319" calcext:value-type="float">
            <text:p>56.319</text:p>
          </table:table-cell>
          <table:table-cell office:value-type="float" office:value="130.674" calcext:value-type="float">
            <text:p>130.674</text:p>
          </table:table-cell>
          <table:table-cell office:value-type="float" office:value="102.658" calcext:value-type="float">
            <text:p>102.658</text:p>
          </table:table-cell>
          <table:table-cell office:value-type="float" office:value="56.216" calcext:value-type="float">
            <text:p>56.216</text:p>
          </table:table-cell>
          <table:table-cell office:value-type="float" office:value="175.934" calcext:value-type="float">
            <text:p>175.934</text:p>
          </table:table-cell>
          <table:table-cell office:value-type="float" office:value="361.705" calcext:value-type="float">
            <text:p>361.705</text:p>
          </table:table-cell>
          <table:table-cell office:value-type="float" office:value="233.689" calcext:value-type="float">
            <text:p>233.689</text:p>
          </table:table-cell>
          <table:table-cell office:value-type="float" office:value="347.992" calcext:value-type="float">
            <text:p>347.992</text:p>
          </table:table-cell>
          <table:table-cell table:number-columns-repeated="999"/>
        </table:table-row>
        <table:table-row table:style-name="ro1">
          <table:table-cell office:value-type="float" office:value="141.237" calcext:value-type="float">
            <text:p>141.237</text:p>
          </table:table-cell>
          <table:table-cell office:value-type="float" office:value="78.343" calcext:value-type="float">
            <text:p>78.343</text:p>
          </table:table-cell>
          <table:table-cell office:value-type="float" office:value="121.927" calcext:value-type="float">
            <text:p>121.927</text:p>
          </table:table-cell>
          <table:table-cell office:value-type="float" office:value="100.129" calcext:value-type="float">
            <text:p>100.129</text:p>
          </table:table-cell>
          <table:table-cell office:value-type="float" office:value="56.753" calcext:value-type="float">
            <text:p>56.753</text:p>
          </table:table-cell>
          <table:table-cell office:value-type="float" office:value="122.067" calcext:value-type="float">
            <text:p>122.067</text:p>
          </table:table-cell>
          <table:table-cell office:value-type="float" office:value="99.142" calcext:value-type="float">
            <text:p>99.142</text:p>
          </table:table-cell>
          <table:table-cell office:value-type="float" office:value="92.119" calcext:value-type="float">
            <text:p>92.119</text:p>
          </table:table-cell>
          <table:table-cell office:value-type="float" office:value="213.837" calcext:value-type="float">
            <text:p>213.837</text:p>
          </table:table-cell>
          <table:table-cell office:value-type="float" office:value="296.401" calcext:value-type="float">
            <text:p>296.401</text:p>
          </table:table-cell>
          <table:table-cell office:value-type="float" office:value="272.555" calcext:value-type="float">
            <text:p>272.555</text:p>
          </table:table-cell>
          <table:table-cell office:value-type="float" office:value="330.029" calcext:value-type="float">
            <text:p>330.029</text:p>
          </table:table-cell>
          <table:table-cell table:number-columns-repeated="999"/>
        </table:table-row>
        <table:table-row table:style-name="ro1">
          <table:table-cell office:value-type="float" office:value="89.131" calcext:value-type="float">
            <text:p>89.131</text:p>
          </table:table-cell>
          <table:table-cell office:value-type="float" office:value="51.936" calcext:value-type="float">
            <text:p>51.936</text:p>
          </table:table-cell>
          <table:table-cell office:value-type="float" office:value="107.174" calcext:value-type="float">
            <text:p>107.174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100.091" calcext:value-type="float">
            <text:p>100.091</text:p>
          </table:table-cell>
          <table:table-cell office:value-type="float" office:value="124.824" calcext:value-type="float">
            <text:p>124.824</text:p>
          </table:table-cell>
          <table:table-cell office:value-type="float" office:value="126.247" calcext:value-type="float">
            <text:p>126.247</text:p>
          </table:table-cell>
          <table:table-cell office:value-type="float" office:value="59.389" calcext:value-type="float">
            <text:p>59.389</text:p>
          </table:table-cell>
          <table:table-cell office:value-type="float" office:value="131.321" calcext:value-type="float">
            <text:p>131.321</text:p>
          </table:table-cell>
          <table:table-cell office:value-type="float" office:value="293.774" calcext:value-type="float">
            <text:p>293.774</text:p>
          </table:table-cell>
          <table:table-cell office:value-type="float" office:value="192.286" calcext:value-type="float">
            <text:p>192.286</text:p>
          </table:table-cell>
          <table:table-cell office:value-type="float" office:value="415.365" calcext:value-type="float">
            <text:p>415.365</text:p>
          </table:table-cell>
          <table:table-cell table:number-columns-repeated="999"/>
        </table:table-row>
        <table:table-row table:style-name="ro1">
          <table:table-cell office:value-type="float" office:value="88.666" calcext:value-type="float">
            <text:p>88.666</text:p>
          </table:table-cell>
          <table:table-cell office:value-type="float" office:value="48.536" calcext:value-type="float">
            <text:p>48.536</text:p>
          </table:table-cell>
          <table:table-cell office:value-type="float" office:value="93.604" calcext:value-type="float">
            <text:p>93.604</text:p>
          </table:table-cell>
          <table:table-cell office:value-type="float" office:value="105.892" calcext:value-type="float">
            <text:p>105.892</text:p>
          </table:table-cell>
          <table:table-cell office:value-type="float" office:value="56.024" calcext:value-type="float">
            <text:p>56.024</text:p>
          </table:table-cell>
          <table:table-cell office:value-type="float" office:value="124.975" calcext:value-type="float">
            <text:p>124.975</text:p>
          </table:table-cell>
          <table:table-cell office:value-type="float" office:value="98.587" calcext:value-type="float">
            <text:p>98.587</text:p>
          </table:table-cell>
          <table:table-cell office:value-type="float" office:value="56.588" calcext:value-type="float">
            <text:p>56.588</text:p>
          </table:table-cell>
          <table:table-cell office:value-type="float" office:value="119.021" calcext:value-type="float">
            <text:p>119.021</text:p>
          </table:table-cell>
          <table:table-cell office:value-type="float" office:value="320.188" calcext:value-type="float">
            <text:p>320.188</text:p>
          </table:table-cell>
          <table:table-cell office:value-type="float" office:value="159.369" calcext:value-type="float">
            <text:p>159.369</text:p>
          </table:table-cell>
          <table:table-cell office:value-type="float" office:value="312.75" calcext:value-type="float">
            <text:p>312.750</text:p>
          </table:table-cell>
          <table:table-cell table:number-columns-repeated="999"/>
        </table:table-row>
        <table:table-row table:style-name="ro1">
          <table:table-cell office:value-type="float" office:value="111.113" calcext:value-type="float">
            <text:p>111.113</text:p>
          </table:table-cell>
          <table:table-cell office:value-type="float" office:value="45.909" calcext:value-type="float">
            <text:p>45.909</text:p>
          </table:table-cell>
          <table:table-cell office:value-type="float" office:value="102.855" calcext:value-type="float">
            <text:p>102.855</text:p>
          </table:table-cell>
          <table:table-cell office:value-type="float" office:value="133.375" calcext:value-type="float">
            <text:p>133.375</text:p>
          </table:table-cell>
          <table:table-cell office:value-type="float" office:value="60.59" calcext:value-type="float">
            <text:p>60.590</text:p>
          </table:table-cell>
          <table:table-cell office:value-type="float" office:value="134.485" calcext:value-type="float">
            <text:p>134.485</text:p>
          </table:table-cell>
          <table:table-cell office:value-type="float" office:value="128.292" calcext:value-type="float">
            <text:p>128.292</text:p>
          </table:table-cell>
          <table:table-cell office:value-type="float" office:value="64.081" calcext:value-type="float">
            <text:p>64.081</text:p>
          </table:table-cell>
          <table:table-cell office:value-type="float" office:value="123.612" calcext:value-type="float">
            <text:p>123.612</text:p>
          </table:table-cell>
          <table:table-cell office:value-type="float" office:value="300.067" calcext:value-type="float">
            <text:p>300.067</text:p>
          </table:table-cell>
          <table:table-cell office:value-type="float" office:value="168.981" calcext:value-type="float">
            <text:p>168.981</text:p>
          </table:table-cell>
          <table:table-cell office:value-type="float" office:value="328.234" calcext:value-type="float">
            <text:p>328.234</text:p>
          </table:table-cell>
          <table:table-cell table:number-columns-repeated="999"/>
        </table:table-row>
        <table:table-row table:style-name="ro1">
          <table:table-cell office:value-type="float" office:value="90.052" calcext:value-type="float">
            <text:p>90.052</text:p>
          </table:table-cell>
          <table:table-cell office:value-type="float" office:value="61.66" calcext:value-type="float">
            <text:p>61.660</text:p>
          </table:table-cell>
          <table:table-cell office:value-type="float" office:value="100.337" calcext:value-type="float">
            <text:p>100.337</text:p>
          </table:table-cell>
          <table:table-cell office:value-type="float" office:value="116.539" calcext:value-type="float">
            <text:p>116.539</text:p>
          </table:table-cell>
          <table:table-cell office:value-type="float" office:value="60.101" calcext:value-type="float">
            <text:p>60.101</text:p>
          </table:table-cell>
          <table:table-cell office:value-type="float" office:value="124.561" calcext:value-type="float">
            <text:p>124.561</text:p>
          </table:table-cell>
          <table:table-cell office:value-type="float" office:value="129.361" calcext:value-type="float">
            <text:p>129.361</text:p>
          </table:table-cell>
          <table:table-cell office:value-type="float" office:value="88.495" calcext:value-type="float">
            <text:p>88.495</text:p>
          </table:table-cell>
          <table:table-cell office:value-type="float" office:value="121.28" calcext:value-type="float">
            <text:p>121.280</text:p>
          </table:table-cell>
          <table:table-cell office:value-type="float" office:value="317.651" calcext:value-type="float">
            <text:p>317.651</text:p>
          </table:table-cell>
          <table:table-cell office:value-type="float" office:value="186.516" calcext:value-type="float">
            <text:p>186.516</text:p>
          </table:table-cell>
          <table:table-cell office:value-type="float" office:value="351.87" calcext:value-type="float">
            <text:p>351.870</text:p>
          </table:table-cell>
          <table:table-cell table:number-columns-repeated="999"/>
        </table:table-row>
        <table:table-row table:style-name="ro1">
          <table:table-cell office:value-type="float" office:value="70.415" calcext:value-type="float">
            <text:p>70.415</text:p>
          </table:table-cell>
          <table:table-cell office:value-type="float" office:value="42.674" calcext:value-type="float">
            <text:p>42.674</text:p>
          </table:table-cell>
          <table:table-cell office:value-type="float" office:value="93.344" calcext:value-type="float">
            <text:p>93.344</text:p>
          </table:table-cell>
          <table:table-cell office:value-type="float" office:value="104.411" calcext:value-type="float">
            <text:p>104.411</text:p>
          </table:table-cell>
          <table:table-cell office:value-type="float" office:value="56.734" calcext:value-type="float">
            <text:p>56.734</text:p>
          </table:table-cell>
          <table:table-cell office:value-type="float" office:value="119.746" calcext:value-type="float">
            <text:p>119.746</text:p>
          </table:table-cell>
          <table:table-cell office:value-type="float" office:value="97.806" calcext:value-type="float">
            <text:p>97.806</text:p>
          </table:table-cell>
          <table:table-cell office:value-type="float" office:value="57.917" calcext:value-type="float">
            <text:p>57.917</text:p>
          </table:table-cell>
          <table:table-cell office:value-type="float" office:value="120.892" calcext:value-type="float">
            <text:p>120.892</text:p>
          </table:table-cell>
          <table:table-cell office:value-type="float" office:value="309.66" calcext:value-type="float">
            <text:p>309.660</text:p>
          </table:table-cell>
          <table:table-cell office:value-type="float" office:value="150.73" calcext:value-type="float">
            <text:p>150.730</text:p>
          </table:table-cell>
          <table:table-cell office:value-type="float" office:value="323.44" calcext:value-type="float">
            <text:p>323.440</text:p>
          </table:table-cell>
          <table:table-cell table:number-columns-repeated="999"/>
        </table:table-row>
        <table:table-row table:style-name="ro1">
          <table:table-cell office:value-type="float" office:value="90.443" calcext:value-type="float">
            <text:p>90.443</text:p>
          </table:table-cell>
          <table:table-cell office:value-type="float" office:value="41.443" calcext:value-type="float">
            <text:p>41.443</text:p>
          </table:table-cell>
          <table:table-cell office:value-type="float" office:value="94.681" calcext:value-type="float">
            <text:p>94.681</text:p>
          </table:table-cell>
          <table:table-cell office:value-type="float" office:value="181.003" calcext:value-type="float">
            <text:p>181.003</text:p>
          </table:table-cell>
          <table:table-cell office:value-type="float" office:value="55.841" calcext:value-type="float">
            <text:p>55.841</text:p>
          </table:table-cell>
          <table:table-cell office:value-type="float" office:value="117.846" calcext:value-type="float">
            <text:p>117.846</text:p>
          </table:table-cell>
          <table:table-cell office:value-type="float" office:value="100.069" calcext:value-type="float">
            <text:p>100.069</text:p>
          </table:table-cell>
          <table:table-cell office:value-type="float" office:value="54.793" calcext:value-type="float">
            <text:p>54.793</text:p>
          </table:table-cell>
          <table:table-cell office:value-type="float" office:value="145.277" calcext:value-type="float">
            <text:p>145.277</text:p>
          </table:table-cell>
          <table:table-cell office:value-type="float" office:value="287.818" calcext:value-type="float">
            <text:p>287.818</text:p>
          </table:table-cell>
          <table:table-cell office:value-type="float" office:value="151.197" calcext:value-type="float">
            <text:p>151.197</text:p>
          </table:table-cell>
          <table:table-cell office:value-type="float" office:value="380.641" calcext:value-type="float">
            <text:p>380.641</text:p>
          </table:table-cell>
          <table:table-cell table:number-columns-repeated="999"/>
        </table:table-row>
        <table:table-row table:style-name="ro1">
          <table:table-cell office:value-type="float" office:value="142.563" calcext:value-type="float">
            <text:p>142.563</text:p>
          </table:table-cell>
          <table:table-cell office:value-type="float" office:value="62.372" calcext:value-type="float">
            <text:p>62.372</text:p>
          </table:table-cell>
          <table:table-cell office:value-type="float" office:value="107.052" calcext:value-type="float">
            <text:p>107.052</text:p>
          </table:table-cell>
          <table:table-cell office:value-type="float" office:value="97.186" calcext:value-type="float">
            <text:p>97.186</text:p>
          </table:table-cell>
          <table:table-cell office:value-type="float" office:value="54.913" calcext:value-type="float">
            <text:p>54.913</text:p>
          </table:table-cell>
          <table:table-cell office:value-type="float" office:value="121.482" calcext:value-type="float">
            <text:p>121.482</text:p>
          </table:table-cell>
          <table:table-cell office:value-type="float" office:value="111.974" calcext:value-type="float">
            <text:p>111.974</text:p>
          </table:table-cell>
          <table:table-cell office:value-type="float" office:value="54.935" calcext:value-type="float">
            <text:p>54.935</text:p>
          </table:table-cell>
          <table:table-cell office:value-type="float" office:value="205.014" calcext:value-type="float">
            <text:p>205.014</text:p>
          </table:table-cell>
          <table:table-cell office:value-type="float" office:value="285.229" calcext:value-type="float">
            <text:p>285.229</text:p>
          </table:table-cell>
          <table:table-cell office:value-type="float" office:value="151.122" calcext:value-type="float">
            <text:p>151.122</text:p>
          </table:table-cell>
          <table:table-cell office:value-type="float" office:value="318.827" calcext:value-type="float">
            <text:p>318.827</text:p>
          </table:table-cell>
          <table:table-cell table:number-columns-repeated="999"/>
        </table:table-row>
        <table:table-row table:style-name="ro1">
          <table:table-cell office:value-type="float" office:value="73.681" calcext:value-type="float">
            <text:p>73.681</text:p>
          </table:table-cell>
          <table:table-cell office:value-type="float" office:value="60.21" calcext:value-type="float">
            <text:p>60.210</text:p>
          </table:table-cell>
          <table:table-cell office:value-type="float" office:value="126.306" calcext:value-type="float">
            <text:p>126.306</text:p>
          </table:table-cell>
          <table:table-cell office:value-type="float" office:value="127.679" calcext:value-type="float">
            <text:p>127.679</text:p>
          </table:table-cell>
          <table:table-cell office:value-type="float" office:value="59.195" calcext:value-type="float">
            <text:p>59.195</text:p>
          </table:table-cell>
          <table:table-cell office:value-type="float" office:value="122.226" calcext:value-type="float">
            <text:p>122.226</text:p>
          </table:table-cell>
          <table:table-cell office:value-type="float" office:value="119.356" calcext:value-type="float">
            <text:p>119.356</text:p>
          </table:table-cell>
          <table:table-cell office:value-type="float" office:value="57.774" calcext:value-type="float">
            <text:p>57.774</text:p>
          </table:table-cell>
          <table:table-cell office:value-type="float" office:value="119.363" calcext:value-type="float">
            <text:p>119.363</text:p>
          </table:table-cell>
          <table:table-cell office:value-type="float" office:value="293.521" calcext:value-type="float">
            <text:p>293.521</text:p>
          </table:table-cell>
          <table:table-cell office:value-type="float" office:value="154.917" calcext:value-type="float">
            <text:p>154.917</text:p>
          </table:table-cell>
          <table:table-cell office:value-type="float" office:value="319.304" calcext:value-type="float">
            <text:p>319.304</text:p>
          </table:table-cell>
          <table:table-cell table:number-columns-repeated="999"/>
        </table:table-row>
        <table:table-row table:style-name="ro1">
          <table:table-cell office:value-type="float" office:value="70.673" calcext:value-type="float">
            <text:p>70.673</text:p>
          </table:table-cell>
          <table:table-cell office:value-type="float" office:value="51.844" calcext:value-type="float">
            <text:p>51.844</text:p>
          </table:table-cell>
          <table:table-cell office:value-type="float" office:value="107.179" calcext:value-type="float">
            <text:p>107.179</text:p>
          </table:table-cell>
          <table:table-cell office:value-type="float" office:value="98.386" calcext:value-type="float">
            <text:p>98.386</text:p>
          </table:table-cell>
          <table:table-cell office:value-type="float" office:value="56.983" calcext:value-type="float">
            <text:p>56.983</text:p>
          </table:table-cell>
          <table:table-cell office:value-type="float" office:value="216.64" calcext:value-type="float">
            <text:p>216.640</text:p>
          </table:table-cell>
          <table:table-cell office:value-type="float" office:value="97.172" calcext:value-type="float">
            <text:p>97.172</text:p>
          </table:table-cell>
          <table:table-cell office:value-type="float" office:value="55.233" calcext:value-type="float">
            <text:p>55.233</text:p>
          </table:table-cell>
          <table:table-cell office:value-type="float" office:value="161.269" calcext:value-type="float">
            <text:p>161.269</text:p>
          </table:table-cell>
          <table:table-cell office:value-type="float" office:value="328.01" calcext:value-type="float">
            <text:p>328.010</text:p>
          </table:table-cell>
          <table:table-cell office:value-type="float" office:value="152.371" calcext:value-type="float">
            <text:p>152.371</text:p>
          </table:table-cell>
          <table:table-cell office:value-type="float" office:value="313.3" calcext:value-type="float">
            <text:p>313.300</text:p>
          </table:table-cell>
          <table:table-cell table:number-columns-repeated="999"/>
        </table:table-row>
        <table:table-row table:style-name="ro1">
          <table:table-cell office:value-type="float" office:value="74.35" calcext:value-type="float">
            <text:p>74.350</text:p>
          </table:table-cell>
          <table:table-cell office:value-type="float" office:value="43.07" calcext:value-type="float">
            <text:p>43.070</text:p>
          </table:table-cell>
          <table:table-cell office:value-type="float" office:value="123.949" calcext:value-type="float">
            <text:p>123.949</text:p>
          </table:table-cell>
          <table:table-cell office:value-type="float" office:value="101.936" calcext:value-type="float">
            <text:p>101.936</text:p>
          </table:table-cell>
          <table:table-cell office:value-type="float" office:value="56.668" calcext:value-type="float">
            <text:p>56.668</text:p>
          </table:table-cell>
          <table:table-cell office:value-type="float" office:value="187.602" calcext:value-type="float">
            <text:p>187.602</text:p>
          </table:table-cell>
          <table:table-cell office:value-type="float" office:value="101.545" calcext:value-type="float">
            <text:p>101.545</text:p>
          </table:table-cell>
          <table:table-cell office:value-type="float" office:value="57.024" calcext:value-type="float">
            <text:p>57.024</text:p>
          </table:table-cell>
          <table:table-cell office:value-type="float" office:value="124.089" calcext:value-type="float">
            <text:p>124.089</text:p>
          </table:table-cell>
          <table:table-cell office:value-type="float" office:value="372.132" calcext:value-type="float">
            <text:p>372.132</text:p>
          </table:table-cell>
          <table:table-cell office:value-type="float" office:value="156.873" calcext:value-type="float">
            <text:p>156.873</text:p>
          </table:table-cell>
          <table:table-cell office:value-type="float" office:value="322.497" calcext:value-type="float">
            <text:p>322.497</text:p>
          </table:table-cell>
          <table:table-cell table:number-columns-repeated="999"/>
        </table:table-row>
        <table:table-row table:style-name="ro1">
          <table:table-cell office:value-type="float" office:value="151.051" calcext:value-type="float">
            <text:p>151.051</text:p>
          </table:table-cell>
          <table:table-cell office:value-type="float" office:value="53.466" calcext:value-type="float">
            <text:p>53.466</text:p>
          </table:table-cell>
          <table:table-cell office:value-type="float" office:value="180.2" calcext:value-type="float">
            <text:p>180.200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75.06" calcext:value-type="float">
            <text:p>75.060</text:p>
          </table:table-cell>
          <table:table-cell office:value-type="float" office:value="154.161" calcext:value-type="float">
            <text:p>154.161</text:p>
          </table:table-cell>
          <table:table-cell office:value-type="float" office:value="188.938" calcext:value-type="float">
            <text:p>188.938</text:p>
          </table:table-cell>
          <table:table-cell office:value-type="float" office:value="124.26" calcext:value-type="float">
            <text:p>124.260</text:p>
          </table:table-cell>
          <table:table-cell office:value-type="float" office:value="199.303" calcext:value-type="float">
            <text:p>199.303</text:p>
          </table:table-cell>
          <table:table-cell office:value-type="float" office:value="327.116" calcext:value-type="float">
            <text:p>327.116</text:p>
          </table:table-cell>
          <table:table-cell office:value-type="float" office:value="158.105" calcext:value-type="float">
            <text:p>158.105</text:p>
          </table:table-cell>
          <table:table-cell office:value-type="float" office:value="317.978" calcext:value-type="float">
            <text:p>317.978</text:p>
          </table:table-cell>
          <table:table-cell table:number-columns-repeated="999"/>
        </table:table-row>
        <table:table-row table:style-name="ro1">
          <table:table-cell office:value-type="float" office:value="77.175" calcext:value-type="float">
            <text:p>77.175</text:p>
          </table:table-cell>
          <table:table-cell office:value-type="float" office:value="42.831" calcext:value-type="float">
            <text:p>42.831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31.418" calcext:value-type="float">
            <text:p>131.418</text:p>
          </table:table-cell>
          <table:table-cell office:value-type="float" office:value="56.862" calcext:value-type="float">
            <text:p>56.862</text:p>
          </table:table-cell>
          <table:table-cell office:value-type="float" office:value="183.446" calcext:value-type="float">
            <text:p>183.446</text:p>
          </table:table-cell>
          <table:table-cell office:value-type="float" office:value="101.456" calcext:value-type="float">
            <text:p>101.456</text:p>
          </table:table-cell>
          <table:table-cell office:value-type="float" office:value="56.913" calcext:value-type="float">
            <text:p>56.913</text:p>
          </table:table-cell>
          <table:table-cell office:value-type="float" office:value="209.619" calcext:value-type="float">
            <text:p>209.619</text:p>
          </table:table-cell>
          <table:table-cell office:value-type="float" office:value="306.9" calcext:value-type="float">
            <text:p>306.900</text:p>
          </table:table-cell>
          <table:table-cell office:value-type="float" office:value="156.452" calcext:value-type="float">
            <text:p>156.452</text:p>
          </table:table-cell>
          <table:table-cell office:value-type="float" office:value="424.266" calcext:value-type="float">
            <text:p>424.266</text:p>
          </table:table-cell>
          <table:table-cell table:number-columns-repeated="999"/>
        </table:table-row>
        <table:table-row table:style-name="ro1">
          <table:table-cell office:value-type="float" office:value="76.502" calcext:value-type="float">
            <text:p>76.502</text:p>
          </table:table-cell>
          <table:table-cell office:value-type="float" office:value="98.225" calcext:value-type="float">
            <text:p>98.225</text:p>
          </table:table-cell>
          <table:table-cell office:value-type="float" office:value="180.965" calcext:value-type="float">
            <text:p>180.965</text:p>
          </table:table-cell>
          <table:table-cell office:value-type="float" office:value="101.212" calcext:value-type="float">
            <text:p>101.212</text:p>
          </table:table-cell>
          <table:table-cell office:value-type="float" office:value="89.895" calcext:value-type="float">
            <text:p>89.895</text:p>
          </table:table-cell>
          <table:table-cell office:value-type="float" office:value="126.244" calcext:value-type="float">
            <text:p>126.244</text:p>
          </table:table-cell>
          <table:table-cell office:value-type="float" office:value="101.642" calcext:value-type="float">
            <text:p>101.642</text:p>
          </table:table-cell>
          <table:table-cell office:value-type="float" office:value="60.919" calcext:value-type="float">
            <text:p>60.919</text:p>
          </table:table-cell>
          <table:table-cell office:value-type="float" office:value="122.602" calcext:value-type="float">
            <text:p>122.602</text:p>
          </table:table-cell>
          <table:table-cell office:value-type="float" office:value="359.048" calcext:value-type="float">
            <text:p>359.048</text:p>
          </table:table-cell>
          <table:table-cell office:value-type="float" office:value="157.201" calcext:value-type="float">
            <text:p>157.201</text:p>
          </table:table-cell>
          <table:table-cell office:value-type="float" office:value="319.974" calcext:value-type="float">
            <text:p>319.974</text:p>
          </table:table-cell>
          <table:table-cell table:number-columns-repeated="999"/>
        </table:table-row>
        <table:table-row table:style-name="ro1">
          <table:table-cell office:value-type="float" office:value="73.154" calcext:value-type="float">
            <text:p>73.154</text:p>
          </table:table-cell>
          <table:table-cell office:value-type="float" office:value="42.919" calcext:value-type="float">
            <text:p>42.919</text:p>
          </table:table-cell>
          <table:table-cell office:value-type="float" office:value="91.018" calcext:value-type="float">
            <text:p>91.018</text:p>
          </table:table-cell>
          <table:table-cell office:value-type="float" office:value="144.455" calcext:value-type="float">
            <text:p>144.455</text:p>
          </table:table-cell>
          <table:table-cell office:value-type="float" office:value="57.06" calcext:value-type="float">
            <text:p>57.060</text:p>
          </table:table-cell>
          <table:table-cell office:value-type="float" office:value="116.318" calcext:value-type="float">
            <text:p>116.318</text:p>
          </table:table-cell>
          <table:table-cell office:value-type="float" office:value="103.551" calcext:value-type="float">
            <text:p>103.551</text:p>
          </table:table-cell>
          <table:table-cell office:value-type="float" office:value="57.132" calcext:value-type="float">
            <text:p>57.132</text:p>
          </table:table-cell>
          <table:table-cell office:value-type="float" office:value="120.315" calcext:value-type="float">
            <text:p>120.315</text:p>
          </table:table-cell>
          <table:table-cell office:value-type="float" office:value="321.211" calcext:value-type="float">
            <text:p>321.211</text:p>
          </table:table-cell>
          <table:table-cell office:value-type="float" office:value="157.236" calcext:value-type="float">
            <text:p>157.236</text:p>
          </table:table-cell>
          <table:table-cell office:value-type="float" office:value="321.496" calcext:value-type="float">
            <text:p>321.496</text:p>
          </table:table-cell>
          <table:table-cell table:number-columns-repeated="999"/>
        </table:table-row>
        <table:table-row table:style-name="ro1">
          <table:table-cell office:value-type="float" office:value="89.161" calcext:value-type="float">
            <text:p>89.161</text:p>
          </table:table-cell>
          <table:table-cell office:value-type="float" office:value="42.916" calcext:value-type="float">
            <text:p>42.916</text:p>
          </table:table-cell>
          <table:table-cell office:value-type="float" office:value="164.626" calcext:value-type="float">
            <text:p>164.626</text:p>
          </table:table-cell>
          <table:table-cell office:value-type="float" office:value="163.621" calcext:value-type="float">
            <text:p>163.621</text:p>
          </table:table-cell>
          <table:table-cell office:value-type="float" office:value="82.184" calcext:value-type="float">
            <text:p>82.184</text:p>
          </table:table-cell>
          <table:table-cell office:value-type="float" office:value="208.766" calcext:value-type="float">
            <text:p>208.766</text:p>
          </table:table-cell>
          <table:table-cell office:value-type="float" office:value="96.82" calcext:value-type="float">
            <text:p>96.820</text:p>
          </table:table-cell>
          <table:table-cell office:value-type="float" office:value="57.32" calcext:value-type="float">
            <text:p>57.320</text:p>
          </table:table-cell>
          <table:table-cell office:value-type="float" office:value="152.918" calcext:value-type="float">
            <text:p>152.918</text:p>
          </table:table-cell>
          <table:table-cell office:value-type="float" office:value="283.981" calcext:value-type="float">
            <text:p>283.981</text:p>
          </table:table-cell>
          <table:table-cell office:value-type="float" office:value="158.637" calcext:value-type="float">
            <text:p>158.637</text:p>
          </table:table-cell>
          <table:table-cell office:value-type="float" office:value="313.155" calcext:value-type="float">
            <text:p>313.155</text:p>
          </table:table-cell>
          <table:table-cell table:number-columns-repeated="999"/>
        </table:table-row>
        <table:table-row table:style-name="ro1">
          <table:table-cell office:value-type="float" office:value="118.965" calcext:value-type="float">
            <text:p>118.965</text:p>
          </table:table-cell>
          <table:table-cell office:value-type="float" office:value="43.012" calcext:value-type="float">
            <text:p>43.012</text:p>
          </table:table-cell>
          <table:table-cell office:value-type="float" office:value="166.817" calcext:value-type="float">
            <text:p>166.817</text:p>
          </table:table-cell>
          <table:table-cell office:value-type="float" office:value="104.759" calcext:value-type="float">
            <text:p>104.759</text:p>
          </table:table-cell>
          <table:table-cell office:value-type="float" office:value="56.84" calcext:value-type="float">
            <text:p>56.840</text:p>
          </table:table-cell>
          <table:table-cell office:value-type="float" office:value="129.209" calcext:value-type="float">
            <text:p>129.209</text:p>
          </table:table-cell>
          <table:table-cell office:value-type="float" office:value="171.344" calcext:value-type="float">
            <text:p>171.344</text:p>
          </table:table-cell>
          <table:table-cell office:value-type="float" office:value="123.026" calcext:value-type="float">
            <text:p>123.026</text:p>
          </table:table-cell>
          <table:table-cell office:value-type="float" office:value="122.771" calcext:value-type="float">
            <text:p>122.771</text:p>
          </table:table-cell>
          <table:table-cell office:value-type="float" office:value="308.732" calcext:value-type="float">
            <text:p>308.732</text:p>
          </table:table-cell>
          <table:table-cell office:value-type="float" office:value="203.814" calcext:value-type="float">
            <text:p>203.814</text:p>
          </table:table-cell>
          <table:table-cell office:value-type="float" office:value="321.405" calcext:value-type="float">
            <text:p>321.405</text:p>
          </table:table-cell>
          <table:table-cell table:number-columns-repeated="999"/>
        </table:table-row>
        <table:table-row table:style-name="ro1">
          <table:table-cell office:value-type="float" office:value="84.311" calcext:value-type="float">
            <text:p>84.311</text:p>
          </table:table-cell>
          <table:table-cell office:value-type="float" office:value="56.176" calcext:value-type="float">
            <text:p>56.176</text:p>
          </table:table-cell>
          <table:table-cell office:value-type="float" office:value="90.263" calcext:value-type="float">
            <text:p>90.263</text:p>
          </table:table-cell>
          <table:table-cell office:value-type="float" office:value="100.635" calcext:value-type="float">
            <text:p>100.63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16.328" calcext:value-type="float">
            <text:p>116.328</text:p>
          </table:table-cell>
          <table:table-cell office:value-type="float" office:value="97.52" calcext:value-type="float">
            <text:p>97.520</text:p>
          </table:table-cell>
          <table:table-cell office:value-type="float" office:value="55.747" calcext:value-type="float">
            <text:p>55.747</text:p>
          </table:table-cell>
          <table:table-cell office:value-type="float" office:value="117.824" calcext:value-type="float">
            <text:p>117.824</text:p>
          </table:table-cell>
          <table:table-cell office:value-type="float" office:value="283.897" calcext:value-type="float">
            <text:p>283.897</text:p>
          </table:table-cell>
          <table:table-cell office:value-type="float" office:value="150.775" calcext:value-type="float">
            <text:p>150.775</text:p>
          </table:table-cell>
          <table:table-cell office:value-type="float" office:value="312.298" calcext:value-type="float">
            <text:p>312.298</text:p>
          </table:table-cell>
          <table:table-cell table:number-columns-repeated="999"/>
        </table:table-row>
        <table:table-row table:style-name="ro1">
          <table:table-cell office:value-type="float" office:value="72.369" calcext:value-type="float">
            <text:p>72.369</text:p>
          </table:table-cell>
          <table:table-cell office:value-type="float" office:value="42.775" calcext:value-type="float">
            <text:p>42.775</text:p>
          </table:table-cell>
          <table:table-cell office:value-type="float" office:value="95.939" calcext:value-type="float">
            <text:p>95.939</text:p>
          </table:table-cell>
          <table:table-cell office:value-type="float" office:value="97.182" calcext:value-type="float">
            <text:p>97.182</text:p>
          </table:table-cell>
          <table:table-cell office:value-type="float" office:value="107.836" calcext:value-type="float">
            <text:p>107.836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150.314" calcext:value-type="float">
            <text:p>150.314</text:p>
          </table:table-cell>
          <table:table-cell office:value-type="float" office:value="56.792" calcext:value-type="float">
            <text:p>56.792</text:p>
          </table:table-cell>
          <table:table-cell office:value-type="float" office:value="132.431" calcext:value-type="float">
            <text:p>132.431</text:p>
          </table:table-cell>
          <table:table-cell office:value-type="float" office:value="364.425" calcext:value-type="float">
            <text:p>364.425</text:p>
          </table:table-cell>
          <table:table-cell office:value-type="float" office:value="171.926" calcext:value-type="float">
            <text:p>171.926</text:p>
          </table:table-cell>
          <table:table-cell office:value-type="float" office:value="323.552" calcext:value-type="float">
            <text:p>323.552</text:p>
          </table:table-cell>
          <table:table-cell table:number-columns-repeated="999"/>
        </table:table-row>
        <table:table-row table:style-name="ro1">
          <table:table-cell office:value-type="float" office:value="80.425" calcext:value-type="float">
            <text:p>80.425</text:p>
          </table:table-cell>
          <table:table-cell office:value-type="float" office:value="69.773" calcext:value-type="float">
            <text:p>69.773</text:p>
          </table:table-cell>
          <table:table-cell office:value-type="float" office:value="89.992" calcext:value-type="float">
            <text:p>89.992</text:p>
          </table:table-cell>
          <table:table-cell office:value-type="float" office:value="113.738" calcext:value-type="float">
            <text:p>113.738</text:p>
          </table:table-cell>
          <table:table-cell office:value-type="float" office:value="60.889" calcext:value-type="float">
            <text:p>60.889</text:p>
          </table:table-cell>
          <table:table-cell office:value-type="float" office:value="170.341" calcext:value-type="float">
            <text:p>170.341</text:p>
          </table:table-cell>
          <table:table-cell office:value-type="float" office:value="102.841" calcext:value-type="float">
            <text:p>102.841</text:p>
          </table:table-cell>
          <table:table-cell office:value-type="float" office:value="57.88" calcext:value-type="float">
            <text:p>57.880</text:p>
          </table:table-cell>
          <table:table-cell office:value-type="float" office:value="165.989" calcext:value-type="float">
            <text:p>165.989</text:p>
          </table:table-cell>
          <table:table-cell office:value-type="float" office:value="386.99" calcext:value-type="float">
            <text:p>386.990</text:p>
          </table:table-cell>
          <table:table-cell office:value-type="float" office:value="157.016" calcext:value-type="float">
            <text:p>157.016</text:p>
          </table:table-cell>
          <table:table-cell office:value-type="float" office:value="310.288" calcext:value-type="float">
            <text:p>310.288</text:p>
          </table:table-cell>
          <table:table-cell table:number-columns-repeated="999"/>
        </table:table-row>
        <table:table-row table:style-name="ro1">
          <table:table-cell office:value-type="float" office:value="72.944" calcext:value-type="float">
            <text:p>72.944</text:p>
          </table:table-cell>
          <table:table-cell office:value-type="float" office:value="42.928" calcext:value-type="float">
            <text:p>42.928</text:p>
          </table:table-cell>
          <table:table-cell office:value-type="float" office:value="135.449" calcext:value-type="float">
            <text:p>135.449</text:p>
          </table:table-cell>
          <table:table-cell office:value-type="float" office:value="187.316" calcext:value-type="float">
            <text:p>187.316</text:p>
          </table:table-cell>
          <table:table-cell office:value-type="float" office:value="56.955" calcext:value-type="float">
            <text:p>56.955</text:p>
          </table:table-cell>
          <table:table-cell office:value-type="float" office:value="185.292" calcext:value-type="float">
            <text:p>185.292</text:p>
          </table:table-cell>
          <table:table-cell office:value-type="float" office:value="187.677" calcext:value-type="float">
            <text:p>187.677</text:p>
          </table:table-cell>
          <table:table-cell office:value-type="float" office:value="87.804" calcext:value-type="float">
            <text:p>87.804</text:p>
          </table:table-cell>
          <table:table-cell office:value-type="float" office:value="122.897" calcext:value-type="float">
            <text:p>122.897</text:p>
          </table:table-cell>
          <table:table-cell office:value-type="float" office:value="391.54" calcext:value-type="float">
            <text:p>391.540</text:p>
          </table:table-cell>
          <table:table-cell office:value-type="float" office:value="243.775" calcext:value-type="float">
            <text:p>243.775</text:p>
          </table:table-cell>
          <table:table-cell office:value-type="float" office:value="319.193" calcext:value-type="float">
            <text:p>319.193</text:p>
          </table:table-cell>
          <table:table-cell table:number-columns-repeated="999"/>
        </table:table-row>
        <table:table-row table:style-name="ro1">
          <table:table-cell office:value-type="float" office:value="71.711" calcext:value-type="float">
            <text:p>71.711</text:p>
          </table:table-cell>
          <table:table-cell office:value-type="float" office:value="81.756" calcext:value-type="float">
            <text:p>81.756</text:p>
          </table:table-cell>
          <table:table-cell office:value-type="float" office:value="97.293" calcext:value-type="float">
            <text:p>97.293</text:p>
          </table:table-cell>
          <table:table-cell office:value-type="float" office:value="98.593" calcext:value-type="float">
            <text:p>98.593</text:p>
          </table:table-cell>
          <table:table-cell office:value-type="float" office:value="123.602" calcext:value-type="float">
            <text:p>123.602</text:p>
          </table:table-cell>
          <table:table-cell office:value-type="float" office:value="121.867" calcext:value-type="float">
            <text:p>121.867</text:p>
          </table:table-cell>
          <table:table-cell office:value-type="float" office:value="98.742" calcext:value-type="float">
            <text:p>98.742</text:p>
          </table:table-cell>
          <table:table-cell office:value-type="float" office:value="92.186" calcext:value-type="float">
            <text:p>92.186</text:p>
          </table:table-cell>
          <table:table-cell office:value-type="float" office:value="152.58" calcext:value-type="float">
            <text:p>152.580</text:p>
          </table:table-cell>
          <table:table-cell office:value-type="float" office:value="292.06" calcext:value-type="float">
            <text:p>292.060</text:p>
          </table:table-cell>
          <table:table-cell office:value-type="float" office:value="153.674" calcext:value-type="float">
            <text:p>153.674</text:p>
          </table:table-cell>
          <table:table-cell office:value-type="float" office:value="335.287" calcext:value-type="float">
            <text:p>335.287</text:p>
          </table:table-cell>
          <table:table-cell table:number-columns-repeated="999"/>
        </table:table-row>
        <table:table-row table:style-name="ro1">
          <table:table-cell office:value-type="float" office:value="133.676" calcext:value-type="float">
            <text:p>133.676</text:p>
          </table:table-cell>
          <table:table-cell office:value-type="float" office:value="96.332" calcext:value-type="float">
            <text:p>96.332</text:p>
          </table:table-cell>
          <table:table-cell office:value-type="float" office:value="96.98" calcext:value-type="float">
            <text:p>96.980</text:p>
          </table:table-cell>
          <table:table-cell office:value-type="float" office:value="167.394" calcext:value-type="float">
            <text:p>167.394</text:p>
          </table:table-cell>
          <table:table-cell office:value-type="float" office:value="119.554" calcext:value-type="float">
            <text:p>119.554</text:p>
          </table:table-cell>
          <table:table-cell office:value-type="float" office:value="122.383" calcext:value-type="float">
            <text:p>122.383</text:p>
          </table:table-cell>
          <table:table-cell office:value-type="float" office:value="186.282" calcext:value-type="float">
            <text:p>186.282</text:p>
          </table:table-cell>
          <table:table-cell office:value-type="float" office:value="91.478" calcext:value-type="float">
            <text:p>91.478</text:p>
          </table:table-cell>
          <table:table-cell office:value-type="float" office:value="123.781" calcext:value-type="float">
            <text:p>123.781</text:p>
          </table:table-cell>
          <table:table-cell office:value-type="float" office:value="321.986" calcext:value-type="float">
            <text:p>321.986</text:p>
          </table:table-cell>
          <table:table-cell office:value-type="float" office:value="162.863" calcext:value-type="float">
            <text:p>162.863</text:p>
          </table:table-cell>
          <table:table-cell office:value-type="float" office:value="337.124" calcext:value-type="float">
            <text:p>337.124</text:p>
          </table:table-cell>
          <table:table-cell table:number-columns-repeated="999"/>
        </table:table-row>
        <table:table-row table:style-name="ro1">
          <table:table-cell office:value-type="float" office:value="109.502" calcext:value-type="float">
            <text:p>109.502</text:p>
          </table:table-cell>
          <table:table-cell office:value-type="float" office:value="47.713" calcext:value-type="float">
            <text:p>47.713</text:p>
          </table:table-cell>
          <table:table-cell office:value-type="float" office:value="164.139" calcext:value-type="float">
            <text:p>164.139</text:p>
          </table:table-cell>
          <table:table-cell office:value-type="float" office:value="102.529" calcext:value-type="float">
            <text:p>102.529</text:p>
          </table:table-cell>
          <table:table-cell office:value-type="float" office:value="111.892" calcext:value-type="float">
            <text:p>111.892</text:p>
          </table:table-cell>
          <table:table-cell office:value-type="float" office:value="158.705" calcext:value-type="float">
            <text:p>158.705</text:p>
          </table:table-cell>
          <table:table-cell office:value-type="float" office:value="100.862" calcext:value-type="float">
            <text:p>100.862</text:p>
          </table:table-cell>
          <table:table-cell office:value-type="float" office:value="57.173" calcext:value-type="float">
            <text:p>57.173</text:p>
          </table:table-cell>
          <table:table-cell office:value-type="float" office:value="122.473" calcext:value-type="float">
            <text:p>122.473</text:p>
          </table:table-cell>
          <table:table-cell office:value-type="float" office:value="366.619" calcext:value-type="float">
            <text:p>366.619</text:p>
          </table:table-cell>
          <table:table-cell office:value-type="float" office:value="244.472" calcext:value-type="float">
            <text:p>244.472</text:p>
          </table:table-cell>
          <table:table-cell office:value-type="float" office:value="365.296" calcext:value-type="float">
            <text:p>365.296</text:p>
          </table:table-cell>
          <table:table-cell table:number-columns-repeated="999"/>
        </table:table-row>
        <table:table-row table:style-name="ro1">
          <table:table-cell office:value-type="float" office:value="73.531" calcext:value-type="float">
            <text:p>73.531</text:p>
          </table:table-cell>
          <table:table-cell office:value-type="float" office:value="43.514" calcext:value-type="float">
            <text:p>43.514</text:p>
          </table:table-cell>
          <table:table-cell office:value-type="float" office:value="97.409" calcext:value-type="float">
            <text:p>97.409</text:p>
          </table:table-cell>
          <table:table-cell office:value-type="float" office:value="101.066" calcext:value-type="float">
            <text:p>101.066</text:p>
          </table:table-cell>
          <table:table-cell office:value-type="float" office:value="56.339" calcext:value-type="float">
            <text:p>56.339</text:p>
          </table:table-cell>
          <table:table-cell office:value-type="float" office:value="122.33" calcext:value-type="float">
            <text:p>122.330</text:p>
          </table:table-cell>
          <table:table-cell office:value-type="float" office:value="101.171" calcext:value-type="float">
            <text:p>101.171</text:p>
          </table:table-cell>
          <table:table-cell office:value-type="float" office:value="56.017" calcext:value-type="float">
            <text:p>56.017</text:p>
          </table:table-cell>
          <table:table-cell office:value-type="float" office:value="122.518" calcext:value-type="float">
            <text:p>122.518</text:p>
          </table:table-cell>
          <table:table-cell office:value-type="float" office:value="381.485" calcext:value-type="float">
            <text:p>381.485</text:p>
          </table:table-cell>
          <table:table-cell office:value-type="float" office:value="157.513" calcext:value-type="float">
            <text:p>157.513</text:p>
          </table:table-cell>
          <table:table-cell office:value-type="float" office:value="399.115" calcext:value-type="float">
            <text:p>399.115</text:p>
          </table:table-cell>
          <table:table-cell table:number-columns-repeated="999"/>
        </table:table-row>
        <table:table-row table:style-name="ro1">
          <table:table-cell office:value-type="float" office:value="120.498" calcext:value-type="float">
            <text:p>120.498</text:p>
          </table:table-cell>
          <table:table-cell office:value-type="float" office:value="41.91" calcext:value-type="float">
            <text:p>41.910</text:p>
          </table:table-cell>
          <table:table-cell office:value-type="float" office:value="142.769" calcext:value-type="float">
            <text:p>142.769</text:p>
          </table:table-cell>
          <table:table-cell office:value-type="float" office:value="131.967" calcext:value-type="float">
            <text:p>131.967</text:p>
          </table:table-cell>
          <table:table-cell office:value-type="float" office:value="55.686" calcext:value-type="float">
            <text:p>55.686</text:p>
          </table:table-cell>
          <table:table-cell office:value-type="float" office:value="216.637" calcext:value-type="float">
            <text:p>216.637</text:p>
          </table:table-cell>
          <table:table-cell office:value-type="float" office:value="100.881" calcext:value-type="float">
            <text:p>100.881</text:p>
          </table:table-cell>
          <table:table-cell office:value-type="float" office:value="56.376" calcext:value-type="float">
            <text:p>56.376</text:p>
          </table:table-cell>
          <table:table-cell office:value-type="float" office:value="213.18" calcext:value-type="float">
            <text:p>213.180</text:p>
          </table:table-cell>
          <table:table-cell office:value-type="float" office:value="291.744" calcext:value-type="float">
            <text:p>291.744</text:p>
          </table:table-cell>
          <table:table-cell office:value-type="float" office:value="153.093" calcext:value-type="float">
            <text:p>153.093</text:p>
          </table:table-cell>
          <table:table-cell office:value-type="float" office:value="312.006" calcext:value-type="float">
            <text:p>312.006</text:p>
          </table:table-cell>
          <table:table-cell table:number-columns-repeated="999"/>
        </table:table-row>
        <table:table-row table:style-name="ro1">
          <table:table-cell office:value-type="float" office:value="149.981" calcext:value-type="float">
            <text:p>149.981</text:p>
          </table:table-cell>
          <table:table-cell office:value-type="float" office:value="100.548" calcext:value-type="float">
            <text:p>100.548</text:p>
          </table:table-cell>
          <table:table-cell office:value-type="float" office:value="139.824" calcext:value-type="float">
            <text:p>139.824</text:p>
          </table:table-cell>
          <table:table-cell office:value-type="float" office:value="107.405" calcext:value-type="float">
            <text:p>107.405</text:p>
          </table:table-cell>
          <table:table-cell office:value-type="float" office:value="72.713" calcext:value-type="float">
            <text:p>72.713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188.023" calcext:value-type="float">
            <text:p>188.023</text:p>
          </table:table-cell>
          <table:table-cell office:value-type="float" office:value="58.174" calcext:value-type="float">
            <text:p>58.174</text:p>
          </table:table-cell>
          <table:table-cell office:value-type="float" office:value="189.775" calcext:value-type="float">
            <text:p>189.775</text:p>
          </table:table-cell>
          <table:table-cell office:value-type="float" office:value="362.924" calcext:value-type="float">
            <text:p>362.924</text:p>
          </table:table-cell>
          <table:table-cell office:value-type="float" office:value="246.363" calcext:value-type="float">
            <text:p>246.363</text:p>
          </table:table-cell>
          <table:table-cell office:value-type="float" office:value="321.973" calcext:value-type="float">
            <text:p>321.973</text:p>
          </table:table-cell>
          <table:table-cell table:number-columns-repeated="999"/>
        </table:table-row>
        <table:table-row table:style-name="ro1">
          <table:table-cell office:value-type="float" office:value="69.726" calcext:value-type="float">
            <text:p>69.726</text:p>
          </table:table-cell>
          <table:table-cell office:value-type="float" office:value="98.76" calcext:value-type="float">
            <text:p>98.760</text:p>
          </table:table-cell>
          <table:table-cell office:value-type="float" office:value="95.668" calcext:value-type="float">
            <text:p>95.668</text:p>
          </table:table-cell>
          <table:table-cell office:value-type="float" office:value="102.568" calcext:value-type="float">
            <text:p>102.568</text:p>
          </table:table-cell>
          <table:table-cell office:value-type="float" office:value="77.409" calcext:value-type="float">
            <text:p>77.409</text:p>
          </table:table-cell>
          <table:table-cell office:value-type="float" office:value="121.768" calcext:value-type="float">
            <text:p>121.768</text:p>
          </table:table-cell>
          <table:table-cell office:value-type="float" office:value="96.204" calcext:value-type="float">
            <text:p>96.204</text:p>
          </table:table-cell>
          <table:table-cell office:value-type="float" office:value="58.916" calcext:value-type="float">
            <text:p>58.916</text:p>
          </table:table-cell>
          <table:table-cell office:value-type="float" office:value="124.409" calcext:value-type="float">
            <text:p>124.409</text:p>
          </table:table-cell>
          <table:table-cell office:value-type="float" office:value="296.171" calcext:value-type="float">
            <text:p>296.171</text:p>
          </table:table-cell>
          <table:table-cell office:value-type="float" office:value="148.79" calcext:value-type="float">
            <text:p>148.790</text:p>
          </table:table-cell>
          <table:table-cell office:value-type="float" office:value="320.514" calcext:value-type="float">
            <text:p>320.514</text:p>
          </table:table-cell>
          <table:table-cell table:number-columns-repeated="999"/>
        </table:table-row>
        <table:table-row table:style-name="ro1">
          <table:table-cell office:value-type="float" office:value="75.134" calcext:value-type="float">
            <text:p>75.134</text:p>
          </table:table-cell>
          <table:table-cell office:value-type="float" office:value="42.449" calcext:value-type="float">
            <text:p>42.449</text:p>
          </table:table-cell>
          <table:table-cell office:value-type="float" office:value="181.163" calcext:value-type="float">
            <text:p>181.163</text:p>
          </table:table-cell>
          <table:table-cell office:value-type="float" office:value="98.873" calcext:value-type="float">
            <text:p>98.873</text:p>
          </table:table-cell>
          <table:table-cell office:value-type="float" office:value="55.335" calcext:value-type="float">
            <text:p>55.335</text:p>
          </table:table-cell>
          <table:table-cell office:value-type="float" office:value="143.529" calcext:value-type="float">
            <text:p>143.529</text:p>
          </table:table-cell>
          <table:table-cell office:value-type="float" office:value="98.527" calcext:value-type="float">
            <text:p>98.527</text:p>
          </table:table-cell>
          <table:table-cell office:value-type="float" office:value="123.794" calcext:value-type="float">
            <text:p>123.794</text:p>
          </table:table-cell>
          <table:table-cell office:value-type="float" office:value="122.397" calcext:value-type="float">
            <text:p>122.397</text:p>
          </table:table-cell>
          <table:table-cell office:value-type="float" office:value="291.162" calcext:value-type="float">
            <text:p>291.162</text:p>
          </table:table-cell>
          <table:table-cell office:value-type="float" office:value="153.489" calcext:value-type="float">
            <text:p>153.489</text:p>
          </table:table-cell>
          <table:table-cell office:value-type="float" office:value="331.562" calcext:value-type="float">
            <text:p>331.562</text:p>
          </table:table-cell>
          <table:table-cell table:number-columns-repeated="999"/>
        </table:table-row>
        <table:table-row table:style-name="ro1">
          <table:table-cell office:value-type="float" office:value="120.314" calcext:value-type="float">
            <text:p>120.314</text:p>
          </table:table-cell>
          <table:table-cell office:value-type="float" office:value="55.383" calcext:value-type="float">
            <text:p>55.383</text:p>
          </table:table-cell>
          <table:table-cell office:value-type="float" office:value="97.096" calcext:value-type="float">
            <text:p>97.096</text:p>
          </table:table-cell>
          <table:table-cell office:value-type="float" office:value="104.282" calcext:value-type="float">
            <text:p>104.282</text:p>
          </table:table-cell>
          <table:table-cell office:value-type="float" office:value="58.74" calcext:value-type="float">
            <text:p>58.740</text:p>
          </table:table-cell>
          <table:table-cell office:value-type="float" office:value="174.435" calcext:value-type="float">
            <text:p>174.435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57.061" calcext:value-type="float">
            <text:p>57.061</text:p>
          </table:table-cell>
          <table:table-cell office:value-type="float" office:value="124.628" calcext:value-type="float">
            <text:p>124.628</text:p>
          </table:table-cell>
          <table:table-cell office:value-type="float" office:value="295.267" calcext:value-type="float">
            <text:p>295.267</text:p>
          </table:table-cell>
          <table:table-cell office:value-type="float" office:value="175.041" calcext:value-type="float">
            <text:p>175.041</text:p>
          </table:table-cell>
          <table:table-cell office:value-type="float" office:value="320.344" calcext:value-type="float">
            <text:p>320.344</text:p>
          </table:table-cell>
          <table:table-cell table:number-columns-repeated="999"/>
        </table:table-row>
        <table:table-row table:style-name="ro1">
          <table:table-cell office:value-type="float" office:value="71.063" calcext:value-type="float">
            <text:p>71.063</text:p>
          </table:table-cell>
          <table:table-cell office:value-type="float" office:value="86.608" calcext:value-type="float">
            <text:p>86.608</text:p>
          </table:table-cell>
          <table:table-cell office:value-type="float" office:value="180.459" calcext:value-type="float">
            <text:p>180.459</text:p>
          </table:table-cell>
          <table:table-cell office:value-type="float" office:value="129.907" calcext:value-type="float">
            <text:p>129.907</text:p>
          </table:table-cell>
          <table:table-cell office:value-type="float" office:value="60.137" calcext:value-type="float">
            <text:p>60.137</text:p>
          </table:table-cell>
          <table:table-cell office:value-type="float" office:value="125.643" calcext:value-type="float">
            <text:p>125.643</text:p>
          </table:table-cell>
          <table:table-cell office:value-type="float" office:value="125.275" calcext:value-type="float">
            <text:p>125.275</text:p>
          </table:table-cell>
          <table:table-cell office:value-type="float" office:value="124.153" calcext:value-type="float">
            <text:p>124.153</text:p>
          </table:table-cell>
          <table:table-cell office:value-type="float" office:value="216.069" calcext:value-type="float">
            <text:p>216.069</text:p>
          </table:table-cell>
          <table:table-cell office:value-type="float" office:value="285.303" calcext:value-type="float">
            <text:p>285.303</text:p>
          </table:table-cell>
          <table:table-cell office:value-type="float" office:value="259.215" calcext:value-type="float">
            <text:p>259.215</text:p>
          </table:table-cell>
          <table:table-cell office:value-type="float" office:value="353.435" calcext:value-type="float">
            <text:p>353.435</text:p>
          </table:table-cell>
          <table:table-cell table:number-columns-repeated="999"/>
        </table:table-row>
        <table:table-row table:style-name="ro1">
          <table:table-cell office:value-type="float" office:value="119.806" calcext:value-type="float">
            <text:p>119.806</text:p>
          </table:table-cell>
          <table:table-cell office:value-type="float" office:value="73.874" calcext:value-type="float">
            <text:p>73.874</text:p>
          </table:table-cell>
          <table:table-cell office:value-type="float" office:value="118.227" calcext:value-type="float">
            <text:p>118.227</text:p>
          </table:table-cell>
          <table:table-cell office:value-type="float" office:value="127.528" calcext:value-type="float">
            <text:p>127.528</text:p>
          </table:table-cell>
          <table:table-cell office:value-type="float" office:value="77.062" calcext:value-type="float">
            <text:p>77.062</text:p>
          </table:table-cell>
          <table:table-cell office:value-type="float" office:value="124.637" calcext:value-type="float">
            <text:p>124.637</text:p>
          </table:table-cell>
          <table:table-cell office:value-type="float" office:value="138.634" calcext:value-type="float">
            <text:p>138.634</text:p>
          </table:table-cell>
          <table:table-cell office:value-type="float" office:value="73.222" calcext:value-type="float">
            <text:p>73.222</text:p>
          </table:table-cell>
          <table:table-cell office:value-type="float" office:value="124.159" calcext:value-type="float">
            <text:p>124.159</text:p>
          </table:table-cell>
          <table:table-cell office:value-type="float" office:value="344.215" calcext:value-type="float">
            <text:p>344.215</text:p>
          </table:table-cell>
          <table:table-cell office:value-type="float" office:value="203.882" calcext:value-type="float">
            <text:p>203.882</text:p>
          </table:table-cell>
          <table:table-cell office:value-type="float" office:value="350.526" calcext:value-type="float">
            <text:p>350.526</text:p>
          </table:table-cell>
          <table:table-cell table:number-columns-repeated="999"/>
        </table:table-row>
        <table:table-row table:style-name="ro1">
          <table:table-cell office:value-type="float" office:value="74.033" calcext:value-type="float">
            <text:p>74.033</text:p>
          </table:table-cell>
          <table:table-cell office:value-type="float" office:value="43.014" calcext:value-type="float">
            <text:p>43.014</text:p>
          </table:table-cell>
          <table:table-cell office:value-type="float" office:value="175.117" calcext:value-type="float">
            <text:p>175.117</text:p>
          </table:table-cell>
          <table:table-cell office:value-type="float" office:value="181.224" calcext:value-type="float">
            <text:p>181.224</text:p>
          </table:table-cell>
          <table:table-cell office:value-type="float" office:value="56.771" calcext:value-type="float">
            <text:p>56.771</text:p>
          </table:table-cell>
          <table:table-cell office:value-type="float" office:value="126.963" calcext:value-type="float">
            <text:p>126.963</text:p>
          </table:table-cell>
          <table:table-cell office:value-type="float" office:value="111.829" calcext:value-type="float">
            <text:p>111.829</text:p>
          </table:table-cell>
          <table:table-cell office:value-type="float" office:value="56.919" calcext:value-type="float">
            <text:p>56.919</text:p>
          </table:table-cell>
          <table:table-cell office:value-type="float" office:value="129.337" calcext:value-type="float">
            <text:p>129.337</text:p>
          </table:table-cell>
          <table:table-cell office:value-type="float" office:value="336.976" calcext:value-type="float">
            <text:p>336.976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20.927" calcext:value-type="float">
            <text:p>320.927</text:p>
          </table:table-cell>
          <table:table-cell table:number-columns-repeated="999"/>
        </table:table-row>
        <table:table-row table:style-name="ro1">
          <table:table-cell office:value-type="float" office:value="73.882" calcext:value-type="float">
            <text:p>73.882</text:p>
          </table:table-cell>
          <table:table-cell office:value-type="float" office:value="42.857" calcext:value-type="float">
            <text:p>42.857</text:p>
          </table:table-cell>
          <table:table-cell office:value-type="float" office:value="163.438" calcext:value-type="float">
            <text:p>163.438</text:p>
          </table:table-cell>
          <table:table-cell office:value-type="float" office:value="184.771" calcext:value-type="float">
            <text:p>184.771</text:p>
          </table:table-cell>
          <table:table-cell office:value-type="float" office:value="58.876" calcext:value-type="float">
            <text:p>58.876</text:p>
          </table:table-cell>
          <table:table-cell office:value-type="float" office:value="133.53" calcext:value-type="float">
            <text:p>133.530</text:p>
          </table:table-cell>
          <table:table-cell office:value-type="float" office:value="134.944" calcext:value-type="float">
            <text:p>134.944</text:p>
          </table:table-cell>
          <table:table-cell office:value-type="float" office:value="56.722" calcext:value-type="float">
            <text:p>56.722</text:p>
          </table:table-cell>
          <table:table-cell office:value-type="float" office:value="206.005" calcext:value-type="float">
            <text:p>206.005</text:p>
          </table:table-cell>
          <table:table-cell office:value-type="float" office:value="297.974" calcext:value-type="float">
            <text:p>297.974</text:p>
          </table:table-cell>
          <table:table-cell office:value-type="float" office:value="173.588" calcext:value-type="float">
            <text:p>173.588</text:p>
          </table:table-cell>
          <table:table-cell office:value-type="float" office:value="321.594" calcext:value-type="float">
            <text:p>321.594</text:p>
          </table:table-cell>
          <table:table-cell table:number-columns-repeated="999"/>
        </table:table-row>
        <table:table-row table:style-name="ro1">
          <table:table-cell office:value-type="float" office:value="150.188" calcext:value-type="float">
            <text:p>150.188</text:p>
          </table:table-cell>
          <table:table-cell office:value-type="float" office:value="42.425" calcext:value-type="float">
            <text:p>42.425</text:p>
          </table:table-cell>
          <table:table-cell office:value-type="float" office:value="153.072" calcext:value-type="float">
            <text:p>153.072</text:p>
          </table:table-cell>
          <table:table-cell office:value-type="float" office:value="126.284" calcext:value-type="float">
            <text:p>126.284</text:p>
          </table:table-cell>
          <table:table-cell office:value-type="float" office:value="64.385" calcext:value-type="float">
            <text:p>64.385</text:p>
          </table:table-cell>
          <table:table-cell office:value-type="float" office:value="171.658" calcext:value-type="float">
            <text:p>171.658</text:p>
          </table:table-cell>
          <table:table-cell office:value-type="float" office:value="184.726" calcext:value-type="float">
            <text:p>184.726</text:p>
          </table:table-cell>
          <table:table-cell office:value-type="float" office:value="69.693" calcext:value-type="float">
            <text:p>69.693</text:p>
          </table:table-cell>
          <table:table-cell office:value-type="float" office:value="138.531" calcext:value-type="float">
            <text:p>138.531</text:p>
          </table:table-cell>
          <table:table-cell office:value-type="float" office:value="375.767" calcext:value-type="float">
            <text:p>375.767</text:p>
          </table:table-cell>
          <table:table-cell office:value-type="float" office:value="181.111" calcext:value-type="float">
            <text:p>181.111</text:p>
          </table:table-cell>
          <table:table-cell office:value-type="float" office:value="391.605" calcext:value-type="float">
            <text:p>391.605</text:p>
          </table:table-cell>
          <table:table-cell table:number-columns-repeated="999"/>
        </table:table-row>
        <table:table-row table:style-name="ro1">
          <table:table-cell office:value-type="float" office:value="82.097" calcext:value-type="float">
            <text:p>82.097</text:p>
          </table:table-cell>
          <table:table-cell office:value-type="float" office:value="42.683" calcext:value-type="float">
            <text:p>42.683</text:p>
          </table:table-cell>
          <table:table-cell office:value-type="float" office:value="101.643" calcext:value-type="float">
            <text:p>101.643</text:p>
          </table:table-cell>
          <table:table-cell office:value-type="float" office:value="113.86" calcext:value-type="float">
            <text:p>113.860</text:p>
          </table:table-cell>
          <table:table-cell office:value-type="float" office:value="73.686" calcext:value-type="float">
            <text:p>73.686</text:p>
          </table:table-cell>
          <table:table-cell office:value-type="float" office:value="126.972" calcext:value-type="float">
            <text:p>126.972</text:p>
          </table:table-cell>
          <table:table-cell office:value-type="float" office:value="102.187" calcext:value-type="float">
            <text:p>102.187</text:p>
          </table:table-cell>
          <table:table-cell office:value-type="float" office:value="56.51" calcext:value-type="float">
            <text:p>56.510</text:p>
          </table:table-cell>
          <table:table-cell office:value-type="float" office:value="123.723" calcext:value-type="float">
            <text:p>123.723</text:p>
          </table:table-cell>
          <table:table-cell office:value-type="float" office:value="309.779" calcext:value-type="float">
            <text:p>309.779</text:p>
          </table:table-cell>
          <table:table-cell office:value-type="float" office:value="160.728" calcext:value-type="float">
            <text:p>160.728</text:p>
          </table:table-cell>
          <table:table-cell office:value-type="float" office:value="318.783" calcext:value-type="float">
            <text:p>318.783</text:p>
          </table:table-cell>
          <table:table-cell table:number-columns-repeated="999"/>
        </table:table-row>
        <table:table-row table:style-name="ro1">
          <table:table-cell office:value-type="float" office:value="75.973" calcext:value-type="float">
            <text:p>75.973</text:p>
          </table:table-cell>
          <table:table-cell office:value-type="float" office:value="42.107" calcext:value-type="float">
            <text:p>42.107</text:p>
          </table:table-cell>
          <table:table-cell office:value-type="float" office:value="95.596" calcext:value-type="float">
            <text:p>95.596</text:p>
          </table:table-cell>
          <table:table-cell office:value-type="float" office:value="123.76" calcext:value-type="float">
            <text:p>123.760</text:p>
          </table:table-cell>
          <table:table-cell office:value-type="float" office:value="55.437" calcext:value-type="float">
            <text:p>55.437</text:p>
          </table:table-cell>
          <table:table-cell office:value-type="float" office:value="119.507" calcext:value-type="float">
            <text:p>119.507</text:p>
          </table:table-cell>
          <table:table-cell office:value-type="float" office:value="99.89" calcext:value-type="float">
            <text:p>99.890</text:p>
          </table:table-cell>
          <table:table-cell office:value-type="float" office:value="68.304" calcext:value-type="float">
            <text:p>68.304</text:p>
          </table:table-cell>
          <table:table-cell office:value-type="float" office:value="136.739" calcext:value-type="float">
            <text:p>136.739</text:p>
          </table:table-cell>
          <table:table-cell office:value-type="float" office:value="296.252" calcext:value-type="float">
            <text:p>296.252</text:p>
          </table:table-cell>
          <table:table-cell office:value-type="float" office:value="154.106" calcext:value-type="float">
            <text:p>154.106</text:p>
          </table:table-cell>
          <table:table-cell office:value-type="float" office:value="316.477" calcext:value-type="float">
            <text:p>316.477</text:p>
          </table:table-cell>
          <table:table-cell table:number-columns-repeated="999"/>
        </table:table-row>
        <table:table-row table:style-name="ro1">
          <table:table-cell office:value-type="float" office:value="87.146" calcext:value-type="float">
            <text:p>87.146</text:p>
          </table:table-cell>
          <table:table-cell office:value-type="float" office:value="41.986" calcext:value-type="float">
            <text:p>41.986</text:p>
          </table:table-cell>
          <table:table-cell office:value-type="float" office:value="94.086" calcext:value-type="float">
            <text:p>94.086</text:p>
          </table:table-cell>
          <table:table-cell office:value-type="float" office:value="102.043" calcext:value-type="float">
            <text:p>102.043</text:p>
          </table:table-cell>
          <table:table-cell office:value-type="float" office:value="55.647" calcext:value-type="float">
            <text:p>55.647</text:p>
          </table:table-cell>
          <table:table-cell office:value-type="float" office:value="127.035" calcext:value-type="float">
            <text:p>127.035</text:p>
          </table:table-cell>
          <table:table-cell office:value-type="float" office:value="99.405" calcext:value-type="float">
            <text:p>99.405</text:p>
          </table:table-cell>
          <table:table-cell office:value-type="float" office:value="56.621" calcext:value-type="float">
            <text:p>56.621</text:p>
          </table:table-cell>
          <table:table-cell office:value-type="float" office:value="157.409" calcext:value-type="float">
            <text:p>157.409</text:p>
          </table:table-cell>
          <table:table-cell office:value-type="float" office:value="294.725" calcext:value-type="float">
            <text:p>294.725</text:p>
          </table:table-cell>
          <table:table-cell office:value-type="float" office:value="153.592" calcext:value-type="float">
            <text:p>153.592</text:p>
          </table:table-cell>
          <table:table-cell office:value-type="float" office:value="320.178" calcext:value-type="float">
            <text:p>320.178</text:p>
          </table:table-cell>
          <table:table-cell table:number-columns-repeated="999"/>
        </table:table-row>
        <table:table-row table:style-name="ro1">
          <table:table-cell office:value-type="float" office:value="74.046" calcext:value-type="float">
            <text:p>74.046</text:p>
          </table:table-cell>
          <table:table-cell office:value-type="float" office:value="43.632" calcext:value-type="float">
            <text:p>43.632</text:p>
          </table:table-cell>
          <table:table-cell office:value-type="float" office:value="180.992" calcext:value-type="float">
            <text:p>180.992</text:p>
          </table:table-cell>
          <table:table-cell office:value-type="float" office:value="101.969" calcext:value-type="float">
            <text:p>101.969</text:p>
          </table:table-cell>
          <table:table-cell office:value-type="float" office:value="124.107" calcext:value-type="float">
            <text:p>124.107</text:p>
          </table:table-cell>
          <table:table-cell office:value-type="float" office:value="129.942" calcext:value-type="float">
            <text:p>129.942</text:p>
          </table:table-cell>
          <table:table-cell office:value-type="float" office:value="101.471" calcext:value-type="float">
            <text:p>101.471</text:p>
          </table:table-cell>
          <table:table-cell office:value-type="float" office:value="60.738" calcext:value-type="float">
            <text:p>60.738</text:p>
          </table:table-cell>
          <table:table-cell office:value-type="float" office:value="200.719" calcext:value-type="float">
            <text:p>200.719</text:p>
          </table:table-cell>
          <table:table-cell office:value-type="float" office:value="300.532" calcext:value-type="float">
            <text:p>300.532</text:p>
          </table:table-cell>
          <table:table-cell office:value-type="float" office:value="227.071" calcext:value-type="float">
            <text:p>227.071</text:p>
          </table:table-cell>
          <table:table-cell office:value-type="float" office:value="320.841" calcext:value-type="float">
            <text:p>320.841</text:p>
          </table:table-cell>
          <table:table-cell table:number-columns-repeated="999"/>
        </table:table-row>
        <table:table-row table:style-name="ro1">
          <table:table-cell office:value-type="float" office:value="84.707" calcext:value-type="float">
            <text:p>84.707</text:p>
          </table:table-cell>
          <table:table-cell office:value-type="float" office:value="42.987" calcext:value-type="float">
            <text:p>42.987</text:p>
          </table:table-cell>
          <table:table-cell office:value-type="float" office:value="177.634" calcext:value-type="float">
            <text:p>177.634</text:p>
          </table:table-cell>
          <table:table-cell office:value-type="float" office:value="103.985" calcext:value-type="float">
            <text:p>103.985</text:p>
          </table:table-cell>
          <table:table-cell office:value-type="float" office:value="57.116" calcext:value-type="float">
            <text:p>57.116</text:p>
          </table:table-cell>
          <table:table-cell office:value-type="float" office:value="124.207" calcext:value-type="float">
            <text:p>124.207</text:p>
          </table:table-cell>
          <table:table-cell office:value-type="float" office:value="101.331" calcext:value-type="float">
            <text:p>101.331</text:p>
          </table:table-cell>
          <table:table-cell office:value-type="float" office:value="57.138" calcext:value-type="float">
            <text:p>57.138</text:p>
          </table:table-cell>
          <table:table-cell office:value-type="float" office:value="146.162" calcext:value-type="float">
            <text:p>146.162</text:p>
          </table:table-cell>
          <table:table-cell office:value-type="float" office:value="298.801" calcext:value-type="float">
            <text:p>298.801</text:p>
          </table:table-cell>
          <table:table-cell office:value-type="float" office:value="157.257" calcext:value-type="float">
            <text:p>157.257</text:p>
          </table:table-cell>
          <table:table-cell office:value-type="float" office:value="313.341" calcext:value-type="float">
            <text:p>313.341</text:p>
          </table:table-cell>
          <table:table-cell table:number-columns-repeated="999"/>
        </table:table-row>
        <table:table-row table:style-name="ro1">
          <table:table-cell office:value-type="float" office:value="70.96" calcext:value-type="float">
            <text:p>70.960</text:p>
          </table:table-cell>
          <table:table-cell office:value-type="float" office:value="41.302" calcext:value-type="float">
            <text:p>41.302</text:p>
          </table:table-cell>
          <table:table-cell office:value-type="float" office:value="90.249" calcext:value-type="float">
            <text:p>90.249</text:p>
          </table:table-cell>
          <table:table-cell office:value-type="float" office:value="97.95" calcext:value-type="float">
            <text:p>97.950</text:p>
          </table:table-cell>
          <table:table-cell office:value-type="float" office:value="54.94" calcext:value-type="float">
            <text:p>54.940</text:p>
          </table:table-cell>
          <table:table-cell office:value-type="float" office:value="115.19" calcext:value-type="float">
            <text:p>115.190</text:p>
          </table:table-cell>
          <table:table-cell office:value-type="float" office:value="98.638" calcext:value-type="float">
            <text:p>98.638</text:p>
          </table:table-cell>
          <table:table-cell office:value-type="float" office:value="54.808" calcext:value-type="float">
            <text:p>54.808</text:p>
          </table:table-cell>
          <table:table-cell office:value-type="float" office:value="114.844" calcext:value-type="float">
            <text:p>114.844</text:p>
          </table:table-cell>
          <table:table-cell office:value-type="float" office:value="284.467" calcext:value-type="float">
            <text:p>284.467</text:p>
          </table:table-cell>
          <table:table-cell office:value-type="float" office:value="150.565" calcext:value-type="float">
            <text:p>150.565</text:p>
          </table:table-cell>
          <table:table-cell office:value-type="float" office:value="307.404" calcext:value-type="float">
            <text:p>307.404</text:p>
          </table:table-cell>
          <table:table-cell table:number-columns-repeated="999"/>
        </table:table-row>
        <table:table-row table:style-name="ro1">
          <table:table-cell office:value-type="float" office:value="120.776" calcext:value-type="float">
            <text:p>120.776</text:p>
          </table:table-cell>
          <table:table-cell office:value-type="float" office:value="42.998" calcext:value-type="float">
            <text:p>42.998</text:p>
          </table:table-cell>
          <table:table-cell office:value-type="float" office:value="181.031" calcext:value-type="float">
            <text:p>181.031</text:p>
          </table:table-cell>
          <table:table-cell office:value-type="float" office:value="134.386" calcext:value-type="float">
            <text:p>134.386</text:p>
          </table:table-cell>
          <table:table-cell office:value-type="float" office:value="57.766" calcext:value-type="float">
            <text:p>57.766</text:p>
          </table:table-cell>
          <table:table-cell office:value-type="float" office:value="141.516" calcext:value-type="float">
            <text:p>141.516</text:p>
          </table:table-cell>
          <table:table-cell office:value-type="float" office:value="106.919" calcext:value-type="float">
            <text:p>106.919</text:p>
          </table:table-cell>
          <table:table-cell office:value-type="float" office:value="57.061" calcext:value-type="float">
            <text:p>57.061</text:p>
          </table:table-cell>
          <table:table-cell office:value-type="float" office:value="123.205" calcext:value-type="float">
            <text:p>123.205</text:p>
          </table:table-cell>
          <table:table-cell office:value-type="float" office:value="396.654" calcext:value-type="float">
            <text:p>396.654</text:p>
          </table:table-cell>
          <table:table-cell office:value-type="float" office:value="240.383" calcext:value-type="float">
            <text:p>240.383</text:p>
          </table:table-cell>
          <table:table-cell office:value-type="float" office:value="410.668" calcext:value-type="float">
            <text:p>410.668</text:p>
          </table:table-cell>
          <table:table-cell table:number-columns-repeated="999"/>
        </table:table-row>
        <table:table-row table:style-name="ro1">
          <table:table-cell office:value-type="float" office:value="73.298" calcext:value-type="float">
            <text:p>73.298</text:p>
          </table:table-cell>
          <table:table-cell office:value-type="float" office:value="42.956" calcext:value-type="float">
            <text:p>42.956</text:p>
          </table:table-cell>
          <table:table-cell office:value-type="float" office:value="146.84" calcext:value-type="float">
            <text:p>146.840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57.334" calcext:value-type="float">
            <text:p>57.334</text:p>
          </table:table-cell>
          <table:table-cell office:value-type="float" office:value="163.871" calcext:value-type="float">
            <text:p>163.871</text:p>
          </table:table-cell>
          <table:table-cell office:value-type="float" office:value="100.73" calcext:value-type="float">
            <text:p>100.730</text:p>
          </table:table-cell>
          <table:table-cell office:value-type="float" office:value="56.899" calcext:value-type="float">
            <text:p>56.899</text:p>
          </table:table-cell>
          <table:table-cell office:value-type="float" office:value="211.502" calcext:value-type="float">
            <text:p>211.502</text:p>
          </table:table-cell>
          <table:table-cell office:value-type="float" office:value="296.59" calcext:value-type="float">
            <text:p>296.590</text:p>
          </table:table-cell>
          <table:table-cell office:value-type="float" office:value="157.121" calcext:value-type="float">
            <text:p>157.121</text:p>
          </table:table-cell>
          <table:table-cell office:value-type="float" office:value="399.464" calcext:value-type="float">
            <text:p>399.464</text:p>
          </table:table-cell>
          <table:table-cell table:number-columns-repeated="999"/>
        </table:table-row>
        <table:table-row table:style-name="ro1">
          <table:table-cell office:value-type="float" office:value="73.407" calcext:value-type="float">
            <text:p>73.407</text:p>
          </table:table-cell>
          <table:table-cell office:value-type="float" office:value="99.424" calcext:value-type="float">
            <text:p>99.424</text:p>
          </table:table-cell>
          <table:table-cell office:value-type="float" office:value="96.646" calcext:value-type="float">
            <text:p>96.646</text:p>
          </table:table-cell>
          <table:table-cell office:value-type="float" office:value="100.897" calcext:value-type="float">
            <text:p>100.897</text:p>
          </table:table-cell>
          <table:table-cell office:value-type="float" office:value="60.576" calcext:value-type="float">
            <text:p>60.576</text:p>
          </table:table-cell>
          <table:table-cell office:value-type="float" office:value="122.366" calcext:value-type="float">
            <text:p>122.366</text:p>
          </table:table-cell>
          <table:table-cell office:value-type="float" office:value="101.629" calcext:value-type="float">
            <text:p>101.629</text:p>
          </table:table-cell>
          <table:table-cell office:value-type="float" office:value="116.486" calcext:value-type="float">
            <text:p>116.486</text:p>
          </table:table-cell>
          <table:table-cell office:value-type="float" office:value="176.22" calcext:value-type="float">
            <text:p>176.220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240.815" calcext:value-type="float">
            <text:p>240.815</text:p>
          </table:table-cell>
          <table:table-cell office:value-type="float" office:value="368.621" calcext:value-type="float">
            <text:p>368.621</text:p>
          </table:table-cell>
          <table:table-cell table:number-columns-repeated="999"/>
        </table:table-row>
        <table:table-row table:style-name="ro1">
          <table:table-cell office:value-type="float" office:value="76.054" calcext:value-type="float">
            <text:p>76.054</text:p>
          </table:table-cell>
          <table:table-cell office:value-type="float" office:value="45.207" calcext:value-type="float">
            <text:p>45.207</text:p>
          </table:table-cell>
          <table:table-cell office:value-type="float" office:value="175.326" calcext:value-type="float">
            <text:p>175.326</text:p>
          </table:table-cell>
          <table:table-cell office:value-type="float" office:value="131.002" calcext:value-type="float">
            <text:p>131.002</text:p>
          </table:table-cell>
          <table:table-cell office:value-type="float" office:value="57.112" calcext:value-type="float">
            <text:p>57.112</text:p>
          </table:table-cell>
          <table:table-cell office:value-type="float" office:value="170.011" calcext:value-type="float">
            <text:p>170.011</text:p>
          </table:table-cell>
          <table:table-cell office:value-type="float" office:value="102.699" calcext:value-type="float">
            <text:p>102.699</text:p>
          </table:table-cell>
          <table:table-cell office:value-type="float" office:value="73.127" calcext:value-type="float">
            <text:p>73.127</text:p>
          </table:table-cell>
          <table:table-cell office:value-type="float" office:value="122.776" calcext:value-type="float">
            <text:p>122.776</text:p>
          </table:table-cell>
          <table:table-cell office:value-type="float" office:value="296.917" calcext:value-type="float">
            <text:p>296.917</text:p>
          </table:table-cell>
          <table:table-cell office:value-type="float" office:value="255.388" calcext:value-type="float">
            <text:p>255.388</text:p>
          </table:table-cell>
          <table:table-cell office:value-type="float" office:value="336.709" calcext:value-type="float">
            <text:p>336.709</text:p>
          </table:table-cell>
          <table:table-cell table:number-columns-repeated="999"/>
        </table:table-row>
        <table:table-row table:style-name="ro1">
          <table:table-cell office:value-type="float" office:value="73.558" calcext:value-type="float">
            <text:p>73.558</text:p>
          </table:table-cell>
          <table:table-cell office:value-type="float" office:value="42.86" calcext:value-type="float">
            <text:p>42.860</text:p>
          </table:table-cell>
          <table:table-cell office:value-type="float" office:value="96.078" calcext:value-type="float">
            <text:p>96.078</text:p>
          </table:table-cell>
          <table:table-cell office:value-type="float" office:value="101.163" calcext:value-type="float">
            <text:p>101.163</text:p>
          </table:table-cell>
          <table:table-cell office:value-type="float" office:value="56.973" calcext:value-type="float">
            <text:p>56.973</text:p>
          </table:table-cell>
          <table:table-cell office:value-type="float" office:value="122.196" calcext:value-type="float">
            <text:p>122.196</text:p>
          </table:table-cell>
          <table:table-cell office:value-type="float" office:value="154.756" calcext:value-type="float">
            <text:p>154.756</text:p>
          </table:table-cell>
          <table:table-cell office:value-type="float" office:value="57.101" calcext:value-type="float">
            <text:p>57.101</text:p>
          </table:table-cell>
          <table:table-cell office:value-type="float" office:value="122.44" calcext:value-type="float">
            <text:p>122.440</text:p>
          </table:table-cell>
          <table:table-cell office:value-type="float" office:value="345.412" calcext:value-type="float">
            <text:p>345.412</text:p>
          </table:table-cell>
          <table:table-cell office:value-type="float" office:value="204.56" calcext:value-type="float">
            <text:p>204.560</text:p>
          </table:table-cell>
          <table:table-cell office:value-type="float" office:value="407.672" calcext:value-type="float">
            <text:p>407.672</text:p>
          </table:table-cell>
          <table:table-cell table:number-columns-repeated="999"/>
        </table:table-row>
        <table:table-row table:style-name="ro1">
          <table:table-cell office:value-type="float" office:value="118.186" calcext:value-type="float">
            <text:p>118.186</text:p>
          </table:table-cell>
          <table:table-cell office:value-type="float" office:value="55.146" calcext:value-type="float">
            <text:p>55.146</text:p>
          </table:table-cell>
          <table:table-cell office:value-type="float" office:value="93.501" calcext:value-type="float">
            <text:p>93.501</text:p>
          </table:table-cell>
          <table:table-cell office:value-type="float" office:value="174.902" calcext:value-type="float">
            <text:p>174.902</text:p>
          </table:table-cell>
          <table:table-cell office:value-type="float" office:value="58.093" calcext:value-type="float">
            <text:p>58.093</text:p>
          </table:table-cell>
          <table:table-cell office:value-type="float" office:value="119.299" calcext:value-type="float">
            <text:p>119.299</text:p>
          </table:table-cell>
          <table:table-cell office:value-type="float" office:value="141.354" calcext:value-type="float">
            <text:p>141.354</text:p>
          </table:table-cell>
          <table:table-cell office:value-type="float" office:value="57.13" calcext:value-type="float">
            <text:p>57.130</text:p>
          </table:table-cell>
          <table:table-cell office:value-type="float" office:value="215.283" calcext:value-type="float">
            <text:p>215.283</text:p>
          </table:table-cell>
          <table:table-cell office:value-type="float" office:value="285.571" calcext:value-type="float">
            <text:p>285.571</text:p>
          </table:table-cell>
          <table:table-cell office:value-type="float" office:value="158.421" calcext:value-type="float">
            <text:p>158.421</text:p>
          </table:table-cell>
          <table:table-cell office:value-type="float" office:value="317.402" calcext:value-type="float">
            <text:p>317.402</text:p>
          </table:table-cell>
          <table:table-cell table:number-columns-repeated="999"/>
        </table:table-row>
        <table:table-row table:style-name="ro1">
          <table:table-cell office:value-type="float" office:value="127.918" calcext:value-type="float">
            <text:p>127.918</text:p>
          </table:table-cell>
          <table:table-cell office:value-type="float" office:value="98.522" calcext:value-type="float">
            <text:p>98.522</text:p>
          </table:table-cell>
          <table:table-cell office:value-type="float" office:value="95.92" calcext:value-type="float">
            <text:p>95.920</text:p>
          </table:table-cell>
          <table:table-cell office:value-type="float" office:value="189.421" calcext:value-type="float">
            <text:p>189.421</text:p>
          </table:table-cell>
          <table:table-cell office:value-type="float" office:value="124.271" calcext:value-type="float">
            <text:p>124.271</text:p>
          </table:table-cell>
          <table:table-cell office:value-type="float" office:value="216.355" calcext:value-type="float">
            <text:p>216.355</text:p>
          </table:table-cell>
          <table:table-cell office:value-type="float" office:value="181.144" calcext:value-type="float">
            <text:p>181.144</text:p>
          </table:table-cell>
          <table:table-cell office:value-type="float" office:value="59.458" calcext:value-type="float">
            <text:p>59.458</text:p>
          </table:table-cell>
          <table:table-cell office:value-type="float" office:value="123.262" calcext:value-type="float">
            <text:p>123.262</text:p>
          </table:table-cell>
          <table:table-cell office:value-type="float" office:value="293.807" calcext:value-type="float">
            <text:p>293.807</text:p>
          </table:table-cell>
          <table:table-cell office:value-type="float" office:value="153.749" calcext:value-type="float">
            <text:p>153.749</text:p>
          </table:table-cell>
          <table:table-cell office:value-type="float" office:value="320.927" calcext:value-type="float">
            <text:p>320.927</text:p>
          </table:table-cell>
          <table:table-cell table:number-columns-repeated="999"/>
        </table:table-row>
        <table:table-row table:style-name="ro1">
          <table:table-cell office:value-type="float" office:value="73.264" calcext:value-type="float">
            <text:p>73.264</text:p>
          </table:table-cell>
          <table:table-cell office:value-type="float" office:value="42.855" calcext:value-type="float">
            <text:p>42.855</text:p>
          </table:table-cell>
          <table:table-cell office:value-type="float" office:value="148.093" calcext:value-type="float">
            <text:p>148.093</text:p>
          </table:table-cell>
          <table:table-cell office:value-type="float" office:value="158.941" calcext:value-type="float">
            <text:p>158.941</text:p>
          </table:table-cell>
          <table:table-cell office:value-type="float" office:value="57.049" calcext:value-type="float">
            <text:p>57.049</text:p>
          </table:table-cell>
          <table:table-cell office:value-type="float" office:value="124.44" calcext:value-type="float">
            <text:p>124.440</text:p>
          </table:table-cell>
          <table:table-cell office:value-type="float" office:value="149.621" calcext:value-type="float">
            <text:p>149.621</text:p>
          </table:table-cell>
          <table:table-cell office:value-type="float" office:value="56.904" calcext:value-type="float">
            <text:p>56.904</text:p>
          </table:table-cell>
          <table:table-cell office:value-type="float" office:value="122.827" calcext:value-type="float">
            <text:p>122.827</text:p>
          </table:table-cell>
          <table:table-cell office:value-type="float" office:value="295.474" calcext:value-type="float">
            <text:p>295.474</text:p>
          </table:table-cell>
          <table:table-cell office:value-type="float" office:value="157.967" calcext:value-type="float">
            <text:p>157.967</text:p>
          </table:table-cell>
          <table:table-cell office:value-type="float" office:value="317.392" calcext:value-type="float">
            <text:p>317.392</text:p>
          </table:table-cell>
          <table:table-cell table:number-columns-repeated="999"/>
        </table:table-row>
        <table:table-row table:style-name="ro1">
          <table:table-cell office:value-type="float" office:value="71.702" calcext:value-type="float">
            <text:p>71.702</text:p>
          </table:table-cell>
          <table:table-cell office:value-type="float" office:value="100.321" calcext:value-type="float">
            <text:p>100.321</text:p>
          </table:table-cell>
          <table:table-cell office:value-type="float" office:value="96.322" calcext:value-type="float">
            <text:p>96.322</text:p>
          </table:table-cell>
          <table:table-cell office:value-type="float" office:value="171.249" calcext:value-type="float">
            <text:p>171.249</text:p>
          </table:table-cell>
          <table:table-cell office:value-type="float" office:value="58.034" calcext:value-type="float">
            <text:p>58.034</text:p>
          </table:table-cell>
          <table:table-cell office:value-type="float" office:value="123.084" calcext:value-type="float">
            <text:p>123.084</text:p>
          </table:table-cell>
          <table:table-cell office:value-type="float" office:value="103.182" calcext:value-type="float">
            <text:p>103.182</text:p>
          </table:table-cell>
          <table:table-cell office:value-type="float" office:value="124.715" calcext:value-type="float">
            <text:p>124.715</text:p>
          </table:table-cell>
          <table:table-cell office:value-type="float" office:value="123.213" calcext:value-type="float">
            <text:p>123.213</text:p>
          </table:table-cell>
          <table:table-cell office:value-type="float" office:value="294.217" calcext:value-type="float">
            <text:p>294.217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413.693" calcext:value-type="float">
            <text:p>413.693</text:p>
          </table:table-cell>
          <table:table-cell table:number-columns-repeated="999"/>
        </table:table-row>
        <table:table-row table:style-name="ro1">
          <table:table-cell office:value-type="float" office:value="85.754" calcext:value-type="float">
            <text:p>85.754</text:p>
          </table:table-cell>
          <table:table-cell office:value-type="float" office:value="45.157" calcext:value-type="float">
            <text:p>45.157</text:p>
          </table:table-cell>
          <table:table-cell office:value-type="float" office:value="165.38" calcext:value-type="float">
            <text:p>165.380</text:p>
          </table:table-cell>
          <table:table-cell office:value-type="float" office:value="107.532" calcext:value-type="float">
            <text:p>107.532</text:p>
          </table:table-cell>
          <table:table-cell office:value-type="float" office:value="120.79" calcext:value-type="float">
            <text:p>120.790</text:p>
          </table:table-cell>
          <table:table-cell office:value-type="float" office:value="123.058" calcext:value-type="float">
            <text:p>123.058</text:p>
          </table:table-cell>
          <table:table-cell office:value-type="float" office:value="99.632" calcext:value-type="float">
            <text:p>99.632</text:p>
          </table:table-cell>
          <table:table-cell office:value-type="float" office:value="71.825" calcext:value-type="float">
            <text:p>71.825</text:p>
          </table:table-cell>
          <table:table-cell office:value-type="float" office:value="124.181" calcext:value-type="float">
            <text:p>124.181</text:p>
          </table:table-cell>
          <table:table-cell office:value-type="float" office:value="290.347" calcext:value-type="float">
            <text:p>290.347</text:p>
          </table:table-cell>
          <table:table-cell office:value-type="float" office:value="152.231" calcext:value-type="float">
            <text:p>152.231</text:p>
          </table:table-cell>
          <table:table-cell office:value-type="float" office:value="382.962" calcext:value-type="float">
            <text:p>382.962</text:p>
          </table:table-cell>
          <table:table-cell table:number-columns-repeated="999"/>
        </table:table-row>
        <table:table-row table:style-name="ro1">
          <table:table-cell office:value-type="float" office:value="72.984" calcext:value-type="float">
            <text:p>72.984</text:p>
          </table:table-cell>
          <table:table-cell office:value-type="float" office:value="58.179" calcext:value-type="float">
            <text:p>58.179</text:p>
          </table:table-cell>
          <table:table-cell office:value-type="float" office:value="95.435" calcext:value-type="float">
            <text:p>95.435</text:p>
          </table:table-cell>
          <table:table-cell office:value-type="float" office:value="188.9" calcext:value-type="float">
            <text:p>188.900</text:p>
          </table:table-cell>
          <table:table-cell office:value-type="float" office:value="77.024" calcext:value-type="float">
            <text:p>77.024</text:p>
          </table:table-cell>
          <table:table-cell office:value-type="float" office:value="210.106" calcext:value-type="float">
            <text:p>210.106</text:p>
          </table:table-cell>
          <table:table-cell office:value-type="float" office:value="102.386" calcext:value-type="float">
            <text:p>102.386</text:p>
          </table:table-cell>
          <table:table-cell office:value-type="float" office:value="60.02" calcext:value-type="float">
            <text:p>60.020</text:p>
          </table:table-cell>
          <table:table-cell office:value-type="float" office:value="122.852" calcext:value-type="float">
            <text:p>122.852</text:p>
          </table:table-cell>
          <table:table-cell office:value-type="float" office:value="333.869" calcext:value-type="float">
            <text:p>333.869</text:p>
          </table:table-cell>
          <table:table-cell office:value-type="float" office:value="170.629" calcext:value-type="float">
            <text:p>170.629</text:p>
          </table:table-cell>
          <table:table-cell office:value-type="float" office:value="323.936" calcext:value-type="float">
            <text:p>323.936</text:p>
          </table:table-cell>
          <table:table-cell table:number-columns-repeated="999"/>
        </table:table-row>
        <table:table-row table:style-name="ro1">
          <table:table-cell office:value-type="float" office:value="132.841" calcext:value-type="float">
            <text:p>132.841</text:p>
          </table:table-cell>
          <table:table-cell office:value-type="float" office:value="65.307" calcext:value-type="float">
            <text:p>65.307</text:p>
          </table:table-cell>
          <table:table-cell office:value-type="float" office:value="95.925" calcext:value-type="float">
            <text:p>95.925</text:p>
          </table:table-cell>
          <table:table-cell office:value-type="float" office:value="98.449" calcext:value-type="float">
            <text:p>98.449</text:p>
          </table:table-cell>
          <table:table-cell office:value-type="float" office:value="56.477" calcext:value-type="float">
            <text:p>56.477</text:p>
          </table:table-cell>
          <table:table-cell office:value-type="float" office:value="176.985" calcext:value-type="float">
            <text:p>176.985</text:p>
          </table:table-cell>
          <table:table-cell office:value-type="float" office:value="98.51" calcext:value-type="float">
            <text:p>98.510</text:p>
          </table:table-cell>
          <table:table-cell office:value-type="float" office:value="55.534" calcext:value-type="float">
            <text:p>55.534</text:p>
          </table:table-cell>
          <table:table-cell office:value-type="float" office:value="119.285" calcext:value-type="float">
            <text:p>119.285</text:p>
          </table:table-cell>
          <table:table-cell office:value-type="float" office:value="290.46" calcext:value-type="float">
            <text:p>290.460</text:p>
          </table:table-cell>
          <table:table-cell office:value-type="float" office:value="256.132" calcext:value-type="float">
            <text:p>256.132</text:p>
          </table:table-cell>
          <table:table-cell office:value-type="float" office:value="383.186" calcext:value-type="float">
            <text:p>383.186</text:p>
          </table:table-cell>
          <table:table-cell table:number-columns-repeated="999"/>
        </table:table-row>
        <table:table-row table:style-name="ro1">
          <table:table-cell office:value-type="float" office:value="112.29" calcext:value-type="float">
            <text:p>112.290</text:p>
          </table:table-cell>
          <table:table-cell office:value-type="float" office:value="44.003" calcext:value-type="float">
            <text:p>44.003</text:p>
          </table:table-cell>
          <table:table-cell office:value-type="float" office:value="173.953" calcext:value-type="float">
            <text:p>173.953</text:p>
          </table:table-cell>
          <table:table-cell office:value-type="float" office:value="113.391" calcext:value-type="float">
            <text:p>113.391</text:p>
          </table:table-cell>
          <table:table-cell office:value-type="float" office:value="56.958" calcext:value-type="float">
            <text:p>56.958</text:p>
          </table:table-cell>
          <table:table-cell office:value-type="float" office:value="142.761" calcext:value-type="float">
            <text:p>142.761</text:p>
          </table:table-cell>
          <table:table-cell office:value-type="float" office:value="125.077" calcext:value-type="float">
            <text:p>125.077</text:p>
          </table:table-cell>
          <table:table-cell office:value-type="float" office:value="100.381" calcext:value-type="float">
            <text:p>100.381</text:p>
          </table:table-cell>
          <table:table-cell office:value-type="float" office:value="127.884" calcext:value-type="float">
            <text:p>127.884</text:p>
          </table:table-cell>
          <table:table-cell office:value-type="float" office:value="373.087" calcext:value-type="float">
            <text:p>373.087</text:p>
          </table:table-cell>
          <table:table-cell office:value-type="float" office:value="158.295" calcext:value-type="float">
            <text:p>158.295</text:p>
          </table:table-cell>
          <table:table-cell office:value-type="float" office:value="328.335" calcext:value-type="float">
            <text:p>328.335</text:p>
          </table:table-cell>
          <table:table-cell table:number-columns-repeated="999"/>
        </table:table-row>
        <table:table-row table:style-name="ro1">
          <table:table-cell office:value-type="float" office:value="73.53" calcext:value-type="float">
            <text:p>73.530</text:p>
          </table:table-cell>
          <table:table-cell office:value-type="float" office:value="54.568" calcext:value-type="float">
            <text:p>54.568</text:p>
          </table:table-cell>
          <table:table-cell office:value-type="float" office:value="181.222" calcext:value-type="float">
            <text:p>181.222</text:p>
          </table:table-cell>
          <table:table-cell office:value-type="float" office:value="132.664" calcext:value-type="float">
            <text:p>132.664</text:p>
          </table:table-cell>
          <table:table-cell office:value-type="float" office:value="56.94" calcext:value-type="float">
            <text:p>56.940</text:p>
          </table:table-cell>
          <table:table-cell office:value-type="float" office:value="123.661" calcext:value-type="float">
            <text:p>123.661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56.919" calcext:value-type="float">
            <text:p>56.919</text:p>
          </table:table-cell>
          <table:table-cell office:value-type="float" office:value="125.689" calcext:value-type="float">
            <text:p>125.689</text:p>
          </table:table-cell>
          <table:table-cell office:value-type="float" office:value="398.769" calcext:value-type="float">
            <text:p>398.769</text:p>
          </table:table-cell>
          <table:table-cell office:value-type="float" office:value="193.47" calcext:value-type="float">
            <text:p>193.470</text:p>
          </table:table-cell>
          <table:table-cell office:value-type="float" office:value="320.737" calcext:value-type="float">
            <text:p>320.737</text:p>
          </table:table-cell>
          <table:table-cell table:number-columns-repeated="999"/>
        </table:table-row>
        <table:table-row table:style-name="ro1">
          <table:table-cell office:value-type="float" office:value="90.552" calcext:value-type="float">
            <text:p>90.552</text:p>
          </table:table-cell>
          <table:table-cell office:value-type="float" office:value="75.321" calcext:value-type="float">
            <text:p>75.321</text:p>
          </table:table-cell>
          <table:table-cell office:value-type="float" office:value="180.54" calcext:value-type="float">
            <text:p>180.540</text:p>
          </table:table-cell>
          <table:table-cell office:value-type="float" office:value="104.242" calcext:value-type="float">
            <text:p>104.242</text:p>
          </table:table-cell>
          <table:table-cell office:value-type="float" office:value="62.203" calcext:value-type="float">
            <text:p>62.203</text:p>
          </table:table-cell>
          <table:table-cell office:value-type="float" office:value="123.425" calcext:value-type="float">
            <text:p>123.425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57.073" calcext:value-type="float">
            <text:p>57.073</text:p>
          </table:table-cell>
          <table:table-cell office:value-type="float" office:value="172.453" calcext:value-type="float">
            <text:p>172.453</text:p>
          </table:table-cell>
          <table:table-cell office:value-type="float" office:value="298.141" calcext:value-type="float">
            <text:p>298.141</text:p>
          </table:table-cell>
          <table:table-cell office:value-type="float" office:value="240.481" calcext:value-type="float">
            <text:p>240.481</text:p>
          </table:table-cell>
          <table:table-cell office:value-type="float" office:value="320.856" calcext:value-type="float">
            <text:p>320.856</text:p>
          </table:table-cell>
          <table:table-cell table:number-columns-repeated="999"/>
        </table:table-row>
        <table:table-row table:style-name="ro1">
          <table:table-cell office:value-type="float" office:value="75.27" calcext:value-type="float">
            <text:p>75.270</text:p>
          </table:table-cell>
          <table:table-cell office:value-type="float" office:value="98.848" calcext:value-type="float">
            <text:p>98.848</text:p>
          </table:table-cell>
          <table:table-cell office:value-type="float" office:value="95.861" calcext:value-type="float">
            <text:p>95.861</text:p>
          </table:table-cell>
          <table:table-cell office:value-type="float" office:value="149.2" calcext:value-type="float">
            <text:p>149.200</text:p>
          </table:table-cell>
          <table:table-cell office:value-type="float" office:value="56.824" calcext:value-type="float">
            <text:p>56.824</text:p>
          </table:table-cell>
          <table:table-cell office:value-type="float" office:value="121.993" calcext:value-type="float">
            <text:p>121.993</text:p>
          </table:table-cell>
          <table:table-cell office:value-type="float" office:value="176.221" calcext:value-type="float">
            <text:p>176.221</text:p>
          </table:table-cell>
          <table:table-cell office:value-type="float" office:value="75.275" calcext:value-type="float">
            <text:p>75.275</text:p>
          </table:table-cell>
          <table:table-cell office:value-type="float" office:value="122.189" calcext:value-type="float">
            <text:p>122.189</text:p>
          </table:table-cell>
          <table:table-cell office:value-type="float" office:value="326.742" calcext:value-type="float">
            <text:p>326.742</text:p>
          </table:table-cell>
          <table:table-cell office:value-type="float" office:value="159.933" calcext:value-type="float">
            <text:p>159.933</text:p>
          </table:table-cell>
          <table:table-cell office:value-type="float" office:value="345.904" calcext:value-type="float">
            <text:p>345.904</text:p>
          </table:table-cell>
          <table:table-cell table:number-columns-repeated="999"/>
        </table:table-row>
        <table:table-row table:style-name="ro1">
          <table:table-cell office:value-type="float" office:value="128.866" calcext:value-type="float">
            <text:p>128.866</text:p>
          </table:table-cell>
          <table:table-cell office:value-type="float" office:value="43.277" calcext:value-type="float">
            <text:p>43.277</text:p>
          </table:table-cell>
          <table:table-cell office:value-type="float" office:value="132.626" calcext:value-type="float">
            <text:p>132.626</text:p>
          </table:table-cell>
          <table:table-cell office:value-type="float" office:value="139.424" calcext:value-type="float">
            <text:p>139.424</text:p>
          </table:table-cell>
          <table:table-cell office:value-type="float" office:value="113.749" calcext:value-type="float">
            <text:p>113.749</text:p>
          </table:table-cell>
          <table:table-cell office:value-type="float" office:value="122.459" calcext:value-type="float">
            <text:p>122.459</text:p>
          </table:table-cell>
          <table:table-cell office:value-type="float" office:value="102.18" calcext:value-type="float">
            <text:p>102.180</text:p>
          </table:table-cell>
          <table:table-cell office:value-type="float" office:value="65.488" calcext:value-type="float">
            <text:p>65.488</text:p>
          </table:table-cell>
          <table:table-cell office:value-type="float" office:value="209.214" calcext:value-type="float">
            <text:p>209.214</text:p>
          </table:table-cell>
          <table:table-cell office:value-type="float" office:value="291.151" calcext:value-type="float">
            <text:p>291.151</text:p>
          </table:table-cell>
          <table:table-cell office:value-type="float" office:value="221.626" calcext:value-type="float">
            <text:p>221.626</text:p>
          </table:table-cell>
          <table:table-cell office:value-type="float" office:value="348.006" calcext:value-type="float">
            <text:p>348.006</text:p>
          </table:table-cell>
          <table:table-cell table:number-columns-repeated="999"/>
        </table:table-row>
        <table:table-row table:style-name="ro1">
          <table:table-cell office:value-type="float" office:value="117.253" calcext:value-type="float">
            <text:p>117.253</text:p>
          </table:table-cell>
          <table:table-cell office:value-type="float" office:value="61.782" calcext:value-type="float">
            <text:p>61.782</text:p>
          </table:table-cell>
          <table:table-cell office:value-type="float" office:value="164.297" calcext:value-type="float">
            <text:p>164.297</text:p>
          </table:table-cell>
          <table:table-cell office:value-type="float" office:value="102.607" calcext:value-type="float">
            <text:p>102.607</text:p>
          </table:table-cell>
          <table:table-cell office:value-type="float" office:value="68.853" calcext:value-type="float">
            <text:p>68.853</text:p>
          </table:table-cell>
          <table:table-cell office:value-type="float" office:value="171.601" calcext:value-type="float">
            <text:p>171.601</text:p>
          </table:table-cell>
          <table:table-cell office:value-type="float" office:value="101.201" calcext:value-type="float">
            <text:p>101.201</text:p>
          </table:table-cell>
          <table:table-cell office:value-type="float" office:value="57.364" calcext:value-type="float">
            <text:p>57.364</text:p>
          </table:table-cell>
          <table:table-cell office:value-type="float" office:value="218.002" calcext:value-type="float">
            <text:p>218.002</text:p>
          </table:table-cell>
          <table:table-cell office:value-type="float" office:value="396.616" calcext:value-type="float">
            <text:p>396.616</text:p>
          </table:table-cell>
          <table:table-cell office:value-type="float" office:value="248.285" calcext:value-type="float">
            <text:p>248.285</text:p>
          </table:table-cell>
          <table:table-cell office:value-type="float" office:value="319.888" calcext:value-type="float">
            <text:p>319.888</text:p>
          </table:table-cell>
          <table:table-cell table:number-columns-repeated="999"/>
        </table:table-row>
        <table:table-row table:style-name="ro1">
          <table:table-cell office:value-type="float" office:value="108.543" calcext:value-type="float">
            <text:p>108.543</text:p>
          </table:table-cell>
          <table:table-cell office:value-type="float" office:value="91.049" calcext:value-type="float">
            <text:p>91.049</text:p>
          </table:table-cell>
          <table:table-cell office:value-type="float" office:value="131.975" calcext:value-type="float">
            <text:p>131.975</text:p>
          </table:table-cell>
          <table:table-cell office:value-type="float" office:value="187.026" calcext:value-type="float">
            <text:p>187.026</text:p>
          </table:table-cell>
          <table:table-cell office:value-type="float" office:value="96.165" calcext:value-type="float">
            <text:p>96.165</text:p>
          </table:table-cell>
          <table:table-cell office:value-type="float" office:value="215.55" calcext:value-type="float">
            <text:p>215.550</text:p>
          </table:table-cell>
          <table:table-cell office:value-type="float" office:value="99.664" calcext:value-type="float">
            <text:p>99.664</text:p>
          </table:table-cell>
          <table:table-cell office:value-type="float" office:value="116.515" calcext:value-type="float">
            <text:p>116.515</text:p>
          </table:table-cell>
          <table:table-cell office:value-type="float" office:value="124.046" calcext:value-type="float">
            <text:p>124.046</text:p>
          </table:table-cell>
          <table:table-cell office:value-type="float" office:value="363.259" calcext:value-type="float">
            <text:p>363.259</text:p>
          </table:table-cell>
          <table:table-cell office:value-type="float" office:value="242.646" calcext:value-type="float">
            <text:p>242.646</text:p>
          </table:table-cell>
          <table:table-cell office:value-type="float" office:value="346.849" calcext:value-type="float">
            <text:p>346.849</text:p>
          </table:table-cell>
          <table:table-cell table:number-columns-repeated="999"/>
        </table:table-row>
        <table:table-row table:style-name="ro1">
          <table:table-cell office:value-type="float" office:value="74.477" calcext:value-type="float">
            <text:p>74.477</text:p>
          </table:table-cell>
          <table:table-cell office:value-type="float" office:value="63.087" calcext:value-type="float">
            <text:p>63.087</text:p>
          </table:table-cell>
          <table:table-cell office:value-type="float" office:value="95.944" calcext:value-type="float">
            <text:p>95.944</text:p>
          </table:table-cell>
          <table:table-cell office:value-type="float" office:value="189.009" calcext:value-type="float">
            <text:p>189.009</text:p>
          </table:table-cell>
          <table:table-cell office:value-type="float" office:value="60.768" calcext:value-type="float">
            <text:p>60.768</text:p>
          </table:table-cell>
          <table:table-cell office:value-type="float" office:value="171.564" calcext:value-type="float">
            <text:p>171.564</text:p>
          </table:table-cell>
          <table:table-cell office:value-type="float" office:value="109.639" calcext:value-type="float">
            <text:p>109.639</text:p>
          </table:table-cell>
          <table:table-cell office:value-type="float" office:value="56.989" calcext:value-type="float">
            <text:p>56.989</text:p>
          </table:table-cell>
          <table:table-cell office:value-type="float" office:value="159.635" calcext:value-type="float">
            <text:p>159.635</text:p>
          </table:table-cell>
          <table:table-cell office:value-type="float" office:value="297.278" calcext:value-type="float">
            <text:p>297.278</text:p>
          </table:table-cell>
          <table:table-cell office:value-type="float" office:value="254.322" calcext:value-type="float">
            <text:p>254.322</text:p>
          </table:table-cell>
          <table:table-cell office:value-type="float" office:value="323.008" calcext:value-type="float">
            <text:p>323.008</text:p>
          </table:table-cell>
          <table:table-cell table:number-columns-repeated="999"/>
        </table:table-row>
        <table:table-row table:style-name="ro1">
          <table:table-cell office:value-type="float" office:value="128.15" calcext:value-type="float">
            <text:p>128.150</text:p>
          </table:table-cell>
          <table:table-cell office:value-type="float" office:value="66.645" calcext:value-type="float">
            <text:p>66.645</text:p>
          </table:table-cell>
          <table:table-cell office:value-type="float" office:value="96.232" calcext:value-type="float">
            <text:p>96.232</text:p>
          </table:table-cell>
          <table:table-cell office:value-type="float" office:value="104.869" calcext:value-type="float">
            <text:p>104.869</text:p>
          </table:table-cell>
          <table:table-cell office:value-type="float" office:value="60.284" calcext:value-type="float">
            <text:p>60.284</text:p>
          </table:table-cell>
          <table:table-cell office:value-type="float" office:value="120.345" calcext:value-type="float">
            <text:p>120.345</text:p>
          </table:table-cell>
          <table:table-cell office:value-type="float" office:value="181.645" calcext:value-type="float">
            <text:p>181.645</text:p>
          </table:table-cell>
          <table:table-cell office:value-type="float" office:value="56.854" calcext:value-type="float">
            <text:p>56.854</text:p>
          </table:table-cell>
          <table:table-cell office:value-type="float" office:value="206.448" calcext:value-type="float">
            <text:p>206.448</text:p>
          </table:table-cell>
          <table:table-cell office:value-type="float" office:value="332.697" calcext:value-type="float">
            <text:p>332.697</text:p>
          </table:table-cell>
          <table:table-cell office:value-type="float" office:value="175.043" calcext:value-type="float">
            <text:p>175.043</text:p>
          </table:table-cell>
          <table:table-cell office:value-type="float" office:value="323.927" calcext:value-type="float">
            <text:p>323.927</text:p>
          </table:table-cell>
          <table:table-cell table:number-columns-repeated="999"/>
        </table:table-row>
        <table:table-row table:style-name="ro1">
          <table:table-cell office:value-type="float" office:value="111.716" calcext:value-type="float">
            <text:p>111.716</text:p>
          </table:table-cell>
          <table:table-cell office:value-type="float" office:value="43.2" calcext:value-type="float">
            <text:p>43.200</text:p>
          </table:table-cell>
          <table:table-cell office:value-type="float" office:value="93.689" calcext:value-type="float">
            <text:p>93.689</text:p>
          </table:table-cell>
          <table:table-cell office:value-type="float" office:value="103.764" calcext:value-type="float">
            <text:p>103.764</text:p>
          </table:table-cell>
          <table:table-cell office:value-type="float" office:value="60.543" calcext:value-type="float">
            <text:p>60.543</text:p>
          </table:table-cell>
          <table:table-cell office:value-type="float" office:value="168.25" calcext:value-type="float">
            <text:p>168.250</text:p>
          </table:table-cell>
          <table:table-cell office:value-type="float" office:value="126.802" calcext:value-type="float">
            <text:p>126.802</text:p>
          </table:table-cell>
          <table:table-cell office:value-type="float" office:value="57.048" calcext:value-type="float">
            <text:p>57.048</text:p>
          </table:table-cell>
          <table:table-cell office:value-type="float" office:value="124.066" calcext:value-type="float">
            <text:p>124.066</text:p>
          </table:table-cell>
          <table:table-cell office:value-type="float" office:value="358.024" calcext:value-type="float">
            <text:p>358.024</text:p>
          </table:table-cell>
          <table:table-cell office:value-type="float" office:value="156.804" calcext:value-type="float">
            <text:p>156.804</text:p>
          </table:table-cell>
          <table:table-cell office:value-type="float" office:value="313.295" calcext:value-type="float">
            <text:p>313.295</text:p>
          </table:table-cell>
          <table:table-cell table:number-columns-repeated="999"/>
        </table:table-row>
        <table:table-row table:style-name="ro1">
          <table:table-cell office:value-type="float" office:value="70.963" calcext:value-type="float">
            <text:p>70.963</text:p>
          </table:table-cell>
          <table:table-cell office:value-type="float" office:value="44.883" calcext:value-type="float">
            <text:p>44.883</text:p>
          </table:table-cell>
          <table:table-cell office:value-type="float" office:value="182.305" calcext:value-type="float">
            <text:p>182.305</text:p>
          </table:table-cell>
          <table:table-cell office:value-type="float" office:value="98.055" calcext:value-type="float">
            <text:p>98.055</text:p>
          </table:table-cell>
          <table:table-cell office:value-type="float" office:value="56.834" calcext:value-type="float">
            <text:p>56.834</text:p>
          </table:table-cell>
          <table:table-cell office:value-type="float" office:value="173.803" calcext:value-type="float">
            <text:p>173.803</text:p>
          </table:table-cell>
          <table:table-cell office:value-type="float" office:value="183.848" calcext:value-type="float">
            <text:p>183.848</text:p>
          </table:table-cell>
          <table:table-cell office:value-type="float" office:value="55.568" calcext:value-type="float">
            <text:p>55.568</text:p>
          </table:table-cell>
          <table:table-cell office:value-type="float" office:value="122.659" calcext:value-type="float">
            <text:p>122.659</text:p>
          </table:table-cell>
          <table:table-cell office:value-type="float" office:value="384.434" calcext:value-type="float">
            <text:p>384.434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311.858" calcext:value-type="float">
            <text:p>311.858</text:p>
          </table:table-cell>
          <table:table-cell table:number-columns-repeated="999"/>
        </table:table-row>
        <table:table-row table:style-name="ro1">
          <table:table-cell office:value-type="float" office:value="71.933" calcext:value-type="float">
            <text:p>71.933</text:p>
          </table:table-cell>
          <table:table-cell office:value-type="float" office:value="41.558" calcext:value-type="float">
            <text:p>41.558</text:p>
          </table:table-cell>
          <table:table-cell office:value-type="float" office:value="93.604" calcext:value-type="float">
            <text:p>93.604</text:p>
          </table:table-cell>
          <table:table-cell office:value-type="float" office:value="159.511" calcext:value-type="float">
            <text:p>159.511</text:p>
          </table:table-cell>
          <table:table-cell office:value-type="float" office:value="112.622" calcext:value-type="float">
            <text:p>112.622</text:p>
          </table:table-cell>
          <table:table-cell office:value-type="float" office:value="145.312" calcext:value-type="float">
            <text:p>145.312</text:p>
          </table:table-cell>
          <table:table-cell office:value-type="float" office:value="98.898" calcext:value-type="float">
            <text:p>98.898</text:p>
          </table:table-cell>
          <table:table-cell office:value-type="float" office:value="62.496" calcext:value-type="float">
            <text:p>62.496</text:p>
          </table:table-cell>
          <table:table-cell office:value-type="float" office:value="120.929" calcext:value-type="float">
            <text:p>120.929</text:p>
          </table:table-cell>
          <table:table-cell office:value-type="float" office:value="292.034" calcext:value-type="float">
            <text:p>292.034</text:p>
          </table:table-cell>
          <table:table-cell office:value-type="float" office:value="152.406" calcext:value-type="float">
            <text:p>152.406</text:p>
          </table:table-cell>
          <table:table-cell office:value-type="float" office:value="312.193" calcext:value-type="float">
            <text:p>312.193</text:p>
          </table:table-cell>
          <table:table-cell table:number-columns-repeated="999"/>
        </table:table-row>
        <table:table-row table:style-name="ro1">
          <table:table-cell office:value-type="float" office:value="72.13" calcext:value-type="float">
            <text:p>72.130</text:p>
          </table:table-cell>
          <table:table-cell office:value-type="float" office:value="42.038" calcext:value-type="float">
            <text:p>42.038</text:p>
          </table:table-cell>
          <table:table-cell office:value-type="float" office:value="155.764" calcext:value-type="float">
            <text:p>155.764</text:p>
          </table:table-cell>
          <table:table-cell office:value-type="float" office:value="98.458" calcext:value-type="float">
            <text:p>98.458</text:p>
          </table:table-cell>
          <table:table-cell office:value-type="float" office:value="99.791" calcext:value-type="float">
            <text:p>99.791</text:p>
          </table:table-cell>
          <table:table-cell office:value-type="float" office:value="190.96" calcext:value-type="float">
            <text:p>190.960</text:p>
          </table:table-cell>
          <table:table-cell office:value-type="float" office:value="98.532" calcext:value-type="float">
            <text:p>98.532</text:p>
          </table:table-cell>
          <table:table-cell office:value-type="float" office:value="55.067" calcext:value-type="float">
            <text:p>55.067</text:p>
          </table:table-cell>
          <table:table-cell office:value-type="float" office:value="124.431" calcext:value-type="float">
            <text:p>124.431</text:p>
          </table:table-cell>
          <table:table-cell office:value-type="float" office:value="289.152" calcext:value-type="float">
            <text:p>289.152</text:p>
          </table:table-cell>
          <table:table-cell office:value-type="float" office:value="152.231" calcext:value-type="float">
            <text:p>152.231</text:p>
          </table:table-cell>
          <table:table-cell office:value-type="float" office:value="324.915" calcext:value-type="float">
            <text:p>324.915</text:p>
          </table:table-cell>
          <table:table-cell table:number-columns-repeated="999"/>
        </table:table-row>
        <table:table-row table:style-name="ro1">
          <table:table-cell office:value-type="float" office:value="144.317" calcext:value-type="float">
            <text:p>144.317</text:p>
          </table:table-cell>
          <table:table-cell office:value-type="float" office:value="43.457" calcext:value-type="float">
            <text:p>43.457</text:p>
          </table:table-cell>
          <table:table-cell office:value-type="float" office:value="92.836" calcext:value-type="float">
            <text:p>92.836</text:p>
          </table:table-cell>
          <table:table-cell office:value-type="float" office:value="141.941" calcext:value-type="float">
            <text:p>141.941</text:p>
          </table:table-cell>
          <table:table-cell office:value-type="float" office:value="57.636" calcext:value-type="float">
            <text:p>57.636</text:p>
          </table:table-cell>
          <table:table-cell office:value-type="float" office:value="117.482" calcext:value-type="float">
            <text:p>117.482</text:p>
          </table:table-cell>
          <table:table-cell office:value-type="float" office:value="104.889" calcext:value-type="float">
            <text:p>104.889</text:p>
          </table:table-cell>
          <table:table-cell office:value-type="float" office:value="56.893" calcext:value-type="float">
            <text:p>56.893</text:p>
          </table:table-cell>
          <table:table-cell office:value-type="float" office:value="219.612" calcext:value-type="float">
            <text:p>219.612</text:p>
          </table:table-cell>
          <table:table-cell office:value-type="float" office:value="296.792" calcext:value-type="float">
            <text:p>296.792</text:p>
          </table:table-cell>
          <table:table-cell office:value-type="float" office:value="156.827" calcext:value-type="float">
            <text:p>156.827</text:p>
          </table:table-cell>
          <table:table-cell office:value-type="float" office:value="318.561" calcext:value-type="float">
            <text:p>318.561</text:p>
          </table:table-cell>
          <table:table-cell table:number-columns-repeated="999"/>
        </table:table-row>
        <table:table-row table:style-name="ro1">
          <table:table-cell office:value-type="float" office:value="106.43" calcext:value-type="float">
            <text:p>106.430</text:p>
          </table:table-cell>
          <table:table-cell office:value-type="float" office:value="79.443" calcext:value-type="float">
            <text:p>79.443</text:p>
          </table:table-cell>
          <table:table-cell office:value-type="float" office:value="97.299" calcext:value-type="float">
            <text:p>97.299</text:p>
          </table:table-cell>
          <table:table-cell office:value-type="float" office:value="103.336" calcext:value-type="float">
            <text:p>103.336</text:p>
          </table:table-cell>
          <table:table-cell office:value-type="float" office:value="61.283" calcext:value-type="float">
            <text:p>61.283</text:p>
          </table:table-cell>
          <table:table-cell office:value-type="float" office:value="212.884" calcext:value-type="float">
            <text:p>212.884</text:p>
          </table:table-cell>
          <table:table-cell office:value-type="float" office:value="102.005" calcext:value-type="float">
            <text:p>102.005</text:p>
          </table:table-cell>
          <table:table-cell office:value-type="float" office:value="124.253" calcext:value-type="float">
            <text:p>124.253</text:p>
          </table:table-cell>
          <table:table-cell office:value-type="float" office:value="123.166" calcext:value-type="float">
            <text:p>123.166</text:p>
          </table:table-cell>
          <table:table-cell office:value-type="float" office:value="296.08" calcext:value-type="float">
            <text:p>296.080</text:p>
          </table:table-cell>
          <table:table-cell office:value-type="float" office:value="157.997" calcext:value-type="float">
            <text:p>157.997</text:p>
          </table:table-cell>
          <table:table-cell office:value-type="float" office:value="351.04" calcext:value-type="float">
            <text:p>351.040</text:p>
          </table:table-cell>
          <table:table-cell table:number-columns-repeated="999"/>
        </table:table-row>
        <table:table-row table:style-name="ro1">
          <table:table-cell office:value-type="float" office:value="74.97" calcext:value-type="float">
            <text:p>74.970</text:p>
          </table:table-cell>
          <table:table-cell office:value-type="float" office:value="43.017" calcext:value-type="float">
            <text:p>43.017</text:p>
          </table:table-cell>
          <table:table-cell office:value-type="float" office:value="145.908" calcext:value-type="float">
            <text:p>145.908</text:p>
          </table:table-cell>
          <table:table-cell office:value-type="float" office:value="151.098" calcext:value-type="float">
            <text:p>151.098</text:p>
          </table:table-cell>
          <table:table-cell office:value-type="float" office:value="68.31" calcext:value-type="float">
            <text:p>68.310</text:p>
          </table:table-cell>
          <table:table-cell office:value-type="float" office:value="178.836" calcext:value-type="float">
            <text:p>178.836</text:p>
          </table:table-cell>
          <table:table-cell office:value-type="float" office:value="145.796" calcext:value-type="float">
            <text:p>145.796</text:p>
          </table:table-cell>
          <table:table-cell office:value-type="float" office:value="77.392" calcext:value-type="float">
            <text:p>77.392</text:p>
          </table:table-cell>
          <table:table-cell office:value-type="float" office:value="216.7" calcext:value-type="float">
            <text:p>216.700</text:p>
          </table:table-cell>
          <table:table-cell office:value-type="float" office:value="296.069" calcext:value-type="float">
            <text:p>296.069</text:p>
          </table:table-cell>
          <table:table-cell office:value-type="float" office:value="158.189" calcext:value-type="float">
            <text:p>158.189</text:p>
          </table:table-cell>
          <table:table-cell office:value-type="float" office:value="362.446" calcext:value-type="float">
            <text:p>362.446</text:p>
          </table:table-cell>
          <table:table-cell table:number-columns-repeated="999"/>
        </table:table-row>
        <table:table-row table:style-name="ro1">
          <table:table-cell office:value-type="float" office:value="145.981" calcext:value-type="float">
            <text:p>145.981</text:p>
          </table:table-cell>
          <table:table-cell office:value-type="float" office:value="70.714" calcext:value-type="float">
            <text:p>70.714</text:p>
          </table:table-cell>
          <table:table-cell office:value-type="float" office:value="174.344" calcext:value-type="float">
            <text:p>174.344</text:p>
          </table:table-cell>
          <table:table-cell office:value-type="float" office:value="174.741" calcext:value-type="float">
            <text:p>174.741</text:p>
          </table:table-cell>
          <table:table-cell office:value-type="float" office:value="61.101" calcext:value-type="float">
            <text:p>61.101</text:p>
          </table:table-cell>
          <table:table-cell office:value-type="float" office:value="134.623" calcext:value-type="float">
            <text:p>134.623</text:p>
          </table:table-cell>
          <table:table-cell office:value-type="float" office:value="102.016" calcext:value-type="float">
            <text:p>102.016</text:p>
          </table:table-cell>
          <table:table-cell office:value-type="float" office:value="57.804" calcext:value-type="float">
            <text:p>57.804</text:p>
          </table:table-cell>
          <table:table-cell office:value-type="float" office:value="123.105" calcext:value-type="float">
            <text:p>123.105</text:p>
          </table:table-cell>
          <table:table-cell office:value-type="float" office:value="341.827" calcext:value-type="float">
            <text:p>341.827</text:p>
          </table:table-cell>
          <table:table-cell office:value-type="float" office:value="211.83" calcext:value-type="float">
            <text:p>211.830</text:p>
          </table:table-cell>
          <table:table-cell office:value-type="float" office:value="319.732" calcext:value-type="float">
            <text:p>319.732</text:p>
          </table:table-cell>
          <table:table-cell table:number-columns-repeated="999"/>
        </table:table-row>
        <table:table-row table:style-name="ro1">
          <table:table-cell office:value-type="float" office:value="150.021" calcext:value-type="float">
            <text:p>150.021</text:p>
          </table:table-cell>
          <table:table-cell office:value-type="float" office:value="43.032" calcext:value-type="float">
            <text:p>43.032</text:p>
          </table:table-cell>
          <table:table-cell office:value-type="float" office:value="122.988" calcext:value-type="float">
            <text:p>122.988</text:p>
          </table:table-cell>
          <table:table-cell office:value-type="float" office:value="122.576" calcext:value-type="float">
            <text:p>122.576</text:p>
          </table:table-cell>
          <table:table-cell office:value-type="float" office:value="116.885" calcext:value-type="float">
            <text:p>116.885</text:p>
          </table:table-cell>
          <table:table-cell office:value-type="float" office:value="123.566" calcext:value-type="float">
            <text:p>123.566</text:p>
          </table:table-cell>
          <table:table-cell office:value-type="float" office:value="100.409" calcext:value-type="float">
            <text:p>100.409</text:p>
          </table:table-cell>
          <table:table-cell office:value-type="float" office:value="72.075" calcext:value-type="float">
            <text:p>72.075</text:p>
          </table:table-cell>
          <table:table-cell office:value-type="float" office:value="143.464" calcext:value-type="float">
            <text:p>143.464</text:p>
          </table:table-cell>
          <table:table-cell office:value-type="float" office:value="393.995" calcext:value-type="float">
            <text:p>393.995</text:p>
          </table:table-cell>
          <table:table-cell office:value-type="float" office:value="208.62" calcext:value-type="float">
            <text:p>208.620</text:p>
          </table:table-cell>
          <table:table-cell office:value-type="float" office:value="413.071" calcext:value-type="float">
            <text:p>413.071</text:p>
          </table:table-cell>
          <table:table-cell table:number-columns-repeated="999"/>
        </table:table-row>
        <table:table-row table:style-name="ro1">
          <table:table-cell office:value-type="float" office:value="109.677" calcext:value-type="float">
            <text:p>109.677</text:p>
          </table:table-cell>
          <table:table-cell office:value-type="float" office:value="42.774" calcext:value-type="float">
            <text:p>42.774</text:p>
          </table:table-cell>
          <table:table-cell office:value-type="float" office:value="174.35" calcext:value-type="float">
            <text:p>174.350</text:p>
          </table:table-cell>
          <table:table-cell office:value-type="float" office:value="188.481" calcext:value-type="float">
            <text:p>188.481</text:p>
          </table:table-cell>
          <table:table-cell office:value-type="float" office:value="57.067" calcext:value-type="float">
            <text:p>57.067</text:p>
          </table:table-cell>
          <table:table-cell office:value-type="float" office:value="125.265" calcext:value-type="float">
            <text:p>125.265</text:p>
          </table:table-cell>
          <table:table-cell office:value-type="float" office:value="104.555" calcext:value-type="float">
            <text:p>104.555</text:p>
          </table:table-cell>
          <table:table-cell office:value-type="float" office:value="59.07" calcext:value-type="float">
            <text:p>59.070</text:p>
          </table:table-cell>
          <table:table-cell office:value-type="float" office:value="123.279" calcext:value-type="float">
            <text:p>123.279</text:p>
          </table:table-cell>
          <table:table-cell office:value-type="float" office:value="325.25" calcext:value-type="float">
            <text:p>325.250</text:p>
          </table:table-cell>
          <table:table-cell office:value-type="float" office:value="156.267" calcext:value-type="float">
            <text:p>156.267</text:p>
          </table:table-cell>
          <table:table-cell office:value-type="float" office:value="414.776" calcext:value-type="float">
            <text:p>414.776</text:p>
          </table:table-cell>
          <table:table-cell table:number-columns-repeated="999"/>
        </table:table-row>
        <table:table-row table:style-name="ro1">
          <table:table-cell office:value-type="float" office:value="143.829" calcext:value-type="float">
            <text:p>143.829</text:p>
          </table:table-cell>
          <table:table-cell office:value-type="float" office:value="70.978" calcext:value-type="float">
            <text:p>70.978</text:p>
          </table:table-cell>
          <table:table-cell office:value-type="float" office:value="180.404" calcext:value-type="float">
            <text:p>180.404</text:p>
          </table:table-cell>
          <table:table-cell office:value-type="float" office:value="124.145" calcext:value-type="float">
            <text:p>124.145</text:p>
          </table:table-cell>
          <table:table-cell office:value-type="float" office:value="54.803" calcext:value-type="float">
            <text:p>54.803</text:p>
          </table:table-cell>
          <table:table-cell office:value-type="float" office:value="141.145" calcext:value-type="float">
            <text:p>141.145</text:p>
          </table:table-cell>
          <table:table-cell office:value-type="float" office:value="97.922" calcext:value-type="float">
            <text:p>97.922</text:p>
          </table:table-cell>
          <table:table-cell office:value-type="float" office:value="60.849" calcext:value-type="float">
            <text:p>60.849</text:p>
          </table:table-cell>
          <table:table-cell office:value-type="float" office:value="123.197" calcext:value-type="float">
            <text:p>123.197</text:p>
          </table:table-cell>
          <table:table-cell office:value-type="float" office:value="312.125" calcext:value-type="float">
            <text:p>312.125</text:p>
          </table:table-cell>
          <table:table-cell office:value-type="float" office:value="149.783" calcext:value-type="float">
            <text:p>149.783</text:p>
          </table:table-cell>
          <table:table-cell office:value-type="float" office:value="321.748" calcext:value-type="float">
            <text:p>321.748</text:p>
          </table:table-cell>
          <table:table-cell table:number-columns-repeated="999"/>
        </table:table-row>
        <table:table-row table:style-name="ro1">
          <table:table-cell office:value-type="float" office:value="150.77" calcext:value-type="float">
            <text:p>150.770</text:p>
          </table:table-cell>
          <table:table-cell office:value-type="float" office:value="98.28" calcext:value-type="float">
            <text:p>98.280</text:p>
          </table:table-cell>
          <table:table-cell office:value-type="float" office:value="96.372" calcext:value-type="float">
            <text:p>96.372</text:p>
          </table:table-cell>
          <table:table-cell office:value-type="float" office:value="176.256" calcext:value-type="float">
            <text:p>176.256</text:p>
          </table:table-cell>
          <table:table-cell office:value-type="float" office:value="82.764" calcext:value-type="float">
            <text:p>82.764</text:p>
          </table:table-cell>
          <table:table-cell office:value-type="float" office:value="205.388" calcext:value-type="float">
            <text:p>205.388</text:p>
          </table:table-cell>
          <table:table-cell office:value-type="float" office:value="188.828" calcext:value-type="float">
            <text:p>188.828</text:p>
          </table:table-cell>
          <table:table-cell office:value-type="float" office:value="57.213" calcext:value-type="float">
            <text:p>57.213</text:p>
          </table:table-cell>
          <table:table-cell office:value-type="float" office:value="188.278" calcext:value-type="float">
            <text:p>188.278</text:p>
          </table:table-cell>
          <table:table-cell office:value-type="float" office:value="321.74" calcext:value-type="float">
            <text:p>321.740</text:p>
          </table:table-cell>
          <table:table-cell office:value-type="float" office:value="211.149" calcext:value-type="float">
            <text:p>211.149</text:p>
          </table:table-cell>
          <table:table-cell office:value-type="float" office:value="319.332" calcext:value-type="float">
            <text:p>319.332</text:p>
          </table:table-cell>
          <table:table-cell table:number-columns-repeated="999"/>
        </table:table-row>
        <table:table-row table:style-name="ro1">
          <table:table-cell office:value-type="float" office:value="71.681" calcext:value-type="float">
            <text:p>71.681</text:p>
          </table:table-cell>
          <table:table-cell office:value-type="float" office:value="100.188" calcext:value-type="float">
            <text:p>100.188</text:p>
          </table:table-cell>
          <table:table-cell office:value-type="float" office:value="180.912" calcext:value-type="float">
            <text:p>180.912</text:p>
          </table:table-cell>
          <table:table-cell office:value-type="float" office:value="159.459" calcext:value-type="float">
            <text:p>159.459</text:p>
          </table:table-cell>
          <table:table-cell office:value-type="float" office:value="74.394" calcext:value-type="float">
            <text:p>74.394</text:p>
          </table:table-cell>
          <table:table-cell office:value-type="float" office:value="126.055" calcext:value-type="float">
            <text:p>126.055</text:p>
          </table:table-cell>
          <table:table-cell office:value-type="float" office:value="119.095" calcext:value-type="float">
            <text:p>119.095</text:p>
          </table:table-cell>
          <table:table-cell office:value-type="float" office:value="57.99" calcext:value-type="float">
            <text:p>57.990</text:p>
          </table:table-cell>
          <table:table-cell office:value-type="float" office:value="154.464" calcext:value-type="float">
            <text:p>154.464</text:p>
          </table:table-cell>
          <table:table-cell office:value-type="float" office:value="296.453" calcext:value-type="float">
            <text:p>296.453</text:p>
          </table:table-cell>
          <table:table-cell office:value-type="float" office:value="179.511" calcext:value-type="float">
            <text:p>179.511</text:p>
          </table:table-cell>
          <table:table-cell office:value-type="float" office:value="319.521" calcext:value-type="float">
            <text:p>319.521</text:p>
          </table:table-cell>
          <table:table-cell table:number-columns-repeated="999"/>
        </table:table-row>
        <table:table-row table:style-name="ro1">
          <table:table-cell office:value-type="float" office:value="72.046" calcext:value-type="float">
            <text:p>72.046</text:p>
          </table:table-cell>
          <table:table-cell office:value-type="float" office:value="99.661" calcext:value-type="float">
            <text:p>99.661</text:p>
          </table:table-cell>
          <table:table-cell office:value-type="float" office:value="142.624" calcext:value-type="float">
            <text:p>142.624</text:p>
          </table:table-cell>
          <table:table-cell office:value-type="float" office:value="181.996" calcext:value-type="float">
            <text:p>181.996</text:p>
          </table:table-cell>
          <table:table-cell office:value-type="float" office:value="82.237" calcext:value-type="float">
            <text:p>82.237</text:p>
          </table:table-cell>
          <table:table-cell office:value-type="float" office:value="122.886" calcext:value-type="float">
            <text:p>122.886</text:p>
          </table:table-cell>
          <table:table-cell office:value-type="float" office:value="114.779" calcext:value-type="float">
            <text:p>114.779</text:p>
          </table:table-cell>
          <table:table-cell office:value-type="float" office:value="121.134" calcext:value-type="float">
            <text:p>121.134</text:p>
          </table:table-cell>
          <table:table-cell office:value-type="float" office:value="213.77" calcext:value-type="float">
            <text:p>213.770</text:p>
          </table:table-cell>
          <table:table-cell office:value-type="float" office:value="290.911" calcext:value-type="float">
            <text:p>290.911</text:p>
          </table:table-cell>
          <table:table-cell office:value-type="float" office:value="236.244" calcext:value-type="float">
            <text:p>236.244</text:p>
          </table:table-cell>
          <table:table-cell office:value-type="float" office:value="349.69" calcext:value-type="float">
            <text:p>349.690</text:p>
          </table:table-cell>
          <table:table-cell table:number-columns-repeated="999"/>
        </table:table-row>
        <table:table-row table:style-name="ro1">
          <table:table-cell office:value-type="float" office:value="74.205" calcext:value-type="float">
            <text:p>74.205</text:p>
          </table:table-cell>
          <table:table-cell office:value-type="float" office:value="85.266" calcext:value-type="float">
            <text:p>85.266</text:p>
          </table:table-cell>
          <table:table-cell office:value-type="float" office:value="93.51" calcext:value-type="float">
            <text:p>93.510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59.428" calcext:value-type="float">
            <text:p>59.428</text:p>
          </table:table-cell>
          <table:table-cell office:value-type="float" office:value="119.56" calcext:value-type="float">
            <text:p>119.560</text:p>
          </table:table-cell>
          <table:table-cell office:value-type="float" office:value="100.634" calcext:value-type="float">
            <text:p>100.634</text:p>
          </table:table-cell>
          <table:table-cell office:value-type="float" office:value="56.9" calcext:value-type="float">
            <text:p>56.900</text:p>
          </table:table-cell>
          <table:table-cell office:value-type="float" office:value="119.806" calcext:value-type="float">
            <text:p>119.806</text:p>
          </table:table-cell>
          <table:table-cell office:value-type="float" office:value="395.861" calcext:value-type="float">
            <text:p>395.861</text:p>
          </table:table-cell>
          <table:table-cell office:value-type="float" office:value="156.685" calcext:value-type="float">
            <text:p>156.685</text:p>
          </table:table-cell>
          <table:table-cell office:value-type="float" office:value="315.731" calcext:value-type="float">
            <text:p>315.731</text:p>
          </table:table-cell>
          <table:table-cell table:number-columns-repeated="999"/>
        </table:table-row>
        <table:table-row table:style-name="ro1">
          <table:table-cell office:value-type="float" office:value="72.559" calcext:value-type="float">
            <text:p>72.559</text:p>
          </table:table-cell>
          <table:table-cell office:value-type="float" office:value="42.61" calcext:value-type="float">
            <text:p>42.610</text:p>
          </table:table-cell>
          <table:table-cell office:value-type="float" office:value="118.19" calcext:value-type="float">
            <text:p>118.190</text:p>
          </table:table-cell>
          <table:table-cell office:value-type="float" office:value="98.443" calcext:value-type="float">
            <text:p>98.443</text:p>
          </table:table-cell>
          <table:table-cell office:value-type="float" office:value="112.784" calcext:value-type="float">
            <text:p>112.784</text:p>
          </table:table-cell>
          <table:table-cell office:value-type="float" office:value="139.351" calcext:value-type="float">
            <text:p>139.351</text:p>
          </table:table-cell>
          <table:table-cell office:value-type="float" office:value="187.273" calcext:value-type="float">
            <text:p>187.273</text:p>
          </table:table-cell>
          <table:table-cell office:value-type="float" office:value="116.606" calcext:value-type="float">
            <text:p>116.606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287.875" calcext:value-type="float">
            <text:p>287.875</text:p>
          </table:table-cell>
          <table:table-cell office:value-type="float" office:value="160.072" calcext:value-type="float">
            <text:p>160.072</text:p>
          </table:table-cell>
          <table:table-cell office:value-type="float" office:value="374.292" calcext:value-type="float">
            <text:p>374.292</text:p>
          </table:table-cell>
          <table:table-cell table:number-columns-repeated="999"/>
        </table:table-row>
        <table:table-row table:style-name="ro1">
          <table:table-cell office:value-type="float" office:value="101.921" calcext:value-type="float">
            <text:p>101.921</text:p>
          </table:table-cell>
          <table:table-cell office:value-type="float" office:value="98.54" calcext:value-type="float">
            <text:p>98.540</text:p>
          </table:table-cell>
          <table:table-cell office:value-type="float" office:value="95.886" calcext:value-type="float">
            <text:p>95.886</text:p>
          </table:table-cell>
          <table:table-cell office:value-type="float" office:value="106.019" calcext:value-type="float">
            <text:p>106.019</text:p>
          </table:table-cell>
          <table:table-cell office:value-type="float" office:value="76.689" calcext:value-type="float">
            <text:p>76.689</text:p>
          </table:table-cell>
          <table:table-cell office:value-type="float" office:value="121.85" calcext:value-type="float">
            <text:p>121.850</text:p>
          </table:table-cell>
          <table:table-cell office:value-type="float" office:value="181.19" calcext:value-type="float">
            <text:p>181.190</text:p>
          </table:table-cell>
          <table:table-cell office:value-type="float" office:value="62.889" calcext:value-type="float">
            <text:p>62.889</text:p>
          </table:table-cell>
          <table:table-cell office:value-type="float" office:value="122.084" calcext:value-type="float">
            <text:p>122.084</text:p>
          </table:table-cell>
          <table:table-cell office:value-type="float" office:value="336.533" calcext:value-type="float">
            <text:p>336.533</text:p>
          </table:table-cell>
          <table:table-cell office:value-type="float" office:value="241.925" calcext:value-type="float">
            <text:p>241.925</text:p>
          </table:table-cell>
          <table:table-cell office:value-type="float" office:value="321.414" calcext:value-type="float">
            <text:p>321.414</text:p>
          </table:table-cell>
          <table:table-cell table:number-columns-repeated="999"/>
        </table:table-row>
        <table:table-row table:style-name="ro1">
          <table:table-cell office:value-type="float" office:value="144.599" calcext:value-type="float">
            <text:p>144.599</text:p>
          </table:table-cell>
          <table:table-cell office:value-type="float" office:value="63.578" calcext:value-type="float">
            <text:p>63.578</text:p>
          </table:table-cell>
          <table:table-cell office:value-type="float" office:value="177.97" calcext:value-type="float">
            <text:p>177.970</text:p>
          </table:table-cell>
          <table:table-cell office:value-type="float" office:value="189.623" calcext:value-type="float">
            <text:p>189.623</text:p>
          </table:table-cell>
          <table:table-cell office:value-type="float" office:value="76.061" calcext:value-type="float">
            <text:p>76.061</text:p>
          </table:table-cell>
          <table:table-cell office:value-type="float" office:value="123.211" calcext:value-type="float">
            <text:p>123.211</text:p>
          </table:table-cell>
          <table:table-cell office:value-type="float" office:value="104.198" calcext:value-type="float">
            <text:p>104.198</text:p>
          </table:table-cell>
          <table:table-cell office:value-type="float" office:value="59.788" calcext:value-type="float">
            <text:p>59.788</text:p>
          </table:table-cell>
          <table:table-cell office:value-type="float" office:value="162.821" calcext:value-type="float">
            <text:p>162.821</text:p>
          </table:table-cell>
          <table:table-cell office:value-type="float" office:value="289.45" calcext:value-type="float">
            <text:p>289.450</text:p>
          </table:table-cell>
          <table:table-cell office:value-type="float" office:value="170.075" calcext:value-type="float">
            <text:p>170.075</text:p>
          </table:table-cell>
          <table:table-cell office:value-type="float" office:value="422.504" calcext:value-type="float">
            <text:p>422.504</text:p>
          </table:table-cell>
          <table:table-cell table:number-columns-repeated="999"/>
        </table:table-row>
        <table:table-row table:style-name="ro1">
          <table:table-cell office:value-type="float" office:value="97.103" calcext:value-type="float">
            <text:p>97.103</text:p>
          </table:table-cell>
          <table:table-cell office:value-type="float" office:value="42.866" calcext:value-type="float">
            <text:p>42.866</text:p>
          </table:table-cell>
          <table:table-cell office:value-type="float" office:value="95.747" calcext:value-type="float">
            <text:p>95.747</text:p>
          </table:table-cell>
          <table:table-cell office:value-type="float" office:value="117.256" calcext:value-type="float">
            <text:p>117.256</text:p>
          </table:table-cell>
          <table:table-cell office:value-type="float" office:value="117.586" calcext:value-type="float">
            <text:p>117.586</text:p>
          </table:table-cell>
          <table:table-cell office:value-type="float" office:value="120.738" calcext:value-type="float">
            <text:p>120.738</text:p>
          </table:table-cell>
          <table:table-cell office:value-type="float" office:value="130.394" calcext:value-type="float">
            <text:p>130.394</text:p>
          </table:table-cell>
          <table:table-cell office:value-type="float" office:value="78.166" calcext:value-type="float">
            <text:p>78.166</text:p>
          </table:table-cell>
          <table:table-cell office:value-type="float" office:value="197.649" calcext:value-type="float">
            <text:p>197.649</text:p>
          </table:table-cell>
          <table:table-cell office:value-type="float" office:value="356.444" calcext:value-type="float">
            <text:p>356.444</text:p>
          </table:table-cell>
          <table:table-cell office:value-type="float" office:value="156.581" calcext:value-type="float">
            <text:p>156.581</text:p>
          </table:table-cell>
          <table:table-cell office:value-type="float" office:value="320.447" calcext:value-type="float">
            <text:p>320.447</text:p>
          </table:table-cell>
          <table:table-cell table:number-columns-repeated="999"/>
        </table:table-row>
        <table:table-row table:style-name="ro1">
          <table:table-cell office:value-type="float" office:value="150.571" calcext:value-type="float">
            <text:p>150.571</text:p>
          </table:table-cell>
          <table:table-cell office:value-type="float" office:value="43.296" calcext:value-type="float">
            <text:p>43.296</text:p>
          </table:table-cell>
          <table:table-cell office:value-type="float" office:value="95.443" calcext:value-type="float">
            <text:p>95.443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79.514" calcext:value-type="float">
            <text:p>79.514</text:p>
          </table:table-cell>
          <table:table-cell office:value-type="float" office:value="161.314" calcext:value-type="float">
            <text:p>161.314</text:p>
          </table:table-cell>
          <table:table-cell office:value-type="float" office:value="103.415" calcext:value-type="float">
            <text:p>103.415</text:p>
          </table:table-cell>
          <table:table-cell office:value-type="float" office:value="74.706" calcext:value-type="float">
            <text:p>74.706</text:p>
          </table:table-cell>
          <table:table-cell office:value-type="float" office:value="215.26" calcext:value-type="float">
            <text:p>215.260</text:p>
          </table:table-cell>
          <table:table-cell office:value-type="float" office:value="294.124" calcext:value-type="float">
            <text:p>294.124</text:p>
          </table:table-cell>
          <table:table-cell office:value-type="float" office:value="155.68" calcext:value-type="float">
            <text:p>155.680</text:p>
          </table:table-cell>
          <table:table-cell office:value-type="float" office:value="362.316" calcext:value-type="float">
            <text:p>362.316</text:p>
          </table:table-cell>
          <table:table-cell table:number-columns-repeated="999"/>
        </table:table-row>
        <table:table-row table:style-name="ro1">
          <table:table-cell office:value-type="float" office:value="149.472" calcext:value-type="float">
            <text:p>149.472</text:p>
          </table:table-cell>
          <table:table-cell office:value-type="float" office:value="69.622" calcext:value-type="float">
            <text:p>69.622</text:p>
          </table:table-cell>
          <table:table-cell office:value-type="float" office:value="96.421" calcext:value-type="float">
            <text:p>96.421</text:p>
          </table:table-cell>
          <table:table-cell office:value-type="float" office:value="176.221" calcext:value-type="float">
            <text:p>176.221</text:p>
          </table:table-cell>
          <table:table-cell office:value-type="float" office:value="55.507" calcext:value-type="float">
            <text:p>55.507</text:p>
          </table:table-cell>
          <table:table-cell office:value-type="float" office:value="122.125" calcext:value-type="float">
            <text:p>122.125</text:p>
          </table:table-cell>
          <table:table-cell office:value-type="float" office:value="190.32" calcext:value-type="float">
            <text:p>190.320</text:p>
          </table:table-cell>
          <table:table-cell office:value-type="float" office:value="59.453" calcext:value-type="float">
            <text:p>59.453</text:p>
          </table:table-cell>
          <table:table-cell office:value-type="float" office:value="163.09" calcext:value-type="float">
            <text:p>163.090</text:p>
          </table:table-cell>
          <table:table-cell office:value-type="float" office:value="298.12" calcext:value-type="float">
            <text:p>298.120</text:p>
          </table:table-cell>
          <table:table-cell office:value-type="float" office:value="203.056" calcext:value-type="float">
            <text:p>203.056</text:p>
          </table:table-cell>
          <table:table-cell office:value-type="float" office:value="319.571" calcext:value-type="float">
            <text:p>319.571</text:p>
          </table:table-cell>
          <table:table-cell table:number-columns-repeated="999"/>
        </table:table-row>
        <table:table-row table:style-name="ro1">
          <table:table-cell office:value-type="float" office:value="144.492" calcext:value-type="float">
            <text:p>144.492</text:p>
          </table:table-cell>
          <table:table-cell office:value-type="float" office:value="99.617" calcext:value-type="float">
            <text:p>99.617</text:p>
          </table:table-cell>
          <table:table-cell office:value-type="float" office:value="93.574" calcext:value-type="float">
            <text:p>93.574</text:p>
          </table:table-cell>
          <table:table-cell office:value-type="float" office:value="140.79" calcext:value-type="float">
            <text:p>140.790</text:p>
          </table:table-cell>
          <table:table-cell office:value-type="float" office:value="76.634" calcext:value-type="float">
            <text:p>76.634</text:p>
          </table:table-cell>
          <table:table-cell office:value-type="float" office:value="175.678" calcext:value-type="float">
            <text:p>175.678</text:p>
          </table:table-cell>
          <table:table-cell office:value-type="float" office:value="170.397" calcext:value-type="float">
            <text:p>170.397</text:p>
          </table:table-cell>
          <table:table-cell office:value-type="float" office:value="79.647" calcext:value-type="float">
            <text:p>79.647</text:p>
          </table:table-cell>
          <table:table-cell office:value-type="float" office:value="144.24" calcext:value-type="float">
            <text:p>144.240</text:p>
          </table:table-cell>
          <table:table-cell office:value-type="float" office:value="287.432" calcext:value-type="float">
            <text:p>287.432</text:p>
          </table:table-cell>
          <table:table-cell office:value-type="float" office:value="186.808" calcext:value-type="float">
            <text:p>186.808</text:p>
          </table:table-cell>
          <table:table-cell office:value-type="float" office:value="320.149" calcext:value-type="float">
            <text:p>320.149</text:p>
          </table:table-cell>
          <table:table-cell table:number-columns-repeated="999"/>
        </table:table-row>
        <table:table-row table:style-name="ro1">
          <table:table-cell office:value-type="float" office:value="73.898" calcext:value-type="float">
            <text:p>73.898</text:p>
          </table:table-cell>
          <table:table-cell office:value-type="float" office:value="67.905" calcext:value-type="float">
            <text:p>67.905</text:p>
          </table:table-cell>
          <table:table-cell office:value-type="float" office:value="109.581" calcext:value-type="float">
            <text:p>109.581</text:p>
          </table:table-cell>
          <table:table-cell office:value-type="float" office:value="100.831" calcext:value-type="float">
            <text:p>100.831</text:p>
          </table:table-cell>
          <table:table-cell office:value-type="float" office:value="117.336" calcext:value-type="float">
            <text:p>117.336</text:p>
          </table:table-cell>
          <table:table-cell office:value-type="float" office:value="123.601" calcext:value-type="float">
            <text:p>123.601</text:p>
          </table:table-cell>
          <table:table-cell office:value-type="float" office:value="100.784" calcext:value-type="float">
            <text:p>100.784</text:p>
          </table:table-cell>
          <table:table-cell office:value-type="float" office:value="123.33" calcext:value-type="float">
            <text:p>123.330</text:p>
          </table:table-cell>
          <table:table-cell office:value-type="float" office:value="138.782" calcext:value-type="float">
            <text:p>138.782</text:p>
          </table:table-cell>
          <table:table-cell office:value-type="float" office:value="294.771" calcext:value-type="float">
            <text:p>294.771</text:p>
          </table:table-cell>
          <table:table-cell office:value-type="float" office:value="155.591" calcext:value-type="float">
            <text:p>155.591</text:p>
          </table:table-cell>
          <table:table-cell office:value-type="float" office:value="373.829" calcext:value-type="float">
            <text:p>373.829</text:p>
          </table:table-cell>
          <table:table-cell table:number-columns-repeated="999"/>
        </table:table-row>
        <table:table-row table:style-name="ro1">
          <table:table-cell office:value-type="float" office:value="73.163" calcext:value-type="float">
            <text:p>73.163</text:p>
          </table:table-cell>
          <table:table-cell office:value-type="float" office:value="81.579" calcext:value-type="float">
            <text:p>81.579</text:p>
          </table:table-cell>
          <table:table-cell office:value-type="float" office:value="100.423" calcext:value-type="float">
            <text:p>100.423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79.02" calcext:value-type="float">
            <text:p>79.020</text:p>
          </table:table-cell>
          <table:table-cell office:value-type="float" office:value="121.51" calcext:value-type="float">
            <text:p>121.510</text:p>
          </table:table-cell>
          <table:table-cell office:value-type="float" office:value="184.019" calcext:value-type="float">
            <text:p>184.019</text:p>
          </table:table-cell>
          <table:table-cell office:value-type="float" office:value="95.661" calcext:value-type="float">
            <text:p>95.661</text:p>
          </table:table-cell>
          <table:table-cell office:value-type="float" office:value="135.594" calcext:value-type="float">
            <text:p>135.594</text:p>
          </table:table-cell>
          <table:table-cell office:value-type="float" office:value="318.103" calcext:value-type="float">
            <text:p>318.103</text:p>
          </table:table-cell>
          <table:table-cell office:value-type="float" office:value="167.303" calcext:value-type="float">
            <text:p>167.303</text:p>
          </table:table-cell>
          <table:table-cell office:value-type="float" office:value="362.816" calcext:value-type="float">
            <text:p>362.816</text:p>
          </table:table-cell>
          <table:table-cell table:number-columns-repeated="999"/>
        </table:table-row>
        <table:table-row table:style-name="ro1">
          <table:table-cell office:value-type="float" office:value="73.131" calcext:value-type="float">
            <text:p>73.131</text:p>
          </table:table-cell>
          <table:table-cell office:value-type="float" office:value="88.475" calcext:value-type="float">
            <text:p>88.475</text:p>
          </table:table-cell>
          <table:table-cell office:value-type="float" office:value="96.101" calcext:value-type="float">
            <text:p>96.101</text:p>
          </table:table-cell>
          <table:table-cell office:value-type="float" office:value="175.218" calcext:value-type="float">
            <text:p>175.218</text:p>
          </table:table-cell>
          <table:table-cell office:value-type="float" office:value="118.055" calcext:value-type="float">
            <text:p>118.055</text:p>
          </table:table-cell>
          <table:table-cell office:value-type="float" office:value="153.001" calcext:value-type="float">
            <text:p>153.001</text:p>
          </table:table-cell>
          <table:table-cell office:value-type="float" office:value="110.823" calcext:value-type="float">
            <text:p>110.823</text:p>
          </table:table-cell>
          <table:table-cell office:value-type="float" office:value="121.768" calcext:value-type="float">
            <text:p>121.768</text:p>
          </table:table-cell>
          <table:table-cell office:value-type="float" office:value="206.546" calcext:value-type="float">
            <text:p>206.546</text:p>
          </table:table-cell>
          <table:table-cell office:value-type="float" office:value="394.713" calcext:value-type="float">
            <text:p>394.713</text:p>
          </table:table-cell>
          <table:table-cell office:value-type="float" office:value="152.31" calcext:value-type="float">
            <text:p>152.310</text:p>
          </table:table-cell>
          <table:table-cell office:value-type="float" office:value="329.966" calcext:value-type="float">
            <text:p>329.966</text:p>
          </table:table-cell>
          <table:table-cell table:number-columns-repeated="999"/>
        </table:table-row>
        <table:table-row table:style-name="ro1">
          <table:table-cell office:value-type="float" office:value="73.607" calcext:value-type="float">
            <text:p>73.607</text:p>
          </table:table-cell>
          <table:table-cell office:value-type="float" office:value="42.761" calcext:value-type="float">
            <text:p>42.761</text:p>
          </table:table-cell>
          <table:table-cell office:value-type="float" office:value="95.685" calcext:value-type="float">
            <text:p>95.685</text:p>
          </table:table-cell>
          <table:table-cell office:value-type="float" office:value="159.091" calcext:value-type="float">
            <text:p>159.091</text:p>
          </table:table-cell>
          <table:table-cell office:value-type="float" office:value="57.269" calcext:value-type="float">
            <text:p>57.269</text:p>
          </table:table-cell>
          <table:table-cell office:value-type="float" office:value="206.746" calcext:value-type="float">
            <text:p>206.746</text:p>
          </table:table-cell>
          <table:table-cell office:value-type="float" office:value="104.584" calcext:value-type="float">
            <text:p>104.584</text:p>
          </table:table-cell>
          <table:table-cell office:value-type="float" office:value="56.933" calcext:value-type="float">
            <text:p>56.933</text:p>
          </table:table-cell>
          <table:table-cell office:value-type="float" office:value="170.546" calcext:value-type="float">
            <text:p>170.546</text:p>
          </table:table-cell>
          <table:table-cell office:value-type="float" office:value="362.317" calcext:value-type="float">
            <text:p>362.317</text:p>
          </table:table-cell>
          <table:table-cell office:value-type="float" office:value="175.637" calcext:value-type="float">
            <text:p>175.637</text:p>
          </table:table-cell>
          <table:table-cell office:value-type="float" office:value="318.326" calcext:value-type="float">
            <text:p>318.326</text:p>
          </table:table-cell>
          <table:table-cell table:number-columns-repeated="999"/>
        </table:table-row>
        <table:table-row table:style-name="ro1">
          <table:table-cell table:formula="of:=COUNT([.A$3:.A$113])" office:value-type="float" office:value="111" calcext:value-type="float">
            <text:p>111.000</text:p>
          </table:table-cell>
          <table:table-cell table:formula="of:=COUNT([.B$3:.B$113])" office:value-type="float" office:value="111" calcext:value-type="float">
            <text:p>111.000</text:p>
          </table:table-cell>
          <table:table-cell table:formula="of:=COUNT([.C$3:.C$113])" office:value-type="float" office:value="111" calcext:value-type="float">
            <text:p>111.000</text:p>
          </table:table-cell>
          <table:table-cell table:formula="of:=COUNT([.D$3:.D$113])" office:value-type="float" office:value="111" calcext:value-type="float">
            <text:p>111.000</text:p>
          </table:table-cell>
          <table:table-cell table:formula="of:=COUNT([.E$3:.E$113])" office:value-type="float" office:value="111" calcext:value-type="float">
            <text:p>111.000</text:p>
          </table:table-cell>
          <table:table-cell table:formula="of:=COUNT([.F$3:.F$113])" office:value-type="float" office:value="111" calcext:value-type="float">
            <text:p>111.000</text:p>
          </table:table-cell>
          <table:table-cell table:formula="of:=COUNT([.G$3:.G$113])" office:value-type="float" office:value="111" calcext:value-type="float">
            <text:p>111.000</text:p>
          </table:table-cell>
          <table:table-cell table:formula="of:=COUNT([.H$3:.H$113])" office:value-type="float" office:value="111" calcext:value-type="float">
            <text:p>111.000</text:p>
          </table:table-cell>
          <table:table-cell table:formula="of:=COUNT([.I$3:.I$113])" office:value-type="float" office:value="111" calcext:value-type="float">
            <text:p>111.000</text:p>
          </table:table-cell>
          <table:table-cell table:formula="of:=COUNT([.J$3:.J$113])" office:value-type="float" office:value="111" calcext:value-type="float">
            <text:p>111.000</text:p>
          </table:table-cell>
          <table:table-cell table:formula="of:=COUNT([.K$3:.K$113])" office:value-type="float" office:value="111" calcext:value-type="float">
            <text:p>111.000</text:p>
          </table:table-cell>
          <table:table-cell table:formula="of:=COUNT([.L$3:.L$113])" office:value-type="float" office:value="111" calcext:value-type="float">
            <text:p>111.000</text:p>
          </table:table-cell>
          <table:table-cell table:number-columns-repeated="999"/>
        </table:table-row>
        <table:table-row table:style-name="ro1">
          <table:table-cell table:formula="of:=AVERAGE([.A$3:.A$113])" office:value-type="float" office:value="98.3031621621621" calcext:value-type="float">
            <text:p>98.303</text:p>
          </table:table-cell>
          <table:table-cell table:formula="of:=AVERAGE([.B$3:.B$113])" office:value-type="float" office:value="59.3158828828829" calcext:value-type="float">
            <text:p>59.316</text:p>
          </table:table-cell>
          <table:table-cell table:formula="of:=AVERAGE([.C$3:.C$113])" office:value-type="float" office:value="128.693054054054" calcext:value-type="float">
            <text:p>128.693</text:p>
          </table:table-cell>
          <table:table-cell table:formula="of:=AVERAGE([.D$3:.D$113])" office:value-type="float" office:value="129.060981981982" calcext:value-type="float">
            <text:p>129.061</text:p>
          </table:table-cell>
          <table:table-cell table:formula="of:=AVERAGE([.E$3:.E$113])" office:value-type="float" office:value="72.5397207207207" calcext:value-type="float">
            <text:p>72.540</text:p>
          </table:table-cell>
          <table:table-cell table:formula="of:=AVERAGE([.F$3:.F$113])" office:value-type="float" office:value="144.015774774775" calcext:value-type="float">
            <text:p>144.016</text:p>
          </table:table-cell>
          <table:table-cell table:formula="of:=AVERAGE([.G$3:.G$113])" office:value-type="float" office:value="125.705414414414" calcext:value-type="float">
            <text:p>125.705</text:p>
          </table:table-cell>
          <table:table-cell table:formula="of:=AVERAGE([.H$3:.H$113])" office:value-type="float" office:value="71.955" calcext:value-type="float">
            <text:p>71.955</text:p>
          </table:table-cell>
          <table:table-cell table:formula="of:=AVERAGE([.I$3:.I$113])" office:value-type="float" office:value="153.484369369369" calcext:value-type="float">
            <text:p>153.484</text:p>
          </table:table-cell>
          <table:table-cell table:formula="of:=AVERAGE([.J$3:.J$113])" office:value-type="float" office:value="325.215171171171" calcext:value-type="float">
            <text:p>325.215</text:p>
          </table:table-cell>
          <table:table-cell table:formula="of:=AVERAGE([.K$3:.K$113])" office:value-type="float" office:value="182.335711711712" calcext:value-type="float">
            <text:p>182.336</text:p>
          </table:table-cell>
          <table:table-cell table:formula="of:=AVERAGE([.L$3:.L$113])" office:value-type="float" office:value="341.448540540541" calcext:value-type="float">
            <text:p>341.449</text:p>
          </table:table-cell>
          <table:table-cell table:number-columns-repeated="999"/>
        </table:table-row>
        <table:table-row table:style-name="ro1">
          <table:table-cell table:formula="of:=STDEV([.A$3:.A$113])" office:value-type="float" office:value="29.3351047284309" calcext:value-type="float">
            <text:p>29.335</text:p>
          </table:table-cell>
          <table:table-cell table:formula="of:=STDEV([.B$3:.B$113])" office:value-type="float" office:value="20.40625230335" calcext:value-type="float">
            <text:p>20.406</text:p>
          </table:table-cell>
          <table:table-cell table:formula="of:=STDEV([.C$3:.C$113])" office:value-type="float" office:value="35.5083638674398" calcext:value-type="float">
            <text:p>35.508</text:p>
          </table:table-cell>
          <table:table-cell table:formula="of:=STDEV([.D$3:.D$113])" office:value-type="float" office:value="32.2906532032194" calcext:value-type="float">
            <text:p>32.291</text:p>
          </table:table-cell>
          <table:table-cell table:formula="of:=STDEV([.E$3:.E$113])" office:value-type="float" office:value="22.003226323003" calcext:value-type="float">
            <text:p>22.003</text:p>
          </table:table-cell>
          <table:table-cell table:formula="of:=STDEV([.F$3:.F$113])" office:value-type="float" office:value="30.9171099189384" calcext:value-type="float">
            <text:p>30.917</text:p>
          </table:table-cell>
          <table:table-cell table:formula="of:=STDEV([.G$3:.G$113])" office:value-type="float" office:value="33.9310124451654" calcext:value-type="float">
            <text:p>33.931</text:p>
          </table:table-cell>
          <table:table-cell table:formula="of:=STDEV([.H$3:.H$113])" office:value-type="float" office:value="23.1966521326599" calcext:value-type="float">
            <text:p>23.197</text:p>
          </table:table-cell>
          <table:table-cell table:formula="of:=STDEV([.I$3:.I$113])" office:value-type="float" office:value="35.7731733842625" calcext:value-type="float">
            <text:p>35.773</text:p>
          </table:table-cell>
          <table:table-cell table:formula="of:=STDEV([.J$3:.J$113])" office:value-type="float" office:value="37.480709725228" calcext:value-type="float">
            <text:p>37.481</text:p>
          </table:table-cell>
          <table:table-cell table:formula="of:=STDEV([.K$3:.K$113])" office:value-type="float" office:value="36.5638528098169" calcext:value-type="float">
            <text:p>36.564</text:p>
          </table:table-cell>
          <table:table-cell table:formula="of:=STDEV([.L$3:.L$113])" office:value-type="float" office:value="33.3476053306227" calcext:value-type="float">
            <text:p>33.348</text:p>
          </table:table-cell>
          <table:table-cell table:number-columns-repeated="999"/>
        </table:table-row>
        <table:table-row table:style-name="ro1">
          <table:table-cell table:formula="of:=CONFIDENCE(0.05;[.A$116];[.A$114])" office:value-type="float" office:value="5.45725496482523" calcext:value-type="float">
            <text:p>5.457</text:p>
          </table:table-cell>
          <table:table-cell table:formula="of:=CONFIDENCE(0.05;[.B$116];[.B$114])" office:value-type="float" office:value="3.7962067197941" calcext:value-type="float">
            <text:p>3.796</text:p>
          </table:table-cell>
          <table:table-cell table:formula="of:=CONFIDENCE(0.05;[.C$116];[.C$114])" office:value-type="float" office:value="6.60567592317479" calcext:value-type="float">
            <text:p>6.606</text:p>
          </table:table-cell>
          <table:table-cell table:formula="of:=CONFIDENCE(0.05;[.D$116];[.D$114])" office:value-type="float" office:value="6.0070802249406" calcext:value-type="float">
            <text:p>6.007</text:p>
          </table:table-cell>
          <table:table-cell table:formula="of:=CONFIDENCE(0.05;[.E$116];[.E$114])" office:value-type="float" office:value="4.09329426995383" calcext:value-type="float">
            <text:p>4.093</text:p>
          </table:table-cell>
          <table:table-cell table:formula="of:=CONFIDENCE(0.05;[.F$116];[.F$114])" office:value-type="float" office:value="5.75155784051632" calcext:value-type="float">
            <text:p>5.752</text:p>
          </table:table-cell>
          <table:table-cell table:formula="of:=CONFIDENCE(0.05;[.G$116];[.G$114])" office:value-type="float" office:value="6.31223879519555" calcext:value-type="float">
            <text:p>6.312</text:p>
          </table:table-cell>
          <table:table-cell table:formula="of:=CONFIDENCE(0.05;[.H$116];[.H$114])" office:value-type="float" office:value="4.31530912162022" calcext:value-type="float">
            <text:p>4.315</text:p>
          </table:table-cell>
          <table:table-cell table:formula="of:=CONFIDENCE(0.05;[.I$116];[.I$114])" office:value-type="float" office:value="6.6549388477081" calcext:value-type="float">
            <text:p>6.655</text:p>
          </table:table-cell>
          <table:table-cell table:formula="of:=CONFIDENCE(0.05;[.J$116];[.J$114])" office:value-type="float" office:value="6.9725944777329" calcext:value-type="float">
            <text:p>6.973</text:p>
          </table:table-cell>
          <table:table-cell table:formula="of:=CONFIDENCE(0.05;[.K$116];[.K$114])" office:value-type="float" office:value="6.80203016579396" calcext:value-type="float">
            <text:p>6.802</text:p>
          </table:table-cell>
          <table:table-cell table:formula="of:=CONFIDENCE(0.05;[.L$116];[.L$114])" office:value-type="float" office:value="6.2037066661363" calcext:value-type="float">
            <text:p>6.204</text:p>
          </table:table-cell>
          <table:table-cell table:number-columns-repeated="999"/>
        </table:table-row>
        <table:table-row table:style-name="ro1" table:number-rows-repeated="104845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st" table:style-name="ta1">
        <table:table-column table:style-name="co5" table:default-cell-style-name="Default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column table:style-name="co6" table:default-cell-style-name="ce8"/>
        <table:table-row table:style-name="ro1">
          <table:table-cell/>
          <table:table-cell table:style-name="ce6" office:value-type="string" calcext:value-type="string" table:number-columns-spanned="2" table:number-rows-spanned="1">
            <text:p>SA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EA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EA+Roulett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string" calcext:value-type="string">
            <text:p>Mean </text:p>
          </table:table-cell>
          <table:table-cell table:style-name="ce7" office:value-type="string" calcext:value-type="string">
            <text:p>Conf.</text:p>
          </table:table-cell>
          <table:table-cell table:style-name="ce7" office:value-type="string" calcext:value-type="string">
            <text:p>Mean </text:p>
          </table:table-cell>
          <table:table-cell table:style-name="ce7" office:value-type="string" calcext:value-type="string">
            <text:p>Conf.</text:p>
          </table:table-cell>
          <table:table-cell table:style-name="ce7" office:value-type="string" calcext:value-type="string">
            <text:p>Mean </text:p>
          </table:table-cell>
          <table:table-cell table:style-name="ce7" office:value-type="string" calcext:value-type="string">
            <text:p>Conf.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formula="of:=[raw_cost.A$115]" office:value-type="float" office:value="5029.51961261261" calcext:value-type="float">
            <text:p>5029.520</text:p>
          </table:table-cell>
          <table:table-cell table:formula="of:=[raw_cost.A$117]" office:value-type="float" office:value="92.7740628228416" calcext:value-type="float">
            <text:p>92.774</text:p>
          </table:table-cell>
          <table:table-cell table:formula="of:=[raw_cost.B$115]" office:value-type="float" office:value="4618.57318918919" calcext:value-type="float">
            <text:p>4618.573</text:p>
          </table:table-cell>
          <table:table-cell table:formula="of:=[raw_cost.B$117]" office:value-type="float" office:value="72.5024774977958" calcext:value-type="float">
            <text:p>72.502</text:p>
          </table:table-cell>
          <table:table-cell table:formula="of:=[raw_cost.C$115]" office:value-type="float" office:value="4474.75890990991" calcext:value-type="float">
            <text:p>4474.759</text:p>
          </table:table-cell>
          <table:table-cell table:formula="of:=[raw_cost.C$117]" office:value-type="float" office:value="56.8193377309315" calcext:value-type="float">
            <text:p>56.819</text:p>
          </table:table-cell>
        </table:table-row>
        <table:table-row table:style-name="ro1">
          <table:table-cell table:style-name="ce5" office:value-type="string" calcext:value-type="string">
            <text:p>25A</text:p>
          </table:table-cell>
          <table:table-cell table:formula="of:=[raw_cost.D$115]" office:value-type="float" office:value="7094.27873873874" calcext:value-type="float">
            <text:p>7094.279</text:p>
          </table:table-cell>
          <table:table-cell table:formula="of:=[raw_cost.D$117]" office:value-type="float" office:value="248.829903151702" calcext:value-type="float">
            <text:p>248.830</text:p>
          </table:table-cell>
          <table:table-cell table:formula="of:=[raw_cost.E$115]" office:value-type="float" office:value="6378.55104504505" calcext:value-type="float">
            <text:p>6378.551</text:p>
          </table:table-cell>
          <table:table-cell table:formula="of:=[raw_cost.E$117]" office:value-type="float" office:value="204.169829688603" calcext:value-type="float">
            <text:p>204.170</text:p>
          </table:table-cell>
          <table:table-cell table:formula="of:=[raw_cost.F$115]" office:value-type="float" office:value="8138.54479279279" calcext:value-type="float">
            <text:p>8138.545</text:p>
          </table:table-cell>
          <table:table-cell table:formula="of:=[raw_cost.F$117]" office:value-type="float" office:value="149.939307337854" calcext:value-type="float">
            <text:p>149.939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formula="of:=[raw_cost.G$115]" office:value-type="float" office:value="6425.85627927928" calcext:value-type="float">
            <text:p>6425.856</text:p>
          </table:table-cell>
          <table:table-cell table:formula="of:=[raw_cost.G$117]" office:value-type="float" office:value="119.039799752489" calcext:value-type="float">
            <text:p>119.040</text:p>
          </table:table-cell>
          <table:table-cell table:formula="of:=[raw_cost.H$115]" office:value-type="float" office:value="5801.18050450451" calcext:value-type="float">
            <text:p>5801.181</text:p>
          </table:table-cell>
          <table:table-cell table:formula="of:=[raw_cost.H$117]" office:value-type="float" office:value="71.7246147960087" calcext:value-type="float">
            <text:p>71.725</text:p>
          </table:table-cell>
          <table:table-cell table:formula="of:=[raw_cost.I$115]" office:value-type="float" office:value="6563.55892792793" calcext:value-type="float">
            <text:p>6563.559</text:p>
          </table:table-cell>
          <table:table-cell table:formula="of:=[raw_cost.I$117]" office:value-type="float" office:value="81.8024065256343" calcext:value-type="float">
            <text:p>81.802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formula="of:=[raw_cost.J$115]" office:value-type="float" office:value="19366.6855495495" calcext:value-type="float">
            <text:p>19366.686</text:p>
          </table:table-cell>
          <table:table-cell table:formula="of:=[raw_cost.J$117]" office:value-type="float" office:value="282.420271563219" calcext:value-type="float">
            <text:p>282.420</text:p>
          </table:table-cell>
          <table:table-cell table:formula="of:=[raw_cost.K$115]" office:value-type="float" office:value="18542.2465495495" calcext:value-type="float">
            <text:p>18542.247</text:p>
          </table:table-cell>
          <table:table-cell table:formula="of:=[raw_cost.K$117]" office:value-type="float" office:value="271.336196048175" calcext:value-type="float">
            <text:p>271.336</text:p>
          </table:table-cell>
          <table:table-cell table:formula="of:=[raw_cost.L$115]" office:value-type="float" office:value="30966.6509189189" calcext:value-type="float">
            <text:p>30966.651</text:p>
          </table:table-cell>
          <table:table-cell table:formula="of:=[raw_cost.L$117]" office:value-type="float" office:value="229.783139501634" calcext:value-type="float">
            <text:p>229.783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table:formula="of:=[.B6]/[.B5]" office:value-type="float" office:value="3.01386845703336" calcext:value-type="float">
            <text:p>3.0</text:p>
          </table:table-cell>
          <table:table-cell table:style-name="ce9"/>
          <table:table-cell table:style-name="ce9" table:formula="of:=[.D6]/[.D5]" office:value-type="float" office:value="3.19628850285762" calcext:value-type="float">
            <text:p>3.2</text:p>
          </table:table-cell>
          <table:table-cell table:style-name="ce9"/>
          <table:table-cell table:style-name="ce9" table:formula="of:=[.F6]/[.F5]" office:value-type="float" office:value="4.71796646589945" calcext:value-type="float">
            <text:p>4.7</text:p>
          </table:table-cell>
          <table:table-cell table:style-name="Default"/>
        </table:table-row>
      </table:table>
      <table:table table:name="time" table:style-name="ta1">
        <table:table-column table:style-name="co5" table:default-cell-style-name="Default"/>
        <table:table-column table:style-name="co4" table:default-cell-style-name="ce8"/>
        <table:table-column table:style-name="co7" table:default-cell-style-name="ce8"/>
        <table:table-column table:style-name="co4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row table:style-name="ro1">
          <table:table-cell/>
          <table:table-cell table:style-name="ce6" office:value-type="string" calcext:value-type="string">
            <text:p>SA</text:p>
          </table:table-cell>
          <table:table-cell table:style-name="Default"/>
          <table:table-cell table:style-name="ce10" office:value-type="string" calcext:value-type="string">
            <text:p>EA</text:p>
          </table:table-cell>
          <table:table-cell table:style-name="Default"/>
          <table:table-cell table:style-name="ce6" office:value-type="string" calcext:value-type="string">
            <text:p>EA+Roulette</text:p>
          </table:table-cell>
          <table: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string" calcext:value-type="string">
            <text:p>Mean </text:p>
          </table:table-cell>
          <table:table-cell table:style-name="ce7" office:value-type="string" calcext:value-type="string">
            <text:p>Conf.</text:p>
          </table:table-cell>
          <table:table-cell table:style-name="ce7" office:value-type="string" calcext:value-type="string">
            <text:p>Mean </text:p>
          </table:table-cell>
          <table:table-cell table:style-name="ce7" office:value-type="string" calcext:value-type="string">
            <text:p>Conf.</text:p>
          </table:table-cell>
          <table:table-cell table:style-name="ce7" office:value-type="string" calcext:value-type="string">
            <text:p>Mean </text:p>
          </table:table-cell>
          <table:table-cell table:style-name="ce7" office:value-type="string" calcext:value-type="string">
            <text:p>Conf.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formula="of:=[raw_time.A$115]" office:value-type="float" office:value="98.3031621621621" calcext:value-type="float">
            <text:p>98.303</text:p>
          </table:table-cell>
          <table:table-cell table:formula="of:=[raw_time.A$117]" office:value-type="float" office:value="5.45725496482523" calcext:value-type="float">
            <text:p>5.457</text:p>
          </table:table-cell>
          <table:table-cell table:formula="of:=[raw_time.B$115]" office:value-type="float" office:value="59.3158828828829" calcext:value-type="float">
            <text:p>59.316</text:p>
          </table:table-cell>
          <table:table-cell table:formula="of:=[raw_time.B$117]" office:value-type="float" office:value="3.7962067197941" calcext:value-type="float">
            <text:p>3.796</text:p>
          </table:table-cell>
          <table:table-cell table:formula="of:=[raw_time.C$115]" office:value-type="float" office:value="128.693054054054" calcext:value-type="float">
            <text:p>128.693</text:p>
          </table:table-cell>
          <table:table-cell table:formula="of:=[raw_time.C$117]" office:value-type="float" office:value="6.60567592317479" calcext:value-type="float">
            <text:p>6.606</text:p>
          </table:table-cell>
        </table:table-row>
        <table:table-row table:style-name="ro1">
          <table:table-cell table:style-name="ce5" office:value-type="string" calcext:value-type="string">
            <text:p>25A</text:p>
          </table:table-cell>
          <table:table-cell table:formula="of:=[raw_time.D$115]" office:value-type="float" office:value="129.060981981982" calcext:value-type="float">
            <text:p>129.061</text:p>
          </table:table-cell>
          <table:table-cell table:formula="of:=[raw_time.D$117]" office:value-type="float" office:value="6.0070802249406" calcext:value-type="float">
            <text:p>6.007</text:p>
          </table:table-cell>
          <table:table-cell table:formula="of:=[raw_time.E$115]" office:value-type="float" office:value="72.5397207207207" calcext:value-type="float">
            <text:p>72.540</text:p>
          </table:table-cell>
          <table:table-cell table:formula="of:=[raw_time.E$117]" office:value-type="float" office:value="4.09329426995383" calcext:value-type="float">
            <text:p>4.093</text:p>
          </table:table-cell>
          <table:table-cell table:formula="of:=[raw_time.F$115]" office:value-type="float" office:value="144.015774774775" calcext:value-type="float">
            <text:p>144.016</text:p>
          </table:table-cell>
          <table:table-cell table:formula="of:=[raw_time.F$117]" office:value-type="float" office:value="5.75155784051632" calcext:value-type="float">
            <text:p>5.752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formula="of:=[raw_time.G$115]" office:value-type="float" office:value="125.705414414414" calcext:value-type="float">
            <text:p>125.705</text:p>
          </table:table-cell>
          <table:table-cell table:formula="of:=[raw_time.G$117]" office:value-type="float" office:value="6.31223879519555" calcext:value-type="float">
            <text:p>6.312</text:p>
          </table:table-cell>
          <table:table-cell table:formula="of:=[raw_time.H$115]" office:value-type="float" office:value="71.955" calcext:value-type="float">
            <text:p>71.955</text:p>
          </table:table-cell>
          <table:table-cell table:formula="of:=[raw_time.H$117]" office:value-type="float" office:value="4.31530912162022" calcext:value-type="float">
            <text:p>4.315</text:p>
          </table:table-cell>
          <table:table-cell table:formula="of:=[raw_time.I$115]" office:value-type="float" office:value="153.484369369369" calcext:value-type="float">
            <text:p>153.484</text:p>
          </table:table-cell>
          <table:table-cell table:formula="of:=[raw_time.I$117]" office:value-type="float" office:value="6.6549388477081" calcext:value-type="float">
            <text:p>6.655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formula="of:=[raw_time.J$115]" office:value-type="float" office:value="325.215171171171" calcext:value-type="float">
            <text:p>325.215</text:p>
          </table:table-cell>
          <table:table-cell table:formula="of:=[raw_time.J$117]" office:value-type="float" office:value="6.9725944777329" calcext:value-type="float">
            <text:p>6.973</text:p>
          </table:table-cell>
          <table:table-cell table:formula="of:=[raw_time.K$115]" office:value-type="float" office:value="182.335711711712" calcext:value-type="float">
            <text:p>182.336</text:p>
          </table:table-cell>
          <table:table-cell table:formula="of:=[raw_time.K$117]" office:value-type="float" office:value="6.80203016579396" calcext:value-type="float">
            <text:p>6.802</text:p>
          </table:table-cell>
          <table:table-cell table:formula="of:=[raw_time.L$115]" office:value-type="float" office:value="341.448540540541" calcext:value-type="float">
            <text:p>341.449</text:p>
          </table:table-cell>
          <table:table-cell table:formula="of:=[raw_time.L$117]" office:value-type="float" office:value="6.2037066661363" calcext:value-type="float">
            <text:p>6.204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table:formula="of:=[.B6]/[.B5]" office:value-type="float" office:value="2.58712142739557" calcext:value-type="float">
            <text:p>2.6</text:p>
          </table:table-cell>
          <table:table-cell table:style-name="ce9"/>
          <table:table-cell table:style-name="ce9" table:formula="of:=[.D6]/[.D5]" office:value-type="float" office:value="2.53402420556892" calcext:value-type="float">
            <text:p>2.5</text:p>
          </table:table-cell>
          <table:table-cell table:style-name="ce9"/>
          <table:table-cell table:style-name="ce9" table:formula="of:=[.F6]/[.F5]" office:value-type="float" office:value="2.22464699137424" calcext:value-type="float">
            <text:p>2.2</text:p>
          </table:table-cell>
          <table:table-cell table:style-name="Default"/>
        </table:table-row>
      </table:table>
      <table:table table:name="sols" table:style-name="ta1">
        <table:table-column table:style-name="co5" table:default-cell-style-name="ce5"/>
        <table:table-column table:style-name="co9" table:default-cell-style-name="ce11"/>
        <table:table-column table:style-name="co10" table:default-cell-style-name="ce12"/>
        <table:table-column table:style-name="co11" table:default-cell-style-name="ce13"/>
        <table:table-column table:style-name="co10" table:default-cell-style-name="ce12"/>
        <table:table-column table:style-name="co11" table:default-cell-style-name="ce13"/>
        <table:table-column table:style-name="co8" table:default-cell-style-name="ce12"/>
        <table:table-column table:style-name="co11" table:default-cell-style-name="ce13"/>
        <table:table-row table:style-name="ro1">
          <table:table-cell table:style-name="Default" table:number-columns-repeated="2"/>
          <table:table-cell table:style-name="ce6" office:value-type="string" calcext:value-type="string">
            <text:p>SA</text:p>
          </table:table-cell>
          <table:table-cell table:style-name="ce6"/>
          <table:table-cell table:style-name="ce10" office:value-type="string" calcext:value-type="string">
            <text:p>EA</text:p>
          </table:table-cell>
          <table:table-cell table:style-name="ce10"/>
          <table:table-cell table:style-name="ce6" office:value-type="string" calcext:value-type="string">
            <text:p>EA+Roulet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Dataset</text:p>
          </table:table-cell>
          <table:table-cell table:style-name="Default" office:value-type="string" calcext:value-type="string">
            <text:p>Max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Ratio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Ratio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Rat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CT([.A3])" office:value-type="float" office:value="1307674368000" calcext:value-type="float">
            <text:p>1.31E+012</text:p>
          </table:table-cell>
          <table:table-cell table:formula="of:=[.A3]+([.A3]-1)*10000" office:value-type="float" office:value="140015" calcext:value-type="float">
            <text:p>140015</text:p>
          </table:table-cell>
          <table:table-cell table:formula="of:=[.C3]/[.$B3]" office:value-type="float" office:value="0.000000107071762991075" calcext:value-type="float">
            <text:p>1.07E-007</text:p>
          </table:table-cell>
          <table:table-cell table:formula="of:=[.A3]+([.A3]/2)*10000" office:value-type="float" office:value="75015" calcext:value-type="float">
            <text:p>75015</text:p>
          </table:table-cell>
          <table:table-cell table:formula="of:=[.E3]/[.$B3]" office:value-type="float" office:value="0.0000000573651987342464" calcext:value-type="float">
            <text:p>5.74E-008</text:p>
          </table:table-cell>
          <table:table-cell table:formula="of:=[.A3]+([.A3])*10000" office:value-type="float" office:value="150015" calcext:value-type="float">
            <text:p>150015</text:p>
          </table:table-cell>
          <table:table-cell table:formula="of:=[.G3]/[.$B3]" office:value-type="float" office:value="0.000000114718926722895" calcext:value-type="float">
            <text:p>1.15E-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CT([.A4])" office:value-type="float" office:value="1.5511210043331E+025" calcext:value-type="float">
            <text:p>1.55E+025</text:p>
          </table:table-cell>
          <table:table-cell table:formula="of:=[.A4]+([.A4]-1)*10000" office:value-type="float" office:value="240025" calcext:value-type="float">
            <text:p>240025</text:p>
          </table:table-cell>
          <table:table-cell table:formula="of:=[.C4]/[.$B4]" office:value-type="float" office:value="1.54742924200938E-020" calcext:value-type="float">
            <text:p>1.55E-020</text:p>
          </table:table-cell>
          <table:table-cell table:formula="of:=[.A4]+([.A4]/2)*10000" office:value-type="float" office:value="125025" calcext:value-type="float">
            <text:p>125025</text:p>
          </table:table-cell>
          <table:table-cell table:formula="of:=[.E4]/[.$B4]" office:value-type="float" office:value="8.06029959305169E-021" calcext:value-type="float">
            <text:p>8.06E-021</text:p>
          </table:table-cell>
          <table:table-cell table:formula="of:=[.A4]+([.A4])*10000" office:value-type="float" office:value="250025" calcext:value-type="float">
            <text:p>250025</text:p>
          </table:table-cell>
          <table:table-cell table:formula="of:=[.G4]/[.$B4]" office:value-type="float" office:value="1.61189874485323E-020" calcext:value-type="float">
            <text:p>1.61E-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ACT([.A5])" office:value-type="float" office:value="9.33262154439442E+157" calcext:value-type="float">
            <text:p>9.33E+157</text:p>
          </table:table-cell>
          <table:table-cell table:formula="of:=[.A5]+([.A5]-1)*10000" office:value-type="float" office:value="990100" calcext:value-type="float">
            <text:p>990100</text:p>
          </table:table-cell>
          <table:table-cell table:formula="of:=[.C5]/[.$B5]" office:value-type="float" office:value="1.06090233627302E-152" calcext:value-type="float">
            <text:p>1.06E-152</text:p>
          </table:table-cell>
          <table:table-cell table:formula="of:=[.A5]+([.A5]/2)*10000" office:value-type="float" office:value="500100" calcext:value-type="float">
            <text:p>500100</text:p>
          </table:table-cell>
          <table:table-cell table:formula="of:=[.E5]/[.$B5]" office:value-type="float" office:value="5.35862295091546E-153" calcext:value-type="float">
            <text:p>5.36E-153</text:p>
          </table:table-cell>
          <table:table-cell table:formula="of:=[.A5]+([.A5])*10000" office:value-type="float" office:value="1000100" calcext:value-type="float">
            <text:p>1000100</text:p>
          </table:table-cell>
          <table:table-cell table:formula="of:=[.G5]/[.$B5]" office:value-type="float" office:value="1.07161743915428E-152" calcext:value-type="float">
            <text:p>1.07E-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8:08:19.38362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7:56.714447484</meta:creation-date>
    <dc:date>2017-10-04T18:39:29.437705238</dc:date>
    <meta:editing-duration>PT1H49M48S</meta:editing-duration>
    <meta:editing-cycles>41</meta:editing-cycles>
    <meta:generator>LibreOffice/4.2.8.2$Linux_X86_64 LibreOffice_project/420m0$Build-2</meta:generator>
    <meta:document-statistic meta:table-count="5" meta:cell-count="2909" meta:object-count="0"/>
  </office:meta>
</office:document-meta>
</file>